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13.515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39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0.58cm"/>
    </style:style>
    <style:style style:name="co15" style:family="table-column">
      <style:table-column-properties fo:break-before="auto" style:column-width="4.23cm"/>
    </style:style>
    <style:style style:name="co16" style:family="table-column">
      <style:table-column-properties fo:break-before="auto" style:column-width="2.26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0.933cm"/>
    </style:style>
    <style:style style:name="co19" style:family="table-column">
      <style:table-column-properties fo:break-before="auto" style:column-width="13.653cm"/>
    </style:style>
    <style:style style:name="co20" style:family="table-column">
      <style:table-column-properties fo:break-before="auto" style:column-width="5.644cm"/>
    </style:style>
    <style:style style:name="co21" style:family="table-column">
      <style:table-column-properties fo:break-before="auto" style:column-width="6.735cm"/>
    </style:style>
    <style:style style:name="co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7.38cm"/>
    </style:style>
    <style:style style:name="co25" style:family="table-column">
      <style:table-column-properties fo:break-before="auto" style:column-width="13.5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tyle="normal" style:font-name-asian="DejaVu Sans" style:font-style-asian="normal" style:font-weight-asian="normal" style:font-name-complex="Lohit Hindi" style:font-style-complex="normal" style:font-weight-complex="normal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3.968cm" svg:height="7.856cm" svg:x="0.874cm" svg:y="4.307cm">
            <draw:object draw:notify-on-update-of-ranges="Tabelle1.A2:Tabelle1.A5 Tabelle1.B1:Tabelle1.B1 Tabelle1.C2:Tabelle1.C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.43cm" svg:height="7.192cm" svg:x="1.505cm" svg:y="16.712cm">
            <draw:object draw:notify-on-update-of-ranges="Tabelle1.A30:Tabelle1.A33 Tabelle1.A29:Tabelle1.A29 Tabelle1.C30:Tabelle1.C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Threads</text:p>
          </table:table-cell>
          <table:table-cell office:value-type="string">
            <text:p>Time in sec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formula="of:=[Tabelle5.D20]" office:value-type="string" office:string-value="66.33">
            <text:p>66.33</text:p>
          </table:table-cell>
          <table:table-cell office:value-type="float" office:value="66.33">
            <text:p>66,33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Tabelle4.D12]" office:value-type="string" office:string-value="250.98">
            <text:p>250.98</text:p>
          </table:table-cell>
          <table:table-cell office:value-type="float" office:value="250.95">
            <text:p>250,95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formula="of:=[Tabelle3.D8]" office:value-type="string" office:string-value="270.01">
            <text:p>270.01</text:p>
          </table:table-cell>
          <table:table-cell office:value-type="float" office:value="270.01">
            <text:p>270,01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formula="of:=[Tabelle2.D5]" office:value-type="string" office:string-value="770.96">
            <text:p>770.96</text:p>
          </table:table-cell>
          <table:table-cell office:value-type="float" office:value="770.96">
            <text:p>770,9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Startpunkt:</text:p>
          </table:table-cell>
          <table:table-cell table:style-name="ce3" office:value-type="string" table:number-columns-spanned="4" table:number-rows-spanned="1">
            <text:p><text:a xlink:href="http://multimediatechnology.at/~fhs33741/web-crawler/09bvqb9g90jemhx4s2y0.html" xlink:type="simple">http://multimediatechnology.at/~fhs33741/web-crawler/09bvqb9g90jemhx4s2y0.html</text:a></text:p>
          </table:table-cell>
          <table:covered-table-cell table:number-columns-repeated="3"/>
          <table:table-cell/>
        </table:table-row>
        <table:table-row table:style-name="ro2">
          <table:table-cell table:style-name="ce2" office:value-type="string">
            <text:p>Gute Links:</text:p>
          </table:table-cell>
          <table:table-cell table:style-name="ce4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oken Links:</text:p>
          </table:table-cell>
          <table:table-cell table:style-name="ce4" office:value-type="float" office:value="649">
            <text:p>649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otal:</text:p>
          </table:table-cell>
          <table:table-cell table:style-name="ce4" table:formula="of:=SUM([.B8:.B9])" office:value-type="float" office:value="745">
            <text:p>745</text:p>
          </table:table-cell>
          <table:table-cell table:number-columns-repeated="4"/>
        </table:table-row>
        <table:table-row table:style-name="ro3" table:number-rows-repeated="18"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ime in sec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formula="of:=[Tabelle9.D20]" office:value-type="string" office:string-value="8.93598">
            <text:p>8.93598</text:p>
          </table:table-cell>
          <table:table-cell office:value-type="float" office:value="8.93598">
            <text:p>8,93598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Tabelle8.D12]" office:value-type="string" office:string-value="13.9342">
            <text:p>13.9342</text:p>
          </table:table-cell>
          <table:table-cell office:value-type="float" office:value="13.9342">
            <text:p>13,934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formula="of:=[Tabelle7.D8]" office:value-type="string" office:string-value="26.9888">
            <text:p>26.9888</text:p>
          </table:table-cell>
          <table:table-cell office:value-type="float" office:value="26.9888">
            <text:p>26,9888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[Tabelle6.D6]" office:value-type="float" office:value="197.016">
            <text:p>197,016</text:p>
          </table:table-cell>
          <table:table-cell office:value-type="float" office:value="197.016">
            <text:p>197,01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Startpunkt:</text:p>
          </table:table-cell>
          <table:table-cell table:style-name="ce7" office:value-type="string" table:number-columns-spanned="4" table:number-rows-spanned="1">
            <text:p><text:span text:style-name="T1"><text:a xlink:href="http://multimediatechnology.at/~fhs33741/webcrawler-fail/4cnaa0fpw4ri16uszl6g.html" xlink:type="simple">http://multimediatechnology.at/~fhs33741/webcrawler-fail/4cnaa0fpw4ri16uszl6g.html</text:a></text:span></text:p>
          </table:table-cell>
          <table:covered-table-cell table:number-columns-repeated="3"/>
          <table:table-cell/>
        </table:table-row>
        <table:table-row table:style-name="ro2">
          <table:table-cell table:style-name="ce2" office:value-type="string">
            <text:p>Gute Links:</text:p>
          </table:table-cell>
          <table:table-cell table:style-name="ce8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oken Links:</text:p>
          </table:table-cell>
          <table:table-cell table:style-name="ce8" office:value-type="float" office:value="59">
            <text:p>59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otal:</text:p>
          </table:table-cell>
          <table:table-cell table:style-name="ce8" office:value-type="float" office:value="69">
            <text:p>69</text:p>
          </table:table-cell>
          <table:table-cell table:number-columns-repeated="4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./WebCrawler.out <text:a xlink:href="http://multimediatechnology.at/~fhs33741/web-crawler/09bvqb9g90jemhx4s2y0.html" xlink:type="simple">http://multimediatechnology.at/~fhs33741/web-crawler/09bvqb9g90jemhx4s2y0.html</text:a>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reating</text:p>
          </table:table-cell>
          <table:table-cell office:value-type="string">
            <text:p>threads</text:p>
          </table:table-cell>
          <table:table-cell table:number-columns-repeated="4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3011584">
            <text:p>46912623011584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</table:table-row>
        <table:table-row table:style-name="ro1">
          <table:table-cell office:value-type="string">
            <text:p>**************</text:p>
          </table:table-cell>
          <table:table-cell office:value-type="string">
            <text:p>CrawList</text:p>
          </table:table-cell>
          <table:table-cell office:value-type="string">
            <text:p>**************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string">
            <text:p>time</text:p>
          </table:table-cell>
          <table:table-cell office:value-type="string">
            <text:p>needed:</text:p>
          </table:table-cell>
          <table:table-cell office:value-type="string">
            <text:p>770.96</text:p>
          </table:table-cell>
          <table:table-cell table:number-columns-repeated="2"/>
        </table:table-row>
        <table:table-row table:style-name="ro1">
          <table:table-cell office:value-type="string">
            <text:p>Good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Broken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727">
            <text:p>727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**************</text:p>
          </table:table-cell>
          <table:table-cell office:value-type="string">
            <text:p>Details</text:p>
          </table:table-cell>
          <table:table-cell office:value-type="string">
            <text:p>**************</text:p>
          </table:table-cell>
          <table:table-cell table:number-columns-repeated="3"/>
        </table:table-row>
        <table:table-row table:style-name="ro1">
          <table:table-cell office:value-type="string">
            <text:p>URL</text:p>
          </table:table-cell>
          <table:table-cell office:value-type="string">
            <text:p>Broken</text:p>
          </table:table-cell>
          <table:table-cell office:value-type="string">
            <text:p>Counter</text:p>
          </table:table-cell>
          <table:table-cell office:value-type="string">
            <text:p>AVG-load-time</text:p>
          </table:table-cell>
          <table:table-cell office:value-type="string">
            <text:p>MAX-load-time</text:p>
          </table:table-cell>
          <table:table-cell/>
        </table:table-row>
        <table:table-row table:style-name="ro1">
          <table:table-cell office:value-type="string">
            <text:p>http://multimediatechnology.at/~fhs33741/web-crawler/09bvqb9g90jemhx4s2y0.html</text:p>
          </table:table-cell>
          <table:table-cell office:value-type="string">
            <text:p>good</text:p>
          </table:table-cell>
          <table:table-cell office:value-type="float" office:value="37">
            <text:p>37</text:p>
          </table:table-cell>
          <table:table-cell office:value-type="string">
            <text:p>0.105023</text:p>
          </table:table-cell>
          <table:table-cell office:value-type="string">
            <text:p>0.913567</text:p>
          </table:table-cell>
          <table:table-cell/>
        </table:table-row>
        <table:table-row table:style-name="ro1">
          <table:table-cell office:value-type="string">
            <text:p>http://multimediatechnology.at/~fhs33741/web-crawler/pv7ltazyyrvlmeype5gf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28699</text:p>
          </table:table-cell>
          <table:table-cell office:value-type="string">
            <text:p>0.906916</text:p>
          </table:table-cell>
          <table:table-cell/>
        </table:table-row>
        <table:table-row table:style-name="ro1">
          <table:table-cell office:value-type="string">
            <text:p>http://multimediatechnology.at/~fhs33741/web-crawler/aeubtrmi12kc3xgogacj.html</text:p>
          </table:table-cell>
          <table:table-cell office:value-type="string">
            <text:p>good</text:p>
          </table:table-cell>
          <table:table-cell office:value-type="float" office:value="27">
            <text:p>27</text:p>
          </table:table-cell>
          <table:table-cell office:value-type="string">
            <text:p>0.109291</text:p>
          </table:table-cell>
          <table:table-cell office:value-type="string">
            <text:p>0.963271</text:p>
          </table:table-cell>
          <table:table-cell/>
        </table:table-row>
        <table:table-row table:style-name="ro1">
          <table:table-cell office:value-type="string">
            <text:p>http://multimediatechnology.at/~fhs33741/web-crawler/g9ri1dpyribvqzx7mqx4.html</text:p>
          </table:table-cell>
          <table:table-cell office:value-type="string">
            <text:p>good</text:p>
          </table:table-cell>
          <table:table-cell office:value-type="float" office:value="19">
            <text:p>19</text:p>
          </table:table-cell>
          <table:table-cell office:value-type="string">
            <text:p>0.00469616</text:p>
          </table:table-cell>
          <table:table-cell office:value-type="string">
            <text:p>0.0102005</text:p>
          </table:table-cell>
          <table:table-cell/>
        </table:table-row>
        <table:table-row table:style-name="ro1">
          <table:table-cell office:value-type="string">
            <text:p>http://multimediatechnology.at/~fhs33741/web-crawler/npzege8duc8ct2h0gp7p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436857</text:p>
          </table:table-cell>
          <table:table-cell office:value-type="string">
            <text:p>0.00872493</text:p>
          </table:table-cell>
          <table:table-cell/>
        </table:table-row>
        <table:table-row table:style-name="ro1">
          <table:table-cell office:value-type="string">
            <text:p>http://multimediatechnology.at/~fhs33741/web-crawler/wkj8wokzv2sjqw60akf3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282</text:p>
          </table:table-cell>
          <table:table-cell office:value-type="string">
            <text:p>0.91059</text:p>
          </table:table-cell>
          <table:table-cell/>
        </table:table-row>
        <table:table-row table:style-name="ro1">
          <table:table-cell office:value-type="string">
            <text:p>http://multimediatechnology.at/~fhs33741/web-crawler/5hpie060zeiynrj10tqt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27865</text:p>
          </table:table-cell>
          <table:table-cell office:value-type="string">
            <text:p>0.907325</text:p>
          </table:table-cell>
          <table:table-cell/>
        </table:table-row>
        <table:table-row table:style-name="ro1">
          <table:table-cell office:value-type="string">
            <text:p>http://multimediatechnology.at/~fhs33741/web-crawler/ot98qa4wcjjqp9awr6ga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29547</text:p>
          </table:table-cell>
          <table:table-cell office:value-type="string">
            <text:p>0.929019</text:p>
          </table:table-cell>
          <table:table-cell/>
        </table:table-row>
        <table:table-row table:style-name="ro1">
          <table:table-cell office:value-type="string">
            <text:p>http://multimediatechnology.at/~fhs33741/web-crawler/6e0ljbfzgz7apo3quey5.html</text:p>
          </table:table-cell>
          <table:table-cell office:value-type="string">
            <text:p>good</text:p>
          </table:table-cell>
          <table:table-cell office:value-type="float" office:value="66">
            <text:p>66</text:p>
          </table:table-cell>
          <table:table-cell office:value-type="string">
            <text:p>0.116903</text:p>
          </table:table-cell>
          <table:table-cell office:value-type="string">
            <text:p>1.00781</text:p>
          </table:table-cell>
          <table:table-cell/>
        </table:table-row>
        <table:table-row table:style-name="ro1">
          <table:table-cell office:value-type="string">
            <text:p>http://multimediatechnology.at/~fhs33741/web-crawler/ogumdocov343yt7ln995.html</text:p>
          </table:table-cell>
          <table:table-cell office:value-type="string">
            <text:p>good</text:p>
          </table:table-cell>
          <table:table-cell office:value-type="float" office:value="25">
            <text:p>25</text:p>
          </table:table-cell>
          <table:table-cell office:value-type="string">
            <text:p>0.0412266</text:p>
          </table:table-cell>
          <table:table-cell office:value-type="string">
            <text:p>0.906767</text:p>
          </table:table-cell>
          <table:table-cell/>
        </table:table-row>
        <table:table-row table:style-name="ro1">
          <table:table-cell office:value-type="string">
            <text:p>http://multimediatechnology.at/~fhs33741/web-crawler/j9gzmkvl8vt0wqzyauaq.html</text:p>
          </table:table-cell>
          <table:table-cell office:value-type="string">
            <text:p>good</text:p>
          </table:table-cell>
          <table:table-cell office:value-type="float" office:value="71">
            <text:p>71</text:p>
          </table:table-cell>
          <table:table-cell office:value-type="string">
            <text:p>0.0809615</text:p>
          </table:table-cell>
          <table:table-cell office:value-type="string">
            <text:p>0.907018</text:p>
          </table:table-cell>
          <table:table-cell/>
        </table:table-row>
        <table:table-row table:style-name="ro1">
          <table:table-cell office:value-type="string">
            <text:p>http://multimediatechnology.at/~fhs33741/web-crawler/4amc1o5lvtkjs2n6v1xe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616443</text:p>
          </table:table-cell>
          <table:table-cell office:value-type="string">
            <text:p>0.00808215</text:p>
          </table:table-cell>
          <table:table-cell/>
        </table:table-row>
        <table:table-row table:style-name="ro1">
          <table:table-cell office:value-type="string">
            <text:p>http://multimediatechnology.at/~fhs33741/web-crawler/f4oouppeeezcdx1fqirq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37697</text:p>
          </table:table-cell>
          <table:table-cell office:value-type="string">
            <text:p>0.00812266</text:p>
          </table:table-cell>
          <table:table-cell/>
        </table:table-row>
        <table:table-row table:style-name="ro1">
          <table:table-cell office:value-type="string">
            <text:p>http://multimediatechnology.at/~fhs33741/web-crawler/zltibm00fkmdevhdt5mr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6311</text:p>
          </table:table-cell>
          <table:table-cell office:value-type="string">
            <text:p>0.910257</text:p>
          </table:table-cell>
          <table:table-cell/>
        </table:table-row>
        <table:table-row table:style-name="ro1">
          <table:table-cell office:value-type="string">
            <text:p>http://multimediatechnology.at/~fhs33741/web-crawler/dhswktxgl9zihg5ej8dn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64564</text:p>
          </table:table-cell>
          <table:table-cell office:value-type="string">
            <text:p>0.00993566</text:p>
          </table:table-cell>
          <table:table-cell/>
        </table:table-row>
        <table:table-row table:style-name="ro1">
          <table:table-cell office:value-type="string">
            <text:p>http://multimediatechnology.at/~fhs33741/web-crawler/eskbjfeiw1cly66gimux.html</text:p>
          </table:table-cell>
          <table:table-cell office:value-type="string">
            <text:p>good</text:p>
          </table:table-cell>
          <table:table-cell office:value-type="float" office:value="49">
            <text:p>49</text:p>
          </table:table-cell>
          <table:table-cell office:value-type="string">
            <text:p>0.116796</text:p>
          </table:table-cell>
          <table:table-cell office:value-type="string">
            <text:p>0.93075</text:p>
          </table:table-cell>
          <table:table-cell/>
        </table:table-row>
        <table:table-row table:style-name="ro1">
          <table:table-cell office:value-type="string">
            <text:p>http://multimediatechnology.at/~fhs33741/web-crawler/cdtsuend07treiwuetea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0835493</text:p>
          </table:table-cell>
          <table:table-cell office:value-type="string">
            <text:p>0.908986</text:p>
          </table:table-cell>
          <table:table-cell/>
        </table:table-row>
        <table:table-row table:style-name="ro1">
          <table:table-cell office:value-type="string">
            <text:p>http://multimediatechnology.at/~fhs33741/web-crawler/mi7ig7uxgrtl058r63u0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425558</text:p>
          </table:table-cell>
          <table:table-cell office:value-type="string">
            <text:p>0.00465099</text:p>
          </table:table-cell>
          <table:table-cell/>
        </table:table-row>
        <table:table-row table:style-name="ro1">
          <table:table-cell office:value-type="string">
            <text:p>http://multimediatechnology.at/~fhs33741/web-crawler/xmd9nsmjjs9rs4v95dc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40911</text:p>
          </table:table-cell>
          <table:table-cell office:value-type="string">
            <text:p>0.008159</text:p>
          </table:table-cell>
          <table:table-cell/>
        </table:table-row>
        <table:table-row table:style-name="ro1">
          <table:table-cell office:value-type="string">
            <text:p>http://multimediatechnology.at/~fhs33741/web-crawler/7a7t0ks9z89gy9549yp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5867</text:p>
          </table:table-cell>
          <table:table-cell office:value-type="string">
            <text:p>0.906885</text:p>
          </table:table-cell>
          <table:table-cell/>
        </table:table-row>
        <table:table-row table:style-name="ro1">
          <table:table-cell office:value-type="string">
            <text:p>http://multimediatechnology.at/~fhs33741/web-crawler/dy6w7mdsw865eobkc7ch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4455</text:p>
          </table:table-cell>
          <table:table-cell office:value-type="string">
            <text:p>0.907049</text:p>
          </table:table-cell>
          <table:table-cell/>
        </table:table-row>
        <table:table-row table:style-name="ro1">
          <table:table-cell office:value-type="string">
            <text:p>http://multimediatechnology.at/~fhs33741/web-crawler/2o11w6bfg39x56ds1co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569</text:p>
          </table:table-cell>
          <table:table-cell office:value-type="string">
            <text:p>0.907435</text:p>
          </table:table-cell>
          <table:table-cell/>
        </table:table-row>
        <table:table-row table:style-name="ro1">
          <table:table-cell office:value-type="string">
            <text:p>http://multimediatechnology.at/~fhs33741/web-crawler/gef9m037ri49j68bwu7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3785</text:p>
          </table:table-cell>
          <table:table-cell office:value-type="string">
            <text:p>0.907021</text:p>
          </table:table-cell>
          <table:table-cell/>
        </table:table-row>
        <table:table-row table:style-name="ro1">
          <table:table-cell office:value-type="string">
            <text:p>http://multimediatechnology.at/~fhs33741/web-crawler/2c5gn8bao3w2nb14ekz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07192</text:p>
          </table:table-cell>
          <table:table-cell office:value-type="string">
            <text:p>0.00889582</text:p>
          </table:table-cell>
          <table:table-cell/>
        </table:table-row>
        <table:table-row table:style-name="ro1">
          <table:table-cell office:value-type="string">
            <text:p>http://multimediatechnology.at/~fhs33741/web-crawler/c5pm0uf2tgftuyjmnzhl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0066734</text:p>
          </table:table-cell>
          <table:table-cell office:value-type="string">
            <text:p>0.00807069</text:p>
          </table:table-cell>
          <table:table-cell/>
        </table:table-row>
        <table:table-row table:style-name="ro1">
          <table:table-cell office:value-type="string">
            <text:p>http://multimediatechnology.at/~fhs33741/web-crawler/lsc7y3yqb63e2abzcb4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58133</text:p>
          </table:table-cell>
          <table:table-cell office:value-type="string">
            <text:p>0.00557423</text:p>
          </table:table-cell>
          <table:table-cell/>
        </table:table-row>
        <table:table-row table:style-name="ro1">
          <table:table-cell office:value-type="string">
            <text:p>http://multimediatechnology.at/~fhs33741/web-crawler/nj2j01yasl3ryta2to2l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00685868</text:p>
          </table:table-cell>
          <table:table-cell office:value-type="string">
            <text:p>0.00799821</text:p>
          </table:table-cell>
          <table:table-cell/>
        </table:table-row>
        <table:table-row table:style-name="ro1">
          <table:table-cell office:value-type="string">
            <text:p>http://multimediatechnology.at/~fhs33741/web-crawler/t2cc2m6st8ko1mpczvmc.html</text:p>
          </table:table-cell>
          <table:table-cell office:value-type="string">
            <text:p>good</text:p>
          </table:table-cell>
          <table:table-cell office:value-type="float" office:value="25">
            <text:p>25</text:p>
          </table:table-cell>
          <table:table-cell office:value-type="string">
            <text:p>0.0452499</text:p>
          </table:table-cell>
          <table:table-cell office:value-type="string">
            <text:p>0.963556</text:p>
          </table:table-cell>
          <table:table-cell/>
        </table:table-row>
        <table:table-row table:style-name="ro1">
          <table:table-cell office:value-type="string">
            <text:p>http://multimediatechnology.at/~fhs33741/web-crawler/t5skqz1wjg6usbjounp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0142</text:p>
          </table:table-cell>
          <table:table-cell office:value-type="string">
            <text:p>0.903923</text:p>
          </table:table-cell>
          <table:table-cell/>
        </table:table-row>
        <table:table-row table:style-name="ro1">
          <table:table-cell office:value-type="string">
            <text:p>http://multimediatechnology.at/~fhs33741/web-crawler/kbxtmxkt0arpubuaalmk.html</text:p>
          </table:table-cell>
          <table:table-cell office:value-type="string">
            <text:p>good</text:p>
          </table:table-cell>
          <table:table-cell office:value-type="float" office:value="45">
            <text:p>45</text:p>
          </table:table-cell>
          <table:table-cell office:value-type="string">
            <text:p>0.0686645</text:p>
          </table:table-cell>
          <table:table-cell office:value-type="string">
            <text:p>0.980354</text:p>
          </table:table-cell>
          <table:table-cell/>
        </table:table-row>
        <table:table-row table:style-name="ro1">
          <table:table-cell office:value-type="string">
            <text:p>http://multimediatechnology.at/~fhs33741/web-crawler/x9hx3oilp757vr6ub6b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54337</text:p>
          </table:table-cell>
          <table:table-cell office:value-type="string">
            <text:p>0.00487256</text:p>
          </table:table-cell>
          <table:table-cell/>
        </table:table-row>
        <table:table-row table:style-name="ro1">
          <table:table-cell office:value-type="string">
            <text:p>http://multimediatechnology.at/~fhs33741/web-crawler/wqnq10e4td69qiar1ntl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80895</text:p>
          </table:table-cell>
          <table:table-cell office:value-type="string">
            <text:p>0.982011</text:p>
          </table:table-cell>
          <table:table-cell/>
        </table:table-row>
        <table:table-row table:style-name="ro1">
          <table:table-cell office:value-type="string">
            <text:p>http://multimediatechnology.at/~fhs33741/web-crawler/j3568bfvdtid0siptebv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295793</text:p>
          </table:table-cell>
          <table:table-cell office:value-type="string">
            <text:p>1.01254</text:p>
          </table:table-cell>
          <table:table-cell/>
        </table:table-row>
        <table:table-row table:style-name="ro1">
          <table:table-cell office:value-type="string">
            <text:p>http://multimediatechnology.at/~fhs33741/web-crawler/axcm0sm3lun48w3tqwqs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25991</text:p>
          </table:table-cell>
          <table:table-cell office:value-type="string">
            <text:p>0.981663</text:p>
          </table:table-cell>
          <table:table-cell/>
        </table:table-row>
        <table:table-row table:style-name="ro1">
          <table:table-cell office:value-type="string">
            <text:p>http://multimediatechnology.at/~fhs33741/web-crawler/gfg70kppqh88a88zilcq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86715</text:p>
          </table:table-cell>
          <table:table-cell office:value-type="string">
            <text:p>0.992249</text:p>
          </table:table-cell>
          <table:table-cell/>
        </table:table-row>
        <table:table-row table:style-name="ro1">
          <table:table-cell office:value-type="string">
            <text:p>http://multimediatechnology.at/~fhs33741/web-crawler/zozzsq7s8mtjgvnuufuq.html</text:p>
          </table:table-cell>
          <table:table-cell office:value-type="string">
            <text:p>good</text:p>
          </table:table-cell>
          <table:table-cell office:value-type="float" office:value="27">
            <text:p>27</text:p>
          </table:table-cell>
          <table:table-cell office:value-type="string">
            <text:p>0.074758</text:p>
          </table:table-cell>
          <table:table-cell office:value-type="string">
            <text:p>0.907946</text:p>
          </table:table-cell>
          <table:table-cell/>
        </table:table-row>
        <table:table-row table:style-name="ro1">
          <table:table-cell office:value-type="string">
            <text:p>http://multimediatechnology.at/~fhs33741/web-crawler/7xring6qukly8w92fzfu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92</text:p>
          </table:table-cell>
          <table:table-cell office:value-type="string">
            <text:p>1.01265</text:p>
          </table:table-cell>
          <table:table-cell/>
        </table:table-row>
        <table:table-row table:style-name="ro1">
          <table:table-cell office:value-type="string">
            <text:p>http://multimediatechnology.at/~fhs33741/web-crawler/275glw5t36zuel3gzxsd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9754</text:p>
          </table:table-cell>
          <table:table-cell office:value-type="string">
            <text:p>0.971672</text:p>
          </table:table-cell>
          <table:table-cell/>
        </table:table-row>
        <table:table-row table:style-name="ro1">
          <table:table-cell office:value-type="string">
            <text:p>http://multimediatechnology.at/~fhs33741/web-crawler/qvv20w1eo08ul6fagrbo.html</text:p>
          </table:table-cell>
          <table:table-cell office:value-type="string">
            <text:p>good</text:p>
          </table:table-cell>
          <table:table-cell office:value-type="float" office:value="52">
            <text:p>52</text:p>
          </table:table-cell>
          <table:table-cell office:value-type="string">
            <text:p>0.0583824</text:p>
          </table:table-cell>
          <table:table-cell office:value-type="string">
            <text:p>0.906771</text:p>
          </table:table-cell>
          <table:table-cell/>
        </table:table-row>
        <table:table-row table:style-name="ro1">
          <table:table-cell office:value-type="string">
            <text:p>http://multimediatechnology.at/~fhs33741/web-crawler/ejucdhwclej1rw83hg0n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61102</text:p>
          </table:table-cell>
          <table:table-cell table:style-name="ce6" office:value-type="string">
            <text:p>0.982011</text:p>
          </table:table-cell>
          <table:table-cell/>
        </table:table-row>
        <table:table-row table:style-name="ro1">
          <table:table-cell office:value-type="string">
            <text:p>http://multimediatechnology.at/~fhs33741/web-crawler/g6sjforgl1xzod0fkv2f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82156</text:p>
          </table:table-cell>
          <table:table-cell office:value-type="string">
            <text:p>0.971602</text:p>
          </table:table-cell>
          <table:table-cell/>
        </table:table-row>
        <table:table-row table:style-name="ro1">
          <table:table-cell office:value-type="string">
            <text:p>http://multimediatechnology.at/~fhs33741/web-crawler/wncec16p24krfn1iuq7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14576</text:p>
          </table:table-cell>
          <table:table-cell office:value-type="string">
            <text:p>1.04328</text:p>
          </table:table-cell>
          <table:table-cell/>
        </table:table-row>
        <table:table-row table:style-name="ro1">
          <table:table-cell office:value-type="string">
            <text:p>http://multimediatechnology.at/~fhs33741/web-crawler/3vjt2aw50ntb47zmrl9q.html</text:p>
          </table:table-cell>
          <table:table-cell office:value-type="string">
            <text:p>good</text:p>
          </table:table-cell>
          <table:table-cell office:value-type="float" office:value="44">
            <text:p>44</text:p>
          </table:table-cell>
          <table:table-cell office:value-type="string">
            <text:p>0.0686399</text:p>
          </table:table-cell>
          <table:table-cell office:value-type="string">
            <text:p>0.930708</text:p>
          </table:table-cell>
          <table:table-cell/>
        </table:table-row>
        <table:table-row table:style-name="ro1">
          <table:table-cell office:value-type="string">
            <text:p>http://multimediatechnology.at/~fhs33741/web-crawler/xf37k7fbzdj6vu66kqzb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14537</text:p>
          </table:table-cell>
          <table:table-cell office:value-type="string">
            <text:p>1.05387</text:p>
          </table:table-cell>
          <table:table-cell/>
        </table:table-row>
        <table:table-row table:style-name="ro1">
          <table:table-cell office:value-type="string">
            <text:p>http://multimediatechnology.at/~fhs33741/web-crawler/ugmgkolk34vl3o06u4e6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0489224</text:p>
          </table:table-cell>
          <table:table-cell office:value-type="string">
            <text:p>0.00723569</text:p>
          </table:table-cell>
          <table:table-cell/>
        </table:table-row>
        <table:table-row table:style-name="ro2">
          <table:table-cell office:value-type="string">
            <text:p>http://multimediatechnology.at/~fhs33741/web-crawler/qkxnjti4468tkhu1h87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99503</text:p>
          </table:table-cell>
          <table:table-cell office:value-type="string">
            <text:p>0.00838106</text:p>
          </table:table-cell>
          <table:table-cell/>
        </table:table-row>
        <table:table-row table:style-name="ro2">
          <table:table-cell office:value-type="string">
            <text:p>http://multimediatechnology.at/~fhs33741/web-crawler/0yiz716qfxba0ryh2r0j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67724</text:p>
          </table:table-cell>
          <table:table-cell office:value-type="string">
            <text:p>0.909426</text:p>
          </table:table-cell>
          <table:table-cell/>
        </table:table-row>
        <table:table-row table:style-name="ro2">
          <table:table-cell office:value-type="string">
            <text:p>http://multimediatechnology.at/~fhs33741/web-crawler/xdesn2rbm1a84s6n7ohk.html</text:p>
          </table:table-cell>
          <table:table-cell office:value-type="string">
            <text:p>good</text:p>
          </table:table-cell>
          <table:table-cell office:value-type="float" office:value="18">
            <text:p>18</text:p>
          </table:table-cell>
          <table:table-cell office:value-type="string">
            <text:p>0.0570704</text:p>
          </table:table-cell>
          <table:table-cell office:value-type="string">
            <text:p>0.906481</text:p>
          </table:table-cell>
          <table:table-cell/>
        </table:table-row>
        <table:table-row table:style-name="ro2">
          <table:table-cell office:value-type="string">
            <text:p>http://multimediatechnology.at/~fhs33741/web-crawler/uuyfwn597dykomatsl7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64732</text:p>
          </table:table-cell>
          <table:table-cell office:value-type="string">
            <text:p>0.00688721</text:p>
          </table:table-cell>
          <table:table-cell/>
        </table:table-row>
        <table:table-row table:style-name="ro2">
          <table:table-cell office:value-type="string">
            <text:p>http://multimediatechnology.at/~fhs33741/web-crawler/hj0bheije4yq6vkfdpt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9196</text:p>
          </table:table-cell>
          <table:table-cell office:value-type="string">
            <text:p>0.918132</text:p>
          </table:table-cell>
          <table:table-cell/>
        </table:table-row>
        <table:table-row table:style-name="ro2">
          <table:table-cell office:value-type="string">
            <text:p>http://multimediatechnology.at/~fhs33741/web-crawler/wd7ms0biv8merh61j8c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3262</text:p>
          </table:table-cell>
          <table:table-cell office:value-type="string">
            <text:p>0.907186</text:p>
          </table:table-cell>
          <table:table-cell/>
        </table:table-row>
        <table:table-row table:style-name="ro2">
          <table:table-cell office:value-type="string">
            <text:p>http://multimediatechnology.at/~fhs33741/web-crawler/9i1sbdq8lxrm0bc7isvo.html</text:p>
          </table:table-cell>
          <table:table-cell office:value-type="string">
            <text:p>good</text:p>
          </table:table-cell>
          <table:table-cell office:value-type="float" office:value="49">
            <text:p>49</text:p>
          </table:table-cell>
          <table:table-cell office:value-type="string">
            <text:p>0.0624323</text:p>
          </table:table-cell>
          <table:table-cell office:value-type="string">
            <text:p>0.909956</text:p>
          </table:table-cell>
          <table:table-cell/>
        </table:table-row>
        <table:table-row table:style-name="ro1">
          <table:table-cell office:value-type="string">
            <text:p>http://multimediatechnology.at/~fhs33741/web-crawler/ybe8t5vako5bz4r3dwl2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505936</text:p>
          </table:table-cell>
          <table:table-cell office:value-type="string">
            <text:p>0.904204</text:p>
          </table:table-cell>
          <table:table-cell/>
        </table:table-row>
        <table:table-row table:style-name="ro1">
          <table:table-cell office:value-type="string">
            <text:p>http://multimediatechnology.at/~fhs33741/web-crawler/fqja8s17ntaismthpe1v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102708</text:p>
          </table:table-cell>
          <table:table-cell office:value-type="string">
            <text:p>0.981916</text:p>
          </table:table-cell>
          <table:table-cell/>
        </table:table-row>
        <table:table-row table:style-name="ro1">
          <table:table-cell office:value-type="string">
            <text:p>http://multimediatechnology.at/~fhs33741/web-crawler/n4kf2cvxoqhb0gmxgl3r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528931</text:p>
          </table:table-cell>
          <table:table-cell office:value-type="string">
            <text:p>0.911673</text:p>
          </table:table-cell>
          <table:table-cell/>
        </table:table-row>
        <table:table-row table:style-name="ro1">
          <table:table-cell office:value-type="string">
            <text:p>http://multimediatechnology.at/~fhs33741/web-crawler/k36wdukv3szuxnzzew97.html</text:p>
          </table:table-cell>
          <table:table-cell office:value-type="string">
            <text:p>good</text:p>
          </table:table-cell>
          <table:table-cell office:value-type="float" office:value="31">
            <text:p>31</text:p>
          </table:table-cell>
          <table:table-cell office:value-type="string">
            <text:p>0.123349</text:p>
          </table:table-cell>
          <table:table-cell office:value-type="string">
            <text:p>0.906882</text:p>
          </table:table-cell>
          <table:table-cell/>
        </table:table-row>
        <table:table-row table:style-name="ro1">
          <table:table-cell office:value-type="string">
            <text:p>http://multimediatechnology.at/~fhs33741/web-crawler/b9aqwickih4fsgjgm99e.html</text:p>
          </table:table-cell>
          <table:table-cell office:value-type="string">
            <text:p>good</text:p>
          </table:table-cell>
          <table:table-cell office:value-type="float" office:value="73">
            <text:p>73</text:p>
          </table:table-cell>
          <table:table-cell office:value-type="string">
            <text:p>0.0552191</text:p>
          </table:table-cell>
          <table:table-cell office:value-type="string">
            <text:p>0.911288</text:p>
          </table:table-cell>
          <table:table-cell/>
        </table:table-row>
        <table:table-row table:style-name="ro1">
          <table:table-cell office:value-type="string">
            <text:p>http://multimediatechnology.at/~fhs33741/web-crawler/9vh7fiafxf81rp3w2lpf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961574</text:p>
          </table:table-cell>
          <table:table-cell office:value-type="string">
            <text:p>0.930271</text:p>
          </table:table-cell>
          <table:table-cell/>
        </table:table-row>
        <table:table-row table:style-name="ro1">
          <table:table-cell office:value-type="string">
            <text:p>http://multimediatechnology.at/~fhs33741/web-crawler/64yvsu565f2l8wv854wh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541987</text:p>
          </table:table-cell>
          <table:table-cell office:value-type="string">
            <text:p>0.931845</text:p>
          </table:table-cell>
          <table:table-cell/>
        </table:table-row>
        <table:table-row table:style-name="ro1">
          <table:table-cell office:value-type="string">
            <text:p>http://multimediatechnology.at/~fhs33741/web-crawler/v8jsz8pw35j6bqndp4bp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0895129</text:p>
          </table:table-cell>
          <table:table-cell office:value-type="string">
            <text:p>0.0309166</text:p>
          </table:table-cell>
          <table:table-cell/>
        </table:table-row>
        <table:table-row table:style-name="ro1">
          <table:table-cell office:value-type="string">
            <text:p>http://multimediatechnology.at/~fhs33741/web-crawler/14t4dbiubdofcbm5r26w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526966</text:p>
          </table:table-cell>
          <table:table-cell office:value-type="string">
            <text:p>0.907023</text:p>
          </table:table-cell>
          <table:table-cell/>
        </table:table-row>
        <table:table-row table:style-name="ro1">
          <table:table-cell office:value-type="string">
            <text:p>http://multimediatechnology.at/~fhs33741/web-crawler/mx7r5rpv6miqy7ezigja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15894</text:p>
          </table:table-cell>
          <table:table-cell office:value-type="string">
            <text:p>0.903622</text:p>
          </table:table-cell>
          <table:table-cell/>
        </table:table-row>
        <table:table-row table:style-name="ro1">
          <table:table-cell office:value-type="string">
            <text:p>http://multimediatechnology.at/~fhs33741/web-crawler/gxclhnuplbeamhd6otes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26004</text:p>
          </table:table-cell>
          <table:table-cell office:value-type="string">
            <text:p>0.00802603</text:p>
          </table:table-cell>
          <table:table-cell/>
        </table:table-row>
        <table:table-row table:style-name="ro1">
          <table:table-cell office:value-type="string">
            <text:p>http://multimediatechnology.at/~fhs33741/web-crawler/8160pq3lfwzxptns0854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57251</text:p>
          </table:table-cell>
          <table:table-cell office:value-type="string">
            <text:p>0.90721</text:p>
          </table:table-cell>
          <table:table-cell/>
        </table:table-row>
        <table:table-row table:style-name="ro1">
          <table:table-cell office:value-type="string">
            <text:p>http://multimediatechnology.at/~fhs33741/web-crawler/rzizia2q35wqnxktgela.html</text:p>
          </table:table-cell>
          <table:table-cell office:value-type="string">
            <text:p>good</text:p>
          </table:table-cell>
          <table:table-cell office:value-type="float" office:value="38">
            <text:p>38</text:p>
          </table:table-cell>
          <table:table-cell office:value-type="string">
            <text:p>0.0757014</text:p>
          </table:table-cell>
          <table:table-cell office:value-type="string">
            <text:p>0.906457</text:p>
          </table:table-cell>
          <table:table-cell/>
        </table:table-row>
        <table:table-row table:style-name="ro1">
          <table:table-cell office:value-type="string">
            <text:p>http://multimediatechnology.at/~fhs33741/web-crawler/iuhe4mcqvypj6p64tui8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791792</text:p>
          </table:table-cell>
          <table:table-cell office:value-type="string">
            <text:p>0.904085</text:p>
          </table:table-cell>
          <table:table-cell/>
        </table:table-row>
        <table:table-row table:style-name="ro1">
          <table:table-cell office:value-type="string">
            <text:p>http://multimediatechnology.at/~fhs33741/web-crawler/pid89h539i40daycfze3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01992</text:p>
          </table:table-cell>
          <table:table-cell office:value-type="string">
            <text:p>0.0083964</text:p>
          </table:table-cell>
          <table:table-cell/>
        </table:table-row>
        <table:table-row table:style-name="ro1">
          <table:table-cell office:value-type="string">
            <text:p>http://multimediatechnology.at/~fhs33741/web-crawler/zrxuknhut6ditxtur5wx.html</text:p>
          </table:table-cell>
          <table:table-cell office:value-type="string">
            <text:p>good</text:p>
          </table:table-cell>
          <table:table-cell office:value-type="float" office:value="70">
            <text:p>70</text:p>
          </table:table-cell>
          <table:table-cell office:value-type="string">
            <text:p>0.0591196</text:p>
          </table:table-cell>
          <table:table-cell office:value-type="string">
            <text:p>0.962024</text:p>
          </table:table-cell>
          <table:table-cell/>
        </table:table-row>
        <table:table-row table:style-name="ro1">
          <table:table-cell office:value-type="string">
            <text:p>http://multimediatechnology.at/~fhs33741/web-crawler/gjqdmfxqp37nzbtrv1rh.html</text:p>
          </table:table-cell>
          <table:table-cell office:value-type="string">
            <text:p>good</text:p>
          </table:table-cell>
          <table:table-cell office:value-type="float" office:value="47">
            <text:p>47</text:p>
          </table:table-cell>
          <table:table-cell office:value-type="string">
            <text:p>0.06363</text:p>
          </table:table-cell>
          <table:table-cell office:value-type="string">
            <text:p>0.913806</text:p>
          </table:table-cell>
          <table:table-cell/>
        </table:table-row>
        <table:table-row table:style-name="ro1">
          <table:table-cell office:value-type="string">
            <text:p>http://multimediatechnology.at/~fhs33741/web-crawler/1rw1da7c3p2rfea8896a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460231</text:p>
          </table:table-cell>
          <table:table-cell office:value-type="string">
            <text:p>0.00764811</text:p>
          </table:table-cell>
          <table:table-cell/>
        </table:table-row>
        <table:table-row table:style-name="ro1">
          <table:table-cell office:value-type="string">
            <text:p>http://multimediatechnology.at/~fhs33741/web-crawler/2wgk7tebquws60yfbdou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3134</text:p>
          </table:table-cell>
          <table:table-cell office:value-type="string">
            <text:p>0.00955148</text:p>
          </table:table-cell>
          <table:table-cell/>
        </table:table-row>
        <table:table-row table:style-name="ro1">
          <table:table-cell office:value-type="string">
            <text:p>http://multimediatechnology.at/~fhs33741/web-crawler/8r02nignb2j4g2c1rmoh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4245</text:p>
          </table:table-cell>
          <table:table-cell office:value-type="string">
            <text:p>0.0100002</text:p>
          </table:table-cell>
          <table:table-cell/>
        </table:table-row>
        <table:table-row table:style-name="ro1">
          <table:table-cell office:value-type="string">
            <text:p>http://multimediatechnology.at/~fhs33741/web-crawler/7xs5mnip8w6g787rs9s4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0649</text:p>
          </table:table-cell>
          <table:table-cell office:value-type="string">
            <text:p>0.915662</text:p>
          </table:table-cell>
          <table:table-cell/>
        </table:table-row>
        <table:table-row table:style-name="ro1">
          <table:table-cell office:value-type="string">
            <text:p>http://multimediatechnology.at/~fhs33741/web-crawler/9ut45eh63lpzec1v3bgk.html</text:p>
          </table:table-cell>
          <table:table-cell office:value-type="string">
            <text:p>good</text:p>
          </table:table-cell>
          <table:table-cell office:value-type="float" office:value="47">
            <text:p>47</text:p>
          </table:table-cell>
          <table:table-cell office:value-type="string">
            <text:p>0.0640817</text:p>
          </table:table-cell>
          <table:table-cell office:value-type="string">
            <text:p>0.90809</text:p>
          </table:table-cell>
          <table:table-cell/>
        </table:table-row>
        <table:table-row table:style-name="ro1">
          <table:table-cell office:value-type="string">
            <text:p>http://multimediatechnology.at/~fhs33741/web-crawler/1e9ozso1a2aa8v3sb37u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5956</text:p>
          </table:table-cell>
          <table:table-cell office:value-type="string">
            <text:p>0.00552903</text:p>
          </table:table-cell>
          <table:table-cell/>
        </table:table-row>
        <table:table-row table:style-name="ro1">
          <table:table-cell office:value-type="string">
            <text:p>http://multimediatechnology.at/~fhs33741/web-crawler/uhrb2vuk713fxt1s1cff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11253</text:p>
          </table:table-cell>
          <table:table-cell office:value-type="string">
            <text:p>0.0112462</text:p>
          </table:table-cell>
          <table:table-cell/>
        </table:table-row>
        <table:table-row table:style-name="ro1">
          <table:table-cell office:value-type="string">
            <text:p>http://multimediatechnology.at/~fhs33741/web-crawler/wir35e5091ibh82yx4ss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71885</text:p>
          </table:table-cell>
          <table:table-cell office:value-type="string">
            <text:p>0.0137075</text:p>
          </table:table-cell>
          <table:table-cell/>
        </table:table-row>
        <table:table-row table:style-name="ro1">
          <table:table-cell office:value-type="string">
            <text:p>http://multimediatechnology.at/~fhs33741/web-crawler/ttum5fy05n9d9u17sjm3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33467</text:p>
          </table:table-cell>
          <table:table-cell office:value-type="string">
            <text:p>0.0110318</text:p>
          </table:table-cell>
          <table:table-cell/>
        </table:table-row>
        <table:table-row table:style-name="ro1">
          <table:table-cell office:value-type="string">
            <text:p>http://multimediatechnology.at/~fhs33741/web-crawler/s20fne5grnvy7kx8e8cm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007</text:p>
          </table:table-cell>
          <table:table-cell office:value-type="string">
            <text:p>0.906889</text:p>
          </table:table-cell>
          <table:table-cell/>
        </table:table-row>
        <table:table-row table:style-name="ro1">
          <table:table-cell office:value-type="string">
            <text:p>http://multimediatechnology.at/~fhs33741/web-crawler/fd86pf1skkggbr8v3k8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66039</text:p>
          </table:table-cell>
          <table:table-cell office:value-type="string">
            <text:p>0.0096976</text:p>
          </table:table-cell>
          <table:table-cell/>
        </table:table-row>
        <table:table-row table:style-name="ro1">
          <table:table-cell office:value-type="string">
            <text:p>http://multimediatechnology.at/~fhs33741/web-crawler/f01uhh6q6c383xsjd9aw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5938</text:p>
          </table:table-cell>
          <table:table-cell office:value-type="string">
            <text:p>0.908952</text:p>
          </table:table-cell>
          <table:table-cell/>
        </table:table-row>
        <table:table-row table:style-name="ro1">
          <table:table-cell office:value-type="string">
            <text:p>http://multimediatechnology.at/~fhs33741/web-crawler/x0yk20he9wen3gsqca8h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00704341</text:p>
          </table:table-cell>
          <table:table-cell office:value-type="string">
            <text:p>0.00987904</text:p>
          </table:table-cell>
          <table:table-cell/>
        </table:table-row>
        <table:table-row table:style-name="ro1">
          <table:table-cell office:value-type="string">
            <text:p>http://multimediatechnology.at/~fhs33741/web-crawler/l1zhgcqqt8nv51bepeu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496434</text:p>
          </table:table-cell>
          <table:table-cell office:value-type="string">
            <text:p>0.00849138</text:p>
          </table:table-cell>
          <table:table-cell/>
        </table:table-row>
        <table:table-row table:style-name="ro1">
          <table:table-cell office:value-type="string">
            <text:p>http://multimediatechnology.at/~fhs33741/web-crawler/qph6porb17ij8sxohkc6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7444</text:p>
          </table:table-cell>
          <table:table-cell office:value-type="string">
            <text:p>0.914231</text:p>
          </table:table-cell>
          <table:table-cell/>
        </table:table-row>
        <table:table-row table:style-name="ro1">
          <table:table-cell office:value-type="string">
            <text:p>http://multimediatechnology.at/~fhs33741/web-crawler/ob99wd950jvy6x27mly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837289</text:p>
          </table:table-cell>
          <table:table-cell office:value-type="string">
            <text:p>0.0130222</text:p>
          </table:table-cell>
          <table:table-cell/>
        </table:table-row>
        <table:table-row table:style-name="ro1">
          <table:table-cell office:value-type="string">
            <text:p>http://multimediatechnology.at/~fhs33741/web-crawler/rl1qt5dnhbfdpduqxgz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856</text:p>
          </table:table-cell>
          <table:table-cell office:value-type="string">
            <text:p>0.907069</text:p>
          </table:table-cell>
          <table:table-cell/>
        </table:table-row>
        <table:table-row table:style-name="ro1">
          <table:table-cell office:value-type="string">
            <text:p>http://multimediatechnology.at/~fhs33741/web-crawler/3826547vwji61gxym3hk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807837</text:p>
          </table:table-cell>
          <table:table-cell office:value-type="string">
            <text:p>0.00996119</text:p>
          </table:table-cell>
          <table:table-cell/>
        </table:table-row>
        <table:table-row table:style-name="ro1">
          <table:table-cell office:value-type="string">
            <text:p>http://multimediatechnology.at/~fhs33741/web-crawler/xt0ut0ugnzw3q4z5sjlu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55574</text:p>
          </table:table-cell>
          <table:table-cell office:value-type="string">
            <text:p>0.00924999</text:p>
          </table:table-cell>
          <table:table-cell/>
        </table:table-row>
        <table:table-row table:style-name="ro1">
          <table:table-cell office:value-type="string">
            <text:p>http://multimediatechnology.at/~fhs33741/web-crawler/rv92x9j4gz32pbhy8907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640097</text:p>
          </table:table-cell>
          <table:table-cell office:value-type="string">
            <text:p>0.0122627</text:p>
          </table:table-cell>
          <table:table-cell/>
        </table:table-row>
        <table:table-row table:style-name="ro1">
          <table:table-cell office:value-type="string">
            <text:p>http://multimediatechnology.at/~fhs33741/web-crawler/y0p7oulv3e62jye2xt8j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19701</text:p>
          </table:table-cell>
          <table:table-cell office:value-type="string">
            <text:p>0.00799646</text:p>
          </table:table-cell>
          <table:table-cell/>
        </table:table-row>
        <table:table-row table:style-name="ro1">
          <table:table-cell office:value-type="string">
            <text:p>http://multimediatechnology.at/~fhs33741/web-crawler/dqtrsmniwex8r1z48o3z.html</text:p>
          </table:table-cell>
          <table:table-cell office:value-type="string">
            <text:p>good</text:p>
          </table:table-cell>
          <table:table-cell office:value-type="float" office:value="52">
            <text:p>52</text:p>
          </table:table-cell>
          <table:table-cell office:value-type="string">
            <text:p>0.057124</text:p>
          </table:table-cell>
          <table:table-cell office:value-type="string">
            <text:p>0.906985</text:p>
          </table:table-cell>
          <table:table-cell/>
        </table:table-row>
        <table:table-row table:style-name="ro1">
          <table:table-cell office:value-type="string">
            <text:p>http://multimediatechnology.at/~fhs33741/web-crawler/9k80o9orc8spooail9rp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36438</text:p>
          </table:table-cell>
          <table:table-cell office:value-type="string">
            <text:p>0.00545073</text:p>
          </table:table-cell>
          <table:table-cell/>
        </table:table-row>
        <table:table-row table:style-name="ro1">
          <table:table-cell office:value-type="string">
            <text:p>http://multimediatechnology.at/~fhs33741/web-crawler/orbzbzpn6wsc82gen08g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00612317</text:p>
          </table:table-cell>
          <table:table-cell office:value-type="string">
            <text:p>0.00739367</text:p>
          </table:table-cell>
          <table:table-cell/>
        </table:table-row>
        <table:table-row table:style-name="ro1">
          <table:table-cell office:value-type="string">
            <text:p>http://multimediatechnology.at/~fhs33741/web-crawler/mp5hi3x5zi8z255hq4nc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30881</text:p>
          </table:table-cell>
          <table:table-cell office:value-type="string">
            <text:p>0.00439882</text:p>
          </table:table-cell>
          <table:table-cell/>
        </table:table-row>
        <table:table-row table:style-name="ro1">
          <table:table-cell office:value-type="string">
            <text:p>http://multimediatechnology.at/~fhs33741/web-crawler/ooebiqpbf4l06ycorcu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5024</text:p>
          </table:table-cell>
          <table:table-cell office:value-type="string">
            <text:p>0.904226</text:p>
          </table:table-cell>
          <table:table-cell/>
        </table:table-row>
        <table:table-row table:style-name="ro1">
          <table:table-cell office:value-type="string">
            <text:p>http://multimediatechnology.at/~fhs33741/web-crawler/d2uabg8j3rjxfvhm5zry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72847</text:p>
          </table:table-cell>
          <table:table-cell office:value-type="string">
            <text:p>0.00808272</text:p>
          </table:table-cell>
          <table:table-cell/>
        </table:table-row>
        <table:table-row table:style-name="ro1">
          <table:table-cell office:value-type="string">
            <text:p>http://multimediatechnology.at/~fhs33741/web-crawler/0g3y69qticewgyt8qvmo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7202</text:p>
          </table:table-cell>
          <table:table-cell office:value-type="string">
            <text:p>0.907533</text:p>
          </table:table-cell>
          <table:table-cell/>
        </table:table-row>
        <table:table-row table:style-name="ro1">
          <table:table-cell office:value-type="string">
            <text:p>http://multimediatechnology.at/~fhs33741/web-crawler/nweanev9no7tjkveyoye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935549</text:p>
          </table:table-cell>
          <table:table-cell office:value-type="string">
            <text:p>0.0134606</text:p>
          </table:table-cell>
          <table:table-cell/>
        </table:table-row>
        <table:table-row table:style-name="ro1">
          <table:table-cell office:value-type="string">
            <text:p>http://multimediatechnology.at/~fhs33741/web-crawler/hyrwbvghiuo0qmyhc0lt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830728</text:p>
          </table:table-cell>
          <table:table-cell office:value-type="string">
            <text:p>0.0123136</text:p>
          </table:table-cell>
          <table:table-cell/>
        </table:table-row>
        <table:table-row table:style-name="ro1">
          <table:table-cell office:value-type="string">
            <text:p>http://multimediatechnology.at/~fhs33741/web-crawler/yfr0uqszgqmdftxyje8g.html</text:p>
          </table:table-cell>
          <table:table-cell office:value-type="string">
            <text:p>good</text:p>
          </table:table-cell>
          <table:table-cell office:value-type="float" office:value="16">
            <text:p>16</text:p>
          </table:table-cell>
          <table:table-cell office:value-type="string">
            <text:p>0.00676597</text:p>
          </table:table-cell>
          <table:table-cell office:value-type="string">
            <text:p>0.00810704</text:p>
          </table:table-cell>
          <table:table-cell/>
        </table:table-row>
        <table:table-row table:style-name="ro1">
          <table:table-cell office:value-type="string">
            <text:p>http://multimediatechnology.at/~fhs33741/web-crawler/mbton34sjh158b5jehih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420688</text:p>
          </table:table-cell>
          <table:table-cell office:value-type="string">
            <text:p>0.00485544</text:p>
          </table:table-cell>
          <table:table-cell/>
        </table:table-row>
        <table:table-row table:style-name="ro1">
          <table:table-cell office:value-type="string">
            <text:p>http://multimediatechnology.at/~fhs33741/web-crawler/8afd9cp12x5zb1dv3qg9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21981</text:p>
          </table:table-cell>
          <table:table-cell office:value-type="string">
            <text:p>0.00800906</text:p>
          </table:table-cell>
          <table:table-cell/>
        </table:table-row>
        <table:table-row table:style-name="ro1">
          <table:table-cell office:value-type="string">
            <text:p>http://multimediatechnology.at/~fhs33741/web-crawler/rin5zf67ymgr422gnsn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674</text:p>
          </table:table-cell>
          <table:table-cell office:value-type="string">
            <text:p>0.906906</text:p>
          </table:table-cell>
          <table:table-cell/>
        </table:table-row>
        <table:table-row table:style-name="ro1">
          <table:table-cell office:value-type="string">
            <text:p>http://multimediatechnology.at/~fhs33741/web-crawler/lw7ie8ewv1t0utl4ikig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70094</text:p>
          </table:table-cell>
          <table:table-cell office:value-type="string">
            <text:p>0.0113868</text:p>
          </table:table-cell>
          <table:table-cell/>
        </table:table-row>
        <table:table-row table:style-name="ro1">
          <table:table-cell office:value-type="string">
            <text:p>http://multimediatechnology.at/~fhs33741/web-crawler/s5o67d574ehd8hj1lx5t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00176</text:p>
          </table:table-cell>
          <table:table-cell office:value-type="string">
            <text:p>0.0292905</text:p>
          </table:table-cell>
          <table:table-cell/>
        </table:table-row>
        <table:table-row table:style-name="ro1">
          <table:table-cell office:value-type="string">
            <text:p>http://multimediatechnology.at/~fhs33741/web-crawler/z0qqzfb0677bpn9o5muu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2836</text:p>
          </table:table-cell>
          <table:table-cell office:value-type="string">
            <text:p>0.910075</text:p>
          </table:table-cell>
          <table:table-cell/>
        </table:table-row>
        <table:table-row table:style-name="ro1">
          <table:table-cell office:value-type="string">
            <text:p>http://multimediatechnology.at/~fhs33741/web-crawler/ho1jhim605v8tclgmtbx.html</text:p>
          </table:table-cell>
          <table:table-cell office:value-type="string">
            <text:p>good</text:p>
          </table:table-cell>
          <table:table-cell office:value-type="float" office:value="48">
            <text:p>48</text:p>
          </table:table-cell>
          <table:table-cell office:value-type="string">
            <text:p>0.00672782</text:p>
          </table:table-cell>
          <table:table-cell office:value-type="string">
            <text:p>0.0149993</text:p>
          </table:table-cell>
          <table:table-cell/>
        </table:table-row>
        <table:table-row table:style-name="ro1">
          <table:table-cell office:value-type="string">
            <text:p>http://multimediatechnology.at/~fhs33741/web-crawler/ajnhpvfl5kvi2h3u87w4.html</text:p>
          </table:table-cell>
          <table:table-cell office:value-type="string">
            <text:p>good</text:p>
          </table:table-cell>
          <table:table-cell office:value-type="float" office:value="87">
            <text:p>87</text:p>
          </table:table-cell>
          <table:table-cell office:value-type="string">
            <text:p>0.0597441</text:p>
          </table:table-cell>
          <table:table-cell office:value-type="string">
            <text:p>0.935825</text:p>
          </table:table-cell>
          <table:table-cell/>
        </table:table-row>
        <table:table-row table:style-name="ro1">
          <table:table-cell office:value-type="string">
            <text:p>http://multimediatechnology.at/~fhs33741/web-crawler/axqhkag2zy435ffbozz1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08385</text:p>
          </table:table-cell>
          <table:table-cell office:value-type="string">
            <text:p>0.904465</text:p>
          </table:table-cell>
          <table:table-cell/>
        </table:table-row>
        <table:table-row table:style-name="ro1">
          <table:table-cell office:value-type="string">
            <text:p>http://multimediatechnology.at/~fhs33741/web-crawler/bugtv6z89ni2mtn3ioga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329215</text:p>
          </table:table-cell>
          <table:table-cell office:value-type="string">
            <text:p>0.909496</text:p>
          </table:table-cell>
          <table:table-cell/>
        </table:table-row>
        <table:table-row table:style-name="ro1">
          <table:table-cell office:value-type="string">
            <text:p>http://multimediatechnology.at/~fhs33741/web-crawler/71j7jw2lrgzqzb9vbdrn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20608</text:p>
          </table:table-cell>
          <table:table-cell office:value-type="string">
            <text:p>0.906762</text:p>
          </table:table-cell>
          <table:table-cell/>
        </table:table-row>
        <table:table-row table:style-name="ro1">
          <table:table-cell office:value-type="string">
            <text:p>http://multimediatechnology.at/~fhs33741/web-crawler/wayvonurwstrwswealwr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750904</text:p>
          </table:table-cell>
          <table:table-cell office:value-type="string">
            <text:p>0.0105001</text:p>
          </table:table-cell>
          <table:table-cell/>
        </table:table-row>
        <table:table-row table:style-name="ro1">
          <table:table-cell office:value-type="string">
            <text:p>http://multimediatechnology.at/~fhs33741/web-crawler/tl1a1bny53heautzkidc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20824</text:p>
          </table:table-cell>
          <table:table-cell office:value-type="string">
            <text:p>0.907444</text:p>
          </table:table-cell>
          <table:table-cell/>
        </table:table-row>
        <table:table-row table:style-name="ro1">
          <table:table-cell office:value-type="string">
            <text:p>http://multimediatechnology.at/~fhs33741/web-crawler/8tpg5ym8wzsp7lzuiog5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797373</text:p>
          </table:table-cell>
          <table:table-cell office:value-type="string">
            <text:p>0.0145925</text:p>
          </table:table-cell>
          <table:table-cell/>
        </table:table-row>
        <table:table-row table:style-name="ro1">
          <table:table-cell office:value-type="string">
            <text:p>http://multimediatechnology.at/~fhs33741/web-crawler/yag60rc3vtl4pdbo64es.html</text:p>
          </table:table-cell>
          <table:table-cell office:value-type="string">
            <text:p>good</text:p>
          </table:table-cell>
          <table:table-cell office:value-type="float" office:value="24">
            <text:p>24</text:p>
          </table:table-cell>
          <table:table-cell office:value-type="string">
            <text:p>0.00690322</text:p>
          </table:table-cell>
          <table:table-cell office:value-type="string">
            <text:p>0.0117419</text:p>
          </table:table-cell>
          <table:table-cell/>
        </table:table-row>
        <table:table-row table:style-name="ro1">
          <table:table-cell office:value-type="string">
            <text:p>http://multimediatechnology.at/~fhs33741/web-crawler/0jll8yxf9q05oqkcbmjc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449693</text:p>
          </table:table-cell>
          <table:table-cell office:value-type="string">
            <text:p>0.0061094</text:p>
          </table:table-cell>
          <table:table-cell/>
        </table:table-row>
        <table:table-row table:style-name="ro1">
          <table:table-cell office:value-type="string">
            <text:p>http://multimediatechnology.at/~fhs33741/web-crawler/3db757kn65cv0nebivpm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201691</text:p>
          </table:table-cell>
          <table:table-cell office:value-type="string">
            <text:p>0.925979</text:p>
          </table:table-cell>
          <table:table-cell/>
        </table:table-row>
        <table:table-row table:style-name="ro1">
          <table:table-cell office:value-type="string">
            <text:p>http://multimediatechnology.at/~fhs33741/web-crawler/r6wpo7gc54spk9tkzdko.html</text:p>
          </table:table-cell>
          <table:table-cell office:value-type="string">
            <text:p>good</text:p>
          </table:table-cell>
          <table:table-cell office:value-type="float" office:value="28">
            <text:p>28</text:p>
          </table:table-cell>
          <table:table-cell office:value-type="string">
            <text:p>0.0398906</text:p>
          </table:table-cell>
          <table:table-cell office:value-type="string">
            <text:p>0.906321</text:p>
          </table:table-cell>
          <table:table-cell/>
        </table:table-row>
        <table:table-row table:style-name="ro1">
          <table:table-cell office:value-type="string">
            <text:p>http://multimediatechnology.at/~fhs33741/web-crawler/go4paab0oww1ymhdajnv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37242</text:p>
          </table:table-cell>
          <table:table-cell office:value-type="string">
            <text:p>0.907126</text:p>
          </table:table-cell>
          <table:table-cell/>
        </table:table-row>
        <table:table-row table:style-name="ro1">
          <table:table-cell office:value-type="string">
            <text:p>http://multimediatechnology.at/~fhs33741/web-crawler/gzxyz39p04svk3pxjt12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100708</text:p>
          </table:table-cell>
          <table:table-cell office:value-type="string">
            <text:p>0.0360281</text:p>
          </table:table-cell>
          <table:table-cell/>
        </table:table-row>
        <table:table-row table:style-name="ro1">
          <table:table-cell office:value-type="string">
            <text:p>http://multimediatechnology.at/~fhs33741/web-crawler/wd3qayxelvck3s4xa24f.html</text:p>
          </table:table-cell>
          <table:table-cell office:value-type="string">
            <text:p>good</text:p>
          </table:table-cell>
          <table:table-cell office:value-type="float" office:value="48">
            <text:p>48</text:p>
          </table:table-cell>
          <table:table-cell office:value-type="string">
            <text:p>0.0456662</text:p>
          </table:table-cell>
          <table:table-cell office:value-type="string">
            <text:p>0.934866</text:p>
          </table:table-cell>
          <table:table-cell/>
        </table:table-row>
        <table:table-row table:style-name="ro1">
          <table:table-cell office:value-type="string">
            <text:p>http://multimediatechnology.at/~fhs33741/web-crawler/tz44muxrx0ugv1w0u0dl.html</text:p>
          </table:table-cell>
          <table:table-cell office:value-type="string">
            <text:p>good</text:p>
          </table:table-cell>
          <table:table-cell office:value-type="float" office:value="51">
            <text:p>51</text:p>
          </table:table-cell>
          <table:table-cell office:value-type="string">
            <text:p>0.0946875</text:p>
          </table:table-cell>
          <table:table-cell office:value-type="string">
            <text:p>0.914402</text:p>
          </table:table-cell>
          <table:table-cell/>
        </table:table-row>
        <table:table-row table:style-name="ro1">
          <table:table-cell office:value-type="string">
            <text:p>http://multimediatechnology.at/~fhs33741/web-crawler/8ge4eyo1t89prsc0d8k3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485176</text:p>
          </table:table-cell>
          <table:table-cell office:value-type="string">
            <text:p>0.00849493</text:p>
          </table:table-cell>
          <table:table-cell/>
        </table:table-row>
        <table:table-row table:style-name="ro1">
          <table:table-cell office:value-type="string">
            <text:p>http://multimediatechnology.at/~fhs33741/web-crawler/ihxsqj3qdbz0ry49m0wu.html</text:p>
          </table:table-cell>
          <table:table-cell office:value-type="string">
            <text:p>good</text:p>
          </table:table-cell>
          <table:table-cell office:value-type="float" office:value="33">
            <text:p>33</text:p>
          </table:table-cell>
          <table:table-cell office:value-type="string">
            <text:p>0.0888696</text:p>
          </table:table-cell>
          <table:table-cell office:value-type="string">
            <text:p>0.908524</text:p>
          </table:table-cell>
          <table:table-cell/>
        </table:table-row>
        <table:table-row table:style-name="ro1">
          <table:table-cell office:value-type="string">
            <text:p>http://multimediatechnology.at/~fhs33741/web-crawler/cmoks3xnd2y4mps3xt83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414983</text:p>
          </table:table-cell>
          <table:table-cell office:value-type="string">
            <text:p>0.00598599</text:p>
          </table:table-cell>
          <table:table-cell/>
        </table:table-row>
        <table:table-row table:style-name="ro1">
          <table:table-cell office:value-type="string">
            <text:p>http://multimediatechnology.at/~fhs33741/web-crawler/geyzpvxbfjnzg5dmjkhq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07011</text:p>
          </table:table-cell>
          <table:table-cell office:value-type="string">
            <text:p>0.907164</text:p>
          </table:table-cell>
          <table:table-cell/>
        </table:table-row>
        <table:table-row table:style-name="ro1">
          <table:table-cell office:value-type="string">
            <text:p>http://multimediatechnology.at/~fhs33741/web-crawler/5oupmrij66c8wmurwlex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1439</text:p>
          </table:table-cell>
          <table:table-cell office:value-type="string">
            <text:p>0.908518</text:p>
          </table:table-cell>
          <table:table-cell/>
        </table:table-row>
        <table:table-row table:style-name="ro1">
          <table:table-cell office:value-type="string">
            <text:p>http://multimediatechnology.at/~fhs33741/web-crawler/851dd2d4j251vo1eybpp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1637</text:p>
          </table:table-cell>
          <table:table-cell office:value-type="string">
            <text:p>0.00761175</text:p>
          </table:table-cell>
          <table:table-cell/>
        </table:table-row>
        <table:table-row table:style-name="ro2">
          <table:table-cell office:value-type="string">
            <text:p>http://multimediatechnology.at/~fhs33741/web-crawler/f2iqjtjo7waghy7ven3u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456841</text:p>
          </table:table-cell>
          <table:table-cell office:value-type="string">
            <text:p>0.904442</text:p>
          </table:table-cell>
          <table:table-cell/>
        </table:table-row>
        <table:table-row table:style-name="ro2">
          <table:table-cell office:value-type="string">
            <text:p>http://multimediatechnology.at/~fhs33741/web-crawler/632pvnw2ubwtyghkbxaj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495777</text:p>
          </table:table-cell>
          <table:table-cell office:value-type="string">
            <text:p>0.907072</text:p>
          </table:table-cell>
          <table:table-cell/>
        </table:table-row>
        <table:table-row table:style-name="ro2">
          <table:table-cell office:value-type="string">
            <text:p>http://multimediatechnology.at/~fhs33741/web-crawler/vihfjrlp0c3vd1gden13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864917</text:p>
          </table:table-cell>
          <table:table-cell office:value-type="string">
            <text:p>0.908124</text:p>
          </table:table-cell>
          <table:table-cell/>
        </table:table-row>
        <table:table-row table:style-name="ro2">
          <table:table-cell office:value-type="string">
            <text:p>http://multimediatechnology.at/~fhs33741/web-crawler/b582clfvglduegy8wt5g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171266</text:p>
          </table:table-cell>
          <table:table-cell office:value-type="string">
            <text:p>0.908095</text:p>
          </table:table-cell>
          <table:table-cell/>
        </table:table-row>
        <table:table-row table:style-name="ro2">
          <table:table-cell office:value-type="string">
            <text:p>http://multimediatechnology.at/~fhs33741/web-crawler/u225c19dvbsbtncq5nvb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0361328</text:p>
          </table:table-cell>
          <table:table-cell office:value-type="string">
            <text:p>0.908763</text:p>
          </table:table-cell>
          <table:table-cell/>
        </table:table-row>
        <table:table-row table:style-name="ro2">
          <table:table-cell office:value-type="string">
            <text:p>http://multimediatechnology.at/~fhs33741/web-crawler/vqymepcjg0z4fzn4oxa4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862653</text:p>
          </table:table-cell>
          <table:table-cell office:value-type="string">
            <text:p>0.905136</text:p>
          </table:table-cell>
          <table:table-cell/>
        </table:table-row>
        <table:table-row table:style-name="ro2">
          <table:table-cell office:value-type="string">
            <text:p>http://multimediatechnology.at/~fhs33741/web-crawler/e00bc57pxxov43t3jt53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498145</text:p>
          </table:table-cell>
          <table:table-cell office:value-type="string">
            <text:p>0.913246</text:p>
          </table:table-cell>
          <table:table-cell/>
        </table:table-row>
        <table:table-row table:style-name="ro2">
          <table:table-cell office:value-type="string">
            <text:p>http://multimediatechnology.at/~fhs33741/web-crawler/rwx3bwre0ptbwd6tttxh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287</text:p>
          </table:table-cell>
          <table:table-cell office:value-type="string">
            <text:p>0.90844</text:p>
          </table:table-cell>
          <table:table-cell/>
        </table:table-row>
        <table:table-row table:style-name="ro2">
          <table:table-cell office:value-type="string">
            <text:p>http://multimediatechnology.at/~fhs33741/web-crawler/eysxvwymrgi93xwh0y04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3791</text:p>
          </table:table-cell>
          <table:table-cell office:value-type="string">
            <text:p>0.913595</text:p>
          </table:table-cell>
          <table:table-cell/>
        </table:table-row>
        <table:table-row table:style-name="ro2">
          <table:table-cell office:value-type="string">
            <text:p>http://multimediatechnology.at/~fhs33741/web-crawler/nh3e41lm76zlwghufp1f.html</text:p>
          </table:table-cell>
          <table:table-cell office:value-type="string">
            <text:p>good</text:p>
          </table:table-cell>
          <table:table-cell office:value-type="float" office:value="53">
            <text:p>53</text:p>
          </table:table-cell>
          <table:table-cell office:value-type="string">
            <text:p>0.00501598</text:p>
          </table:table-cell>
          <table:table-cell office:value-type="string">
            <text:p>0.0117281</text:p>
          </table:table-cell>
          <table:table-cell/>
        </table:table-row>
        <table:table-row table:style-name="ro2">
          <table:table-cell office:value-type="string">
            <text:p>http://multimediatechnology.at/~fhs33741/web-crawler/ngn246st0111hlhkepk7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4899</text:p>
          </table:table-cell>
          <table:table-cell office:value-type="string">
            <text:p>0.00799939</text:p>
          </table:table-cell>
          <table:table-cell/>
        </table:table-row>
        <table:table-row table:style-name="ro2">
          <table:table-cell office:value-type="string">
            <text:p>http://multimediatechnology.at/~fhs33741/web-crawler/uhn14pbq93vpojiszl0e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217</text:p>
          </table:table-cell>
          <table:table-cell office:value-type="string">
            <text:p>0.906697</text:p>
          </table:table-cell>
          <table:table-cell/>
        </table:table-row>
        <table:table-row table:style-name="ro2">
          <table:table-cell office:value-type="string">
            <text:p>http://multimediatechnology.at/~fhs33741/web-crawler/jjudh9kl7ppsv7kgqyi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719</text:p>
          </table:table-cell>
          <table:table-cell office:value-type="string">
            <text:p>0.909973</text:p>
          </table:table-cell>
          <table:table-cell/>
        </table:table-row>
        <table:table-row table:style-name="ro2">
          <table:table-cell office:value-type="string">
            <text:p>http://multimediatechnology.at/~fhs33741/web-crawler/v82yr719hjp4rs2jqr5j.html</text:p>
          </table:table-cell>
          <table:table-cell office:value-type="string">
            <text:p>good</text:p>
          </table:table-cell>
          <table:table-cell office:value-type="float" office:value="91">
            <text:p>91</text:p>
          </table:table-cell>
          <table:table-cell office:value-type="string">
            <text:p>0.0871429</text:p>
          </table:table-cell>
          <table:table-cell office:value-type="string">
            <text:p>0.971671</text:p>
          </table:table-cell>
          <table:table-cell/>
        </table:table-row>
        <table:table-row table:style-name="ro2">
          <table:table-cell office:value-type="string">
            <text:p>http://multimediatechnology.at/~fhs33741/web-crawler/n6j30lbbv385hbzqqgd8.html</text:p>
          </table:table-cell>
          <table:table-cell office:value-type="string">
            <text:p>good</text:p>
          </table:table-cell>
          <table:table-cell office:value-type="float" office:value="34">
            <text:p>34</text:p>
          </table:table-cell>
          <table:table-cell office:value-type="string">
            <text:p>0.00512875</text:p>
          </table:table-cell>
          <table:table-cell office:value-type="string">
            <text:p>0.0475275</text:p>
          </table:table-cell>
          <table:table-cell/>
        </table:table-row>
        <table:table-row table:style-name="ro2">
          <table:table-cell office:value-type="string">
            <text:p>http://multimediatechnology.at/~fhs33741/web-crawler/ab98cd8uiasp7ltk38ch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7141</text:p>
          </table:table-cell>
          <table:table-cell office:value-type="string">
            <text:p>0.903912</text:p>
          </table:table-cell>
          <table:table-cell/>
        </table:table-row>
        <table:table-row table:style-name="ro2">
          <table:table-cell office:value-type="string">
            <text:p>http://multimediatechnology.at/~fhs33741/web-crawler/sohowtdttwdxj5zmxss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53349</text:p>
          </table:table-cell>
          <table:table-cell office:value-type="string">
            <text:p>0.0100706</text:p>
          </table:table-cell>
          <table:table-cell/>
        </table:table-row>
        <table:table-row table:style-name="ro2">
          <table:table-cell office:value-type="string">
            <text:p>http://multimediatechnology.at/~fhs33741/web-crawler/wfaby28wilh8sf69qwb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27851</text:p>
          </table:table-cell>
          <table:table-cell office:value-type="string">
            <text:p>0.00815919</text:p>
          </table:table-cell>
          <table:table-cell/>
        </table:table-row>
        <table:table-row table:style-name="ro2">
          <table:table-cell office:value-type="string">
            <text:p>http://multimediatechnology.at/~fhs33741/web-crawler/6zir4amesea977cleab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44389</text:p>
          </table:table-cell>
          <table:table-cell office:value-type="string">
            <text:p>0.00958893</text:p>
          </table:table-cell>
          <table:table-cell/>
        </table:table-row>
        <table:table-row table:style-name="ro2">
          <table:table-cell office:value-type="string">
            <text:p>http://multimediatechnology.at/~fhs33741/web-crawler/ey08o5xmihyv1r0k8orj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04197</text:p>
          </table:table-cell>
          <table:table-cell office:value-type="string">
            <text:p>0.0042433</text:p>
          </table:table-cell>
          <table:table-cell/>
        </table:table-row>
        <table:table-row table:style-name="ro2">
          <table:table-cell office:value-type="string">
            <text:p>http://multimediatechnology.at/~fhs33741/web-crawler/yz3cticafyrrenfcu1z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79164</text:p>
          </table:table-cell>
          <table:table-cell office:value-type="string">
            <text:p>0.00972295</text:p>
          </table:table-cell>
          <table:table-cell/>
        </table:table-row>
        <table:table-row table:style-name="ro2">
          <table:table-cell office:value-type="string">
            <text:p>http://multimediatechnology.at/~fhs33741/web-crawler/eu6c4l603dk1xpy03xki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46414</text:p>
          </table:table-cell>
          <table:table-cell office:value-type="string">
            <text:p>0.00888159</text:p>
          </table:table-cell>
          <table:table-cell/>
        </table:table-row>
        <table:table-row table:style-name="ro2">
          <table:table-cell office:value-type="string">
            <text:p>http://multimediatechnology.at/~fhs33741/web-crawler/5jw9x662roe1e50b26i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13007</text:p>
          </table:table-cell>
          <table:table-cell office:value-type="string">
            <text:p>0.00735829</text:p>
          </table:table-cell>
          <table:table-cell/>
        </table:table-row>
        <table:table-row table:style-name="ro2">
          <table:table-cell office:value-type="string">
            <text:p>http://multimediatechnology.at/~fhs33741/web-crawler/xk5jh5oimt65pkk2hyh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9264</text:p>
          </table:table-cell>
          <table:table-cell office:value-type="string">
            <text:p>0.00706603</text:p>
          </table:table-cell>
          <table:table-cell/>
        </table:table-row>
        <table:table-row table:style-name="ro2">
          <table:table-cell office:value-type="string">
            <text:p>http://multimediatechnology.at/~fhs33741/web-crawler/2j5g8wjhu9qnh5nhuj0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57354</text:p>
          </table:table-cell>
          <table:table-cell office:value-type="string">
            <text:p>0.907794</text:p>
          </table:table-cell>
          <table:table-cell/>
        </table:table-row>
        <table:table-row table:style-name="ro2">
          <table:table-cell office:value-type="string">
            <text:p>http://multimediatechnology.at/~fhs33741/web-crawler/rmf5gpqcu3cx2mchjfoo.html</text:p>
          </table:table-cell>
          <table:table-cell office:value-type="string">
            <text:p>good</text:p>
          </table:table-cell>
          <table:table-cell office:value-type="float" office:value="64">
            <text:p>64</text:p>
          </table:table-cell>
          <table:table-cell office:value-type="string">
            <text:p>0.0918445</text:p>
          </table:table-cell>
          <table:table-cell office:value-type="string">
            <text:p>0.906968</text:p>
          </table:table-cell>
          <table:table-cell/>
        </table:table-row>
        <table:table-row table:style-name="ro2">
          <table:table-cell office:value-type="string">
            <text:p>http://multimediatechnology.at/~fhs33741/web-crawler/zdwndt7lhqtdo1qutoo0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51218</text:p>
          </table:table-cell>
          <table:table-cell office:value-type="string">
            <text:p>0.00675267</text:p>
          </table:table-cell>
          <table:table-cell/>
        </table:table-row>
        <table:table-row table:style-name="ro2">
          <table:table-cell office:value-type="string">
            <text:p>http://multimediatechnology.at/~fhs33741/web-crawler/jjh88fwnl2itjb5laxjl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24876</text:p>
          </table:table-cell>
          <table:table-cell office:value-type="string">
            <text:p>0.008345</text:p>
          </table:table-cell>
          <table:table-cell/>
        </table:table-row>
        <table:table-row table:style-name="ro2">
          <table:table-cell office:value-type="string">
            <text:p>http://multimediatechnology.at/~fhs33741/web-crawler/y6zr5rggb0p6odmgdcfb.html</text:p>
          </table:table-cell>
          <table:table-cell office:value-type="string">
            <text:p>good</text:p>
          </table:table-cell>
          <table:table-cell office:value-type="float" office:value="51">
            <text:p>51</text:p>
          </table:table-cell>
          <table:table-cell office:value-type="string">
            <text:p>0.165898</text:p>
          </table:table-cell>
          <table:table-cell office:value-type="string">
            <text:p>0.961757</text:p>
          </table:table-cell>
          <table:table-cell/>
        </table:table-row>
        <table:table-row table:style-name="ro2">
          <table:table-cell office:value-type="string">
            <text:p>http://multimediatechnology.at/~fhs33741/web-crawler/cm4ofr4q1coqnxz82sg7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88763</text:p>
          </table:table-cell>
          <table:table-cell office:value-type="string">
            <text:p>0.0140078</text:p>
          </table:table-cell>
          <table:table-cell/>
        </table:table-row>
        <table:table-row table:style-name="ro2">
          <table:table-cell office:value-type="string">
            <text:p>http://multimediatechnology.at/~fhs33741/web-crawler/q0u5316ldc8p3ogjnc13.html</text:p>
          </table:table-cell>
          <table:table-cell office:value-type="string">
            <text:p>good</text:p>
          </table:table-cell>
          <table:table-cell office:value-type="float" office:value="41">
            <text:p>41</text:p>
          </table:table-cell>
          <table:table-cell office:value-type="string">
            <text:p>0.0730623</text:p>
          </table:table-cell>
          <table:table-cell office:value-type="string">
            <text:p>0.94097</text:p>
          </table:table-cell>
          <table:table-cell/>
        </table:table-row>
        <table:table-row table:style-name="ro2">
          <table:table-cell office:value-type="string">
            <text:p>http://multimediatechnology.at/~fhs33741/web-crawler/y8ayq4i6o46pkz9aeeo7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0305</text:p>
          </table:table-cell>
          <table:table-cell office:value-type="string">
            <text:p>0.00407856</text:p>
          </table:table-cell>
          <table:table-cell/>
        </table:table-row>
        <table:table-row table:style-name="ro2">
          <table:table-cell office:value-type="string">
            <text:p>http://multimediatechnology.at/~fhs33741/web-crawler/so048rjr9lgdqolb3jfm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39533</text:p>
          </table:table-cell>
          <table:table-cell office:value-type="string">
            <text:p>0.00836987</text:p>
          </table:table-cell>
          <table:table-cell/>
        </table:table-row>
        <table:table-row table:style-name="ro2">
          <table:table-cell office:value-type="string">
            <text:p>http://multimediatechnology.at/~fhs33741/web-crawler/cdo7g4w9406h3fzdvf51.html</text:p>
          </table:table-cell>
          <table:table-cell office:value-type="string">
            <text:p>good</text:p>
          </table:table-cell>
          <table:table-cell office:value-type="float" office:value="39">
            <text:p>39</text:p>
          </table:table-cell>
          <table:table-cell office:value-type="string">
            <text:p>0.0989243</text:p>
          </table:table-cell>
          <table:table-cell office:value-type="string">
            <text:p>0.908394</text:p>
          </table:table-cell>
          <table:table-cell/>
        </table:table-row>
        <table:table-row table:style-name="ro2">
          <table:table-cell office:value-type="string">
            <text:p>http://multimediatechnology.at/~fhs33741/web-crawler/ep9fr20z5d9cqw57fgke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69107</text:p>
          </table:table-cell>
          <table:table-cell office:value-type="string">
            <text:p>0.906817</text:p>
          </table:table-cell>
          <table:table-cell/>
        </table:table-row>
        <table:table-row table:style-name="ro2">
          <table:table-cell office:value-type="string">
            <text:p>http://multimediatechnology.at/~fhs33741/web-crawler/62x8qpovi45uwxff8g9e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07929</text:p>
          </table:table-cell>
          <table:table-cell office:value-type="string">
            <text:p>0.911296</text:p>
          </table:table-cell>
          <table:table-cell/>
        </table:table-row>
        <table:table-row table:style-name="ro2">
          <table:table-cell office:value-type="string">
            <text:p>http://multimediatechnology.at/~fhs33741/web-crawler/332ib32mwzjentx3rz5i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07182</text:p>
          </table:table-cell>
          <table:table-cell office:value-type="string">
            <text:p>0.909046</text:p>
          </table:table-cell>
          <table:table-cell/>
        </table:table-row>
        <table:table-row table:style-name="ro2">
          <table:table-cell office:value-type="string">
            <text:p>http://multimediatechnology.at/~fhs33741/web-crawler/9mehnbakg3gfigz3t304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5776</text:p>
          </table:table-cell>
          <table:table-cell office:value-type="string">
            <text:p>0.907132</text:p>
          </table:table-cell>
          <table:table-cell/>
        </table:table-row>
        <table:table-row table:style-name="ro2">
          <table:table-cell office:value-type="string">
            <text:p>http://multimediatechnology.at/~fhs33741/web-crawler/nxs9fqcguty4foj18mim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0795415</text:p>
          </table:table-cell>
          <table:table-cell office:value-type="string">
            <text:p>0.0131479</text:p>
          </table:table-cell>
          <table:table-cell/>
        </table:table-row>
        <table:table-row table:style-name="ro2">
          <table:table-cell office:value-type="string">
            <text:p>http://multimediatechnology.at/~fhs33741/web-crawler/dkozp2upouiay3yfdwp4.html</text:p>
          </table:table-cell>
          <table:table-cell office:value-type="string">
            <text:p>good</text:p>
          </table:table-cell>
          <table:table-cell office:value-type="float" office:value="35">
            <text:p>35</text:p>
          </table:table-cell>
          <table:table-cell office:value-type="string">
            <text:p>0.0591355</text:p>
          </table:table-cell>
          <table:table-cell office:value-type="string">
            <text:p>0.90696</text:p>
          </table:table-cell>
          <table:table-cell/>
        </table:table-row>
        <table:table-row table:style-name="ro2">
          <table:table-cell office:value-type="string">
            <text:p>http://multimediatechnology.at/~fhs33741/web-crawler/hw5dm7xflui2e86hm078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04931</text:p>
          </table:table-cell>
          <table:table-cell office:value-type="string">
            <text:p>0.904171</text:p>
          </table:table-cell>
          <table:table-cell/>
        </table:table-row>
        <table:table-row table:style-name="ro2">
          <table:table-cell office:value-type="string">
            <text:p>http://multimediatechnology.at/~fhs33741/web-crawler/vw8ag4iy35welurhkmbj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79053</text:p>
          </table:table-cell>
          <table:table-cell office:value-type="string">
            <text:p>0.907045</text:p>
          </table:table-cell>
          <table:table-cell/>
        </table:table-row>
        <table:table-row table:style-name="ro2">
          <table:table-cell office:value-type="string">
            <text:p>http://multimediatechnology.at/~fhs33741/web-crawler/me1lmb4jodyxesdhhzm7.html</text:p>
          </table:table-cell>
          <table:table-cell office:value-type="string">
            <text:p>good</text:p>
          </table:table-cell>
          <table:table-cell office:value-type="float" office:value="24">
            <text:p>24</text:p>
          </table:table-cell>
          <table:table-cell office:value-type="string">
            <text:p>0.0448095</text:p>
          </table:table-cell>
          <table:table-cell office:value-type="string">
            <text:p>0.906801</text:p>
          </table:table-cell>
          <table:table-cell/>
        </table:table-row>
        <table:table-row table:style-name="ro2">
          <table:table-cell office:value-type="string">
            <text:p>http://multimediatechnology.at/~fhs33741/web-crawler/9qxtmnmsk02xjbnta4tn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0445753</text:p>
          </table:table-cell>
          <table:table-cell office:value-type="string">
            <text:p>0.00655998</text:p>
          </table:table-cell>
          <table:table-cell/>
        </table:table-row>
        <table:table-row table:style-name="ro2">
          <table:table-cell office:value-type="string">
            <text:p>http://multimediatechnology.at/~fhs33741/web-crawler/kpp29ikbjft5w4k9a1b1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5218</text:p>
          </table:table-cell>
          <table:table-cell office:value-type="string">
            <text:p>0.906793</text:p>
          </table:table-cell>
          <table:table-cell/>
        </table:table-row>
        <table:table-row table:style-name="ro2">
          <table:table-cell office:value-type="string">
            <text:p>http://multimediatechnology.at/~fhs33741/web-crawler/d407lwl17uixxodpx46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24876</text:p>
          </table:table-cell>
          <table:table-cell office:value-type="string">
            <text:p>0.00894128</text:p>
          </table:table-cell>
          <table:table-cell/>
        </table:table-row>
        <table:table-row table:style-name="ro2">
          <table:table-cell office:value-type="string">
            <text:p>http://multimediatechnology.at/~fhs33741/web-crawler/ok2uqq660vlnbg4tu07f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881669</text:p>
          </table:table-cell>
          <table:table-cell office:value-type="string">
            <text:p>0.0143702</text:p>
          </table:table-cell>
          <table:table-cell/>
        </table:table-row>
        <table:table-row table:style-name="ro2">
          <table:table-cell office:value-type="string">
            <text:p>http://multimediatechnology.at/~fhs33741/web-crawler/i3otc85fvfn9dmjg0tqm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4731</text:p>
          </table:table-cell>
          <table:table-cell office:value-type="string">
            <text:p>0.908768</text:p>
          </table:table-cell>
          <table:table-cell/>
        </table:table-row>
        <table:table-row table:style-name="ro2">
          <table:table-cell office:value-type="string">
            <text:p>http://multimediatechnology.at/~fhs33741/web-crawler/ngouhrph2hdreor8bl73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2911</text:p>
          </table:table-cell>
          <table:table-cell office:value-type="string">
            <text:p>0.913603</text:p>
          </table:table-cell>
          <table:table-cell/>
        </table:table-row>
        <table:table-row table:style-name="ro2">
          <table:table-cell office:value-type="string">
            <text:p>http://multimediatechnology.at/~fhs33741/web-crawler/704agoeluefkuk5x9el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804713</text:p>
          </table:table-cell>
          <table:table-cell office:value-type="string">
            <text:p>0.0107208</text:p>
          </table:table-cell>
          <table:table-cell/>
        </table:table-row>
        <table:table-row table:style-name="ro2">
          <table:table-cell office:value-type="string">
            <text:p>http://multimediatechnology.at/~fhs33741/web-crawler/hajy92ukgqfh5dlds8e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292</text:p>
          </table:table-cell>
          <table:table-cell office:value-type="string">
            <text:p>0.904334</text:p>
          </table:table-cell>
          <table:table-cell/>
        </table:table-row>
        <table:table-row table:style-name="ro2">
          <table:table-cell office:value-type="string">
            <text:p>http://multimediatechnology.at/~fhs33741/web-crawler/ppbmfbljzo5tep47tyjx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58674</text:p>
          </table:table-cell>
          <table:table-cell office:value-type="string">
            <text:p>0.00969761</text:p>
          </table:table-cell>
          <table:table-cell/>
        </table:table-row>
        <table:table-row table:style-name="ro2">
          <table:table-cell office:value-type="string">
            <text:p>http://multimediatechnology.at/~fhs33741/web-crawler/f3kz962t6bjuwz19bf81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6083</text:p>
          </table:table-cell>
          <table:table-cell office:value-type="string">
            <text:p>0.90682</text:p>
          </table:table-cell>
          <table:table-cell/>
        </table:table-row>
        <table:table-row table:style-name="ro2">
          <table:table-cell office:value-type="string">
            <text:p>http://multimediatechnology.at/~fhs33741/web-crawler/brbfby49fd5tk5hlywkw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75615</text:p>
          </table:table-cell>
          <table:table-cell office:value-type="string">
            <text:p>0.910071</text:p>
          </table:table-cell>
          <table:table-cell/>
        </table:table-row>
        <table:table-row table:style-name="ro2">
          <table:table-cell office:value-type="string">
            <text:p>http://multimediatechnology.at/~fhs33741/web-crawler/osl9sw2fie6iwy0bzd3v.html</text:p>
          </table:table-cell>
          <table:table-cell office:value-type="string">
            <text:p>good</text:p>
          </table:table-cell>
          <table:table-cell office:value-type="float" office:value="59">
            <text:p>59</text:p>
          </table:table-cell>
          <table:table-cell office:value-type="string">
            <text:p>0.113049</text:p>
          </table:table-cell>
          <table:table-cell office:value-type="string">
            <text:p>0.907882</text:p>
          </table:table-cell>
          <table:table-cell/>
        </table:table-row>
        <table:table-row table:style-name="ro2">
          <table:table-cell office:value-type="string">
            <text:p>http://multimediatechnology.at/~fhs33741/web-crawler/gebv1oy62mkqsu0d5x0o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0617607</text:p>
          </table:table-cell>
          <table:table-cell office:value-type="string">
            <text:p>0.0432457</text:p>
          </table:table-cell>
          <table:table-cell/>
        </table:table-row>
        <table:table-row table:style-name="ro2">
          <table:table-cell office:value-type="string">
            <text:p>http://multimediatechnology.at/~fhs33741/web-crawler/7kfdxft8nnsmcg32lul9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18137</text:p>
          </table:table-cell>
          <table:table-cell office:value-type="string">
            <text:p>0.904282</text:p>
          </table:table-cell>
          <table:table-cell/>
        </table:table-row>
        <table:table-row table:style-name="ro2">
          <table:table-cell office:value-type="string">
            <text:p>http://multimediatechnology.at/~fhs33741/web-crawler/r3rmtx9o0pn90x0a5idp.html</text:p>
          </table:table-cell>
          <table:table-cell office:value-type="string">
            <text:p>good</text:p>
          </table:table-cell>
          <table:table-cell office:value-type="float" office:value="33">
            <text:p>33</text:p>
          </table:table-cell>
          <table:table-cell office:value-type="string">
            <text:p>0.0340604</text:p>
          </table:table-cell>
          <table:table-cell office:value-type="string">
            <text:p>0.90742</text:p>
          </table:table-cell>
          <table:table-cell/>
        </table:table-row>
        <table:table-row table:style-name="ro2">
          <table:table-cell office:value-type="string">
            <text:p>http://multimediatechnology.at/~fhs33741/web-crawler/e1k2q84ajgj7dt88xcnb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20012</text:p>
          </table:table-cell>
          <table:table-cell office:value-type="string">
            <text:p>0.905459</text:p>
          </table:table-cell>
          <table:table-cell/>
        </table:table-row>
        <table:table-row table:style-name="ro2">
          <table:table-cell office:value-type="string">
            <text:p>http://multimediatechnology.at/~fhs33741/web-crawler/rjcng61ogh8lsdl8b1pw.html</text:p>
          </table:table-cell>
          <table:table-cell office:value-type="string">
            <text:p>good</text:p>
          </table:table-cell>
          <table:table-cell office:value-type="float" office:value="44">
            <text:p>44</text:p>
          </table:table-cell>
          <table:table-cell office:value-type="string">
            <text:p>0.107442</text:p>
          </table:table-cell>
          <table:table-cell office:value-type="string">
            <text:p>0.907238</text:p>
          </table:table-cell>
          <table:table-cell/>
        </table:table-row>
        <table:table-row table:style-name="ro2">
          <table:table-cell office:value-type="string">
            <text:p>http://multimediatechnology.at/~fhs33741/web-crawler/34b3cema83atr91n5k7e.html</text:p>
          </table:table-cell>
          <table:table-cell office:value-type="string">
            <text:p>good</text:p>
          </table:table-cell>
          <table:table-cell office:value-type="float" office:value="53">
            <text:p>53</text:p>
          </table:table-cell>
          <table:table-cell office:value-type="string">
            <text:p>0.0575034</text:p>
          </table:table-cell>
          <table:table-cell office:value-type="string">
            <text:p>1.92292</text:p>
          </table:table-cell>
          <table:table-cell/>
        </table:table-row>
        <table:table-row table:style-name="ro2">
          <table:table-cell office:value-type="string">
            <text:p>http://multimediatechnology.at/~fhs33741/web-crawler/u7rd5rkrykgl21w85wep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483795</text:p>
          </table:table-cell>
          <table:table-cell office:value-type="string">
            <text:p>0.0119395</text:p>
          </table:table-cell>
          <table:table-cell/>
        </table:table-row>
        <table:table-row table:style-name="ro2">
          <table:table-cell office:value-type="string">
            <text:p>http://multimediatechnology.at/~fhs33741/web-crawler/bpn5bkxysk95xmni2a1w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953132</text:p>
          </table:table-cell>
          <table:table-cell office:value-type="string">
            <text:p>0.0308674</text:p>
          </table:table-cell>
          <table:table-cell/>
        </table:table-row>
        <table:table-row table:style-name="ro2">
          <table:table-cell office:value-type="string">
            <text:p>http://multimediatechnology.at/~fhs33741/web-crawler/dk7d9yaiw872d0o24j5c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989623</text:p>
          </table:table-cell>
          <table:table-cell office:value-type="string">
            <text:p>0.0306376</text:p>
          </table:table-cell>
          <table:table-cell/>
        </table:table-row>
        <table:table-row table:style-name="ro2">
          <table:table-cell office:value-type="string">
            <text:p>http://multimediatechnology.at/~fhs33741/web-crawler/zgwt6anvjmq8lcmgakt6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147883</text:p>
          </table:table-cell>
          <table:table-cell office:value-type="string">
            <text:p>0.930708</text:p>
          </table:table-cell>
          <table:table-cell/>
        </table:table-row>
        <table:table-row table:style-name="ro2">
          <table:table-cell office:value-type="string">
            <text:p>http://multimediatechnology.at/~fhs33741/web-crawler/i47jsxj6y814mu9qdp4t.html</text:p>
          </table:table-cell>
          <table:table-cell office:value-type="string">
            <text:p>good</text:p>
          </table:table-cell>
          <table:table-cell office:value-type="float" office:value="67">
            <text:p>67</text:p>
          </table:table-cell>
          <table:table-cell office:value-type="string">
            <text:p>0.0892406</text:p>
          </table:table-cell>
          <table:table-cell office:value-type="string">
            <text:p>0.909348</text:p>
          </table:table-cell>
          <table:table-cell/>
        </table:table-row>
        <table:table-row table:style-name="ro2">
          <table:table-cell office:value-type="string">
            <text:p>http://multimediatechnology.at/~fhs33741/web-crawler/9d308vcnjn7rbqs668d9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37806</text:p>
          </table:table-cell>
          <table:table-cell office:value-type="string">
            <text:p>0.909684</text:p>
          </table:table-cell>
          <table:table-cell/>
        </table:table-row>
        <table:table-row table:style-name="ro2">
          <table:table-cell office:value-type="string">
            <text:p>http://multimediatechnology.at/~fhs33741/web-crawler/fs3ro289nhcy8wywfjju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4909</text:p>
          </table:table-cell>
          <table:table-cell office:value-type="string">
            <text:p>0.906992</text:p>
          </table:table-cell>
          <table:table-cell/>
        </table:table-row>
        <table:table-row table:style-name="ro2">
          <table:table-cell office:value-type="string">
            <text:p>http://multimediatechnology.at/~fhs33741/web-crawler/7rkw35g3nmmv84mzyi8o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283725</text:p>
          </table:table-cell>
          <table:table-cell office:value-type="string">
            <text:p>0.930705</text:p>
          </table:table-cell>
          <table:table-cell/>
        </table:table-row>
        <table:table-row table:style-name="ro2">
          <table:table-cell office:value-type="string">
            <text:p>http://multimediatechnology.at/~fhs33741/web-crawler/o7tjtbnjwnru8ige4qpk.html</text:p>
          </table:table-cell>
          <table:table-cell office:value-type="string">
            <text:p>broken</text:p>
          </table:table-cell>
          <table:table-cell office:value-type="float" office:value="25">
            <text:p>25</text:p>
          </table:table-cell>
          <table:table-cell office:value-type="string">
            <text:p>0.0445623</text:p>
          </table:table-cell>
          <table:table-cell office:value-type="string">
            <text:p>0.906579</text:p>
          </table:table-cell>
          <table:table-cell/>
        </table:table-row>
        <table:table-row table:style-name="ro2">
          <table:table-cell office:value-type="string">
            <text:p>http://multimediatechnology.at/~fhs33741/web-crawler/qoy519tntum41hsjzpbo.html</text:p>
          </table:table-cell>
          <table:table-cell office:value-type="string">
            <text:p>broken</text:p>
          </table:table-cell>
          <table:table-cell office:value-type="float" office:value="25">
            <text:p>25</text:p>
          </table:table-cell>
          <table:table-cell office:value-type="string">
            <text:p>0.0799361</text:p>
          </table:table-cell>
          <table:table-cell office:value-type="string">
            <text:p>0.909335</text:p>
          </table:table-cell>
          <table:table-cell/>
        </table:table-row>
        <table:table-row table:style-name="ro2">
          <table:table-cell office:value-type="string">
            <text:p>http://multimediatechnology.at/~fhs33741/web-crawler/liqjqig2myxjd0rp4jpe.html</text:p>
          </table:table-cell>
          <table:table-cell office:value-type="string">
            <text:p>broken</text:p>
          </table:table-cell>
          <table:table-cell office:value-type="float" office:value="25">
            <text:p>25</text:p>
          </table:table-cell>
          <table:table-cell office:value-type="string">
            <text:p>0.0810954</text:p>
          </table:table-cell>
          <table:table-cell office:value-type="string">
            <text:p>0.925703</text:p>
          </table:table-cell>
          <table:table-cell/>
        </table:table-row>
        <table:table-row table:style-name="ro2">
          <table:table-cell office:value-type="string">
            <text:p>http://multimediatechnology.at/~fhs33741/web-crawler/i7p5cutslu8t89pad9wn.html</text:p>
          </table:table-cell>
          <table:table-cell office:value-type="string">
            <text:p>broken</text:p>
          </table:table-cell>
          <table:table-cell office:value-type="float" office:value="25">
            <text:p>25</text:p>
          </table:table-cell>
          <table:table-cell office:value-type="string">
            <text:p>0.0810997</text:p>
          </table:table-cell>
          <table:table-cell office:value-type="string">
            <text:p>0.91002</text:p>
          </table:table-cell>
          <table:table-cell/>
        </table:table-row>
        <table:table-row table:style-name="ro2">
          <table:table-cell office:value-type="string">
            <text:p>http://multimediatechnology.at/~fhs33741/web-crawler/slbf43zu4rarveafcdm7.html</text:p>
          </table:table-cell>
          <table:table-cell office:value-type="string">
            <text:p>good</text:p>
          </table:table-cell>
          <table:table-cell office:value-type="float" office:value="75">
            <text:p>75</text:p>
          </table:table-cell>
          <table:table-cell office:value-type="string">
            <text:p>0.0659361</text:p>
          </table:table-cell>
          <table:table-cell office:value-type="string">
            <text:p>0.932471</text:p>
          </table:table-cell>
          <table:table-cell/>
        </table:table-row>
        <table:table-row table:style-name="ro2">
          <table:table-cell office:value-type="string">
            <text:p>http://multimediatechnology.at/~fhs33741/web-crawler/u10wdqtzbnjt15fm5pdk.html</text:p>
          </table:table-cell>
          <table:table-cell office:value-type="string">
            <text:p>broken</text:p>
          </table:table-cell>
          <table:table-cell office:value-type="float" office:value="25">
            <text:p>25</text:p>
          </table:table-cell>
          <table:table-cell office:value-type="string">
            <text:p>0.040958</text:p>
          </table:table-cell>
          <table:table-cell office:value-type="string">
            <text:p>0.903747</text:p>
          </table:table-cell>
          <table:table-cell/>
        </table:table-row>
        <table:table-row table:style-name="ro2">
          <table:table-cell office:value-type="string">
            <text:p>http://multimediatechnology.at/~fhs33741/web-crawler/rgtxj981qxi4mgop453f.html</text:p>
          </table:table-cell>
          <table:table-cell office:value-type="string">
            <text:p>good</text:p>
          </table:table-cell>
          <table:table-cell office:value-type="float" office:value="28">
            <text:p>28</text:p>
          </table:table-cell>
          <table:table-cell office:value-type="string">
            <text:p>0.103236</text:p>
          </table:table-cell>
          <table:table-cell office:value-type="string">
            <text:p>0.906616</text:p>
          </table:table-cell>
          <table:table-cell/>
        </table:table-row>
        <table:table-row table:style-name="ro2">
          <table:table-cell office:value-type="string">
            <text:p>http://multimediatechnology.at/~fhs33741/web-crawler/5gfo7a25pajf16apolgw.html</text:p>
          </table:table-cell>
          <table:table-cell office:value-type="string">
            <text:p>broken</text:p>
          </table:table-cell>
          <table:table-cell office:value-type="float" office:value="25">
            <text:p>25</text:p>
          </table:table-cell>
          <table:table-cell office:value-type="string">
            <text:p>0.0411388</text:p>
          </table:table-cell>
          <table:table-cell office:value-type="string">
            <text:p>0.909971</text:p>
          </table:table-cell>
          <table:table-cell/>
        </table:table-row>
        <table:table-row table:style-name="ro2">
          <table:table-cell office:value-type="string">
            <text:p>http://multimediatechnology.at/~fhs33741/web-crawler/p2c23ge1ejt3v055cdzo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0491998</text:p>
          </table:table-cell>
          <table:table-cell office:value-type="string">
            <text:p>0.00903858</text:p>
          </table:table-cell>
          <table:table-cell/>
        </table:table-row>
        <table:table-row table:style-name="ro2">
          <table:table-cell office:value-type="string">
            <text:p>http://multimediatechnology.at/~fhs33741/web-crawler/umvfggbdaegpygucxifs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153502</text:p>
          </table:table-cell>
          <table:table-cell office:value-type="string">
            <text:p>0.91282</text:p>
          </table:table-cell>
          <table:table-cell/>
        </table:table-row>
        <table:table-row table:style-name="ro2">
          <table:table-cell office:value-type="string">
            <text:p>http://multimediatechnology.at/~fhs33741/web-crawler/n1qx25vspio8joru7i6g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56329</text:p>
          </table:table-cell>
          <table:table-cell office:value-type="string">
            <text:p>0.909468</text:p>
          </table:table-cell>
          <table:table-cell/>
        </table:table-row>
        <table:table-row table:style-name="ro2">
          <table:table-cell office:value-type="string">
            <text:p>http://multimediatechnology.at/~fhs33741/web-crawler/be496z3d87oqp548hrbe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105092</text:p>
          </table:table-cell>
          <table:table-cell office:value-type="string">
            <text:p>0.935384</text:p>
          </table:table-cell>
          <table:table-cell/>
        </table:table-row>
        <table:table-row table:style-name="ro2">
          <table:table-cell office:value-type="string">
            <text:p>http://multimediatechnology.at/~fhs33741/web-crawler/vi2zknouvtdtq7zbb0t2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56705</text:p>
          </table:table-cell>
          <table:table-cell office:value-type="string">
            <text:p>0.907526</text:p>
          </table:table-cell>
          <table:table-cell/>
        </table:table-row>
        <table:table-row table:style-name="ro2">
          <table:table-cell office:value-type="string">
            <text:p>http://multimediatechnology.at/~fhs33741/web-crawler/ie0fq6yanjq1r1zx8d6a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48352</text:p>
          </table:table-cell>
          <table:table-cell office:value-type="string">
            <text:p>0.907895</text:p>
          </table:table-cell>
          <table:table-cell/>
        </table:table-row>
        <table:table-row table:style-name="ro2">
          <table:table-cell office:value-type="string">
            <text:p>http://multimediatechnology.at/~fhs33741/web-crawler/w0ka4ca1zl4ao1z9aukw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15055</text:p>
          </table:table-cell>
          <table:table-cell office:value-type="string">
            <text:p>0.929724</text:p>
          </table:table-cell>
          <table:table-cell/>
        </table:table-row>
        <table:table-row table:style-name="ro2">
          <table:table-cell office:value-type="string">
            <text:p>http://multimediatechnology.at/~fhs33741/web-crawler/ybdqgtj8o3lm3oqpafwv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10479</text:p>
          </table:table-cell>
          <table:table-cell office:value-type="string">
            <text:p>0.91078</text:p>
          </table:table-cell>
          <table:table-cell/>
        </table:table-row>
        <table:table-row table:style-name="ro2">
          <table:table-cell office:value-type="string">
            <text:p>http://multimediatechnology.at/~fhs33741/web-crawler/ig5xcfpvi8v3xcy8tsyl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60717</text:p>
          </table:table-cell>
          <table:table-cell office:value-type="string">
            <text:p>0.907548</text:p>
          </table:table-cell>
          <table:table-cell/>
        </table:table-row>
        <table:table-row table:style-name="ro2">
          <table:table-cell office:value-type="string">
            <text:p>http://multimediatechnology.at/~fhs33741/web-crawler/rs1448bjblellnqrm576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702548</text:p>
          </table:table-cell>
          <table:table-cell office:value-type="string">
            <text:p>0.00749577</text:p>
          </table:table-cell>
          <table:table-cell/>
        </table:table-row>
        <table:table-row table:style-name="ro2">
          <table:table-cell office:value-type="string">
            <text:p>http://multimediatechnology.at/~fhs33741/web-crawler/24h6wc7anwohxcmb0o3x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77084</text:p>
          </table:table-cell>
          <table:table-cell office:value-type="string">
            <text:p>0.907998</text:p>
          </table:table-cell>
          <table:table-cell/>
        </table:table-row>
        <table:table-row table:style-name="ro2">
          <table:table-cell office:value-type="string">
            <text:p>http://multimediatechnology.at/~fhs33741/web-crawler/r6zlk7s38q9pso0ok8hj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82027</text:p>
          </table:table-cell>
          <table:table-cell office:value-type="string">
            <text:p>0.907632</text:p>
          </table:table-cell>
          <table:table-cell/>
        </table:table-row>
        <table:table-row table:style-name="ro2">
          <table:table-cell office:value-type="string">
            <text:p>http://multimediatechnology.at/~fhs33741/web-crawler/mglkfq0lbzuo1vfkqq7u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84835</text:p>
          </table:table-cell>
          <table:table-cell office:value-type="string">
            <text:p>0.908019</text:p>
          </table:table-cell>
          <table:table-cell/>
        </table:table-row>
        <table:table-row table:style-name="ro2">
          <table:table-cell office:value-type="string">
            <text:p>http://multimediatechnology.at/~fhs33741/web-crawler/7jk0wxhvo1nedzwazetm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28714</text:p>
          </table:table-cell>
          <table:table-cell office:value-type="string">
            <text:p>0.912394</text:p>
          </table:table-cell>
          <table:table-cell/>
        </table:table-row>
        <table:table-row table:style-name="ro2">
          <table:table-cell office:value-type="string">
            <text:p>http://multimediatechnology.at/~fhs33741/web-crawler/dserawg8c6s7ni9332uz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28577</text:p>
          </table:table-cell>
          <table:table-cell office:value-type="string">
            <text:p>0.908181</text:p>
          </table:table-cell>
          <table:table-cell/>
        </table:table-row>
        <table:table-row table:style-name="ro2">
          <table:table-cell office:value-type="string">
            <text:p>http://multimediatechnology.at/~fhs33741/web-crawler/yy0ykz7rurgcb305cvqc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00703261</text:p>
          </table:table-cell>
          <table:table-cell office:value-type="string">
            <text:p>0.0145053</text:p>
          </table:table-cell>
          <table:table-cell/>
        </table:table-row>
        <table:table-row table:style-name="ro2">
          <table:table-cell office:value-type="string">
            <text:p>http://multimediatechnology.at/~fhs33741/web-crawler/euwgfuzvlcvi2oeloisg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551337</text:p>
          </table:table-cell>
          <table:table-cell office:value-type="string">
            <text:p>0.0125264</text:p>
          </table:table-cell>
          <table:table-cell/>
        </table:table-row>
        <table:table-row table:style-name="ro2">
          <table:table-cell office:value-type="string">
            <text:p>http://multimediatechnology.at/~fhs33741/web-crawler/ydccexmb1vh4tpp5246l.html</text:p>
          </table:table-cell>
          <table:table-cell office:value-type="string">
            <text:p>good</text:p>
          </table:table-cell>
          <table:table-cell office:value-type="float" office:value="101">
            <text:p>101</text:p>
          </table:table-cell>
          <table:table-cell office:value-type="string">
            <text:p>0.0337723</text:p>
          </table:table-cell>
          <table:table-cell office:value-type="string">
            <text:p>0.940881</text:p>
          </table:table-cell>
          <table:table-cell/>
        </table:table-row>
        <table:table-row table:style-name="ro2">
          <table:table-cell office:value-type="string">
            <text:p>http://multimediatechnology.at/~fhs33741/web-crawler/i23yscm4w5e2ryvvhv3l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13646</text:p>
          </table:table-cell>
          <table:table-cell office:value-type="string">
            <text:p>0.00761242</text:p>
          </table:table-cell>
          <table:table-cell/>
        </table:table-row>
        <table:table-row table:style-name="ro2">
          <table:table-cell office:value-type="string">
            <text:p>http://multimediatechnology.at/~fhs33741/web-crawler/z7a068xatb4752gzav8c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7095</text:p>
          </table:table-cell>
          <table:table-cell office:value-type="string">
            <text:p>0.00835912</text:p>
          </table:table-cell>
          <table:table-cell/>
        </table:table-row>
        <table:table-row table:style-name="ro2">
          <table:table-cell office:value-type="string">
            <text:p>http://multimediatechnology.at/~fhs33741/web-crawler/nlgtkr3fsfkt0rw0m7b5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73927</text:p>
          </table:table-cell>
          <table:table-cell office:value-type="string">
            <text:p>0.00787203</text:p>
          </table:table-cell>
          <table:table-cell/>
        </table:table-row>
        <table:table-row table:style-name="ro2">
          <table:table-cell office:value-type="string">
            <text:p>http://multimediatechnology.at/~fhs33741/web-crawler/jy628pyz4582hqg5n68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65796</text:p>
          </table:table-cell>
          <table:table-cell office:value-type="string">
            <text:p>0.00884692</text:p>
          </table:table-cell>
          <table:table-cell/>
        </table:table-row>
        <table:table-row table:style-name="ro2">
          <table:table-cell office:value-type="string">
            <text:p>http://multimediatechnology.at/~fhs33741/web-crawler/ont161fu4gjztbgou7zd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39452</text:p>
          </table:table-cell>
          <table:table-cell office:value-type="string">
            <text:p>0.00824639</text:p>
          </table:table-cell>
          <table:table-cell/>
        </table:table-row>
        <table:table-row table:style-name="ro2">
          <table:table-cell office:value-type="string">
            <text:p>http://multimediatechnology.at/~fhs33741/web-crawler/owy25amrtd6ve517adjy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94392</text:p>
          </table:table-cell>
          <table:table-cell office:value-type="string">
            <text:p>0.00700738</text:p>
          </table:table-cell>
          <table:table-cell/>
        </table:table-row>
        <table:table-row table:style-name="ro2">
          <table:table-cell office:value-type="string">
            <text:p>http://multimediatechnology.at/~fhs33741/web-crawler/csroa2mzvk6kukwzvds6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27122</text:p>
          </table:table-cell>
          <table:table-cell office:value-type="string">
            <text:p>0.00753483</text:p>
          </table:table-cell>
          <table:table-cell/>
        </table:table-row>
        <table:table-row table:style-name="ro2">
          <table:table-cell office:value-type="string">
            <text:p>http://multimediatechnology.at/~fhs33741/web-crawler/nklo649ajr2yb6tx5qo2.html</text:p>
          </table:table-cell>
          <table:table-cell office:value-type="string">
            <text:p>good</text:p>
          </table:table-cell>
          <table:table-cell office:value-type="float" office:value="30">
            <text:p>30</text:p>
          </table:table-cell>
          <table:table-cell office:value-type="string">
            <text:p>0.0971956</text:p>
          </table:table-cell>
          <table:table-cell office:value-type="string">
            <text:p>0.90752</text:p>
          </table:table-cell>
          <table:table-cell/>
        </table:table-row>
        <table:table-row table:style-name="ro2">
          <table:table-cell office:value-type="string">
            <text:p>http://multimediatechnology.at/~fhs33741/web-crawler/vfm6xo7ykgiylej6cat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63169</text:p>
          </table:table-cell>
          <table:table-cell office:value-type="string">
            <text:p>0.00548233</text:p>
          </table:table-cell>
          <table:table-cell/>
        </table:table-row>
        <table:table-row table:style-name="ro2">
          <table:table-cell office:value-type="string">
            <text:p>http://multimediatechnology.at/~fhs33741/web-crawler/q2pt5g7kncbtyia1w6ef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94607</text:p>
          </table:table-cell>
          <table:table-cell office:value-type="string">
            <text:p>0.970969</text:p>
          </table:table-cell>
          <table:table-cell/>
        </table:table-row>
        <table:table-row table:style-name="ro2">
          <table:table-cell office:value-type="string">
            <text:p>http://multimediatechnology.at/~fhs33741/web-crawler/1esb9f5ugto7ybzthgak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07368</text:p>
          </table:table-cell>
          <table:table-cell office:value-type="string">
            <text:p>0.910283</text:p>
          </table:table-cell>
          <table:table-cell/>
        </table:table-row>
        <table:table-row table:style-name="ro2">
          <table:table-cell office:value-type="string">
            <text:p>http://multimediatechnology.at/~fhs33741/web-crawler/ppnw8dzeigzf987bfnh3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76419</text:p>
          </table:table-cell>
          <table:table-cell office:value-type="string">
            <text:p>0.90677</text:p>
          </table:table-cell>
          <table:table-cell/>
        </table:table-row>
        <table:table-row table:style-name="ro2">
          <table:table-cell office:value-type="string">
            <text:p>http://multimediatechnology.at/~fhs33741/web-crawler/so2433zuc5b8w6g5el83.html</text:p>
          </table:table-cell>
          <table:table-cell office:value-type="string">
            <text:p>good</text:p>
          </table:table-cell>
          <table:table-cell office:value-type="float" office:value="53">
            <text:p>53</text:p>
          </table:table-cell>
          <table:table-cell office:value-type="string">
            <text:p>0.201715</text:p>
          </table:table-cell>
          <table:table-cell office:value-type="string">
            <text:p>5.90353</text:p>
          </table:table-cell>
          <table:table-cell/>
        </table:table-row>
        <table:table-row table:style-name="ro2">
          <table:table-cell office:value-type="string">
            <text:p>http://multimediatechnology.at/~fhs33741/web-crawler/gz0bofx75nuxnm89nqnz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52985</text:p>
          </table:table-cell>
          <table:table-cell office:value-type="string">
            <text:p>0.90547</text:p>
          </table:table-cell>
          <table:table-cell/>
        </table:table-row>
        <table:table-row table:style-name="ro2">
          <table:table-cell office:value-type="string">
            <text:p>http://multimediatechnology.at/~fhs33741/web-crawler/9nguzbjhfg7lek54sbgg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86884</text:p>
          </table:table-cell>
          <table:table-cell office:value-type="string">
            <text:p>0.907703</text:p>
          </table:table-cell>
          <table:table-cell/>
        </table:table-row>
        <table:table-row table:style-name="ro2">
          <table:table-cell office:value-type="string">
            <text:p>http://multimediatechnology.at/~fhs33741/web-crawler/ejxxg19n8pky5b7wyxaq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06679</text:p>
          </table:table-cell>
          <table:table-cell office:value-type="string">
            <text:p>0.942344</text:p>
          </table:table-cell>
          <table:table-cell/>
        </table:table-row>
        <table:table-row table:style-name="ro2">
          <table:table-cell office:value-type="string">
            <text:p>http://multimediatechnology.at/~fhs33741/web-crawler/byrpl5xce1pj6000wub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33736</text:p>
          </table:table-cell>
          <table:table-cell office:value-type="string">
            <text:p>0.00443685</text:p>
          </table:table-cell>
          <table:table-cell/>
        </table:table-row>
        <table:table-row table:style-name="ro2">
          <table:table-cell office:value-type="string">
            <text:p>http://multimediatechnology.at/~fhs33741/web-crawler/utyos0ukywuzibtfjhi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2668</text:p>
          </table:table-cell>
          <table:table-cell office:value-type="string">
            <text:p>0.00700588</text:p>
          </table:table-cell>
          <table:table-cell/>
        </table:table-row>
        <table:table-row table:style-name="ro2">
          <table:table-cell office:value-type="string">
            <text:p>http://multimediatechnology.at/~fhs33741/web-crawler/dsxiwf1ej7vu0thaacqp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5564</text:p>
          </table:table-cell>
          <table:table-cell office:value-type="string">
            <text:p>0.00719097</text:p>
          </table:table-cell>
          <table:table-cell/>
        </table:table-row>
        <table:table-row table:style-name="ro2">
          <table:table-cell office:value-type="string">
            <text:p>http://multimediatechnology.at/~fhs33741/web-crawler/dlb80ftaeblf2vk8oszc.html</text:p>
          </table:table-cell>
          <table:table-cell office:value-type="string">
            <text:p>good</text:p>
          </table:table-cell>
          <table:table-cell office:value-type="float" office:value="24">
            <text:p>24</text:p>
          </table:table-cell>
          <table:table-cell office:value-type="string">
            <text:p>0.00575935</text:p>
          </table:table-cell>
          <table:table-cell office:value-type="string">
            <text:p>0.0114307</text:p>
          </table:table-cell>
          <table:table-cell/>
        </table:table-row>
        <table:table-row table:style-name="ro2">
          <table:table-cell office:value-type="string">
            <text:p>http://multimediatechnology.at/~fhs33741/web-crawler/rzwuevedytcl1cux8sx6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23279</text:p>
          </table:table-cell>
          <table:table-cell office:value-type="string">
            <text:p>0.00467275</text:p>
          </table:table-cell>
          <table:table-cell/>
        </table:table-row>
        <table:table-row table:style-name="ro2">
          <table:table-cell office:value-type="string">
            <text:p>http://multimediatechnology.at/~fhs33741/web-crawler/3gkxzbw3mbcqkylqwe7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45932</text:p>
          </table:table-cell>
          <table:table-cell office:value-type="string">
            <text:p>0.0077846</text:p>
          </table:table-cell>
          <table:table-cell/>
        </table:table-row>
        <table:table-row table:style-name="ro2">
          <table:table-cell office:value-type="string">
            <text:p>http://multimediatechnology.at/~fhs33741/web-crawler/w3nllu71iwx3xa2h91m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7833</text:p>
          </table:table-cell>
          <table:table-cell office:value-type="string">
            <text:p>0.00739055</text:p>
          </table:table-cell>
          <table:table-cell/>
        </table:table-row>
        <table:table-row table:style-name="ro2">
          <table:table-cell office:value-type="string">
            <text:p>http://multimediatechnology.at/~fhs33741/web-crawler/om3dojiatud6vmr27rj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7973</text:p>
          </table:table-cell>
          <table:table-cell office:value-type="string">
            <text:p>0.00770271</text:p>
          </table:table-cell>
          <table:table-cell/>
        </table:table-row>
        <table:table-row table:style-name="ro2">
          <table:table-cell office:value-type="string">
            <text:p>http://multimediatechnology.at/~fhs33741/web-crawler/xvqwdbcppysluvxi9s1u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6407</text:p>
          </table:table-cell>
          <table:table-cell office:value-type="string">
            <text:p>0.00748431</text:p>
          </table:table-cell>
          <table:table-cell/>
        </table:table-row>
        <table:table-row table:style-name="ro2">
          <table:table-cell office:value-type="string">
            <text:p>http://multimediatechnology.at/~fhs33741/web-crawler/x8udyzjquv6so0il4joe.html</text:p>
          </table:table-cell>
          <table:table-cell office:value-type="string">
            <text:p>good</text:p>
          </table:table-cell>
          <table:table-cell office:value-type="float" office:value="77">
            <text:p>77</text:p>
          </table:table-cell>
          <table:table-cell office:value-type="string">
            <text:p>0.0525724</text:p>
          </table:table-cell>
          <table:table-cell office:value-type="string">
            <text:p>0.958974</text:p>
          </table:table-cell>
          <table:table-cell/>
        </table:table-row>
        <table:table-row table:style-name="ro2">
          <table:table-cell office:value-type="string">
            <text:p>http://multimediatechnology.at/~fhs33741/web-crawler/vq2pz3i3jgnfzr85p4qy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453139</text:p>
          </table:table-cell>
          <table:table-cell office:value-type="string">
            <text:p>0.00675945</text:p>
          </table:table-cell>
          <table:table-cell/>
        </table:table-row>
        <table:table-row table:style-name="ro2">
          <table:table-cell office:value-type="string">
            <text:p>http://multimediatechnology.at/~fhs33741/web-crawler/f5b6v7k1af8mriwy56sy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85901</text:p>
          </table:table-cell>
          <table:table-cell office:value-type="string">
            <text:p>0.0147696</text:p>
          </table:table-cell>
          <table:table-cell/>
        </table:table-row>
        <table:table-row table:style-name="ro2">
          <table:table-cell office:value-type="string">
            <text:p>http://multimediatechnology.at/~fhs33741/web-crawler/fzhnvipohp3ff3aesca4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3955</text:p>
          </table:table-cell>
          <table:table-cell office:value-type="string">
            <text:p>0.913985</text:p>
          </table:table-cell>
          <table:table-cell/>
        </table:table-row>
        <table:table-row table:style-name="ro2">
          <table:table-cell office:value-type="string">
            <text:p>http://multimediatechnology.at/~fhs33741/web-crawler/lfajt3fk2uciy7dngme1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472739</text:p>
          </table:table-cell>
          <table:table-cell office:value-type="string">
            <text:p>0.0067769</text:p>
          </table:table-cell>
          <table:table-cell/>
        </table:table-row>
        <table:table-row table:style-name="ro2">
          <table:table-cell office:value-type="string">
            <text:p>http://multimediatechnology.at/~fhs33741/web-crawler/bdo6cb76ijakuashcp8e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5998</text:p>
          </table:table-cell>
          <table:table-cell office:value-type="string">
            <text:p>0.906721</text:p>
          </table:table-cell>
          <table:table-cell/>
        </table:table-row>
        <table:table-row table:style-name="ro2">
          <table:table-cell office:value-type="string">
            <text:p>http://multimediatechnology.at/~fhs33741/web-crawler/s549vejtszqu5eh412j2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63644</text:p>
          </table:table-cell>
          <table:table-cell office:value-type="string">
            <text:p>0.00831504</text:p>
          </table:table-cell>
          <table:table-cell/>
        </table:table-row>
        <table:table-row table:style-name="ro2">
          <table:table-cell office:value-type="string">
            <text:p>http://multimediatechnology.at/~fhs33741/web-crawler/2c1tb87ad7wklz7g46yg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687736</text:p>
          </table:table-cell>
          <table:table-cell office:value-type="string">
            <text:p>0.904299</text:p>
          </table:table-cell>
          <table:table-cell/>
        </table:table-row>
        <table:table-row table:style-name="ro2">
          <table:table-cell office:value-type="string">
            <text:p>http://multimediatechnology.at/~fhs33741/web-crawler/8laceboh8y4wbpo2ixuz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865304</text:p>
          </table:table-cell>
          <table:table-cell office:value-type="string">
            <text:p>0.023401</text:p>
          </table:table-cell>
          <table:table-cell/>
        </table:table-row>
        <table:table-row table:style-name="ro2">
          <table:table-cell office:value-type="string">
            <text:p>http://multimediatechnology.at/~fhs33741/web-crawler/1tsfq6x2boz5gcagpm91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36113</text:p>
          </table:table-cell>
          <table:table-cell office:value-type="string">
            <text:p>0.907732</text:p>
          </table:table-cell>
          <table:table-cell/>
        </table:table-row>
        <table:table-row table:style-name="ro2">
          <table:table-cell office:value-type="string">
            <text:p>http://multimediatechnology.at/~fhs33741/web-crawler/m5zcuz49h49h36f46awl.html</text:p>
          </table:table-cell>
          <table:table-cell office:value-type="string">
            <text:p>good</text:p>
          </table:table-cell>
          <table:table-cell office:value-type="float" office:value="24">
            <text:p>24</text:p>
          </table:table-cell>
          <table:table-cell office:value-type="string">
            <text:p>0.0806011</text:p>
          </table:table-cell>
          <table:table-cell office:value-type="string">
            <text:p>0.90741</text:p>
          </table:table-cell>
          <table:table-cell/>
        </table:table-row>
        <table:table-row table:style-name="ro2">
          <table:table-cell office:value-type="string">
            <text:p>http://multimediatechnology.at/~fhs33741/web-crawler/oj7v4u0yvtzizbbj69bs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698533</text:p>
          </table:table-cell>
          <table:table-cell office:value-type="string">
            <text:p>0.904901</text:p>
          </table:table-cell>
          <table:table-cell/>
        </table:table-row>
        <table:table-row table:style-name="ro2">
          <table:table-cell office:value-type="string">
            <text:p>http://multimediatechnology.at/~fhs33741/web-crawler/gy2s9pjkhag19gi88qed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20568</text:p>
          </table:table-cell>
          <table:table-cell office:value-type="string">
            <text:p>0.906795</text:p>
          </table:table-cell>
          <table:table-cell/>
        </table:table-row>
        <table:table-row table:style-name="ro2">
          <table:table-cell office:value-type="string">
            <text:p>http://multimediatechnology.at/~fhs33741/web-crawler/ul4sp527jrfygvz1sexw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22466</text:p>
          </table:table-cell>
          <table:table-cell office:value-type="string">
            <text:p>0.907135</text:p>
          </table:table-cell>
          <table:table-cell/>
        </table:table-row>
        <table:table-row table:style-name="ro2">
          <table:table-cell office:value-type="string">
            <text:p>http://multimediatechnology.at/~fhs33741/web-crawler/ynmbuu99xa4pi8xtib4g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686474</text:p>
          </table:table-cell>
          <table:table-cell office:value-type="string">
            <text:p>0.903952</text:p>
          </table:table-cell>
          <table:table-cell/>
        </table:table-row>
        <table:table-row table:style-name="ro2">
          <table:table-cell office:value-type="string">
            <text:p>http://multimediatechnology.at/~fhs33741/web-crawler/i040atzuwckzxhvyhp24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503739</text:p>
          </table:table-cell>
          <table:table-cell office:value-type="string">
            <text:p>0.906977</text:p>
          </table:table-cell>
          <table:table-cell/>
        </table:table-row>
        <table:table-row table:style-name="ro2">
          <table:table-cell office:value-type="string">
            <text:p>http://multimediatechnology.at/~fhs33741/web-crawler/wnfk9gxt8ncx574phokg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136839</text:p>
          </table:table-cell>
          <table:table-cell office:value-type="string">
            <text:p>0.907118</text:p>
          </table:table-cell>
          <table:table-cell/>
        </table:table-row>
        <table:table-row table:style-name="ro2">
          <table:table-cell office:value-type="string">
            <text:p>http://multimediatechnology.at/~fhs33741/web-crawler/h6kud4dm9t7gtnd4q9x2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904246</text:p>
          </table:table-cell>
          <table:table-cell office:value-type="string">
            <text:p>0.912316</text:p>
          </table:table-cell>
          <table:table-cell/>
        </table:table-row>
        <table:table-row table:style-name="ro2">
          <table:table-cell office:value-type="string">
            <text:p>http://multimediatechnology.at/~fhs33741/web-crawler/z164ybmdt2x1e346jbvu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137482</text:p>
          </table:table-cell>
          <table:table-cell office:value-type="string">
            <text:p>0.907168</text:p>
          </table:table-cell>
          <table:table-cell/>
        </table:table-row>
        <table:table-row table:style-name="ro2">
          <table:table-cell office:value-type="string">
            <text:p>http://multimediatechnology.at/~fhs33741/web-crawler/ml6ydu0rp74132on1d71.html</text:p>
          </table:table-cell>
          <table:table-cell office:value-type="string">
            <text:p>good</text:p>
          </table:table-cell>
          <table:table-cell office:value-type="float" office:value="65">
            <text:p>65</text:p>
          </table:table-cell>
          <table:table-cell office:value-type="string">
            <text:p>0.0614258</text:p>
          </table:table-cell>
          <table:table-cell office:value-type="string">
            <text:p>0.912292</text:p>
          </table:table-cell>
          <table:table-cell/>
        </table:table-row>
        <table:table-row table:style-name="ro2">
          <table:table-cell office:value-type="string">
            <text:p>http://multimediatechnology.at/~fhs33741/web-crawler/7ce33gdrj9543oxofjqa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0486344</text:p>
          </table:table-cell>
          <table:table-cell office:value-type="string">
            <text:p>0.0125493</text:p>
          </table:table-cell>
          <table:table-cell/>
        </table:table-row>
        <table:table-row table:style-name="ro2">
          <table:table-cell office:value-type="string">
            <text:p>http://multimediatechnology.at/~fhs33741/web-crawler/w7ezm1g3w3xyu5lvaxsb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476312</text:p>
          </table:table-cell>
          <table:table-cell office:value-type="string">
            <text:p>0.9043</text:p>
          </table:table-cell>
          <table:table-cell/>
        </table:table-row>
        <table:table-row table:style-name="ro2">
          <table:table-cell office:value-type="string">
            <text:p>http://multimediatechnology.at/~fhs33741/web-crawler/u6kj4qr8fn07vaam4jk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026</text:p>
          </table:table-cell>
          <table:table-cell office:value-type="string">
            <text:p>0.907308</text:p>
          </table:table-cell>
          <table:table-cell/>
        </table:table-row>
        <table:table-row table:style-name="ro2">
          <table:table-cell office:value-type="string">
            <text:p>http://multimediatechnology.at/~fhs33741/web-crawler/6p60uv7hcp40rgza6wg1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16889</text:p>
          </table:table-cell>
          <table:table-cell office:value-type="string">
            <text:p>0.00795178</text:p>
          </table:table-cell>
          <table:table-cell/>
        </table:table-row>
        <table:table-row table:style-name="ro2">
          <table:table-cell office:value-type="string">
            <text:p>http://multimediatechnology.at/~fhs33741/web-crawler/5zbdd3tdl7fbmsnf2owb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45037</text:p>
          </table:table-cell>
          <table:table-cell office:value-type="string">
            <text:p>0.908295</text:p>
          </table:table-cell>
          <table:table-cell/>
        </table:table-row>
        <table:table-row table:style-name="ro2">
          <table:table-cell office:value-type="string">
            <text:p>http://multimediatechnology.at/~fhs33741/web-crawler/fuiwocv00nh71c7xdikc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16753</text:p>
          </table:table-cell>
          <table:table-cell office:value-type="string">
            <text:p>0.00785822</text:p>
          </table:table-cell>
          <table:table-cell/>
        </table:table-row>
        <table:table-row table:style-name="ro2">
          <table:table-cell office:value-type="string">
            <text:p>http://multimediatechnology.at/~fhs33741/web-crawler/esgr0o68n99xuw6w0n3o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9365</text:p>
          </table:table-cell>
          <table:table-cell office:value-type="string">
            <text:p>0.0105185</text:p>
          </table:table-cell>
          <table:table-cell/>
        </table:table-row>
        <table:table-row table:style-name="ro2">
          <table:table-cell office:value-type="string">
            <text:p>http://multimediatechnology.at/~fhs33741/web-crawler/qmq6cx15thjjsgk49be7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050608</text:p>
          </table:table-cell>
          <table:table-cell office:value-type="string">
            <text:p>0.903584</text:p>
          </table:table-cell>
          <table:table-cell/>
        </table:table-row>
        <table:table-row table:style-name="ro2">
          <table:table-cell office:value-type="string">
            <text:p>http://multimediatechnology.at/~fhs33741/web-crawler/z9aj3gifjnd280s30wdb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049472</text:p>
          </table:table-cell>
          <table:table-cell office:value-type="string">
            <text:p>0.903539</text:p>
          </table:table-cell>
          <table:table-cell/>
        </table:table-row>
        <table:table-row table:style-name="ro2">
          <table:table-cell office:value-type="string">
            <text:p>http://multimediatechnology.at/~fhs33741/web-crawler/224yo0rvejnrah4kl85l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47901</text:p>
          </table:table-cell>
          <table:table-cell office:value-type="string">
            <text:p>0.0299624</text:p>
          </table:table-cell>
          <table:table-cell/>
        </table:table-row>
        <table:table-row table:style-name="ro2">
          <table:table-cell office:value-type="string">
            <text:p>http://multimediatechnology.at/~fhs33741/web-crawler/0h0vtmj9avgo6yeyr8xo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10315</text:p>
          </table:table-cell>
          <table:table-cell office:value-type="string">
            <text:p>0.004363</text:p>
          </table:table-cell>
          <table:table-cell/>
        </table:table-row>
        <table:table-row table:style-name="ro2">
          <table:table-cell office:value-type="string">
            <text:p>http://multimediatechnology.at/~fhs33741/web-crawler/a7m1d02853x0l4c19s4v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8703</text:p>
          </table:table-cell>
          <table:table-cell office:value-type="string">
            <text:p>0.906983</text:p>
          </table:table-cell>
          <table:table-cell/>
        </table:table-row>
        <table:table-row table:style-name="ro2">
          <table:table-cell office:value-type="string">
            <text:p>http://multimediatechnology.at/~fhs33741/web-crawler/sjsh7bztnk5cu4gclaol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09284</text:p>
          </table:table-cell>
          <table:table-cell office:value-type="string">
            <text:p>0.00745254</text:p>
          </table:table-cell>
          <table:table-cell/>
        </table:table-row>
        <table:table-row table:style-name="ro2">
          <table:table-cell office:value-type="string">
            <text:p>http://multimediatechnology.at/~fhs33741/web-crawler/kjlsv5gfgstzv738o1j1.html</text:p>
          </table:table-cell>
          <table:table-cell office:value-type="string">
            <text:p>good</text:p>
          </table:table-cell>
          <table:table-cell office:value-type="float" office:value="37">
            <text:p>37</text:p>
          </table:table-cell>
          <table:table-cell office:value-type="string">
            <text:p>0.0567492</text:p>
          </table:table-cell>
          <table:table-cell office:value-type="string">
            <text:p>0.961419</text:p>
          </table:table-cell>
          <table:table-cell/>
        </table:table-row>
        <table:table-row table:style-name="ro2">
          <table:table-cell office:value-type="string">
            <text:p>http://multimediatechnology.at/~fhs33741/web-crawler/wfwu8opt9z9dc557yo0l.html</text:p>
          </table:table-cell>
          <table:table-cell office:value-type="string">
            <text:p>good</text:p>
          </table:table-cell>
          <table:table-cell office:value-type="float" office:value="25">
            <text:p>25</text:p>
          </table:table-cell>
          <table:table-cell office:value-type="string">
            <text:p>0.0417054</text:p>
          </table:table-cell>
          <table:table-cell office:value-type="string">
            <text:p>0.906994</text:p>
          </table:table-cell>
          <table:table-cell/>
        </table:table-row>
        <table:table-row table:style-name="ro2">
          <table:table-cell office:value-type="string">
            <text:p>http://multimediatechnology.at/~fhs33741/web-crawler/df3zv3qpvybklp4my9dk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398877</text:p>
          </table:table-cell>
          <table:table-cell office:value-type="string">
            <text:p>0.00437147</text:p>
          </table:table-cell>
          <table:table-cell/>
        </table:table-row>
        <table:table-row table:style-name="ro2">
          <table:table-cell office:value-type="string">
            <text:p>http://multimediatechnology.at/~fhs33741/web-crawler/11wlypzyqla4vjn7l4a7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457907</text:p>
          </table:table-cell>
          <table:table-cell office:value-type="string">
            <text:p>0.91198</text:p>
          </table:table-cell>
          <table:table-cell/>
        </table:table-row>
        <table:table-row table:style-name="ro2">
          <table:table-cell office:value-type="string">
            <text:p>http://multimediatechnology.at/~fhs33741/web-crawler/74uz085tdinyhzneocwj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846</text:p>
          </table:table-cell>
          <table:table-cell office:value-type="string">
            <text:p>0.907528</text:p>
          </table:table-cell>
          <table:table-cell/>
        </table:table-row>
        <table:table-row table:style-name="ro2">
          <table:table-cell office:value-type="string">
            <text:p>http://multimediatechnology.at/~fhs33741/web-crawler/8s9fbcjn56lx29h8mp51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00763894</text:p>
          </table:table-cell>
          <table:table-cell office:value-type="string">
            <text:p>0.012005</text:p>
          </table:table-cell>
          <table:table-cell/>
        </table:table-row>
        <table:table-row table:style-name="ro2">
          <table:table-cell office:value-type="string">
            <text:p>http://multimediatechnology.at/~fhs33741/web-crawler/h15eppgda66resy81hz8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061831</text:p>
          </table:table-cell>
          <table:table-cell office:value-type="string">
            <text:p>0.911221</text:p>
          </table:table-cell>
          <table:table-cell/>
        </table:table-row>
        <table:table-row table:style-name="ro2">
          <table:table-cell office:value-type="string">
            <text:p>http://multimediatechnology.at/~fhs33741/web-crawler/tikrxnoieh6q8umx6mxh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81449</text:p>
          </table:table-cell>
          <table:table-cell office:value-type="string">
            <text:p>0.907004</text:p>
          </table:table-cell>
          <table:table-cell/>
        </table:table-row>
        <table:table-row table:style-name="ro2">
          <table:table-cell office:value-type="string">
            <text:p>http://multimediatechnology.at/~fhs33741/web-crawler/khp24rswz3tdb4nsav7r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142569</text:p>
          </table:table-cell>
          <table:table-cell office:value-type="string">
            <text:p>0.904478</text:p>
          </table:table-cell>
          <table:table-cell/>
        </table:table-row>
        <table:table-row table:style-name="ro2">
          <table:table-cell office:value-type="string">
            <text:p>http://multimediatechnology.at/~fhs33741/web-crawler/ofzqsze9qm01m4csfvyf.html</text:p>
          </table:table-cell>
          <table:table-cell office:value-type="string">
            <text:p>good</text:p>
          </table:table-cell>
          <table:table-cell office:value-type="float" office:value="48">
            <text:p>48</text:p>
          </table:table-cell>
          <table:table-cell office:value-type="string">
            <text:p>0.0630708</text:p>
          </table:table-cell>
          <table:table-cell office:value-type="string">
            <text:p>0.906592</text:p>
          </table:table-cell>
          <table:table-cell/>
        </table:table-row>
        <table:table-row table:style-name="ro2">
          <table:table-cell office:value-type="string">
            <text:p>http://multimediatechnology.at/~fhs33741/web-crawler/qlkjyr0vquinmtd1xfxb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414037</text:p>
          </table:table-cell>
          <table:table-cell office:value-type="string">
            <text:p>0.00496045</text:p>
          </table:table-cell>
          <table:table-cell/>
        </table:table-row>
        <table:table-row table:style-name="ro2">
          <table:table-cell office:value-type="string">
            <text:p>http://multimediatechnology.at/~fhs33741/web-crawler/8h5yn177ln7lwgmthdwp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524151</text:p>
          </table:table-cell>
          <table:table-cell office:value-type="string">
            <text:p>0.0126484</text:p>
          </table:table-cell>
          <table:table-cell/>
        </table:table-row>
        <table:table-row table:style-name="ro2">
          <table:table-cell office:value-type="string">
            <text:p>http://multimediatechnology.at/~fhs33741/web-crawler/t1nrmvndsrxqhcqp6y70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6663</text:p>
          </table:table-cell>
          <table:table-cell office:value-type="string">
            <text:p>0.90682</text:p>
          </table:table-cell>
          <table:table-cell/>
        </table:table-row>
        <table:table-row table:style-name="ro2">
          <table:table-cell office:value-type="string">
            <text:p>http://multimediatechnology.at/~fhs33741/web-crawler/u8swfqkpdhf702gqexty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5075</text:p>
          </table:table-cell>
          <table:table-cell office:value-type="string">
            <text:p>0.906979</text:p>
          </table:table-cell>
          <table:table-cell/>
        </table:table-row>
        <table:table-row table:style-name="ro2">
          <table:table-cell office:value-type="string">
            <text:p>http://multimediatechnology.at/~fhs33741/web-crawler/ywj8bgqdiior81iq4eu0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145835</text:p>
          </table:table-cell>
          <table:table-cell office:value-type="string">
            <text:p>0.907583</text:p>
          </table:table-cell>
          <table:table-cell/>
        </table:table-row>
        <table:table-row table:style-name="ro2">
          <table:table-cell office:value-type="string">
            <text:p>http://multimediatechnology.at/~fhs33741/web-crawler/jv3wctttd4d6a7f7tjud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258</text:p>
          </table:table-cell>
          <table:table-cell office:value-type="string">
            <text:p>0.906852</text:p>
          </table:table-cell>
          <table:table-cell/>
        </table:table-row>
        <table:table-row table:style-name="ro2">
          <table:table-cell office:value-type="string">
            <text:p>http://multimediatechnology.at/~fhs33741/web-crawler/u9zk7l7k5ctx328la6ok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163</text:p>
          </table:table-cell>
          <table:table-cell office:value-type="string">
            <text:p>0.906968</text:p>
          </table:table-cell>
          <table:table-cell/>
        </table:table-row>
        <table:table-row table:style-name="ro2">
          <table:table-cell office:value-type="string">
            <text:p>http://multimediatechnology.at/~fhs33741/web-crawler/49slj89d92bj43xnrqeo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0904</text:p>
          </table:table-cell>
          <table:table-cell office:value-type="string">
            <text:p>0.907887</text:p>
          </table:table-cell>
          <table:table-cell/>
        </table:table-row>
        <table:table-row table:style-name="ro2">
          <table:table-cell office:value-type="string">
            <text:p>http://multimediatechnology.at/~fhs33741/web-crawler/xex6a124e8g484xi1t1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22543</text:p>
          </table:table-cell>
          <table:table-cell office:value-type="string">
            <text:p>0.00782652</text:p>
          </table:table-cell>
          <table:table-cell/>
        </table:table-row>
        <table:table-row table:style-name="ro2">
          <table:table-cell office:value-type="string">
            <text:p>http://multimediatechnology.at/~fhs33741/web-crawler/upjjg4sw1hcw2hrmq8g6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23474</text:p>
          </table:table-cell>
          <table:table-cell office:value-type="string">
            <text:p>0.00786755</text:p>
          </table:table-cell>
          <table:table-cell/>
        </table:table-row>
        <table:table-row table:style-name="ro2">
          <table:table-cell office:value-type="string">
            <text:p>http://multimediatechnology.at/~fhs33741/web-crawler/72pwxga8d83969p4k87u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3649</text:p>
          </table:table-cell>
          <table:table-cell office:value-type="string">
            <text:p>0.907546</text:p>
          </table:table-cell>
          <table:table-cell/>
        </table:table-row>
        <table:table-row table:style-name="ro2">
          <table:table-cell office:value-type="string">
            <text:p>http://multimediatechnology.at/~fhs33741/web-crawler/zeng4mvt3gstseu8ayrk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40524</text:p>
          </table:table-cell>
          <table:table-cell office:value-type="string">
            <text:p>0.00474907</text:p>
          </table:table-cell>
          <table:table-cell/>
        </table:table-row>
        <table:table-row table:style-name="ro2">
          <table:table-cell office:value-type="string">
            <text:p>http://multimediatechnology.at/~fhs33741/web-crawler/rgo70wr619cl3q51vgnd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6767</text:p>
          </table:table-cell>
          <table:table-cell office:value-type="string">
            <text:p>0.912993</text:p>
          </table:table-cell>
          <table:table-cell/>
        </table:table-row>
        <table:table-row table:style-name="ro2">
          <table:table-cell office:value-type="string">
            <text:p>http://multimediatechnology.at/~fhs33741/web-crawler/3d6k77mriiv8n4rutuuw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15249</text:p>
          </table:table-cell>
          <table:table-cell office:value-type="string">
            <text:p>0.00772062</text:p>
          </table:table-cell>
          <table:table-cell/>
        </table:table-row>
        <table:table-row table:style-name="ro2">
          <table:table-cell office:value-type="string">
            <text:p>http://multimediatechnology.at/~fhs33741/web-crawler/zoykuniz5aelf8r90vr3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45705</text:p>
          </table:table-cell>
          <table:table-cell office:value-type="string">
            <text:p>0.00810866</text:p>
          </table:table-cell>
          <table:table-cell/>
        </table:table-row>
        <table:table-row table:style-name="ro2">
          <table:table-cell office:value-type="string">
            <text:p>http://multimediatechnology.at/~fhs33741/web-crawler/v3ev92k4zzi3tnt8357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71152</text:p>
          </table:table-cell>
          <table:table-cell office:value-type="string">
            <text:p>0.00979317</text:p>
          </table:table-cell>
          <table:table-cell/>
        </table:table-row>
        <table:table-row table:style-name="ro2">
          <table:table-cell office:value-type="string">
            <text:p>http://multimediatechnology.at/~fhs33741/web-crawler/648y7yuc2r3ggi5wxvuc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2358</text:p>
          </table:table-cell>
          <table:table-cell office:value-type="string">
            <text:p>0.908505</text:p>
          </table:table-cell>
          <table:table-cell/>
        </table:table-row>
        <table:table-row table:style-name="ro2">
          <table:table-cell office:value-type="string">
            <text:p>http://multimediatechnology.at/~fhs33741/web-crawler/xnk046lx4ikybvdcliao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874</text:p>
          </table:table-cell>
          <table:table-cell office:value-type="string">
            <text:p>0.906944</text:p>
          </table:table-cell>
          <table:table-cell/>
        </table:table-row>
        <table:table-row table:style-name="ro2">
          <table:table-cell office:value-type="string">
            <text:p>http://multimediatechnology.at/~fhs33741/web-crawler/ska3kn1mq57ieqdna0ts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291</text:p>
          </table:table-cell>
          <table:table-cell office:value-type="string">
            <text:p>0.907108</text:p>
          </table:table-cell>
          <table:table-cell/>
        </table:table-row>
        <table:table-row table:style-name="ro2">
          <table:table-cell office:value-type="string">
            <text:p>http://multimediatechnology.at/~fhs33741/web-crawler/t5wpdlv1sn2qf1nnehrj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437925</text:p>
          </table:table-cell>
          <table:table-cell office:value-type="string">
            <text:p>0.0056382</text:p>
          </table:table-cell>
          <table:table-cell/>
        </table:table-row>
        <table:table-row table:style-name="ro2">
          <table:table-cell office:value-type="string">
            <text:p>http://multimediatechnology.at/~fhs33741/web-crawler/88peacptrenktnf5lnq8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93203</text:p>
          </table:table-cell>
          <table:table-cell office:value-type="string">
            <text:p>0.0114024</text:p>
          </table:table-cell>
          <table:table-cell/>
        </table:table-row>
        <table:table-row table:style-name="ro2">
          <table:table-cell office:value-type="string">
            <text:p>http://multimediatechnology.at/~fhs33741/web-crawler/4p2mt6mia51b53hptdkt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2828</text:p>
          </table:table-cell>
          <table:table-cell office:value-type="string">
            <text:p>0.929421</text:p>
          </table:table-cell>
          <table:table-cell/>
        </table:table-row>
        <table:table-row table:style-name="ro2">
          <table:table-cell office:value-type="string">
            <text:p>http://multimediatechnology.at/~fhs33741/web-crawler/wmjj94s6tv3fiyfgfetn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81356</text:p>
          </table:table-cell>
          <table:table-cell office:value-type="string">
            <text:p>0.00780727</text:p>
          </table:table-cell>
          <table:table-cell/>
        </table:table-row>
        <table:table-row table:style-name="ro2">
          <table:table-cell office:value-type="string">
            <text:p>http://multimediatechnology.at/~fhs33741/web-crawler/bj4at3sqq3ic1oyekhzt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38842</text:p>
          </table:table-cell>
          <table:table-cell office:value-type="string">
            <text:p>0.00599818</text:p>
          </table:table-cell>
          <table:table-cell/>
        </table:table-row>
        <table:table-row table:style-name="ro2">
          <table:table-cell office:value-type="string">
            <text:p>http://multimediatechnology.at/~fhs33741/web-crawler/zauxde854gkhw7ycs5zd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459917</text:p>
          </table:table-cell>
          <table:table-cell office:value-type="string">
            <text:p>0.93194</text:p>
          </table:table-cell>
          <table:table-cell/>
        </table:table-row>
        <table:table-row table:style-name="ro2">
          <table:table-cell office:value-type="string">
            <text:p>http://multimediatechnology.at/~fhs33741/web-crawler/0qcbe5svjaslb3yxrvun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541275</text:p>
          </table:table-cell>
          <table:table-cell office:value-type="string">
            <text:p>0.0113219</text:p>
          </table:table-cell>
          <table:table-cell/>
        </table:table-row>
        <table:table-row table:style-name="ro2">
          <table:table-cell office:value-type="string">
            <text:p>http://multimediatechnology.at/~fhs33741/web-crawler/wf3ux7j1uhhqnltoc3jp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838713</text:p>
          </table:table-cell>
          <table:table-cell office:value-type="string">
            <text:p>0.0116532</text:p>
          </table:table-cell>
          <table:table-cell/>
        </table:table-row>
        <table:table-row table:style-name="ro2">
          <table:table-cell office:value-type="string">
            <text:p>http://multimediatechnology.at/~fhs33741/web-crawler/i699bptxycm4hctws4j0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24209</text:p>
          </table:table-cell>
          <table:table-cell office:value-type="string">
            <text:p>0.00754152</text:p>
          </table:table-cell>
          <table:table-cell/>
        </table:table-row>
        <table:table-row table:style-name="ro2">
          <table:table-cell office:value-type="string">
            <text:p>http://multimediatechnology.at/~fhs33741/web-crawler/9cifv35l2icoaolzveo6.html</text:p>
          </table:table-cell>
          <table:table-cell office:value-type="string">
            <text:p>good</text:p>
          </table:table-cell>
          <table:table-cell office:value-type="float" office:value="64">
            <text:p>64</text:p>
          </table:table-cell>
          <table:table-cell office:value-type="string">
            <text:p>0.0479499</text:p>
          </table:table-cell>
          <table:table-cell office:value-type="string">
            <text:p>0.907258</text:p>
          </table:table-cell>
          <table:table-cell/>
        </table:table-row>
        <table:table-row table:style-name="ro2">
          <table:table-cell office:value-type="string">
            <text:p>http://multimediatechnology.at/~fhs33741/web-crawler/ce362qgk2u1fvyksfnm5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146243</text:p>
          </table:table-cell>
          <table:table-cell office:value-type="string">
            <text:p>0.904985</text:p>
          </table:table-cell>
          <table:table-cell/>
        </table:table-row>
        <table:table-row table:style-name="ro2">
          <table:table-cell office:value-type="string">
            <text:p>http://multimediatechnology.at/~fhs33741/web-crawler/edtynj9k56yrg01heimm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18642</text:p>
          </table:table-cell>
          <table:table-cell office:value-type="string">
            <text:p>0.904558</text:p>
          </table:table-cell>
          <table:table-cell/>
        </table:table-row>
        <table:table-row table:style-name="ro2">
          <table:table-cell office:value-type="string">
            <text:p>http://multimediatechnology.at/~fhs33741/web-crawler/1cmji1oyohkoigtlh9qn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0606178</text:p>
          </table:table-cell>
          <table:table-cell office:value-type="string">
            <text:p>0.903835</text:p>
          </table:table-cell>
          <table:table-cell/>
        </table:table-row>
        <table:table-row table:style-name="ro2">
          <table:table-cell office:value-type="string">
            <text:p>http://multimediatechnology.at/~fhs33741/web-crawler/yo7t7ggv81datehei81i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0453042</text:p>
          </table:table-cell>
          <table:table-cell office:value-type="string">
            <text:p>0.00785794</text:p>
          </table:table-cell>
          <table:table-cell/>
        </table:table-row>
        <table:table-row table:style-name="ro2">
          <table:table-cell office:value-type="string">
            <text:p>http://multimediatechnology.at/~fhs33741/web-crawler/3387wepepf5y7v3xlsaw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501425</text:p>
          </table:table-cell>
          <table:table-cell office:value-type="string">
            <text:p>0.906884</text:p>
          </table:table-cell>
          <table:table-cell/>
        </table:table-row>
        <table:table-row table:style-name="ro2">
          <table:table-cell office:value-type="string">
            <text:p>http://multimediatechnology.at/~fhs33741/web-crawler/0meb584we2ftx4mcrx3h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132712</text:p>
          </table:table-cell>
          <table:table-cell office:value-type="string">
            <text:p>0.93415</text:p>
          </table:table-cell>
          <table:table-cell/>
        </table:table-row>
        <table:table-row table:style-name="ro2">
          <table:table-cell office:value-type="string">
            <text:p>http://multimediatechnology.at/~fhs33741/web-crawler/s4x0svwarl3gr1pyau1e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0481135</text:p>
          </table:table-cell>
          <table:table-cell office:value-type="string">
            <text:p>0.010248</text:p>
          </table:table-cell>
          <table:table-cell/>
        </table:table-row>
        <table:table-row table:style-name="ro2">
          <table:table-cell office:value-type="string">
            <text:p>http://multimediatechnology.at/~fhs33741/web-crawler/f3g291dwmwj8to1o4m8r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489435</text:p>
          </table:table-cell>
          <table:table-cell office:value-type="string">
            <text:p>0.917654</text:p>
          </table:table-cell>
          <table:table-cell/>
        </table:table-row>
        <table:table-row table:style-name="ro2">
          <table:table-cell office:value-type="string">
            <text:p>http://multimediatechnology.at/~fhs33741/web-crawler/vyhwou19qawz9bmwat5d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895008</text:p>
          </table:table-cell>
          <table:table-cell office:value-type="string">
            <text:p>0.908342</text:p>
          </table:table-cell>
          <table:table-cell/>
        </table:table-row>
        <table:table-row table:style-name="ro2">
          <table:table-cell office:value-type="string">
            <text:p>http://multimediatechnology.at/~fhs33741/web-crawler/r9k4qd0a2p35z6wqzggg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176614</text:p>
          </table:table-cell>
          <table:table-cell office:value-type="string">
            <text:p>1.00964</text:p>
          </table:table-cell>
          <table:table-cell/>
        </table:table-row>
        <table:table-row table:style-name="ro2">
          <table:table-cell office:value-type="string">
            <text:p>http://multimediatechnology.at/~fhs33741/web-crawler/nzz2kzatynragppw980a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131043</text:p>
          </table:table-cell>
          <table:table-cell office:value-type="string">
            <text:p>0.907986</text:p>
          </table:table-cell>
          <table:table-cell/>
        </table:table-row>
        <table:table-row table:style-name="ro2">
          <table:table-cell office:value-type="string">
            <text:p>http://multimediatechnology.at/~fhs33741/web-crawler/xkzymg2rlf6b6z6ld5o4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130657</text:p>
          </table:table-cell>
          <table:table-cell office:value-type="string">
            <text:p>0.91242</text:p>
          </table:table-cell>
          <table:table-cell/>
        </table:table-row>
        <table:table-row table:style-name="ro2">
          <table:table-cell office:value-type="string">
            <text:p>http://multimediatechnology.at/~fhs33741/web-crawler/ghb1eyilvm7z1t6z8ydo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428027</text:p>
          </table:table-cell>
          <table:table-cell office:value-type="string">
            <text:p>0.00639135</text:p>
          </table:table-cell>
          <table:table-cell/>
        </table:table-row>
        <table:table-row table:style-name="ro2">
          <table:table-cell office:value-type="string">
            <text:p>http://multimediatechnology.at/~fhs33741/web-crawler/ajzrhd63c6gvqb4ie485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89903</text:p>
          </table:table-cell>
          <table:table-cell office:value-type="string">
            <text:p>0.907257</text:p>
          </table:table-cell>
          <table:table-cell/>
        </table:table-row>
        <table:table-row table:style-name="ro2">
          <table:table-cell office:value-type="string">
            <text:p>http://multimediatechnology.at/~fhs33741/web-crawler/q75mqi1g677pqzqdo5sm.html</text:p>
          </table:table-cell>
          <table:table-cell office:value-type="string">
            <text:p>good</text:p>
          </table:table-cell>
          <table:table-cell office:value-type="float" office:value="48">
            <text:p>48</text:p>
          </table:table-cell>
          <table:table-cell office:value-type="string">
            <text:p>0.0246546</text:p>
          </table:table-cell>
          <table:table-cell office:value-type="string">
            <text:p>0.906605</text:p>
          </table:table-cell>
          <table:table-cell/>
        </table:table-row>
        <table:table-row table:style-name="ro2">
          <table:table-cell office:value-type="string">
            <text:p>http://multimediatechnology.at/~fhs33741/web-crawler/6n72h860q72thqajpo08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515779</text:p>
          </table:table-cell>
          <table:table-cell office:value-type="string">
            <text:p>0.0154811</text:p>
          </table:table-cell>
          <table:table-cell/>
        </table:table-row>
        <table:table-row table:style-name="ro2">
          <table:table-cell office:value-type="string">
            <text:p>http://multimediatechnology.at/~fhs33741/web-crawler/g1markq8etbjfjbpwz86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47188</text:p>
          </table:table-cell>
          <table:table-cell office:value-type="string">
            <text:p>0.00991729</text:p>
          </table:table-cell>
          <table:table-cell/>
        </table:table-row>
        <table:table-row table:style-name="ro2">
          <table:table-cell office:value-type="string">
            <text:p>http://multimediatechnology.at/~fhs33741/web-crawler/o4h68t99ac5pfv061rgs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41508</text:p>
          </table:table-cell>
          <table:table-cell office:value-type="string">
            <text:p>0.00899466</text:p>
          </table:table-cell>
          <table:table-cell/>
        </table:table-row>
        <table:table-row table:style-name="ro2">
          <table:table-cell office:value-type="string">
            <text:p>http://multimediatechnology.at/~fhs33741/web-crawler/im9pb4h4un8e4y70zhdz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67814</text:p>
          </table:table-cell>
          <table:table-cell office:value-type="string">
            <text:p>0.903831</text:p>
          </table:table-cell>
          <table:table-cell/>
        </table:table-row>
        <table:table-row table:style-name="ro2">
          <table:table-cell office:value-type="string">
            <text:p>http://multimediatechnology.at/~fhs33741/web-crawler/iojkg16eil092ddu736o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98195</text:p>
          </table:table-cell>
          <table:table-cell office:value-type="string">
            <text:p>0.0133679</text:p>
          </table:table-cell>
          <table:table-cell/>
        </table:table-row>
        <table:table-row table:style-name="ro2">
          <table:table-cell office:value-type="string">
            <text:p>http://multimediatechnology.at/~fhs33741/web-crawler/j5wzncgg6x9rl2j0slzi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0459958</text:p>
          </table:table-cell>
          <table:table-cell office:value-type="string">
            <text:p>0.00817386</text:p>
          </table:table-cell>
          <table:table-cell/>
        </table:table-row>
        <table:table-row table:style-name="ro2">
          <table:table-cell office:value-type="string">
            <text:p>http://multimediatechnology.at/~fhs33741/web-crawler/s3udini1e45gv917n5ty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431204</text:p>
          </table:table-cell>
          <table:table-cell office:value-type="string">
            <text:p>0.906679</text:p>
          </table:table-cell>
          <table:table-cell/>
        </table:table-row>
        <table:table-row table:style-name="ro2">
          <table:table-cell office:value-type="string">
            <text:p>http://multimediatechnology.at/~fhs33741/web-crawler/oi1od0ak49aovh6ijiay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180686</text:p>
          </table:table-cell>
          <table:table-cell office:value-type="string">
            <text:p>0.912767</text:p>
          </table:table-cell>
          <table:table-cell/>
        </table:table-row>
        <table:table-row table:style-name="ro2">
          <table:table-cell office:value-type="string">
            <text:p>http://multimediatechnology.at/~fhs33741/web-crawler/j5j55tj2euchyhww6sm6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774885</text:p>
          </table:table-cell>
          <table:table-cell office:value-type="string">
            <text:p>0.907592</text:p>
          </table:table-cell>
          <table:table-cell/>
        </table:table-row>
        <table:table-row table:style-name="ro2">
          <table:table-cell office:value-type="string">
            <text:p>http://multimediatechnology.at/~fhs33741/web-crawler/0zbpxyfff4ur0sx3ct71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0470248</text:p>
          </table:table-cell>
          <table:table-cell office:value-type="string">
            <text:p>0.00906057</text:p>
          </table:table-cell>
          <table:table-cell/>
        </table:table-row>
        <table:table-row table:style-name="ro2">
          <table:table-cell office:value-type="string">
            <text:p>http://multimediatechnology.at/~fhs33741/web-crawler/n97gv27txlopzrmggluf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147968</text:p>
          </table:table-cell>
          <table:table-cell office:value-type="string">
            <text:p>0.909667</text:p>
          </table:table-cell>
          <table:table-cell/>
        </table:table-row>
        <table:table-row table:style-name="ro2">
          <table:table-cell office:value-type="string">
            <text:p>http://multimediatechnology.at/~fhs33741/web-crawler/4980pttr1mrmvbutnz46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404618</text:p>
          </table:table-cell>
          <table:table-cell office:value-type="string">
            <text:p>0.929498</text:p>
          </table:table-cell>
          <table:table-cell/>
        </table:table-row>
        <table:table-row table:style-name="ro2">
          <table:table-cell office:value-type="string">
            <text:p>http://multimediatechnology.at/~fhs33741/web-crawler/vzv3mf8q9w3cxu6amr8a.html</text:p>
          </table:table-cell>
          <table:table-cell office:value-type="string">
            <text:p>good</text:p>
          </table:table-cell>
          <table:table-cell office:value-type="float" office:value="16">
            <text:p>16</text:p>
          </table:table-cell>
          <table:table-cell office:value-type="string">
            <text:p>0.11816</text:p>
          </table:table-cell>
          <table:table-cell office:value-type="string">
            <text:p>0.908358</text:p>
          </table:table-cell>
          <table:table-cell/>
        </table:table-row>
        <table:table-row table:style-name="ro2">
          <table:table-cell office:value-type="string">
            <text:p>http://multimediatechnology.at/~fhs33741/web-crawler/mh1u5fgy9cr1632gizd6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73172</text:p>
          </table:table-cell>
          <table:table-cell office:value-type="string">
            <text:p>1.02923</text:p>
          </table:table-cell>
          <table:table-cell/>
        </table:table-row>
        <table:table-row table:style-name="ro2">
          <table:table-cell office:value-type="string">
            <text:p>http://multimediatechnology.at/~fhs33741/web-crawler/ze039682b4a30zyhuxt4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88496</text:p>
          </table:table-cell>
          <table:table-cell office:value-type="string">
            <text:p>0.933862</text:p>
          </table:table-cell>
          <table:table-cell/>
        </table:table-row>
        <table:table-row table:style-name="ro2">
          <table:table-cell office:value-type="string">
            <text:p>http://multimediatechnology.at/~fhs33741/web-crawler/baybqll8s4nqnefyp84m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0772165</text:p>
          </table:table-cell>
          <table:table-cell office:value-type="string">
            <text:p>0.907417</text:p>
          </table:table-cell>
          <table:table-cell/>
        </table:table-row>
        <table:table-row table:style-name="ro2">
          <table:table-cell office:value-type="string">
            <text:p>http://multimediatechnology.at/~fhs33741/web-crawler/xr3zv9lb3aver1lkywj9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51615</text:p>
          </table:table-cell>
          <table:table-cell office:value-type="string">
            <text:p>0.905972</text:p>
          </table:table-cell>
          <table:table-cell/>
        </table:table-row>
        <table:table-row table:style-name="ro2">
          <table:table-cell office:value-type="string">
            <text:p>http://multimediatechnology.at/~fhs33741/web-crawler/cx66d3imxmr7h5ecwxcw.html</text:p>
          </table:table-cell>
          <table:table-cell office:value-type="string">
            <text:p>good</text:p>
          </table:table-cell>
          <table:table-cell office:value-type="float" office:value="38">
            <text:p>38</text:p>
          </table:table-cell>
          <table:table-cell office:value-type="string">
            <text:p>0.0789169</text:p>
          </table:table-cell>
          <table:table-cell office:value-type="string">
            <text:p>0.911459</text:p>
          </table:table-cell>
          <table:table-cell/>
        </table:table-row>
        <table:table-row table:style-name="ro2">
          <table:table-cell office:value-type="string">
            <text:p>http://multimediatechnology.at/~fhs33741/web-crawler/alllodlgvswyrph4dt8z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3141</text:p>
          </table:table-cell>
          <table:table-cell office:value-type="string">
            <text:p>0.937165</text:p>
          </table:table-cell>
          <table:table-cell/>
        </table:table-row>
        <table:table-row table:style-name="ro2">
          <table:table-cell office:value-type="string">
            <text:p>http://multimediatechnology.at/~fhs33741/web-crawler/8mksc72zaa0hbsu0dtbr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123961</text:p>
          </table:table-cell>
          <table:table-cell office:value-type="string">
            <text:p>0.0615658</text:p>
          </table:table-cell>
          <table:table-cell/>
        </table:table-row>
        <table:table-row table:style-name="ro2">
          <table:table-cell office:value-type="string">
            <text:p>http://multimediatechnology.at/~fhs33741/web-crawler/yev6e39owf4f5s4kb5b8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1307</text:p>
          </table:table-cell>
          <table:table-cell office:value-type="string">
            <text:p>0.907205</text:p>
          </table:table-cell>
          <table:table-cell/>
        </table:table-row>
        <table:table-row table:style-name="ro2">
          <table:table-cell office:value-type="string">
            <text:p>http://multimediatechnology.at/~fhs33741/web-crawler/ez5qmm051kknwjii67cs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47474</text:p>
          </table:table-cell>
          <table:table-cell office:value-type="string">
            <text:p>0.903731</text:p>
          </table:table-cell>
          <table:table-cell/>
        </table:table-row>
        <table:table-row table:style-name="ro2">
          <table:table-cell office:value-type="string">
            <text:p>http://multimediatechnology.at/~fhs33741/web-crawler/deps0w0gggea8taoqi98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52077</text:p>
          </table:table-cell>
          <table:table-cell office:value-type="string">
            <text:p>0.908321</text:p>
          </table:table-cell>
          <table:table-cell/>
        </table:table-row>
        <table:table-row table:style-name="ro2">
          <table:table-cell office:value-type="string">
            <text:p>http://multimediatechnology.at/~fhs33741/web-crawler/crgyzt7dzgz20fzapsgg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91538</text:p>
          </table:table-cell>
          <table:table-cell office:value-type="string">
            <text:p>0.907073</text:p>
          </table:table-cell>
          <table:table-cell/>
        </table:table-row>
        <table:table-row table:style-name="ro2">
          <table:table-cell office:value-type="string">
            <text:p>http://multimediatechnology.at/~fhs33741/web-crawler/9vrvatmrmbd81fv2zejz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570631</text:p>
          </table:table-cell>
          <table:table-cell office:value-type="string">
            <text:p>0.0204895</text:p>
          </table:table-cell>
          <table:table-cell/>
        </table:table-row>
        <table:table-row table:style-name="ro2">
          <table:table-cell office:value-type="string">
            <text:p>http://multimediatechnology.at/~fhs33741/web-crawler/rczmmmjw86egbyx5wkdj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481046</text:p>
          </table:table-cell>
          <table:table-cell office:value-type="string">
            <text:p>0.012287</text:p>
          </table:table-cell>
          <table:table-cell/>
        </table:table-row>
        <table:table-row table:style-name="ro2">
          <table:table-cell office:value-type="string">
            <text:p>http://multimediatechnology.at/~fhs33741/web-crawler/35nu5tietlmvofuheq09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77733</text:p>
          </table:table-cell>
          <table:table-cell office:value-type="string">
            <text:p>0.904011</text:p>
          </table:table-cell>
          <table:table-cell/>
        </table:table-row>
        <table:table-row table:style-name="ro2">
          <table:table-cell office:value-type="string">
            <text:p>http://multimediatechnology.at/~fhs33741/web-crawler/xcgpubhd75owqs4bybbs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27467</text:p>
          </table:table-cell>
          <table:table-cell office:value-type="string">
            <text:p>0.909805</text:p>
          </table:table-cell>
          <table:table-cell/>
        </table:table-row>
        <table:table-row table:style-name="ro2">
          <table:table-cell office:value-type="string">
            <text:p>http://multimediatechnology.at/~fhs33741/web-crawler/yz4ruxk4i61t9wnwfpyu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74482</text:p>
          </table:table-cell>
          <table:table-cell office:value-type="string">
            <text:p>0.908329</text:p>
          </table:table-cell>
          <table:table-cell/>
        </table:table-row>
        <table:table-row table:style-name="ro2">
          <table:table-cell office:value-type="string">
            <text:p>http://multimediatechnology.at/~fhs33741/web-crawler/4peg134dhhsifxpyyu2y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5005</text:p>
          </table:table-cell>
          <table:table-cell office:value-type="string">
            <text:p>0.913726</text:p>
          </table:table-cell>
          <table:table-cell/>
        </table:table-row>
        <table:table-row table:style-name="ro2">
          <table:table-cell office:value-type="string">
            <text:p>http://multimediatechnology.at/~fhs33741/web-crawler/96du688nyg6g4h6hzv0i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790567</text:p>
          </table:table-cell>
          <table:table-cell office:value-type="string">
            <text:p>0.0133167</text:p>
          </table:table-cell>
          <table:table-cell/>
        </table:table-row>
        <table:table-row table:style-name="ro2">
          <table:table-cell office:value-type="string">
            <text:p>http://multimediatechnology.at/~fhs33741/web-crawler/a9o10ug3dfwpb16z1cxc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30937</text:p>
          </table:table-cell>
          <table:table-cell office:value-type="string">
            <text:p>0.957287</text:p>
          </table:table-cell>
          <table:table-cell/>
        </table:table-row>
        <table:table-row table:style-name="ro2">
          <table:table-cell office:value-type="string">
            <text:p>http://multimediatechnology.at/~fhs33741/web-crawler/sny2qruk8c5p0n2brzf2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76467</text:p>
          </table:table-cell>
          <table:table-cell office:value-type="string">
            <text:p>0.909516</text:p>
          </table:table-cell>
          <table:table-cell/>
        </table:table-row>
        <table:table-row table:style-name="ro2">
          <table:table-cell office:value-type="string">
            <text:p>http://multimediatechnology.at/~fhs33741/web-crawler/673sayy4h0h599z0d5of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29919</text:p>
          </table:table-cell>
          <table:table-cell office:value-type="string">
            <text:p>0.907294</text:p>
          </table:table-cell>
          <table:table-cell/>
        </table:table-row>
        <table:table-row table:style-name="ro2">
          <table:table-cell office:value-type="string">
            <text:p>http://multimediatechnology.at/~fhs33741/web-crawler/cx9wzpoj5x36c8o4qf2b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31802</text:p>
          </table:table-cell>
          <table:table-cell office:value-type="string">
            <text:p>0.973215</text:p>
          </table:table-cell>
          <table:table-cell/>
        </table:table-row>
        <table:table-row table:style-name="ro2">
          <table:table-cell office:value-type="string">
            <text:p>http://multimediatechnology.at/~fhs33741/web-crawler/i7fb5ajbkizdjr2zxc0a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5644</text:p>
          </table:table-cell>
          <table:table-cell office:value-type="string">
            <text:p>0.904665</text:p>
          </table:table-cell>
          <table:table-cell/>
        </table:table-row>
        <table:table-row table:style-name="ro2">
          <table:table-cell office:value-type="string">
            <text:p>http://multimediatechnology.at/~fhs33741/web-crawler/vtxuv566p98qlharp3eu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58711</text:p>
          </table:table-cell>
          <table:table-cell office:value-type="string">
            <text:p>0.00956389</text:p>
          </table:table-cell>
          <table:table-cell/>
        </table:table-row>
        <table:table-row table:style-name="ro2">
          <table:table-cell office:value-type="string">
            <text:p>http://multimediatechnology.at/~fhs33741/web-crawler/1p1u44cv4kuiye642i58.html</text:p>
          </table:table-cell>
          <table:table-cell office:value-type="string">
            <text:p>good</text:p>
          </table:table-cell>
          <table:table-cell office:value-type="float" office:value="9">
            <text:p>9</text:p>
          </table:table-cell>
          <table:table-cell office:value-type="string">
            <text:p>0.0065733</text:p>
          </table:table-cell>
          <table:table-cell office:value-type="string">
            <text:p>0.0070506</text:p>
          </table:table-cell>
          <table:table-cell/>
        </table:table-row>
        <table:table-row table:style-name="ro2">
          <table:table-cell office:value-type="string">
            <text:p>http://multimediatechnology.at/~fhs33741/web-crawler/wxs6ron8nl4fyg40h97u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7347</text:p>
          </table:table-cell>
          <table:table-cell office:value-type="string">
            <text:p>0.92929</text:p>
          </table:table-cell>
          <table:table-cell/>
        </table:table-row>
        <table:table-row table:style-name="ro2">
          <table:table-cell office:value-type="string">
            <text:p>http://multimediatechnology.at/~fhs33741/web-crawler/f684b6x2jgtmyjp0l39i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12141</text:p>
          </table:table-cell>
          <table:table-cell office:value-type="string">
            <text:p>0.00755825</text:p>
          </table:table-cell>
          <table:table-cell/>
        </table:table-row>
        <table:table-row table:style-name="ro2">
          <table:table-cell office:value-type="string">
            <text:p>http://multimediatechnology.at/~fhs33741/web-crawler/0430p1h9ct3qi0p99cdk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4139</text:p>
          </table:table-cell>
          <table:table-cell office:value-type="string">
            <text:p>0.904524</text:p>
          </table:table-cell>
          <table:table-cell/>
        </table:table-row>
        <table:table-row table:style-name="ro2">
          <table:table-cell office:value-type="string">
            <text:p>http://multimediatechnology.at/~fhs33741/web-crawler/29rz6kzez42mshpbmys4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5764</text:p>
          </table:table-cell>
          <table:table-cell office:value-type="string">
            <text:p>0.960017</text:p>
          </table:table-cell>
          <table:table-cell/>
        </table:table-row>
        <table:table-row table:style-name="ro2">
          <table:table-cell office:value-type="string">
            <text:p>http://multimediatechnology.at/~fhs33741/web-crawler/5km7svdhpdgsjk2wkr8e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3631</text:p>
          </table:table-cell>
          <table:table-cell office:value-type="string">
            <text:p>0.964309</text:p>
          </table:table-cell>
          <table:table-cell/>
        </table:table-row>
        <table:table-row table:style-name="ro2">
          <table:table-cell office:value-type="string">
            <text:p>http://multimediatechnology.at/~fhs33741/web-crawler/3uw80bffcjx0u2l6home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7107</text:p>
          </table:table-cell>
          <table:table-cell office:value-type="string">
            <text:p>0.906885</text:p>
          </table:table-cell>
          <table:table-cell/>
        </table:table-row>
        <table:table-row table:style-name="ro2">
          <table:table-cell office:value-type="string">
            <text:p>http://multimediatechnology.at/~fhs33741/web-crawler/v4bbag8se6m1rs8it2j7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43217</text:p>
          </table:table-cell>
          <table:table-cell office:value-type="string">
            <text:p>0.00821605</text:p>
          </table:table-cell>
          <table:table-cell/>
        </table:table-row>
        <table:table-row table:style-name="ro2">
          <table:table-cell office:value-type="string">
            <text:p>http://multimediatechnology.at/~fhs33741/web-crawler/t1xfggbuinakcq6ezfe6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26204</text:p>
          </table:table-cell>
          <table:table-cell office:value-type="string">
            <text:p>0.00754119</text:p>
          </table:table-cell>
          <table:table-cell/>
        </table:table-row>
        <table:table-row table:style-name="ro2">
          <table:table-cell office:value-type="string">
            <text:p>http://multimediatechnology.at/~fhs33741/web-crawler/tdqikorn3er6ksz2jibj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372</text:p>
          </table:table-cell>
          <table:table-cell office:value-type="string">
            <text:p>0.907182</text:p>
          </table:table-cell>
          <table:table-cell/>
        </table:table-row>
        <table:table-row table:style-name="ro2">
          <table:table-cell office:value-type="string">
            <text:p>http://multimediatechnology.at/~fhs33741/web-crawler/aa7cwp7s2210vsevm4fo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156594</text:p>
          </table:table-cell>
          <table:table-cell office:value-type="string">
            <text:p>0.906751</text:p>
          </table:table-cell>
          <table:table-cell/>
        </table:table-row>
        <table:table-row table:style-name="ro2">
          <table:table-cell office:value-type="string">
            <text:p>http://multimediatechnology.at/~fhs33741/web-crawler/ppwffaezxi7nikabg7j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0498</text:p>
          </table:table-cell>
          <table:table-cell office:value-type="string">
            <text:p>0.00508279</text:p>
          </table:table-cell>
          <table:table-cell/>
        </table:table-row>
        <table:table-row table:style-name="ro2">
          <table:table-cell office:value-type="string">
            <text:p>http://multimediatechnology.at/~fhs33741/web-crawler/am41g64rgnvp0sh4x571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057</text:p>
          </table:table-cell>
          <table:table-cell office:value-type="string">
            <text:p>0.907103</text:p>
          </table:table-cell>
          <table:table-cell/>
        </table:table-row>
        <table:table-row table:style-name="ro2">
          <table:table-cell office:value-type="string">
            <text:p>http://multimediatechnology.at/~fhs33741/web-crawler/gnfxjtxp86tjrh896ofr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13611</text:p>
          </table:table-cell>
          <table:table-cell office:value-type="string">
            <text:p>0.007748</text:p>
          </table:table-cell>
          <table:table-cell/>
        </table:table-row>
        <table:table-row table:style-name="ro2">
          <table:table-cell office:value-type="string">
            <text:p>http://multimediatechnology.at/~fhs33741/web-crawler/3ioyxkm5ucogden7pov5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971481</text:p>
          </table:table-cell>
          <table:table-cell office:value-type="string">
            <text:p>0.0226403</text:p>
          </table:table-cell>
          <table:table-cell/>
        </table:table-row>
        <table:table-row table:style-name="ro2">
          <table:table-cell office:value-type="string">
            <text:p>http://multimediatechnology.at/~fhs33741/web-crawler/cwji0dfyzi17ksnyi4nx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40298</text:p>
          </table:table-cell>
          <table:table-cell office:value-type="string">
            <text:p>0.00826344</text:p>
          </table:table-cell>
          <table:table-cell/>
        </table:table-row>
        <table:table-row table:style-name="ro2">
          <table:table-cell office:value-type="string">
            <text:p>http://multimediatechnology.at/~fhs33741/web-crawler/jsh1cg6c6stdx10f6lxl.html</text:p>
          </table:table-cell>
          <table:table-cell office:value-type="string">
            <text:p>good</text:p>
          </table:table-cell>
          <table:table-cell office:value-type="float" office:value="24">
            <text:p>24</text:p>
          </table:table-cell>
          <table:table-cell office:value-type="string">
            <text:p>0.0823087</text:p>
          </table:table-cell>
          <table:table-cell office:value-type="string">
            <text:p>0.908518</text:p>
          </table:table-cell>
          <table:table-cell/>
        </table:table-row>
        <table:table-row table:style-name="ro2">
          <table:table-cell office:value-type="string">
            <text:p>http://multimediatechnology.at/~fhs33741/web-crawler/734nn3jhjodgjqdz8dbs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0507145</text:p>
          </table:table-cell>
          <table:table-cell office:value-type="string">
            <text:p>0.00983759</text:p>
          </table:table-cell>
          <table:table-cell/>
        </table:table-row>
        <table:table-row table:style-name="ro2">
          <table:table-cell office:value-type="string">
            <text:p>http://multimediatechnology.at/~fhs33741/web-crawler/3y8iq5a0kwjdn36gkkz6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55966</text:p>
          </table:table-cell>
          <table:table-cell office:value-type="string">
            <text:p>0.911183</text:p>
          </table:table-cell>
          <table:table-cell/>
        </table:table-row>
        <table:table-row table:style-name="ro2">
          <table:table-cell office:value-type="string">
            <text:p>http://multimediatechnology.at/~fhs33741/web-crawler/jqdyj4foom84h3a4834z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21108</text:p>
          </table:table-cell>
          <table:table-cell office:value-type="string">
            <text:p>0.915722</text:p>
          </table:table-cell>
          <table:table-cell/>
        </table:table-row>
        <table:table-row table:style-name="ro2">
          <table:table-cell office:value-type="string">
            <text:p>http://multimediatechnology.at/~fhs33741/web-crawler/kkrscvfe3ffv3yjooqh7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0496367</text:p>
          </table:table-cell>
          <table:table-cell office:value-type="string">
            <text:p>0.00931412</text:p>
          </table:table-cell>
          <table:table-cell/>
        </table:table-row>
        <table:table-row table:style-name="ro2">
          <table:table-cell office:value-type="string">
            <text:p>http://multimediatechnology.at/~fhs33741/web-crawler/qyetxnvcvjid1wntd32p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0841634</text:p>
          </table:table-cell>
          <table:table-cell office:value-type="string">
            <text:p>0.011024</text:p>
          </table:table-cell>
          <table:table-cell/>
        </table:table-row>
        <table:table-row table:style-name="ro2">
          <table:table-cell office:value-type="string">
            <text:p>http://multimediatechnology.at/~fhs33741/web-crawler/b6jsa18fy3g83oqk2cis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41382</text:p>
          </table:table-cell>
          <table:table-cell office:value-type="string">
            <text:p>0.910256</text:p>
          </table:table-cell>
          <table:table-cell/>
        </table:table-row>
        <table:table-row table:style-name="ro2">
          <table:table-cell office:value-type="string">
            <text:p>http://multimediatechnology.at/~fhs33741/web-crawler/0wkeejh8gt4gepwscmzq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2041</text:p>
          </table:table-cell>
          <table:table-cell office:value-type="string">
            <text:p>0.907703</text:p>
          </table:table-cell>
          <table:table-cell/>
        </table:table-row>
        <table:table-row table:style-name="ro2">
          <table:table-cell office:value-type="string">
            <text:p>http://multimediatechnology.at/~fhs33741/web-crawler/f1funlewlg00dvv9oem0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21397</text:p>
          </table:table-cell>
          <table:table-cell office:value-type="string">
            <text:p>0.907666</text:p>
          </table:table-cell>
          <table:table-cell/>
        </table:table-row>
        <table:table-row table:style-name="ro2">
          <table:table-cell office:value-type="string">
            <text:p>http://multimediatechnology.at/~fhs33741/web-crawler/8os0jtb41mby6t5dz2va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810883</text:p>
          </table:table-cell>
          <table:table-cell office:value-type="string">
            <text:p>0.011629</text:p>
          </table:table-cell>
          <table:table-cell/>
        </table:table-row>
        <table:table-row table:style-name="ro2">
          <table:table-cell office:value-type="string">
            <text:p>http://multimediatechnology.at/~fhs33741/web-crawler/slkjo29d485zadpor11g.html</text:p>
          </table:table-cell>
          <table:table-cell office:value-type="string">
            <text:p>good</text:p>
          </table:table-cell>
          <table:table-cell office:value-type="float" office:value="38">
            <text:p>38</text:p>
          </table:table-cell>
          <table:table-cell office:value-type="string">
            <text:p>0.076912</text:p>
          </table:table-cell>
          <table:table-cell office:value-type="string">
            <text:p>0.90766</text:p>
          </table:table-cell>
          <table:table-cell/>
        </table:table-row>
        <table:table-row table:style-name="ro2">
          <table:table-cell office:value-type="string">
            <text:p>http://multimediatechnology.at/~fhs33741/web-crawler/2zo1vupdozaqs0q87ytb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5001</text:p>
          </table:table-cell>
          <table:table-cell office:value-type="string">
            <text:p>0.910948</text:p>
          </table:table-cell>
          <table:table-cell/>
        </table:table-row>
        <table:table-row table:style-name="ro2">
          <table:table-cell office:value-type="string">
            <text:p>http://multimediatechnology.at/~fhs33741/web-crawler/13mvhona0385y1aq9uk1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0966386</text:p>
          </table:table-cell>
          <table:table-cell office:value-type="string">
            <text:p>0.906501</text:p>
          </table:table-cell>
          <table:table-cell/>
        </table:table-row>
        <table:table-row table:style-name="ro2">
          <table:table-cell office:value-type="string">
            <text:p>http://multimediatechnology.at/~fhs33741/web-crawler/y7rx0w3hd33zh66r0nu3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48913</text:p>
          </table:table-cell>
          <table:table-cell office:value-type="string">
            <text:p>0.0105432</text:p>
          </table:table-cell>
          <table:table-cell/>
        </table:table-row>
        <table:table-row table:style-name="ro2">
          <table:table-cell office:value-type="string">
            <text:p>http://multimediatechnology.at/~fhs33741/web-crawler/tppwj2f9zlv5wpf8o4xo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767048</text:p>
          </table:table-cell>
          <table:table-cell office:value-type="string">
            <text:p>0.0109046</text:p>
          </table:table-cell>
          <table:table-cell/>
        </table:table-row>
        <table:table-row table:style-name="ro2">
          <table:table-cell office:value-type="string">
            <text:p>http://multimediatechnology.at/~fhs33741/web-crawler/8xt1nldlpkv55oawu9v9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82138</text:p>
          </table:table-cell>
          <table:table-cell office:value-type="string">
            <text:p>0.90683</text:p>
          </table:table-cell>
          <table:table-cell/>
        </table:table-row>
        <table:table-row table:style-name="ro2">
          <table:table-cell office:value-type="string">
            <text:p>http://multimediatechnology.at/~fhs33741/web-crawler/jxllesldfp7qnv2p5jmb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912752</text:p>
          </table:table-cell>
          <table:table-cell office:value-type="string">
            <text:p>0.025509</text:p>
          </table:table-cell>
          <table:table-cell/>
        </table:table-row>
        <table:table-row table:style-name="ro2">
          <table:table-cell office:value-type="string">
            <text:p>http://multimediatechnology.at/~fhs33741/web-crawler/iv6c221p4uzscfgcqbjx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691717</text:p>
          </table:table-cell>
          <table:table-cell office:value-type="string">
            <text:p>0.903833</text:p>
          </table:table-cell>
          <table:table-cell/>
        </table:table-row>
        <table:table-row table:style-name="ro2">
          <table:table-cell office:value-type="string">
            <text:p>http://multimediatechnology.at/~fhs33741/web-crawler/ai6mj557r8d3e7om0gh8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36372</text:p>
          </table:table-cell>
          <table:table-cell office:value-type="string">
            <text:p>0.908335</text:p>
          </table:table-cell>
          <table:table-cell/>
        </table:table-row>
        <table:table-row table:style-name="ro2">
          <table:table-cell office:value-type="string">
            <text:p>http://multimediatechnology.at/~fhs33741/web-crawler/etw60b58o8ryxw1dczuo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17092</text:p>
          </table:table-cell>
          <table:table-cell office:value-type="string">
            <text:p>0.906912</text:p>
          </table:table-cell>
          <table:table-cell/>
        </table:table-row>
        <table:table-row table:style-name="ro2">
          <table:table-cell office:value-type="string">
            <text:p>http://multimediatechnology.at/~fhs33741/web-crawler/d5xdbdby6ccwvf15krqr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32709</text:p>
          </table:table-cell>
          <table:table-cell office:value-type="string">
            <text:p>0.906739</text:p>
          </table:table-cell>
          <table:table-cell/>
        </table:table-row>
        <table:table-row table:style-name="ro2">
          <table:table-cell office:value-type="string">
            <text:p>http://multimediatechnology.at/~fhs33741/web-crawler/ihu3jrzpqnuxmpackf99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36402</text:p>
          </table:table-cell>
          <table:table-cell office:value-type="string">
            <text:p>0.907463</text:p>
          </table:table-cell>
          <table:table-cell/>
        </table:table-row>
        <table:table-row table:style-name="ro2">
          <table:table-cell office:value-type="string">
            <text:p>http://multimediatechnology.at/~fhs33741/web-crawler/88eie6s5fvo0vk04f70l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0876462</text:p>
          </table:table-cell>
          <table:table-cell office:value-type="string">
            <text:p>0.964834</text:p>
          </table:table-cell>
          <table:table-cell/>
        </table:table-row>
        <table:table-row table:style-name="ro2">
          <table:table-cell office:value-type="string">
            <text:p>http://multimediatechnology.at/~fhs33741/web-crawler/d4srelzlcu0g8btkk2zx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687828</text:p>
          </table:table-cell>
          <table:table-cell office:value-type="string">
            <text:p>0.907172</text:p>
          </table:table-cell>
          <table:table-cell/>
        </table:table-row>
        <table:table-row table:style-name="ro2">
          <table:table-cell office:value-type="string">
            <text:p>http://multimediatechnology.at/~fhs33741/web-crawler/09ec9y8tihrl5w0tato7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36335</text:p>
          </table:table-cell>
          <table:table-cell office:value-type="string">
            <text:p>0.910343</text:p>
          </table:table-cell>
          <table:table-cell/>
        </table:table-row>
        <table:table-row table:style-name="ro2">
          <table:table-cell office:value-type="string">
            <text:p>http://multimediatechnology.at/~fhs33741/web-crawler/p3nhi1gbespzes6ywfk4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689894</text:p>
          </table:table-cell>
          <table:table-cell office:value-type="string">
            <text:p>0.0156042</text:p>
          </table:table-cell>
          <table:table-cell/>
        </table:table-row>
        <table:table-row table:style-name="ro2">
          <table:table-cell office:value-type="string">
            <text:p>http://multimediatechnology.at/~fhs33741/web-crawler/b6piab1wz9ct117cs6pf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107821</text:p>
          </table:table-cell>
          <table:table-cell office:value-type="string">
            <text:p>0.0355641</text:p>
          </table:table-cell>
          <table:table-cell/>
        </table:table-row>
        <table:table-row table:style-name="ro2">
          <table:table-cell office:value-type="string">
            <text:p>http://multimediatechnology.at/~fhs33741/web-crawler/02jew8za32dq6gg28sh7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201963</text:p>
          </table:table-cell>
          <table:table-cell office:value-type="string">
            <text:p>0.956998</text:p>
          </table:table-cell>
          <table:table-cell/>
        </table:table-row>
        <table:table-row table:style-name="ro2">
          <table:table-cell office:value-type="string">
            <text:p>http://multimediatechnology.at/~fhs33741/web-crawler/y22xs0t1otqvf9qwqlo4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30449</text:p>
          </table:table-cell>
          <table:table-cell office:value-type="string">
            <text:p>0.907845</text:p>
          </table:table-cell>
          <table:table-cell/>
        </table:table-row>
        <table:table-row table:style-name="ro2">
          <table:table-cell office:value-type="string">
            <text:p>http://multimediatechnology.at/~fhs33741/web-crawler/l13ntpfpobcao6uf08k2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41008</text:p>
          </table:table-cell>
          <table:table-cell office:value-type="string">
            <text:p>0.973003</text:p>
          </table:table-cell>
          <table:table-cell/>
        </table:table-row>
        <table:table-row table:style-name="ro2">
          <table:table-cell office:value-type="string">
            <text:p>http://multimediatechnology.at/~fhs33741/web-crawler/3nez1e0pcrjcpryp0eyg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12393</text:p>
          </table:table-cell>
          <table:table-cell office:value-type="string">
            <text:p>0.0643743</text:p>
          </table:table-cell>
          <table:table-cell/>
        </table:table-row>
        <table:table-row table:style-name="ro2">
          <table:table-cell office:value-type="string">
            <text:p>http://multimediatechnology.at/~fhs33741/web-crawler/u9xu1yj84dio7f0viwhx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41016</text:p>
          </table:table-cell>
          <table:table-cell office:value-type="string">
            <text:p>0.93222</text:p>
          </table:table-cell>
          <table:table-cell/>
        </table:table-row>
        <table:table-row table:style-name="ro2">
          <table:table-cell office:value-type="string">
            <text:p>http://multimediatechnology.at/~fhs33741/web-crawler/y491ui3wtinvdbmbi17w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14413</text:p>
          </table:table-cell>
          <table:table-cell office:value-type="string">
            <text:p>0.911207</text:p>
          </table:table-cell>
          <table:table-cell/>
        </table:table-row>
        <table:table-row table:style-name="ro2">
          <table:table-cell office:value-type="string">
            <text:p>http://multimediatechnology.at/~fhs33741/web-crawler/jcwd0noajwhhvsoej6hp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1175</text:p>
          </table:table-cell>
          <table:table-cell office:value-type="string">
            <text:p>0.951414</text:p>
          </table:table-cell>
          <table:table-cell/>
        </table:table-row>
        <table:table-row table:style-name="ro2">
          <table:table-cell office:value-type="string">
            <text:p>http://multimediatechnology.at/~fhs33741/web-crawler/a6jozfdhhsfiqdhdb0cv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07046</text:p>
          </table:table-cell>
          <table:table-cell office:value-type="string">
            <text:p>0.0407238</text:p>
          </table:table-cell>
          <table:table-cell/>
        </table:table-row>
        <table:table-row table:style-name="ro2">
          <table:table-cell office:value-type="string">
            <text:p>http://multimediatechnology.at/~fhs33741/web-crawler/9qtfzi349jguzgc7kypc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373641</text:p>
          </table:table-cell>
          <table:table-cell office:value-type="string">
            <text:p>0.971689</text:p>
          </table:table-cell>
          <table:table-cell/>
        </table:table-row>
        <table:table-row table:style-name="ro2">
          <table:table-cell office:value-type="string">
            <text:p>http://multimediatechnology.at/~fhs33741/web-crawler/7h2iffao49sld3z6zmsb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72345</text:p>
          </table:table-cell>
          <table:table-cell office:value-type="string">
            <text:p>0.907648</text:p>
          </table:table-cell>
          <table:table-cell/>
        </table:table-row>
        <table:table-row table:style-name="ro2">
          <table:table-cell office:value-type="string">
            <text:p>http://multimediatechnology.at/~fhs33741/web-crawler/b8ry4g74ofw564feeaej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777825</text:p>
          </table:table-cell>
          <table:table-cell office:value-type="string">
            <text:p>0.0122048</text:p>
          </table:table-cell>
          <table:table-cell/>
        </table:table-row>
        <table:table-row table:style-name="ro2">
          <table:table-cell office:value-type="string">
            <text:p>http://multimediatechnology.at/~fhs33741/web-crawler/zpk0efa7uagj88txr7wt.html</text:p>
          </table:table-cell>
          <table:table-cell office:value-type="string">
            <text:p>good</text:p>
          </table:table-cell>
          <table:table-cell office:value-type="float" office:value="48">
            <text:p>48</text:p>
          </table:table-cell>
          <table:table-cell office:value-type="string">
            <text:p>0.0623723</text:p>
          </table:table-cell>
          <table:table-cell office:value-type="string">
            <text:p>0.971681</text:p>
          </table:table-cell>
          <table:table-cell/>
        </table:table-row>
        <table:table-row table:style-name="ro2">
          <table:table-cell office:value-type="string">
            <text:p>http://multimediatechnology.at/~fhs33741/web-crawler/idr68i6h5mx12q90ngvz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3138</text:p>
          </table:table-cell>
          <table:table-cell office:value-type="string">
            <text:p>0.992205</text:p>
          </table:table-cell>
          <table:table-cell/>
        </table:table-row>
        <table:table-row table:style-name="ro2">
          <table:table-cell office:value-type="string">
            <text:p>http://multimediatechnology.at/~fhs33741/web-crawler/m9so637ygs4ze6l142w8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391953</text:p>
          </table:table-cell>
          <table:table-cell office:value-type="string">
            <text:p>0.904024</text:p>
          </table:table-cell>
          <table:table-cell/>
        </table:table-row>
        <table:table-row table:style-name="ro2">
          <table:table-cell office:value-type="string">
            <text:p>http://multimediatechnology.at/~fhs33741/web-crawler/pm2wxrqz6t2lqw2vkumz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432783</text:p>
          </table:table-cell>
          <table:table-cell office:value-type="string">
            <text:p>0.907014</text:p>
          </table:table-cell>
          <table:table-cell/>
        </table:table-row>
        <table:table-row table:style-name="ro2">
          <table:table-cell office:value-type="string">
            <text:p>http://multimediatechnology.at/~fhs33741/web-crawler/y33s5a6o0iiznzp64mx6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424037</text:p>
          </table:table-cell>
          <table:table-cell office:value-type="string">
            <text:p>0.90979</text:p>
          </table:table-cell>
          <table:table-cell/>
        </table:table-row>
        <table:table-row table:style-name="ro2">
          <table:table-cell office:value-type="string">
            <text:p>http://multimediatechnology.at/~fhs33741/web-crawler/nh4c4wbmu6murbi8or5h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403595</text:p>
          </table:table-cell>
          <table:table-cell office:value-type="string">
            <text:p>0.90494</text:p>
          </table:table-cell>
          <table:table-cell/>
        </table:table-row>
        <table:table-row table:style-name="ro2">
          <table:table-cell office:value-type="string">
            <text:p>http://multimediatechnology.at/~fhs33741/web-crawler/fu6wsa59gxcjzcjwoqk4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420841</text:p>
          </table:table-cell>
          <table:table-cell office:value-type="string">
            <text:p>0.907042</text:p>
          </table:table-cell>
          <table:table-cell/>
        </table:table-row>
        <table:table-row table:style-name="ro2">
          <table:table-cell office:value-type="string">
            <text:p>http://multimediatechnology.at/~fhs33741/web-crawler/rflgie0meyruzqs2jjep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215466</text:p>
          </table:table-cell>
          <table:table-cell office:value-type="string">
            <text:p>0.912763</text:p>
          </table:table-cell>
          <table:table-cell/>
        </table:table-row>
        <table:table-row table:style-name="ro2">
          <table:table-cell office:value-type="string">
            <text:p>http://multimediatechnology.at/~fhs33741/web-crawler/k9vksb0r4wtmv0ci9poq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465427</text:p>
          </table:table-cell>
          <table:table-cell office:value-type="string">
            <text:p>0.00799692</text:p>
          </table:table-cell>
          <table:table-cell/>
        </table:table-row>
        <table:table-row table:style-name="ro2">
          <table:table-cell office:value-type="string">
            <text:p>http://multimediatechnology.at/~fhs33741/web-crawler/mo3id6mzruoej0bbevw4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80292</text:p>
          </table:table-cell>
          <table:table-cell office:value-type="string">
            <text:p>0.906682</text:p>
          </table:table-cell>
          <table:table-cell/>
        </table:table-row>
        <table:table-row table:style-name="ro2">
          <table:table-cell office:value-type="string">
            <text:p>http://multimediatechnology.at/~fhs33741/web-crawler/lo0d2bi8x6mapa3142ee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1041</text:p>
          </table:table-cell>
          <table:table-cell office:value-type="string">
            <text:p>0.936222</text:p>
          </table:table-cell>
          <table:table-cell/>
        </table:table-row>
        <table:table-row table:style-name="ro2">
          <table:table-cell office:value-type="string">
            <text:p>http://multimediatechnology.at/~fhs33741/web-crawler/pbwchi4arn704j1elk8y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65316</text:p>
          </table:table-cell>
          <table:table-cell office:value-type="string">
            <text:p>0.0894279</text:p>
          </table:table-cell>
          <table:table-cell/>
        </table:table-row>
        <table:table-row table:style-name="ro2">
          <table:table-cell office:value-type="string">
            <text:p>http://multimediatechnology.at/~fhs33741/web-crawler/pvhb2klzemcz6qbril4x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87478</text:p>
          </table:table-cell>
          <table:table-cell office:value-type="string">
            <text:p>0.907906</text:p>
          </table:table-cell>
          <table:table-cell/>
        </table:table-row>
        <table:table-row table:style-name="ro2">
          <table:table-cell office:value-type="string">
            <text:p>http://multimediatechnology.at/~fhs33741/web-crawler/4s0g5248s42f4rnelz0t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00572292</text:p>
          </table:table-cell>
          <table:table-cell office:value-type="string">
            <text:p>0.0115591</text:p>
          </table:table-cell>
          <table:table-cell/>
        </table:table-row>
        <table:table-row table:style-name="ro2">
          <table:table-cell office:value-type="string">
            <text:p>http://multimediatechnology.at/~fhs33741/web-crawler/0qdb2csk72eaelsojpd7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490847</text:p>
          </table:table-cell>
          <table:table-cell office:value-type="string">
            <text:p>0.0115629</text:p>
          </table:table-cell>
          <table:table-cell/>
        </table:table-row>
        <table:table-row table:style-name="ro2">
          <table:table-cell office:value-type="string">
            <text:p>http://multimediatechnology.at/~fhs33741/web-crawler/bbly5a75vjuvu92byua5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59403</text:p>
          </table:table-cell>
          <table:table-cell office:value-type="string">
            <text:p>0.022144</text:p>
          </table:table-cell>
          <table:table-cell/>
        </table:table-row>
        <table:table-row table:style-name="ro2">
          <table:table-cell office:value-type="string">
            <text:p>http://multimediatechnology.at/~fhs33741/web-crawler/nhlnnrl2cdhtom2qo2gg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5567</text:p>
          </table:table-cell>
          <table:table-cell office:value-type="string">
            <text:p>0.906931</text:p>
          </table:table-cell>
          <table:table-cell/>
        </table:table-row>
        <table:table-row table:style-name="ro2">
          <table:table-cell office:value-type="string">
            <text:p>http://multimediatechnology.at/~fhs33741/web-crawler/7ewovp1fgjgveihlybtl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5495</text:p>
          </table:table-cell>
          <table:table-cell office:value-type="string">
            <text:p>0.906802</text:p>
          </table:table-cell>
          <table:table-cell/>
        </table:table-row>
        <table:table-row table:style-name="ro2">
          <table:table-cell office:value-type="string">
            <text:p>http://multimediatechnology.at/~fhs33741/web-crawler/51odz5ysrept1aforhy3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69341</text:p>
          </table:table-cell>
          <table:table-cell office:value-type="string">
            <text:p>0.00705547</text:p>
          </table:table-cell>
          <table:table-cell/>
        </table:table-row>
        <table:table-row table:style-name="ro2">
          <table:table-cell office:value-type="string">
            <text:p>http://multimediatechnology.at/~fhs33741/web-crawler/9d1o4jido6w9eowwpyvv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26649</text:p>
          </table:table-cell>
          <table:table-cell office:value-type="string">
            <text:p>0.00792761</text:p>
          </table:table-cell>
          <table:table-cell/>
        </table:table-row>
        <table:table-row table:style-name="ro2">
          <table:table-cell office:value-type="string">
            <text:p>http://multimediatechnology.at/~fhs33741/web-crawler/t0wnmgpxfodibjznjuo1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4748</text:p>
          </table:table-cell>
          <table:table-cell office:value-type="string">
            <text:p>0.00800283</text:p>
          </table:table-cell>
          <table:table-cell/>
        </table:table-row>
        <table:table-row table:style-name="ro2">
          <table:table-cell office:value-type="string">
            <text:p>http://multimediatechnology.at/~fhs33741/web-crawler/81yx6e297crqj2gbojf8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73266</text:p>
          </table:table-cell>
          <table:table-cell office:value-type="string">
            <text:p>0.01076</text:p>
          </table:table-cell>
          <table:table-cell/>
        </table:table-row>
        <table:table-row table:style-name="ro2">
          <table:table-cell office:value-type="string">
            <text:p>http://multimediatechnology.at/~fhs33741/web-crawler/ne8s46yeboo3cf24l5t9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18088</text:p>
          </table:table-cell>
          <table:table-cell office:value-type="string">
            <text:p>0.0077895</text:p>
          </table:table-cell>
          <table:table-cell/>
        </table:table-row>
        <table:table-row table:style-name="ro2">
          <table:table-cell office:value-type="string">
            <text:p>http://multimediatechnology.at/~fhs33741/web-crawler/omjl2wwekcyms9ctrxs0.html</text:p>
          </table:table-cell>
          <table:table-cell office:value-type="string">
            <text:p>good</text:p>
          </table:table-cell>
          <table:table-cell office:value-type="float" office:value="27">
            <text:p>27</text:p>
          </table:table-cell>
          <table:table-cell office:value-type="string">
            <text:p>0.106475</text:p>
          </table:table-cell>
          <table:table-cell office:value-type="string">
            <text:p>0.906858</text:p>
          </table:table-cell>
          <table:table-cell/>
        </table:table-row>
        <table:table-row table:style-name="ro2">
          <table:table-cell office:value-type="string">
            <text:p>http://multimediatechnology.at/~fhs33741/web-crawler/k4ji4pr35n46n9l8zouf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758467</text:p>
          </table:table-cell>
          <table:table-cell office:value-type="string">
            <text:p>0.907744</text:p>
          </table:table-cell>
          <table:table-cell/>
        </table:table-row>
        <table:table-row table:style-name="ro2">
          <table:table-cell office:value-type="string">
            <text:p>http://multimediatechnology.at/~fhs33741/web-crawler/igdgi717qx9o2it2c3ly.html</text:p>
          </table:table-cell>
          <table:table-cell office:value-type="string">
            <text:p>good</text:p>
          </table:table-cell>
          <table:table-cell office:value-type="float" office:value="31">
            <text:p>31</text:p>
          </table:table-cell>
          <table:table-cell office:value-type="string">
            <text:p>0.0908604</text:p>
          </table:table-cell>
          <table:table-cell office:value-type="string">
            <text:p>0.906566</text:p>
          </table:table-cell>
          <table:table-cell/>
        </table:table-row>
        <table:table-row table:style-name="ro2">
          <table:table-cell office:value-type="string">
            <text:p>http://multimediatechnology.at/~fhs33741/web-crawler/4wwlirbl43tjzwkwer3t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403845</text:p>
          </table:table-cell>
          <table:table-cell office:value-type="string">
            <text:p>0.914809</text:p>
          </table:table-cell>
          <table:table-cell/>
        </table:table-row>
        <table:table-row table:style-name="ro2">
          <table:table-cell office:value-type="string">
            <text:p>http://multimediatechnology.at/~fhs33741/web-crawler/8w97r34k4rtpgr425e2c.html</text:p>
          </table:table-cell>
          <table:table-cell office:value-type="string">
            <text:p>broken</text:p>
          </table:table-cell>
          <table:table-cell office:value-type="float" office:value="26">
            <text:p>26</text:p>
          </table:table-cell>
          <table:table-cell office:value-type="string">
            <text:p>0.0775887</text:p>
          </table:table-cell>
          <table:table-cell office:value-type="string">
            <text:p>0.90768</text:p>
          </table:table-cell>
          <table:table-cell/>
        </table:table-row>
        <table:table-row table:style-name="ro2">
          <table:table-cell office:value-type="string">
            <text:p>http://multimediatechnology.at/~fhs33741/web-crawler/oflj00vrbj5z4gkzkxhy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479265</text:p>
          </table:table-cell>
          <table:table-cell office:value-type="string">
            <text:p>0.00851467</text:p>
          </table:table-cell>
          <table:table-cell/>
        </table:table-row>
        <table:table-row table:style-name="ro2">
          <table:table-cell office:value-type="string">
            <text:p>http://multimediatechnology.at/~fhs33741/web-crawler/ps5mm9vaicj7abwyagdh.html</text:p>
          </table:table-cell>
          <table:table-cell office:value-type="string">
            <text:p>good</text:p>
          </table:table-cell>
          <table:table-cell office:value-type="float" office:value="46">
            <text:p>46</text:p>
          </table:table-cell>
          <table:table-cell office:value-type="string">
            <text:p>0.12653</text:p>
          </table:table-cell>
          <table:table-cell office:value-type="string">
            <text:p>1.00756</text:p>
          </table:table-cell>
          <table:table-cell/>
        </table:table-row>
        <table:table-row table:style-name="ro2">
          <table:table-cell office:value-type="string">
            <text:p>http://multimediatechnology.at/~fhs33741/web-crawler/il4qv56spv7z9wsrpovh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63363</text:p>
          </table:table-cell>
          <table:table-cell office:value-type="string">
            <text:p>0.903882</text:p>
          </table:table-cell>
          <table:table-cell/>
        </table:table-row>
        <table:table-row table:style-name="ro2">
          <table:table-cell office:value-type="string">
            <text:p>http://multimediatechnology.at/~fhs33741/web-crawler/9qen6gq0uia4y66e2nyb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00285</text:p>
          </table:table-cell>
          <table:table-cell office:value-type="string">
            <text:p>0.907099</text:p>
          </table:table-cell>
          <table:table-cell/>
        </table:table-row>
        <table:table-row table:style-name="ro2">
          <table:table-cell office:value-type="string">
            <text:p>http://multimediatechnology.at/~fhs33741/web-crawler/21igpwxqyxu6gijib814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738445</text:p>
          </table:table-cell>
          <table:table-cell office:value-type="string">
            <text:p>0.0224955</text:p>
          </table:table-cell>
          <table:table-cell/>
        </table:table-row>
        <table:table-row table:style-name="ro2">
          <table:table-cell office:value-type="string">
            <text:p>http://multimediatechnology.at/~fhs33741/web-crawler/7kkwzm6fcrtrb3t9s4iv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97103</text:p>
          </table:table-cell>
          <table:table-cell office:value-type="string">
            <text:p>0.930714</text:p>
          </table:table-cell>
          <table:table-cell/>
        </table:table-row>
        <table:table-row table:style-name="ro2">
          <table:table-cell office:value-type="string">
            <text:p>http://multimediatechnology.at/~fhs33741/web-crawler/4qifmzlgxvp3gkp1xsmr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42281</text:p>
          </table:table-cell>
          <table:table-cell office:value-type="string">
            <text:p>0.904576</text:p>
          </table:table-cell>
          <table:table-cell/>
        </table:table-row>
        <table:table-row table:style-name="ro2">
          <table:table-cell office:value-type="string">
            <text:p>http://multimediatechnology.at/~fhs33741/web-crawler/ng28svppr2w9ty5mlsqq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749738</text:p>
          </table:table-cell>
          <table:table-cell office:value-type="string">
            <text:p>0.0108378</text:p>
          </table:table-cell>
          <table:table-cell/>
        </table:table-row>
        <table:table-row table:style-name="ro2">
          <table:table-cell office:value-type="string">
            <text:p>http://multimediatechnology.at/~fhs33741/web-crawler/nlddjvett7xp5864aycv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460172</text:p>
          </table:table-cell>
          <table:table-cell office:value-type="string">
            <text:p>0.00797234</text:p>
          </table:table-cell>
          <table:table-cell/>
        </table:table-row>
        <table:table-row table:style-name="ro2">
          <table:table-cell office:value-type="string">
            <text:p>http://multimediatechnology.at/~fhs33741/web-crawler/sopr3sd6ycghf1dqzm5a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89385</text:p>
          </table:table-cell>
          <table:table-cell office:value-type="string">
            <text:p>0.97871</text:p>
          </table:table-cell>
          <table:table-cell/>
        </table:table-row>
        <table:table-row table:style-name="ro2">
          <table:table-cell office:value-type="string">
            <text:p>http://multimediatechnology.at/~fhs33741/web-crawler/iwrdnu61p757kuxlgipg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523542</text:p>
          </table:table-cell>
          <table:table-cell office:value-type="string">
            <text:p>0.00727714</text:p>
          </table:table-cell>
          <table:table-cell/>
        </table:table-row>
        <table:table-row table:style-name="ro2">
          <table:table-cell office:value-type="string">
            <text:p>http://multimediatechnology.at/~fhs33741/web-crawler/2yw8e3ss7norwskz1bly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1939</text:p>
          </table:table-cell>
          <table:table-cell office:value-type="string">
            <text:p>0.932144</text:p>
          </table:table-cell>
          <table:table-cell/>
        </table:table-row>
        <table:table-row table:style-name="ro2">
          <table:table-cell office:value-type="string">
            <text:p>http://multimediatechnology.at/~fhs33741/web-crawler/kzk9opcyk5dx0lm2ikc7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527</text:p>
          </table:table-cell>
          <table:table-cell office:value-type="string">
            <text:p>0.908842</text:p>
          </table:table-cell>
          <table:table-cell/>
        </table:table-row>
        <table:table-row table:style-name="ro2">
          <table:table-cell office:value-type="string">
            <text:p>http://multimediatechnology.at/~fhs33741/web-crawler/0eqlbu74yfxxnppcr3v5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46495</text:p>
          </table:table-cell>
          <table:table-cell office:value-type="string">
            <text:p>0.00628518</text:p>
          </table:table-cell>
          <table:table-cell/>
        </table:table-row>
        <table:table-row table:style-name="ro2">
          <table:table-cell office:value-type="string">
            <text:p>http://multimediatechnology.at/~fhs33741/web-crawler/qr28k41hiyr9g2mogoa6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4748</text:p>
          </table:table-cell>
          <table:table-cell office:value-type="string">
            <text:p>0.908396</text:p>
          </table:table-cell>
          <table:table-cell/>
        </table:table-row>
        <table:table-row table:style-name="ro2">
          <table:table-cell office:value-type="string">
            <text:p>http://multimediatechnology.at/~fhs33741/web-crawler/aeqsyrfzv1vi3sdid58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8148</text:p>
          </table:table-cell>
          <table:table-cell office:value-type="string">
            <text:p>0.906641</text:p>
          </table:table-cell>
          <table:table-cell/>
        </table:table-row>
        <table:table-row table:style-name="ro2">
          <table:table-cell office:value-type="string">
            <text:p>http://multimediatechnology.at/~fhs33741/web-crawler/l2sgkcidw33jre073sp6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832099</text:p>
          </table:table-cell>
          <table:table-cell office:value-type="string">
            <text:p>0.0123758</text:p>
          </table:table-cell>
          <table:table-cell/>
        </table:table-row>
        <table:table-row table:style-name="ro2">
          <table:table-cell office:value-type="string">
            <text:p>http://multimediatechnology.at/~fhs33741/web-crawler/n8xt8tt5twcvr84baqe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95802</text:p>
          </table:table-cell>
          <table:table-cell office:value-type="string">
            <text:p>0.0129888</text:p>
          </table:table-cell>
          <table:table-cell/>
        </table:table-row>
        <table:table-row table:style-name="ro2">
          <table:table-cell office:value-type="string">
            <text:p>http://multimediatechnology.at/~fhs33741/web-crawler/696zfsdw5zfez4pfejnw.html</text:p>
          </table:table-cell>
          <table:table-cell office:value-type="string">
            <text:p>broken</text:p>
          </table:table-cell>
          <table:table-cell office:value-type="float" office:value="24">
            <text:p>24</text:p>
          </table:table-cell>
          <table:table-cell office:value-type="string">
            <text:p>0.199465</text:p>
          </table:table-cell>
          <table:table-cell office:value-type="string">
            <text:p>1.94318</text:p>
          </table:table-cell>
          <table:table-cell/>
        </table:table-row>
        <table:table-row table:style-name="ro2">
          <table:table-cell office:value-type="string">
            <text:p>http://multimediatechnology.at/~fhs33741/web-crawler/6zfhc4fjoucmapl5aya4.html</text:p>
          </table:table-cell>
          <table:table-cell office:value-type="string">
            <text:p>good</text:p>
          </table:table-cell>
          <table:table-cell office:value-type="float" office:value="48">
            <text:p>48</text:p>
          </table:table-cell>
          <table:table-cell office:value-type="string">
            <text:p>0.0874961</text:p>
          </table:table-cell>
          <table:table-cell office:value-type="string">
            <text:p>1.09285</text:p>
          </table:table-cell>
          <table:table-cell/>
        </table:table-row>
        <table:table-row table:style-name="ro2">
          <table:table-cell office:value-type="string">
            <text:p>http://multimediatechnology.at/~fhs33741/web-crawler/ywy41q6om15e50dojswg.html</text:p>
          </table:table-cell>
          <table:table-cell office:value-type="string">
            <text:p>broken</text:p>
          </table:table-cell>
          <table:table-cell office:value-type="float" office:value="24">
            <text:p>24</text:p>
          </table:table-cell>
          <table:table-cell office:value-type="string">
            <text:p>0.0875255</text:p>
          </table:table-cell>
          <table:table-cell office:value-type="string">
            <text:p>1.06374</text:p>
          </table:table-cell>
          <table:table-cell/>
        </table:table-row>
        <table:table-row table:style-name="ro2">
          <table:table-cell office:value-type="string">
            <text:p>http://multimediatechnology.at/~fhs33741/web-crawler/gl9hau306sv9l8erctg3.html</text:p>
          </table:table-cell>
          <table:table-cell office:value-type="string">
            <text:p>broken</text:p>
          </table:table-cell>
          <table:table-cell office:value-type="float" office:value="24">
            <text:p>24</text:p>
          </table:table-cell>
          <table:table-cell office:value-type="string">
            <text:p>0.0911133</text:p>
          </table:table-cell>
          <table:table-cell office:value-type="string">
            <text:p>1.97411</text:p>
          </table:table-cell>
          <table:table-cell/>
        </table:table-row>
        <table:table-row table:style-name="ro2">
          <table:table-cell office:value-type="string">
            <text:p>http://multimediatechnology.at/~fhs33741/web-crawler/wysehjens3g2ixnwejj9.html</text:p>
          </table:table-cell>
          <table:table-cell office:value-type="string">
            <text:p>broken</text:p>
          </table:table-cell>
          <table:table-cell office:value-type="float" office:value="24">
            <text:p>24</text:p>
          </table:table-cell>
          <table:table-cell office:value-type="string">
            <text:p>0.0420966</text:p>
          </table:table-cell>
          <table:table-cell office:value-type="string">
            <text:p>0.903723</text:p>
          </table:table-cell>
          <table:table-cell/>
        </table:table-row>
        <table:table-row table:style-name="ro2">
          <table:table-cell office:value-type="string">
            <text:p>http://multimediatechnology.at/~fhs33741/web-crawler/2ckzrp11xesq2f728b7r.html</text:p>
          </table:table-cell>
          <table:table-cell office:value-type="string">
            <text:p>broken</text:p>
          </table:table-cell>
          <table:table-cell office:value-type="float" office:value="24">
            <text:p>24</text:p>
          </table:table-cell>
          <table:table-cell office:value-type="string">
            <text:p>0.119798</text:p>
          </table:table-cell>
          <table:table-cell office:value-type="string">
            <text:p>0.90727</text:p>
          </table:table-cell>
          <table:table-cell/>
        </table:table-row>
        <table:table-row table:style-name="ro2">
          <table:table-cell office:value-type="string">
            <text:p>http://multimediatechnology.at/~fhs33741/web-crawler/xfwbkznf104d2bu3xym4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7682</text:p>
          </table:table-cell>
          <table:table-cell office:value-type="string">
            <text:p>0.906978</text:p>
          </table:table-cell>
          <table:table-cell/>
        </table:table-row>
        <table:table-row table:style-name="ro2">
          <table:table-cell office:value-type="string">
            <text:p>http://multimediatechnology.at/~fhs33741/web-crawler/ga3svpaziqclgy7eg9cb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324939</text:p>
          </table:table-cell>
          <table:table-cell office:value-type="string">
            <text:p>1.00722</text:p>
          </table:table-cell>
          <table:table-cell/>
        </table:table-row>
        <table:table-row table:style-name="ro2">
          <table:table-cell office:value-type="string">
            <text:p>http://multimediatechnology.at/~fhs33741/web-crawler/ajk7iozcchgis39on1d8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6551</text:p>
          </table:table-cell>
          <table:table-cell office:value-type="string">
            <text:p>0.969657</text:p>
          </table:table-cell>
          <table:table-cell/>
        </table:table-row>
        <table:table-row table:style-name="ro2">
          <table:table-cell office:value-type="string">
            <text:p>http://multimediatechnology.at/~fhs33741/web-crawler/ic1ee3y32uicpaocxp4n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3757</text:p>
          </table:table-cell>
          <table:table-cell office:value-type="string">
            <text:p>0.0652795</text:p>
          </table:table-cell>
          <table:table-cell/>
        </table:table-row>
        <table:table-row table:style-name="ro2">
          <table:table-cell office:value-type="string">
            <text:p>http://multimediatechnology.at/~fhs33741/web-crawler/ff8ob2vu4k7g001840su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447977</text:p>
          </table:table-cell>
          <table:table-cell office:value-type="string">
            <text:p>0.00553095</text:p>
          </table:table-cell>
          <table:table-cell/>
        </table:table-row>
        <table:table-row table:style-name="ro2">
          <table:table-cell office:value-type="string">
            <text:p>http://multimediatechnology.at/~fhs33741/web-crawler/wixjzfwzpa5buc1fbvdq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2639</text:p>
          </table:table-cell>
          <table:table-cell office:value-type="string">
            <text:p>0.914461</text:p>
          </table:table-cell>
          <table:table-cell/>
        </table:table-row>
        <table:table-row table:style-name="ro2">
          <table:table-cell office:value-type="string">
            <text:p>http://multimediatechnology.at/~fhs33741/web-crawler/ibygby7iozc13hw0z5zw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9427</text:p>
          </table:table-cell>
          <table:table-cell office:value-type="string">
            <text:p>0.907661</text:p>
          </table:table-cell>
          <table:table-cell/>
        </table:table-row>
        <table:table-row table:style-name="ro2">
          <table:table-cell office:value-type="string">
            <text:p>http://multimediatechnology.at/~fhs33741/web-crawler/f5ez7y28o37t6gf6ybhe.html</text:p>
          </table:table-cell>
          <table:table-cell office:value-type="string">
            <text:p>good</text:p>
          </table:table-cell>
          <table:table-cell office:value-type="float" office:value="9">
            <text:p>9</text:p>
          </table:table-cell>
          <table:table-cell office:value-type="string">
            <text:p>0.106797</text:p>
          </table:table-cell>
          <table:table-cell office:value-type="string">
            <text:p>0.906713</text:p>
          </table:table-cell>
          <table:table-cell/>
        </table:table-row>
        <table:table-row table:style-name="ro2">
          <table:table-cell office:value-type="string">
            <text:p>http://multimediatechnology.at/~fhs33741/web-crawler/248rsmo5mrxevr92sk31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6627</text:p>
          </table:table-cell>
          <table:table-cell office:value-type="string">
            <text:p>0.927387</text:p>
          </table:table-cell>
          <table:table-cell/>
        </table:table-row>
        <table:table-row table:style-name="ro2">
          <table:table-cell office:value-type="string">
            <text:p>http://multimediatechnology.at/~fhs33741/web-crawler/l2nw4dhy082qj44frgw8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0743669</text:p>
          </table:table-cell>
          <table:table-cell office:value-type="string">
            <text:p>0.0114031</text:p>
          </table:table-cell>
          <table:table-cell/>
        </table:table-row>
        <table:table-row table:style-name="ro2">
          <table:table-cell office:value-type="string">
            <text:p>http://multimediatechnology.at/~fhs33741/web-crawler/raxcfjwmaf2y87jquaai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189291</text:p>
          </table:table-cell>
          <table:table-cell office:value-type="string">
            <text:p>0.928991</text:p>
          </table:table-cell>
          <table:table-cell/>
        </table:table-row>
        <table:table-row table:style-name="ro2">
          <table:table-cell office:value-type="string">
            <text:p>http://multimediatechnology.at/~fhs33741/web-crawler/eu2802jv0xlfsvj7gth2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52623</text:p>
          </table:table-cell>
          <table:table-cell office:value-type="string">
            <text:p>0.908377</text:p>
          </table:table-cell>
          <table:table-cell/>
        </table:table-row>
        <table:table-row table:style-name="ro2">
          <table:table-cell office:value-type="string">
            <text:p>http://multimediatechnology.at/~fhs33741/web-crawler/y5eluane1h4vv5i0u8y5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536225</text:p>
          </table:table-cell>
          <table:table-cell office:value-type="string">
            <text:p>0.907004</text:p>
          </table:table-cell>
          <table:table-cell/>
        </table:table-row>
        <table:table-row table:style-name="ro2">
          <table:table-cell office:value-type="string">
            <text:p>http://multimediatechnology.at/~fhs33741/web-crawler/7tuva4vnyhe4d5976bid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540157</text:p>
          </table:table-cell>
          <table:table-cell office:value-type="string">
            <text:p>0.906876</text:p>
          </table:table-cell>
          <table:table-cell/>
        </table:table-row>
        <table:table-row table:style-name="ro2">
          <table:table-cell office:value-type="string">
            <text:p>http://multimediatechnology.at/~fhs33741/web-crawler/q7u88by47xy0magiqpjk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0776409</text:p>
          </table:table-cell>
          <table:table-cell office:value-type="string">
            <text:p>0.0109968</text:p>
          </table:table-cell>
          <table:table-cell/>
        </table:table-row>
        <table:table-row table:style-name="ro2">
          <table:table-cell office:value-type="string">
            <text:p>http://multimediatechnology.at/~fhs33741/web-crawler/683vkadkuo1vxlug2cfo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142545</text:p>
          </table:table-cell>
          <table:table-cell office:value-type="string">
            <text:p>0.907365</text:p>
          </table:table-cell>
          <table:table-cell/>
        </table:table-row>
        <table:table-row table:style-name="ro2">
          <table:table-cell office:value-type="string">
            <text:p>http://multimediatechnology.at/~fhs33741/web-crawler/n73cliiuqcwc8wrpy56e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045807</text:p>
          </table:table-cell>
          <table:table-cell office:value-type="string">
            <text:p>0.00808753</text:p>
          </table:table-cell>
          <table:table-cell/>
        </table:table-row>
        <table:table-row table:style-name="ro2">
          <table:table-cell office:value-type="string">
            <text:p>http://multimediatechnology.at/~fhs33741/web-crawler/vmrseo9flzbl95ofc08s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521405</text:p>
          </table:table-cell>
          <table:table-cell office:value-type="string">
            <text:p>0.908961</text:p>
          </table:table-cell>
          <table:table-cell/>
        </table:table-row>
        <table:table-row table:style-name="ro2">
          <table:table-cell office:value-type="string">
            <text:p>http://multimediatechnology.at/~fhs33741/web-crawler/el8b8x7j4as499hszvfl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4742</text:p>
          </table:table-cell>
          <table:table-cell office:value-type="string">
            <text:p>0.961598</text:p>
          </table:table-cell>
          <table:table-cell/>
        </table:table-row>
        <table:table-row table:style-name="ro2">
          <table:table-cell office:value-type="string">
            <text:p>http://multimediatechnology.at/~fhs33741/web-crawler/hmu0skjxiq9xnffapez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18722</text:p>
          </table:table-cell>
          <table:table-cell office:value-type="string">
            <text:p>0.908914</text:p>
          </table:table-cell>
          <table:table-cell/>
        </table:table-row>
        <table:table-row table:style-name="ro2">
          <table:table-cell office:value-type="string">
            <text:p>http://multimediatechnology.at/~fhs33741/web-crawler/2w3xvqaff2wwrj7c47o3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8348</text:p>
          </table:table-cell>
          <table:table-cell office:value-type="string">
            <text:p>0.971739</text:p>
          </table:table-cell>
          <table:table-cell/>
        </table:table-row>
        <table:table-row table:style-name="ro2">
          <table:table-cell office:value-type="string">
            <text:p>http://multimediatechnology.at/~fhs33741/web-crawler/zzza0dmf9hky2vhxr7lo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3505</text:p>
          </table:table-cell>
          <table:table-cell office:value-type="string">
            <text:p>0.904462</text:p>
          </table:table-cell>
          <table:table-cell/>
        </table:table-row>
        <table:table-row table:style-name="ro2">
          <table:table-cell office:value-type="string">
            <text:p>http://multimediatechnology.at/~fhs33741/web-crawler/jahhef6jy73k48f28gvb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4315</text:p>
          </table:table-cell>
          <table:table-cell office:value-type="string">
            <text:p>1.00696</text:p>
          </table:table-cell>
          <table:table-cell/>
        </table:table-row>
        <table:table-row table:style-name="ro2">
          <table:table-cell office:value-type="string">
            <text:p>http://multimediatechnology.at/~fhs33741/web-crawler/xlbz6vypcseoyi83zy5k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860015</text:p>
          </table:table-cell>
          <table:table-cell office:value-type="string">
            <text:p>0.0104347</text:p>
          </table:table-cell>
          <table:table-cell/>
        </table:table-row>
        <table:table-row table:style-name="ro2">
          <table:table-cell office:value-type="string">
            <text:p>http://multimediatechnology.at/~fhs33741/web-crawler/k09dg5vtvo34hdeg3j6w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78715</text:p>
          </table:table-cell>
          <table:table-cell office:value-type="string">
            <text:p>0.011035</text:p>
          </table:table-cell>
          <table:table-cell/>
        </table:table-row>
        <table:table-row table:style-name="ro2">
          <table:table-cell office:value-type="string">
            <text:p>http://multimediatechnology.at/~fhs33741/web-crawler/uq9pbdkgoee507j6po8o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393</text:p>
          </table:table-cell>
          <table:table-cell office:value-type="string">
            <text:p>0.906939</text:p>
          </table:table-cell>
          <table:table-cell/>
        </table:table-row>
        <table:table-row table:style-name="ro2">
          <table:table-cell office:value-type="string">
            <text:p>http://multimediatechnology.at/~fhs33741/web-crawler/swd3iqpvkhwe3461pzy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91759</text:p>
          </table:table-cell>
          <table:table-cell office:value-type="string">
            <text:p>0.00709505</text:p>
          </table:table-cell>
          <table:table-cell/>
        </table:table-row>
        <table:table-row table:style-name="ro2">
          <table:table-cell office:value-type="string">
            <text:p>http://multimediatechnology.at/~fhs33741/web-crawler/ltk58dbh52fgtllqx3sk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0072651</text:p>
          </table:table-cell>
          <table:table-cell office:value-type="string">
            <text:p>0.0106088</text:p>
          </table:table-cell>
          <table:table-cell/>
        </table:table-row>
        <table:table-row table:style-name="ro2">
          <table:table-cell office:value-type="string">
            <text:p>http://multimediatechnology.at/~fhs33741/web-crawler/vwlajk3ztwivzwkm346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40931</text:p>
          </table:table-cell>
          <table:table-cell office:value-type="string">
            <text:p>0.0148075</text:p>
          </table:table-cell>
          <table:table-cell/>
        </table:table-row>
        <table:table-row table:style-name="ro2">
          <table:table-cell office:value-type="string">
            <text:p>http://multimediatechnology.at/~fhs33741/web-crawler/owhsqdopa9edimrpsx9i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19285</text:p>
          </table:table-cell>
          <table:table-cell office:value-type="string">
            <text:p>0.0109978</text:p>
          </table:table-cell>
          <table:table-cell/>
        </table:table-row>
        <table:table-row table:style-name="ro2">
          <table:table-cell office:value-type="string">
            <text:p>http://multimediatechnology.at/~fhs33741/web-crawler/8ae76mvk3cpezzs9z72t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2101</text:p>
          </table:table-cell>
          <table:table-cell office:value-type="string">
            <text:p>0.911941</text:p>
          </table:table-cell>
          <table:table-cell/>
        </table:table-row>
        <table:table-row table:style-name="ro2">
          <table:table-cell office:value-type="string">
            <text:p>http://multimediatechnology.at/~fhs33741/web-crawler/96z26o3444djwfgvyuvw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7331</text:p>
          </table:table-cell>
          <table:table-cell office:value-type="string">
            <text:p>0.907965</text:p>
          </table:table-cell>
          <table:table-cell/>
        </table:table-row>
        <table:table-row table:style-name="ro2">
          <table:table-cell office:value-type="string">
            <text:p>http://multimediatechnology.at/~fhs33741/web-crawler/vhqhv6moffnsq5w87vsx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48514</text:p>
          </table:table-cell>
          <table:table-cell office:value-type="string">
            <text:p>0.904255</text:p>
          </table:table-cell>
          <table:table-cell/>
        </table:table-row>
        <table:table-row table:style-name="ro2">
          <table:table-cell office:value-type="string">
            <text:p>http://multimediatechnology.at/~fhs33741/web-crawler/iflxb7ya2mu6ze7rh1b9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499851</text:p>
          </table:table-cell>
          <table:table-cell office:value-type="string">
            <text:p>0.00839918</text:p>
          </table:table-cell>
          <table:table-cell/>
        </table:table-row>
        <table:table-row table:style-name="ro2">
          <table:table-cell office:value-type="string">
            <text:p>http://multimediatechnology.at/~fhs33741/web-crawler/r7hbnuhyvwijl4j4ip1f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828621</text:p>
          </table:table-cell>
          <table:table-cell office:value-type="string">
            <text:p>0.0109953</text:p>
          </table:table-cell>
          <table:table-cell/>
        </table:table-row>
        <table:table-row table:style-name="ro2">
          <table:table-cell office:value-type="string">
            <text:p>http://multimediatechnology.at/~fhs33741/web-crawler/gypfrzpffil8zfndegba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75081</text:p>
          </table:table-cell>
          <table:table-cell office:value-type="string">
            <text:p>0.912609</text:p>
          </table:table-cell>
          <table:table-cell/>
        </table:table-row>
        <table:table-row table:style-name="ro2">
          <table:table-cell office:value-type="string">
            <text:p>http://multimediatechnology.at/~fhs33741/web-crawler/nafzvugn6d1nbo4ti7bn.html</text:p>
          </table:table-cell>
          <table:table-cell office:value-type="string">
            <text:p>good</text:p>
          </table:table-cell>
          <table:table-cell office:value-type="float" office:value="31">
            <text:p>31</text:p>
          </table:table-cell>
          <table:table-cell office:value-type="string">
            <text:p>0.094009</text:p>
          </table:table-cell>
          <table:table-cell office:value-type="string">
            <text:p>0.971708</text:p>
          </table:table-cell>
          <table:table-cell/>
        </table:table-row>
        <table:table-row table:style-name="ro2">
          <table:table-cell office:value-type="string">
            <text:p>http://multimediatechnology.at/~fhs33741/web-crawler/frtl5hzg8moebioj49td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81961</text:p>
          </table:table-cell>
          <table:table-cell office:value-type="string">
            <text:p>0.904004</text:p>
          </table:table-cell>
          <table:table-cell/>
        </table:table-row>
        <table:table-row table:style-name="ro2">
          <table:table-cell office:value-type="string">
            <text:p>http://multimediatechnology.at/~fhs33741/web-crawler/f8mstsjv6ujframivmlg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739688</text:p>
          </table:table-cell>
          <table:table-cell office:value-type="string">
            <text:p>0.00859361</text:p>
          </table:table-cell>
          <table:table-cell/>
        </table:table-row>
        <table:table-row table:style-name="ro2">
          <table:table-cell office:value-type="string">
            <text:p>http://multimediatechnology.at/~fhs33741/web-crawler/wcshayg9a7b6awmzw74p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84961</text:p>
          </table:table-cell>
          <table:table-cell office:value-type="string">
            <text:p>0.904475</text:p>
          </table:table-cell>
          <table:table-cell/>
        </table:table-row>
        <table:table-row table:style-name="ro2">
          <table:table-cell office:value-type="string">
            <text:p>http://multimediatechnology.at/~fhs33741/web-crawler/dvve5diajy1tzxr0ab6w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83942</text:p>
          </table:table-cell>
          <table:table-cell office:value-type="string">
            <text:p>0.966201</text:p>
          </table:table-cell>
          <table:table-cell/>
        </table:table-row>
        <table:table-row table:style-name="ro2">
          <table:table-cell office:value-type="string">
            <text:p>http://multimediatechnology.at/~fhs33741/web-crawler/d605zfarq2cdq4ed7997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37289</text:p>
          </table:table-cell>
          <table:table-cell office:value-type="string">
            <text:p>0.0617331</text:p>
          </table:table-cell>
          <table:table-cell/>
        </table:table-row>
        <table:table-row table:style-name="ro2">
          <table:table-cell office:value-type="string">
            <text:p>http://multimediatechnology.at/~fhs33741/web-crawler/9z151s4ip1vdekwah8vz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547</text:p>
          </table:table-cell>
          <table:table-cell office:value-type="string">
            <text:p>0.977067</text:p>
          </table:table-cell>
          <table:table-cell/>
        </table:table-row>
        <table:table-row table:style-name="ro2">
          <table:table-cell office:value-type="string">
            <text:p>http://multimediatechnology.at/~fhs33741/web-crawler/zx655yt20s1yeey3pplv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542342</text:p>
          </table:table-cell>
          <table:table-cell office:value-type="string">
            <text:p>0.00978921</text:p>
          </table:table-cell>
          <table:table-cell/>
        </table:table-row>
        <table:table-row table:style-name="ro2">
          <table:table-cell office:value-type="string">
            <text:p>http://multimediatechnology.at/~fhs33741/web-crawler/rmnfmlvtvrl2u31l3tyo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081885</text:p>
          </table:table-cell>
          <table:table-cell office:value-type="string">
            <text:p>0.906204</text:p>
          </table:table-cell>
          <table:table-cell/>
        </table:table-row>
        <table:table-row table:style-name="ro2">
          <table:table-cell office:value-type="string">
            <text:p>http://multimediatechnology.at/~fhs33741/web-crawler/k36pe124sw6viu3xs5de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52001</text:p>
          </table:table-cell>
          <table:table-cell office:value-type="string">
            <text:p>0.00486181</text:p>
          </table:table-cell>
          <table:table-cell/>
        </table:table-row>
        <table:table-row table:style-name="ro2">
          <table:table-cell office:value-type="string">
            <text:p>http://multimediatechnology.at/~fhs33741/web-crawler/eske4m5lmd7uewdjejg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927388</text:p>
          </table:table-cell>
          <table:table-cell office:value-type="string">
            <text:p>0.0140447</text:p>
          </table:table-cell>
          <table:table-cell/>
        </table:table-row>
        <table:table-row table:style-name="ro2">
          <table:table-cell office:value-type="string">
            <text:p>http://multimediatechnology.at/~fhs33741/web-crawler/m6nqnulp07p2l60wwxrs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30559</text:p>
          </table:table-cell>
          <table:table-cell office:value-type="string">
            <text:p>0.00650168</text:p>
          </table:table-cell>
          <table:table-cell/>
        </table:table-row>
        <table:table-row table:style-name="ro2">
          <table:table-cell office:value-type="string">
            <text:p>http://multimediatechnology.at/~fhs33741/web-crawler/jfmoup9515ue2h8ws7n1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8098</text:p>
          </table:table-cell>
          <table:table-cell office:value-type="string">
            <text:p>0.90708</text:p>
          </table:table-cell>
          <table:table-cell/>
        </table:table-row>
        <table:table-row table:style-name="ro2">
          <table:table-cell office:value-type="string">
            <text:p>http://multimediatechnology.at/~fhs33741/web-crawler/50duhjwdyunqh5b0899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51519</text:p>
          </table:table-cell>
          <table:table-cell office:value-type="string">
            <text:p>0.00800032</text:p>
          </table:table-cell>
          <table:table-cell/>
        </table:table-row>
        <table:table-row table:style-name="ro2">
          <table:table-cell office:value-type="string">
            <text:p>http://multimediatechnology.at/~fhs33741/web-crawler/e78ft21ar7oa62f3u26q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58553</text:p>
          </table:table-cell>
          <table:table-cell office:value-type="string">
            <text:p>0.0058522</text:p>
          </table:table-cell>
          <table:table-cell/>
        </table:table-row>
        <table:table-row table:style-name="ro2">
          <table:table-cell office:value-type="string">
            <text:p>http://multimediatechnology.at/~fhs33741/web-crawler/a0vrjkucvpfcqi0fx06z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293</text:p>
          </table:table-cell>
          <table:table-cell office:value-type="string">
            <text:p>0.90969</text:p>
          </table:table-cell>
          <table:table-cell/>
        </table:table-row>
        <table:table-row table:style-name="ro2">
          <table:table-cell office:value-type="string">
            <text:p>http://multimediatechnology.at/~fhs33741/web-crawler/lk96gnh6kevyrxnr5hn8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71752</text:p>
          </table:table-cell>
          <table:table-cell office:value-type="string">
            <text:p>0.011438</text:p>
          </table:table-cell>
          <table:table-cell/>
        </table:table-row>
        <table:table-row table:style-name="ro2">
          <table:table-cell office:value-type="string">
            <text:p>http://multimediatechnology.at/~fhs33741/web-crawler/baj8khm6jkf37arjq7pw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00408108</text:p>
          </table:table-cell>
          <table:table-cell office:value-type="string">
            <text:p>0.00765954</text:p>
          </table:table-cell>
          <table:table-cell/>
        </table:table-row>
        <table:table-row table:style-name="ro2">
          <table:table-cell office:value-type="string">
            <text:p>http://multimediatechnology.at/~fhs33741/web-crawler/2eggqt5p2x69qnzdx8kj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45136</text:p>
          </table:table-cell>
          <table:table-cell office:value-type="string">
            <text:p>0.00590347</text:p>
          </table:table-cell>
          <table:table-cell/>
        </table:table-row>
        <table:table-row table:style-name="ro2">
          <table:table-cell office:value-type="string">
            <text:p>http://multimediatechnology.at/~fhs33741/web-crawler/db1lzu6m4ozq24r2kbbr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455516</text:p>
          </table:table-cell>
          <table:table-cell office:value-type="string">
            <text:p>0.00681354</text:p>
          </table:table-cell>
          <table:table-cell/>
        </table:table-row>
        <table:table-row table:style-name="ro2">
          <table:table-cell office:value-type="string">
            <text:p>http://multimediatechnology.at/~fhs33741/web-crawler/m3j756e3ew5pak7kjq3l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0496633</text:p>
          </table:table-cell>
          <table:table-cell office:value-type="string">
            <text:p>0.00802159</text:p>
          </table:table-cell>
          <table:table-cell/>
        </table:table-row>
        <table:table-row table:style-name="ro2">
          <table:table-cell office:value-type="string">
            <text:p>http://multimediatechnology.at/~fhs33741/web-crawler/81qsppgy2iif65ipxjas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49238</text:p>
          </table:table-cell>
          <table:table-cell office:value-type="string">
            <text:p>0.904422</text:p>
          </table:table-cell>
          <table:table-cell/>
        </table:table-row>
        <table:table-row table:style-name="ro2">
          <table:table-cell office:value-type="string">
            <text:p>http://multimediatechnology.at/~fhs33741/web-crawler/qju0i82q10fk66sywg0w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0756499</text:p>
          </table:table-cell>
          <table:table-cell office:value-type="string">
            <text:p>0.00942163</text:p>
          </table:table-cell>
          <table:table-cell/>
        </table:table-row>
        <table:table-row table:style-name="ro2">
          <table:table-cell office:value-type="string">
            <text:p>http://multimediatechnology.at/~fhs33741/web-crawler/1yq9hh0902jbk5opgiku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84207</text:p>
          </table:table-cell>
          <table:table-cell office:value-type="string">
            <text:p>0.908585</text:p>
          </table:table-cell>
          <table:table-cell/>
        </table:table-row>
        <table:table-row table:style-name="ro2">
          <table:table-cell office:value-type="string">
            <text:p>http://multimediatechnology.at/~fhs33741/web-crawler/63wpfmncgql48k0ea7d4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59045</text:p>
          </table:table-cell>
          <table:table-cell office:value-type="string">
            <text:p>0.924908</text:p>
          </table:table-cell>
          <table:table-cell/>
        </table:table-row>
        <table:table-row table:style-name="ro2">
          <table:table-cell office:value-type="string">
            <text:p>http://multimediatechnology.at/~fhs33741/web-crawler/shkzw0kdfubsw00clc62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5793</text:p>
          </table:table-cell>
          <table:table-cell office:value-type="string">
            <text:p>0.908666</text:p>
          </table:table-cell>
          <table:table-cell/>
        </table:table-row>
        <table:table-row table:style-name="ro2">
          <table:table-cell office:value-type="string">
            <text:p>http://multimediatechnology.at/~fhs33741/web-crawler/rakxz8n4786a8mrlgt6r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08603</text:p>
          </table:table-cell>
          <table:table-cell office:value-type="string">
            <text:p>0.908037</text:p>
          </table:table-cell>
          <table:table-cell/>
        </table:table-row>
        <table:table-row table:style-name="ro2">
          <table:table-cell office:value-type="string">
            <text:p>http://multimediatechnology.at/~fhs33741/web-crawler/3nfqn9d4ohij748gnfq0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79205</text:p>
          </table:table-cell>
          <table:table-cell office:value-type="string">
            <text:p>0.906939</text:p>
          </table:table-cell>
          <table:table-cell/>
        </table:table-row>
        <table:table-row table:style-name="ro2">
          <table:table-cell office:value-type="string">
            <text:p>http://multimediatechnology.at/~fhs33741/web-crawler/lmmob0kfrecsk47wto60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999379</text:p>
          </table:table-cell>
          <table:table-cell office:value-type="string">
            <text:p>1.06374</text:p>
          </table:table-cell>
          <table:table-cell/>
        </table:table-row>
        <table:table-row table:style-name="ro2">
          <table:table-cell office:value-type="string">
            <text:p>http://multimediatechnology.at/~fhs33741/web-crawler/w285zwkvs8s2qjp5jbof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184513</text:p>
          </table:table-cell>
          <table:table-cell office:value-type="string">
            <text:p>1.02291</text:p>
          </table:table-cell>
          <table:table-cell/>
        </table:table-row>
        <table:table-row table:style-name="ro2">
          <table:table-cell office:value-type="string">
            <text:p>http://multimediatechnology.at/~fhs33741/web-crawler/a5uysdal3v6u8hhd7ygs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191096</text:p>
          </table:table-cell>
          <table:table-cell office:value-type="string">
            <text:p>2.96631</text:p>
          </table:table-cell>
          <table:table-cell/>
        </table:table-row>
        <table:table-row table:style-name="ro2">
          <table:table-cell office:value-type="string">
            <text:p>http://multimediatechnology.at/~fhs33741/web-crawler/6yoflb006icqzqm3lcb3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998101</text:p>
          </table:table-cell>
          <table:table-cell office:value-type="string">
            <text:p>1.95343</text:p>
          </table:table-cell>
          <table:table-cell/>
        </table:table-row>
        <table:table-row table:style-name="ro2">
          <table:table-cell office:value-type="string">
            <text:p>http://multimediatechnology.at/~fhs33741/web-crawler/v45q8e3ao6gxmyx92ywa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144809</text:p>
          </table:table-cell>
          <table:table-cell office:value-type="string">
            <text:p>2.04572</text:p>
          </table:table-cell>
          <table:table-cell/>
        </table:table-row>
        <table:table-row table:style-name="ro2">
          <table:table-cell office:value-type="string">
            <text:p>http://multimediatechnology.at/~fhs33741/web-crawler/xmqn479781gett1quugn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138213</text:p>
          </table:table-cell>
          <table:table-cell office:value-type="string">
            <text:p>1.0128</text:p>
          </table:table-cell>
          <table:table-cell/>
        </table:table-row>
        <table:table-row table:style-name="ro2">
          <table:table-cell office:value-type="string">
            <text:p>http://multimediatechnology.at/~fhs33741/web-crawler/b6aiejyxdveo09kcf135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524576</text:p>
          </table:table-cell>
          <table:table-cell office:value-type="string">
            <text:p>0.0139745</text:p>
          </table:table-cell>
          <table:table-cell/>
        </table:table-row>
        <table:table-row table:style-name="ro2">
          <table:table-cell office:value-type="string">
            <text:p>http://multimediatechnology.at/~fhs33741/web-crawler/3bpds33jlr5ekpexpicj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41827</text:p>
          </table:table-cell>
          <table:table-cell office:value-type="string">
            <text:p>0.00506098</text:p>
          </table:table-cell>
          <table:table-cell/>
        </table:table-row>
        <table:table-row table:style-name="ro2">
          <table:table-cell office:value-type="string">
            <text:p>http://multimediatechnology.at/~fhs33741/web-crawler/89div1oyt0k4nfp8lf1n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446874</text:p>
          </table:table-cell>
          <table:table-cell office:value-type="string">
            <text:p>0.00603168</text:p>
          </table:table-cell>
          <table:table-cell/>
        </table:table-row>
        <table:table-row table:style-name="ro2">
          <table:table-cell office:value-type="string">
            <text:p>http://multimediatechnology.at/~fhs33741/web-crawler/gh8jwtxi61hik6mh44fa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265014</text:p>
          </table:table-cell>
          <table:table-cell office:value-type="string">
            <text:p>0.910937</text:p>
          </table:table-cell>
          <table:table-cell/>
        </table:table-row>
        <table:table-row table:style-name="ro2">
          <table:table-cell office:value-type="string">
            <text:p>http://multimediatechnology.at/~fhs33741/web-crawler/89qesxqancg3ej42yn1m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36658</text:p>
          </table:table-cell>
          <table:table-cell office:value-type="string">
            <text:p>0.912311</text:p>
          </table:table-cell>
          <table:table-cell/>
        </table:table-row>
        <table:table-row table:style-name="ro2">
          <table:table-cell office:value-type="string">
            <text:p>http://multimediatechnology.at/~fhs33741/web-crawler/n7rato79zlab2fac7zd7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0305</text:p>
          </table:table-cell>
          <table:table-cell office:value-type="string">
            <text:p>0.906963</text:p>
          </table:table-cell>
          <table:table-cell/>
        </table:table-row>
        <table:table-row table:style-name="ro2">
          <table:table-cell office:value-type="string">
            <text:p>http://multimediatechnology.at/~fhs33741/web-crawler/a85f3wzd14p2wsrwqvjj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2428</text:p>
          </table:table-cell>
          <table:table-cell office:value-type="string">
            <text:p>0.907072</text:p>
          </table:table-cell>
          <table:table-cell/>
        </table:table-row>
        <table:table-row table:style-name="ro2">
          <table:table-cell office:value-type="string">
            <text:p>http://multimediatechnology.at/~fhs33741/web-crawler/9wg49tmjpwky9n9365w1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4703</text:p>
          </table:table-cell>
          <table:table-cell office:value-type="string">
            <text:p>0.907662</text:p>
          </table:table-cell>
          <table:table-cell/>
        </table:table-row>
        <table:table-row table:style-name="ro2">
          <table:table-cell office:value-type="string">
            <text:p>http://multimediatechnology.at/~fhs33741/web-crawler/43bwop8ro4cuwi4y7sfq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00379603</text:p>
          </table:table-cell>
          <table:table-cell office:value-type="string">
            <text:p>0.00528935</text:p>
          </table:table-cell>
          <table:table-cell/>
        </table:table-row>
        <table:table-row table:style-name="ro2">
          <table:table-cell office:value-type="string">
            <text:p>http://multimediatechnology.at/~fhs33741/web-crawler/sbrhfhwhh8k2mcdkkqpz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576609</text:p>
          </table:table-cell>
          <table:table-cell office:value-type="string">
            <text:p>0.0238191</text:p>
          </table:table-cell>
          <table:table-cell/>
        </table:table-row>
        <table:table-row table:style-name="ro2">
          <table:table-cell office:value-type="string">
            <text:p>http://multimediatechnology.at/~fhs33741/web-crawler/dkf5vsggnacjsdavk87c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5009</text:p>
          </table:table-cell>
          <table:table-cell office:value-type="float" office:value="907">
            <text:p>907</text:p>
          </table:table-cell>
          <table:table-cell/>
        </table:table-row>
        <table:table-row table:style-name="ro2">
          <table:table-cell office:value-type="string">
            <text:p>http://multimediatechnology.at/~fhs33741/web-crawler/fhwsj9ba2lbdy14v8twq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43538</text:p>
          </table:table-cell>
          <table:table-cell office:value-type="string">
            <text:p>0.903869</text:p>
          </table:table-cell>
          <table:table-cell/>
        </table:table-row>
        <table:table-row table:style-name="ro2">
          <table:table-cell office:value-type="string">
            <text:p>http://multimediatechnology.at/~fhs33741/web-crawler/ctgkmk1zwwmjgu1dy64q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35236</text:p>
          </table:table-cell>
          <table:table-cell office:value-type="string">
            <text:p>0.00545713</text:p>
          </table:table-cell>
          <table:table-cell/>
        </table:table-row>
        <table:table-row table:style-name="ro2">
          <table:table-cell office:value-type="string">
            <text:p>http://multimediatechnology.at/~fhs33741/web-crawler/mw6fmszx1if6led0mbto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89793</text:p>
          </table:table-cell>
          <table:table-cell office:value-type="string">
            <text:p>0.00711161</text:p>
          </table:table-cell>
          <table:table-cell/>
        </table:table-row>
        <table:table-row table:style-name="ro2">
          <table:table-cell office:value-type="string">
            <text:p>http://multimediatechnology.at/~fhs33741/web-crawler/g11we5zkemclf2x0ggyr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08811</text:p>
          </table:table-cell>
          <table:table-cell office:value-type="string">
            <text:p>0.910238</text:p>
          </table:table-cell>
          <table:table-cell/>
        </table:table-row>
        <table:table-row table:style-name="ro2">
          <table:table-cell office:value-type="string">
            <text:p>http://multimediatechnology.at/~fhs33741/web-crawler/iqe9j0ckl3ffzvmpkwov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52172</text:p>
          </table:table-cell>
          <table:table-cell office:value-type="string">
            <text:p>0.00700112</text:p>
          </table:table-cell>
          <table:table-cell/>
        </table:table-row>
        <table:table-row table:style-name="ro2">
          <table:table-cell office:value-type="string">
            <text:p>http://multimediatechnology.at/~fhs33741/web-crawler/gia7w5u6acnqzhvy8lop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673</text:p>
          </table:table-cell>
          <table:table-cell office:value-type="string">
            <text:p>0.907945</text:p>
          </table:table-cell>
          <table:table-cell/>
        </table:table-row>
        <table:table-row table:style-name="ro2">
          <table:table-cell office:value-type="string">
            <text:p>http://multimediatechnology.at/~fhs33741/web-crawler/0t3xc4pw1lfwyujz5f2j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817983</text:p>
          </table:table-cell>
          <table:table-cell office:value-type="string">
            <text:p>0.0127987</text:p>
          </table:table-cell>
          <table:table-cell/>
        </table:table-row>
        <table:table-row table:style-name="ro2">
          <table:table-cell office:value-type="string">
            <text:p>http://multimediatechnology.at/~fhs33741/web-crawler/xwpx7g8fq04he6yn0ql5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62307</text:p>
          </table:table-cell>
          <table:table-cell office:value-type="string">
            <text:p>0.0127333</text:p>
          </table:table-cell>
          <table:table-cell/>
        </table:table-row>
        <table:table-row table:style-name="ro2">
          <table:table-cell office:value-type="string">
            <text:p>http://multimediatechnology.at/~fhs33741/web-crawler/ofvnf8cftcxx72w89tt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13149</text:p>
          </table:table-cell>
          <table:table-cell office:value-type="string">
            <text:p>0.00883064</text:p>
          </table:table-cell>
          <table:table-cell/>
        </table:table-row>
        <table:table-row table:style-name="ro2">
          <table:table-cell office:value-type="string">
            <text:p>http://multimediatechnology.at/~fhs33741/web-crawler/dm7cqwd41ssrridazvq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4624</text:p>
          </table:table-cell>
          <table:table-cell office:value-type="string">
            <text:p>0.936892</text:p>
          </table:table-cell>
          <table:table-cell/>
        </table:table-row>
        <table:table-row table:style-name="ro2">
          <table:table-cell office:value-type="string">
            <text:p>http://multimediatechnology.at/~fhs33741/web-crawler/xr41la69zjqp1q8rwt4a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90464</text:p>
          </table:table-cell>
          <table:table-cell office:value-type="string">
            <text:p>0.0121795</text:p>
          </table:table-cell>
          <table:table-cell/>
        </table:table-row>
        <table:table-row table:style-name="ro2">
          <table:table-cell office:value-type="string">
            <text:p>http://multimediatechnology.at/~fhs33741/web-crawler/iwqu31fi0nlhivf0250h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53348</text:p>
          </table:table-cell>
          <table:table-cell office:value-type="string">
            <text:p>0.00597623</text:p>
          </table:table-cell>
          <table:table-cell/>
        </table:table-row>
        <table:table-row table:style-name="ro2">
          <table:table-cell office:value-type="string">
            <text:p>http://multimediatechnology.at/~fhs33741/web-crawler/0vbbmo9scm9l503yj8py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11257</text:p>
          </table:table-cell>
          <table:table-cell office:value-type="string">
            <text:p>0.0102023</text:p>
          </table:table-cell>
          <table:table-cell/>
        </table:table-row>
        <table:table-row table:style-name="ro2">
          <table:table-cell office:value-type="string">
            <text:p>http://multimediatechnology.at/~fhs33741/web-crawler/xdl23nbr28j50rmj4zg6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69789</text:p>
          </table:table-cell>
          <table:table-cell office:value-type="string">
            <text:p>0.910021</text:p>
          </table:table-cell>
          <table:table-cell/>
        </table:table-row>
        <table:table-row table:style-name="ro2">
          <table:table-cell office:value-type="string">
            <text:p>http://multimediatechnology.at/~fhs33741/web-crawler/kuxxm4qtjhegfdzj18tn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01185</text:p>
          </table:table-cell>
          <table:table-cell office:value-type="string">
            <text:p>0.00749861</text:p>
          </table:table-cell>
          <table:table-cell/>
        </table:table-row>
        <table:table-row table:style-name="ro2">
          <table:table-cell office:value-type="string">
            <text:p>http://multimediatechnology.at/~fhs33741/web-crawler/cihrg04fon57e6mkmks5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00845393</text:p>
          </table:table-cell>
          <table:table-cell office:value-type="string">
            <text:p>0.0257421</text:p>
          </table:table-cell>
          <table:table-cell/>
        </table:table-row>
        <table:table-row table:style-name="ro2">
          <table:table-cell office:value-type="string">
            <text:p>http://multimediatechnology.at/~fhs33741/web-crawler/6u0q8wmfye4iiddmn48e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415243</text:p>
          </table:table-cell>
          <table:table-cell office:value-type="string">
            <text:p>0.00545284</text:p>
          </table:table-cell>
          <table:table-cell/>
        </table:table-row>
        <table:table-row table:style-name="ro2">
          <table:table-cell office:value-type="string">
            <text:p>http://multimediatechnology.at/~fhs33741/web-crawler/5fmb6nl3n0ffwllsoddw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51648</text:p>
          </table:table-cell>
          <table:table-cell office:value-type="string">
            <text:p>0.00937452</text:p>
          </table:table-cell>
          <table:table-cell/>
        </table:table-row>
        <table:table-row table:style-name="ro2">
          <table:table-cell office:value-type="string">
            <text:p>http://multimediatechnology.at/~fhs33741/web-crawler/64rs29gngglxrl3n4z7k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333</text:p>
          </table:table-cell>
          <table:table-cell office:value-type="string">
            <text:p>0.910037</text:p>
          </table:table-cell>
          <table:table-cell/>
        </table:table-row>
        <table:table-row table:style-name="ro2">
          <table:table-cell office:value-type="string">
            <text:p>http://multimediatechnology.at/~fhs33741/web-crawler/gaz8omypz4wb089qg561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0872</text:p>
          </table:table-cell>
          <table:table-cell office:value-type="string">
            <text:p>0.90721</text:p>
          </table:table-cell>
          <table:table-cell/>
        </table:table-row>
        <table:table-row table:style-name="ro2">
          <table:table-cell office:value-type="string">
            <text:p>http://multimediatechnology.at/~fhs33741/web-crawler/bw06j99p7mhx3hthudyf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44759</text:p>
          </table:table-cell>
          <table:table-cell office:value-type="string">
            <text:p>0.00601012</text:p>
          </table:table-cell>
          <table:table-cell/>
        </table:table-row>
        <table:table-row table:style-name="ro2">
          <table:table-cell office:value-type="string">
            <text:p>http://multimediatechnology.at/~fhs33741/web-crawler/iskx6sugpf9kxqq8vt9d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22826</text:p>
          </table:table-cell>
          <table:table-cell office:value-type="string">
            <text:p>0.00775492</text:p>
          </table:table-cell>
          <table:table-cell/>
        </table:table-row>
        <table:table-row table:style-name="ro2">
          <table:table-cell office:value-type="string">
            <text:p>http://multimediatechnology.at/~fhs33741/web-crawler/y1w1n3u8xoqfzoo2jv8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30633</text:p>
          </table:table-cell>
          <table:table-cell office:value-type="string">
            <text:p>0.0077175</text:p>
          </table:table-cell>
          <table:table-cell/>
        </table:table-row>
        <table:table-row table:style-name="ro2">
          <table:table-cell office:value-type="string">
            <text:p>http://multimediatechnology.at/~fhs33741/web-crawler/gzl3xdmxgu4l674g9k28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27911</text:p>
          </table:table-cell>
          <table:table-cell office:value-type="string">
            <text:p>0.00772542</text:p>
          </table:table-cell>
          <table:table-cell/>
        </table:table-row>
        <table:table-row table:style-name="ro2">
          <table:table-cell office:value-type="string">
            <text:p>http://multimediatechnology.at/~fhs33741/web-crawler/mo7pbdujnmll1g7jf6lz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02634</text:p>
          </table:table-cell>
          <table:table-cell office:value-type="string">
            <text:p>0.00440166</text:p>
          </table:table-cell>
          <table:table-cell/>
        </table:table-row>
        <table:table-row table:style-name="ro2">
          <table:table-cell office:value-type="string">
            <text:p>http://multimediatechnology.at/~fhs33741/web-crawler/yse3c0xk0o3l70xlmobx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09882</text:p>
          </table:table-cell>
          <table:table-cell office:value-type="string">
            <text:p>0.00732195</text:p>
          </table:table-cell>
          <table:table-cell/>
        </table:table-row>
        <table:table-row table:style-name="ro2">
          <table:table-cell office:value-type="string">
            <text:p>http://multimediatechnology.at/~fhs33741/web-crawler/lzpv5zvzk7w0y12es7e3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19088</text:p>
          </table:table-cell>
          <table:table-cell office:value-type="string">
            <text:p>0.0102777</text:p>
          </table:table-cell>
          <table:table-cell/>
        </table:table-row>
        <table:table-row table:style-name="ro2">
          <table:table-cell office:value-type="string">
            <text:p>http://multimediatechnology.at/~fhs33741/web-crawler/0dhf2hi634v0y296d2pc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0792</text:p>
          </table:table-cell>
          <table:table-cell office:value-type="string">
            <text:p>0.00719935</text:p>
          </table:table-cell>
          <table:table-cell/>
        </table:table-row>
        <table:table-row table:style-name="ro2">
          <table:table-cell office:value-type="string">
            <text:p>http://multimediatechnology.at/~fhs33741/web-crawler/9onzp5v284ol6zl1ozh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383985</text:p>
          </table:table-cell>
          <table:table-cell office:value-type="string">
            <text:p>0.00384581</text:p>
          </table:table-cell>
          <table:table-cell/>
        </table:table-row>
        <table:table-row table:style-name="ro2">
          <table:table-cell office:value-type="string">
            <text:p>http://multimediatechnology.at/~fhs33741/web-crawler/ctb12myqicexyjyhavk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2536</text:p>
          </table:table-cell>
          <table:table-cell office:value-type="string">
            <text:p>0.00712068</text:p>
          </table:table-cell>
          <table:table-cell/>
        </table:table-row>
        <table:table-row table:style-name="ro2">
          <table:table-cell office:value-type="string">
            <text:p>http://multimediatechnology.at/~fhs33741/web-crawler/6ljeh6emlz9u2ta7ku42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35953</text:p>
          </table:table-cell>
          <table:table-cell office:value-type="string">
            <text:p>0.00778913</text:p>
          </table:table-cell>
          <table:table-cell/>
        </table:table-row>
        <table:table-row table:style-name="ro2">
          <table:table-cell office:value-type="string">
            <text:p>http://multimediatechnology.at/~fhs33741/web-crawler/t4ebvfhfunb85ann93z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00709</text:p>
          </table:table-cell>
          <table:table-cell office:value-type="string">
            <text:p>0.00403392</text:p>
          </table:table-cell>
          <table:table-cell/>
        </table:table-row>
        <table:table-row table:style-name="ro2">
          <table:table-cell office:value-type="string">
            <text:p>http://multimediatechnology.at/~fhs33741/web-crawler/au9cbnt507ei9ukxrj9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49119</text:p>
          </table:table-cell>
          <table:table-cell office:value-type="string">
            <text:p>0.00799111</text:p>
          </table:table-cell>
          <table:table-cell/>
        </table:table-row>
        <table:table-row table:style-name="ro2">
          <table:table-cell office:value-type="string">
            <text:p>http://multimediatechnology.at/~fhs33741/web-crawler/py5w9v8fe5vtc1epkqnh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389341</text:p>
          </table:table-cell>
          <table:table-cell office:value-type="string">
            <text:p>0.00398328</text:p>
          </table:table-cell>
          <table:table-cell/>
        </table:table-row>
        <table:table-row table:style-name="ro2">
          <table:table-cell office:value-type="string">
            <text:p>http://multimediatechnology.at/~fhs33741/web-crawler/ow3dmiprywv7edbhxcjb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688</text:p>
          </table:table-cell>
          <table:table-cell office:value-type="string">
            <text:p>0.0067152</text:p>
          </table:table-cell>
          <table:table-cell/>
        </table:table-row>
        <table:table-row table:style-name="ro2">
          <table:table-cell office:value-type="string">
            <text:p>http://multimediatechnology.at/~fhs33741/web-crawler/imwg2280hzwv2buj8ols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00315</text:p>
          </table:table-cell>
          <table:table-cell office:value-type="string">
            <text:p>0.00814987</text:p>
          </table:table-cell>
          <table:table-cell/>
        </table:table-row>
        <table:table-row table:style-name="ro2">
          <table:table-cell office:value-type="string">
            <text:p>http://multimediatechnology.at/~fhs33741/web-crawler/8dnn57d8reza64grznii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4236</text:p>
          </table:table-cell>
          <table:table-cell office:value-type="string">
            <text:p>0.00803614</text:p>
          </table:table-cell>
          <table:table-cell/>
        </table:table-row>
        <table:table-row table:style-name="ro2">
          <table:table-cell office:value-type="string">
            <text:p>http://multimediatechnology.at/~fhs33741/web-crawler/avfgrca452qfqdelyxx2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6993</text:p>
          </table:table-cell>
          <table:table-cell office:value-type="string">
            <text:p>0.907024</text:p>
          </table:table-cell>
          <table:table-cell/>
        </table:table-row>
        <table:table-row table:style-name="ro2">
          <table:table-cell office:value-type="string">
            <text:p>http://multimediatechnology.at/~fhs33741/web-crawler/w8m2soy18wq6zy1ixjk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47975</text:p>
          </table:table-cell>
          <table:table-cell office:value-type="string">
            <text:p>0.00801504</text:p>
          </table:table-cell>
          <table:table-cell/>
        </table:table-row>
        <table:table-row table:style-name="ro2">
          <table:table-cell office:value-type="string">
            <text:p>http://multimediatechnology.at/~fhs33741/web-crawler/swn71g5ym5p8l0tje5z4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7584</text:p>
          </table:table-cell>
          <table:table-cell office:value-type="string">
            <text:p>0.00698362</text:p>
          </table:table-cell>
          <table:table-cell/>
        </table:table-row>
        <table:table-row table:style-name="ro2">
          <table:table-cell office:value-type="string">
            <text:p>http://multimediatechnology.at/~fhs33741/web-crawler/csats2sayod2svq9kqs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3744</text:p>
          </table:table-cell>
          <table:table-cell office:value-type="string">
            <text:p>0.00726866</text:p>
          </table:table-cell>
          <table:table-cell/>
        </table:table-row>
        <table:table-row table:style-name="ro2">
          <table:table-cell office:value-type="string">
            <text:p>http://multimediatechnology.at/~fhs33741/web-crawler/ceewnu93ln2w7a7aof77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87568</text:p>
          </table:table-cell>
          <table:table-cell office:value-type="string">
            <text:p>0.0070023</text:p>
          </table:table-cell>
          <table:table-cell/>
        </table:table-row>
        <table:table-row table:style-name="ro2">
          <table:table-cell office:value-type="string">
            <text:p>http://multimediatechnology.at/~fhs33741/web-crawler/n731384s0igqkd7roind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513332</text:p>
          </table:table-cell>
          <table:table-cell office:value-type="string">
            <text:p>0.0130425</text:p>
          </table:table-cell>
          <table:table-cell/>
        </table:table-row>
        <table:table-row table:style-name="ro2">
          <table:table-cell office:value-type="string">
            <text:p>http://multimediatechnology.at/~fhs33741/web-crawler/pxw54dg7wduyogic7egq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44632</text:p>
          </table:table-cell>
          <table:table-cell office:value-type="string">
            <text:p>0.0101961</text:p>
          </table:table-cell>
          <table:table-cell/>
        </table:table-row>
        <table:table-row table:style-name="ro2">
          <table:table-cell office:value-type="string">
            <text:p>http://multimediatechnology.at/~fhs33741/web-crawler/8euxuuzar0yr5or1fqnf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431065</text:p>
          </table:table-cell>
          <table:table-cell office:value-type="string">
            <text:p>0.00642684</text:p>
          </table:table-cell>
          <table:table-cell/>
        </table:table-row>
        <table:table-row table:style-name="ro2">
          <table:table-cell office:value-type="string">
            <text:p>http://multimediatechnology.at/~fhs33741/web-crawler/5iey0u9hll5inazad8xf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491605</text:p>
          </table:table-cell>
          <table:table-cell office:value-type="string">
            <text:p>0.00737431</text:p>
          </table:table-cell>
          <table:table-cell/>
        </table:table-row>
        <table:table-row table:style-name="ro2">
          <table:table-cell office:value-type="string">
            <text:p>http://multimediatechnology.at/~fhs33741/web-crawler/db3ppyoq6m8ebt66dhh7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31668</text:p>
          </table:table-cell>
          <table:table-cell office:value-type="string">
            <text:p>0.907548</text:p>
          </table:table-cell>
          <table:table-cell/>
        </table:table-row>
        <table:table-row table:style-name="ro2">
          <table:table-cell office:value-type="string">
            <text:p>http://multimediatechnology.at/~fhs33741/web-crawler/2uzqwzbzpgfxzxokzyg9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22808</text:p>
          </table:table-cell>
          <table:table-cell office:value-type="string">
            <text:p>0.00816326</text:p>
          </table:table-cell>
          <table:table-cell/>
        </table:table-row>
        <table:table-row table:style-name="ro2">
          <table:table-cell office:value-type="string">
            <text:p>http://multimediatechnology.at/~fhs33741/web-crawler/5lhxrxhbba5bhkb9m4it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69682</text:p>
          </table:table-cell>
          <table:table-cell/>
        </table:table-row>
        <table:table-row table:style-name="ro2">
          <table:table-cell office:value-type="string">
            <text:p>http://multimediatechnology.at/~fhs33741/web-crawler/395ct1uj7h4ikbmo5k6v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30348</text:p>
          </table:table-cell>
          <table:table-cell/>
        </table:table-row>
        <table:table-row table:style-name="ro2">
          <table:table-cell office:value-type="string">
            <text:p>http://multimediatechnology.at/~fhs33741/web-crawler/312w3wmtophn4sm57rm4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8159</text:p>
          </table:table-cell>
          <table:table-cell/>
        </table:table-row>
        <table:table-row table:style-name="ro2">
          <table:table-cell office:value-type="string">
            <text:p>http://multimediatechnology.at/~fhs33741/web-crawler/k0szir3114opk8y73vj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75507</text:p>
          </table:table-cell>
          <table:table-cell/>
        </table:table-row>
        <table:table-row table:style-name="ro2">
          <table:table-cell office:value-type="string">
            <text:p>http://multimediatechnology.at/~fhs33741/web-crawler/jdafsgxwom06puzkt7s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3789</text:p>
          </table:table-cell>
          <table:table-cell/>
        </table:table-row>
        <table:table-row table:style-name="ro2">
          <table:table-cell office:value-type="string">
            <text:p>http://multimediatechnology.at/~fhs33741/web-crawler/6srv7z4v07p6e1pt4kvr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3017</text:p>
          </table:table-cell>
          <table:table-cell/>
        </table:table-row>
        <table:table-row table:style-name="ro2">
          <table:table-cell office:value-type="string">
            <text:p>http://multimediatechnology.at/~fhs33741/web-crawler/nx01c79lqhj4weik1hj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22564</text:p>
          </table:table-cell>
          <table:table-cell office:value-type="string">
            <text:p>0.00715957</text:p>
          </table:table-cell>
          <table:table-cell/>
        </table:table-row>
        <table:table-row table:style-name="ro2">
          <table:table-cell office:value-type="string">
            <text:p>http://multimediatechnology.at/~fhs33741/web-crawler/a5cqsel70qs3s6xqj1r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197</text:p>
          </table:table-cell>
          <table:table-cell office:value-type="string">
            <text:p>0.907639</text:p>
          </table:table-cell>
          <table:table-cell/>
        </table:table-row>
        <table:table-row table:style-name="ro2">
          <table:table-cell office:value-type="string">
            <text:p>http://multimediatechnology.at/~fhs33741/web-crawler/wvd0i0e4me51a6g0a11r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14163</text:p>
          </table:table-cell>
          <table:table-cell office:value-type="string">
            <text:p>0.0116326</text:p>
          </table:table-cell>
          <table:table-cell/>
        </table:table-row>
        <table:table-row table:style-name="ro2">
          <table:table-cell office:value-type="string">
            <text:p>http://multimediatechnology.at/~fhs33741/web-crawler/l65sk7qatojevnoq21u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98731</text:p>
          </table:table-cell>
          <table:table-cell office:value-type="string">
            <text:p>0.00729551</text:p>
          </table:table-cell>
          <table:table-cell/>
        </table:table-row>
        <table:table-row table:style-name="ro2">
          <table:table-cell office:value-type="string">
            <text:p>http://multimediatechnology.at/~fhs33741/web-crawler/i3qmitqxwsjt9swcia7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7871</text:p>
          </table:table-cell>
          <table:table-cell office:value-type="string">
            <text:p>0.025857</text:p>
          </table:table-cell>
          <table:table-cell/>
        </table:table-row>
        <table:table-row table:style-name="ro2">
          <table:table-cell office:value-type="string">
            <text:p>http://multimediatechnology.at/~fhs33741/web-crawler/8pl4mefneuq7px893w7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1893</text:p>
          </table:table-cell>
          <table:table-cell office:value-type="string">
            <text:p>0.906782</text:p>
          </table:table-cell>
          <table:table-cell/>
        </table:table-row>
        <table:table-row table:style-name="ro2">
          <table:table-cell office:value-type="string">
            <text:p>http://multimediatechnology.at/~fhs33741/web-crawler/xx23inhpbexnev5c8z4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57023</text:p>
          </table:table-cell>
          <table:table-cell office:value-type="string">
            <text:p>0.907046</text:p>
          </table:table-cell>
          <table:table-cell/>
        </table:table-row>
        <table:table-row table:style-name="ro2">
          <table:table-cell office:value-type="string">
            <text:p>http://multimediatechnology.at/~fhs33741/web-crawler/ylq99pt4q3nxgfozv2p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35674</text:p>
          </table:table-cell>
          <table:table-cell office:value-type="string">
            <text:p>0.00457654</text:p>
          </table:table-cell>
          <table:table-cell/>
        </table:table-row>
        <table:table-row table:style-name="ro2">
          <table:table-cell office:value-type="string">
            <text:p>http://multimediatechnology.at/~fhs33741/web-crawler/svo5sfqplpv93c6sp0n1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613737</text:p>
          </table:table-cell>
          <table:table-cell office:value-type="string">
            <text:p>0.0105866</text:p>
          </table:table-cell>
          <table:table-cell/>
        </table:table-row>
        <table:table-row table:style-name="ro2">
          <table:table-cell office:value-type="string">
            <text:p>http://multimediatechnology.at/~fhs33741/web-crawler/4ogf3sxirhh4wji9lmtq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904634</text:p>
          </table:table-cell>
          <table:table-cell office:value-type="string">
            <text:p>0.0251062</text:p>
          </table:table-cell>
          <table:table-cell/>
        </table:table-row>
        <table:table-row table:style-name="ro2">
          <table:table-cell office:value-type="string">
            <text:p>http://multimediatechnology.at/~fhs33741/web-crawler/qeq09wznet8lux59yw46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36428</text:p>
          </table:table-cell>
          <table:table-cell office:value-type="string">
            <text:p>0.91117</text:p>
          </table:table-cell>
          <table:table-cell/>
        </table:table-row>
        <table:table-row table:style-name="ro2">
          <table:table-cell office:value-type="string">
            <text:p>http://multimediatechnology.at/~fhs33741/web-crawler/b00wze0ymcbudsi89x3a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36091</text:p>
          </table:table-cell>
          <table:table-cell office:value-type="string">
            <text:p>0.908184</text:p>
          </table:table-cell>
          <table:table-cell/>
        </table:table-row>
        <table:table-row table:style-name="ro2">
          <table:table-cell office:value-type="string">
            <text:p>http://multimediatechnology.at/~fhs33741/web-crawler/kdii0051nqsieurwsr6b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945157</text:p>
          </table:table-cell>
          <table:table-cell office:value-type="string">
            <text:p>0.0327191</text:p>
          </table:table-cell>
          <table:table-cell/>
        </table:table-row>
        <table:table-row table:style-name="ro2">
          <table:table-cell office:value-type="string">
            <text:p>http://multimediatechnology.at/~fhs33741/web-crawler/3ld8hx611nzzi504c42s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264965</text:p>
          </table:table-cell>
          <table:table-cell office:value-type="string">
            <text:p>0.914518</text:p>
          </table:table-cell>
          <table:table-cell/>
        </table:table-row>
        <table:table-row table:style-name="ro2">
          <table:table-cell office:value-type="string">
            <text:p>http://multimediatechnology.at/~fhs33741/web-crawler/r8gjje144e4qnz289a4q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38094</text:p>
          </table:table-cell>
          <table:table-cell office:value-type="string">
            <text:p>0.914249</text:p>
          </table:table-cell>
          <table:table-cell/>
        </table:table-row>
        <table:table-row table:style-name="ro2">
          <table:table-cell office:value-type="string">
            <text:p>http://multimediatechnology.at/~fhs33741/web-crawler/mappvg6v07xpgzmm4j6e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36188</text:p>
          </table:table-cell>
          <table:table-cell office:value-type="string">
            <text:p>0.909086</text:p>
          </table:table-cell>
          <table:table-cell/>
        </table:table-row>
        <table:table-row table:style-name="ro2">
          <table:table-cell office:value-type="string">
            <text:p>http://multimediatechnology.at/~fhs33741/web-crawler/70o5a31l34o6azhm9qiw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728381</text:p>
          </table:table-cell>
          <table:table-cell office:value-type="string">
            <text:p>0.0086868</text:p>
          </table:table-cell>
          <table:table-cell/>
        </table:table-row>
        <table:table-row table:style-name="ro2">
          <table:table-cell office:value-type="string">
            <text:p>http://multimediatechnology.at/~fhs33741/web-crawler/b2ean4wib74aupaqjgfu.html</text:p>
          </table:table-cell>
          <table:table-cell office:value-type="string">
            <text:p>good</text:p>
          </table:table-cell>
          <table:table-cell office:value-type="float" office:value="31">
            <text:p>31</text:p>
          </table:table-cell>
          <table:table-cell office:value-type="string">
            <text:p>0.0969079</text:p>
          </table:table-cell>
          <table:table-cell office:value-type="string">
            <text:p>0.963693</text:p>
          </table:table-cell>
          <table:table-cell/>
        </table:table-row>
        <table:table-row table:style-name="ro2">
          <table:table-cell office:value-type="string">
            <text:p>http://multimediatechnology.at/~fhs33741/web-crawler/f1hfr4ypb70sncjac4yx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0662</text:p>
          </table:table-cell>
          <table:table-cell office:value-type="string">
            <text:p>0.971749</text:p>
          </table:table-cell>
          <table:table-cell/>
        </table:table-row>
        <table:table-row table:style-name="ro2">
          <table:table-cell office:value-type="string">
            <text:p>http://multimediatechnology.at/~fhs33741/web-crawler/wz1tkclbap9tir4ts29l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24337</text:p>
          </table:table-cell>
          <table:table-cell office:value-type="string">
            <text:p>0.0715834</text:p>
          </table:table-cell>
          <table:table-cell/>
        </table:table-row>
        <table:table-row table:style-name="ro2">
          <table:table-cell office:value-type="string">
            <text:p>http://multimediatechnology.at/~fhs33741/web-crawler/t3ui8aggr2y5yk2r2ta7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92211</text:p>
          </table:table-cell>
          <table:table-cell office:value-type="string">
            <text:p>1.04359</text:p>
          </table:table-cell>
          <table:table-cell/>
        </table:table-row>
        <table:table-row table:style-name="ro2">
          <table:table-cell office:value-type="string">
            <text:p>http://multimediatechnology.at/~fhs33741/web-crawler/48ymreffzc4wk5nf4ycy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5795</text:p>
          </table:table-cell>
          <table:table-cell office:value-type="string">
            <text:p>0.905289</text:p>
          </table:table-cell>
          <table:table-cell/>
        </table:table-row>
        <table:table-row table:style-name="ro2">
          <table:table-cell office:value-type="string">
            <text:p>http://multimediatechnology.at/~fhs33741/web-crawler/ajphr9udxghzpgny4ix9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2283</text:p>
          </table:table-cell>
          <table:table-cell office:value-type="string">
            <text:p>0.981936</text:p>
          </table:table-cell>
          <table:table-cell/>
        </table:table-row>
        <table:table-row table:style-name="ro2">
          <table:table-cell office:value-type="string">
            <text:p>http://multimediatechnology.at/~fhs33741/web-crawler/j3obxri3t2v4pb6bs88e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8794</text:p>
          </table:table-cell>
          <table:table-cell office:value-type="string">
            <text:p>0.96152</text:p>
          </table:table-cell>
          <table:table-cell/>
        </table:table-row>
        <table:table-row table:style-name="ro2">
          <table:table-cell office:value-type="string">
            <text:p>http://multimediatechnology.at/~fhs33741/web-crawler/ur5ojofreiy7iklx09s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203996</text:p>
          </table:table-cell>
          <table:table-cell office:value-type="string">
            <text:p>0.0715852</text:p>
          </table:table-cell>
          <table:table-cell/>
        </table:table-row>
        <table:table-row table:style-name="ro2">
          <table:table-cell office:value-type="string">
            <text:p>http://multimediatechnology.at/~fhs33741/web-crawler/lzrx0qdad57krybsdrh2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10481</text:p>
          </table:table-cell>
          <table:table-cell office:value-type="string">
            <text:p>0.971685</text:p>
          </table:table-cell>
          <table:table-cell/>
        </table:table-row>
        <table:table-row table:style-name="ro2">
          <table:table-cell office:value-type="string">
            <text:p>http://multimediatechnology.at/~fhs33741/web-crawler/65yvrr9er5g9fh1jczp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474</text:p>
          </table:table-cell>
          <table:table-cell office:value-type="string">
            <text:p>0.906806</text:p>
          </table:table-cell>
          <table:table-cell/>
        </table:table-row>
        <table:table-row table:style-name="ro2">
          <table:table-cell office:value-type="string">
            <text:p>http://multimediatechnology.at/~fhs33741/web-crawler/jkoll1o289jaf9oybnm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76456</text:p>
          </table:table-cell>
          <table:table-cell office:value-type="string">
            <text:p>0.00710308</text:p>
          </table:table-cell>
          <table:table-cell/>
        </table:table-row>
        <table:table-row table:style-name="ro2">
          <table:table-cell office:value-type="string">
            <text:p>http://multimediatechnology.at/~fhs33741/web-crawler/qk8jisotoyen7vbkr7rd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3811</text:p>
          </table:table-cell>
          <table:table-cell office:value-type="string">
            <text:p>0.0396794</text:p>
          </table:table-cell>
          <table:table-cell/>
        </table:table-row>
        <table:table-row table:style-name="ro2">
          <table:table-cell office:value-type="string">
            <text:p>http://multimediatechnology.at/~fhs33741/web-crawler/rinmzmrrzvnioug0knd2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2969</text:p>
          </table:table-cell>
          <table:table-cell office:value-type="string">
            <text:p>0.940935</text:p>
          </table:table-cell>
          <table:table-cell/>
        </table:table-row>
        <table:table-row table:style-name="ro2">
          <table:table-cell office:value-type="string">
            <text:p>http://multimediatechnology.at/~fhs33741/web-crawler/692bw1hbmuu9abxj2jxp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308</text:p>
          </table:table-cell>
          <table:table-cell office:value-type="string">
            <text:p>0.9073</text:p>
          </table:table-cell>
          <table:table-cell/>
        </table:table-row>
        <table:table-row table:style-name="ro2">
          <table:table-cell office:value-type="string">
            <text:p>http://multimediatechnology.at/~fhs33741/web-crawler/aubuhln4nwf05y4nw6y5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11904</text:p>
          </table:table-cell>
          <table:table-cell office:value-type="string">
            <text:p>0.951166</text:p>
          </table:table-cell>
          <table:table-cell/>
        </table:table-row>
        <table:table-row table:style-name="ro2">
          <table:table-cell office:value-type="string">
            <text:p>http://multimediatechnology.at/~fhs33741/web-crawler/tl5rprjcmoayl22lmufd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127906</text:p>
          </table:table-cell>
          <table:table-cell office:value-type="string">
            <text:p>0.0511857</text:p>
          </table:table-cell>
          <table:table-cell/>
        </table:table-row>
        <table:table-row table:style-name="ro2">
          <table:table-cell office:value-type="string">
            <text:p>http://multimediatechnology.at/~fhs33741/web-crawler/u557e2dxid0qk9wgrj5m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340657</text:p>
          </table:table-cell>
          <table:table-cell office:value-type="string">
            <text:p>0.971671</text:p>
          </table:table-cell>
          <table:table-cell/>
        </table:table-row>
        <table:table-row table:style-name="ro2">
          <table:table-cell office:value-type="string">
            <text:p>http://multimediatechnology.at/~fhs33741/web-crawler/tclrklvyxzgx3z63xt4y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75899</text:p>
          </table:table-cell>
          <table:table-cell office:value-type="string">
            <text:p>0.906077</text:p>
          </table:table-cell>
          <table:table-cell/>
        </table:table-row>
        <table:table-row table:style-name="ro2">
          <table:table-cell office:value-type="string">
            <text:p>http://multimediatechnology.at/~fhs33741/web-crawler/e0q7ztaol84zhn3z7irz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6951</text:p>
          </table:table-cell>
          <table:table-cell office:value-type="string">
            <text:p>0.96898</text:p>
          </table:table-cell>
          <table:table-cell/>
        </table:table-row>
        <table:table-row table:style-name="ro2">
          <table:table-cell office:value-type="string">
            <text:p>http://multimediatechnology.at/~fhs33741/web-crawler/hx75ofxx017gnvvqkvvq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33092</text:p>
          </table:table-cell>
          <table:table-cell office:value-type="string">
            <text:p>0.904272</text:p>
          </table:table-cell>
          <table:table-cell/>
        </table:table-row>
        <table:table-row table:style-name="ro2">
          <table:table-cell office:value-type="string">
            <text:p>http://multimediatechnology.at/~fhs33741/web-crawler/4paqopqgcv69ohfczgq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70287</text:p>
          </table:table-cell>
          <table:table-cell office:value-type="string">
            <text:p>1.99476</text:p>
          </table:table-cell>
          <table:table-cell/>
        </table:table-row>
        <table:table-row table:style-name="ro2">
          <table:table-cell office:value-type="string">
            <text:p>http://multimediatechnology.at/~fhs33741/web-crawler/7uy3ubi52m46ozmmlufr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67644</text:p>
          </table:table-cell>
          <table:table-cell office:value-type="string">
            <text:p>0.982017</text:p>
          </table:table-cell>
          <table:table-cell/>
        </table:table-row>
        <table:table-row table:style-name="ro2">
          <table:table-cell office:value-type="string">
            <text:p>http://multimediatechnology.at/~fhs33741/web-crawler/ounaro5bs7qub1bzwdy6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0518</text:p>
          </table:table-cell>
          <table:table-cell office:value-type="string">
            <text:p>0.00930755</text:p>
          </table:table-cell>
          <table:table-cell/>
        </table:table-row>
        <table:table-row table:style-name="ro2">
          <table:table-cell office:value-type="string">
            <text:p>http://multimediatechnology.at/~fhs33741/web-crawler/9exn7fqjz981crbivkff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119886</text:p>
          </table:table-cell>
          <table:table-cell office:value-type="string">
            <text:p>0.0545528</text:p>
          </table:table-cell>
          <table:table-cell/>
        </table:table-row>
        <table:table-row table:style-name="ro2">
          <table:table-cell office:value-type="string">
            <text:p>http://multimediatechnology.at/~fhs33741/web-crawler/87k2qq0xu4h1gwbujpp5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25405</text:p>
          </table:table-cell>
          <table:table-cell office:value-type="string">
            <text:p>0.908967</text:p>
          </table:table-cell>
          <table:table-cell/>
        </table:table-row>
        <table:table-row table:style-name="ro2">
          <table:table-cell office:value-type="string">
            <text:p>http://multimediatechnology.at/~fhs33741/web-crawler/dwobgvtzq7jt1yiwdjow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68097</text:p>
          </table:table-cell>
          <table:table-cell office:value-type="string">
            <text:p>0.972506</text:p>
          </table:table-cell>
          <table:table-cell/>
        </table:table-row>
        <table:table-row table:style-name="ro2">
          <table:table-cell office:value-type="string">
            <text:p>http://multimediatechnology.at/~fhs33741/web-crawler/e1e6qg5qnips3db9xtaw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62367</text:p>
          </table:table-cell>
          <table:table-cell office:value-type="string">
            <text:p>0.962969</text:p>
          </table:table-cell>
          <table:table-cell/>
        </table:table-row>
        <table:table-row table:style-name="ro2">
          <table:table-cell office:value-type="string">
            <text:p>http://multimediatechnology.at/~fhs33741/web-crawler/okvhxjtse6mrric8acot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98483</text:p>
          </table:table-cell>
          <table:table-cell office:value-type="string">
            <text:p>0.061974</text:p>
          </table:table-cell>
          <table:table-cell/>
        </table:table-row>
        <table:table-row table:style-name="ro2">
          <table:table-cell office:value-type="string">
            <text:p>http://multimediatechnology.at/~fhs33741/web-crawler/iea421w90bt3uvapqac9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58073</text:p>
          </table:table-cell>
          <table:table-cell office:value-type="string">
            <text:p>0.912123</text:p>
          </table:table-cell>
          <table:table-cell/>
        </table:table-row>
        <table:table-row table:style-name="ro2">
          <table:table-cell office:value-type="string">
            <text:p>http://multimediatechnology.at/~fhs33741/web-crawler/oyae0cockn2c252yniz0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5323</text:p>
          </table:table-cell>
          <table:table-cell office:value-type="string">
            <text:p>0.936644</text:p>
          </table:table-cell>
          <table:table-cell/>
        </table:table-row>
        <table:table-row table:style-name="ro2">
          <table:table-cell office:value-type="string">
            <text:p>http://multimediatechnology.at/~fhs33741/web-crawler/srnnhpxpxlt517jkcs5u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88364</text:p>
          </table:table-cell>
          <table:table-cell office:value-type="string">
            <text:p>0.0128573</text:p>
          </table:table-cell>
          <table:table-cell/>
        </table:table-row>
        <table:table-row table:style-name="ro2">
          <table:table-cell office:value-type="string">
            <text:p>http://multimediatechnology.at/~fhs33741/web-crawler/eta3rvh119muni0cn0jx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35981</text:p>
          </table:table-cell>
          <table:table-cell office:value-type="string">
            <text:p>0.903708</text:p>
          </table:table-cell>
          <table:table-cell/>
        </table:table-row>
        <table:table-row table:style-name="ro2">
          <table:table-cell office:value-type="string">
            <text:p>http://multimediatechnology.at/~fhs33741/web-crawler/t3tg4pfoblwrxrj17ad8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832395</text:p>
          </table:table-cell>
          <table:table-cell office:value-type="string">
            <text:p>0.0140005</text:p>
          </table:table-cell>
          <table:table-cell/>
        </table:table-row>
        <table:table-row table:style-name="ro2">
          <table:table-cell office:value-type="string">
            <text:p>http://multimediatechnology.at/~fhs33741/web-crawler/mk88oc0vv51wmj10m4e2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09226</text:p>
          </table:table-cell>
          <table:table-cell office:value-type="string">
            <text:p>0.9135</text:p>
          </table:table-cell>
          <table:table-cell/>
        </table:table-row>
        <table:table-row table:style-name="ro2">
          <table:table-cell office:value-type="string">
            <text:p>http://multimediatechnology.at/~fhs33741/web-crawler/sojhga5540y9gh8uyumc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489122</text:p>
          </table:table-cell>
          <table:table-cell office:value-type="string">
            <text:p>0.0099686</text:p>
          </table:table-cell>
          <table:table-cell/>
        </table:table-row>
        <table:table-row table:style-name="ro2">
          <table:table-cell office:value-type="string">
            <text:p>http://multimediatechnology.at/~fhs33741/web-crawler/hwm5wot740xvpwp9th6z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200363</text:p>
          </table:table-cell>
          <table:table-cell office:value-type="string">
            <text:p>0.911747</text:p>
          </table:table-cell>
          <table:table-cell/>
        </table:table-row>
        <table:table-row table:style-name="ro2">
          <table:table-cell office:value-type="string">
            <text:p>http://multimediatechnology.at/~fhs33741/web-crawler/rh7t1n53mepr8deynj1p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595003</text:p>
          </table:table-cell>
          <table:table-cell office:value-type="string">
            <text:p>0.0295563</text:p>
          </table:table-cell>
          <table:table-cell/>
        </table:table-row>
        <table:table-row table:style-name="ro2">
          <table:table-cell office:value-type="string">
            <text:p>http://multimediatechnology.at/~fhs33741/web-crawler/h1skhtrx9tzyqsvnqwwr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80005</text:p>
          </table:table-cell>
          <table:table-cell/>
        </table:table-row>
        <table:table-row table:style-name="ro2">
          <table:table-cell office:value-type="string">
            <text:p>http://multimediatechnology.at/~fhs33741/web-crawler/b81ip4bvu24voxjjtjo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86438</text:p>
          </table:table-cell>
          <table:table-cell/>
        </table:table-row>
        <table:table-row table:style-name="ro2">
          <table:table-cell office:value-type="string">
            <text:p>http://multimediatechnology.at/~fhs33741/web-crawler/bobhq0k7b5dan4cvktr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0491</text:p>
          </table:table-cell>
          <table:table-cell/>
        </table:table-row>
        <table:table-row table:style-name="ro2">
          <table:table-cell office:value-type="string">
            <text:p>http://multimediatechnology.at/~fhs33741/web-crawler/lylhgjinxsvhgprm9y6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float" office:value="907">
            <text:p>907</text:p>
          </table:table-cell>
          <table:table-cell/>
        </table:table-row>
        <table:table-row table:style-name="ro2">
          <table:table-cell office:value-type="string">
            <text:p>http://multimediatechnology.at/~fhs33741/web-crawler/st8hbp8jct9xhrx6dfi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9499</text:p>
          </table:table-cell>
          <table:table-cell/>
        </table:table-row>
        <table:table-row table:style-name="ro2">
          <table:table-cell office:value-type="string">
            <text:p>http://multimediatechnology.at/~fhs33741/web-crawler/wwearb0iaf5xmee2nq8h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8096</text:p>
          </table:table-cell>
          <table:table-cell/>
        </table:table-row>
        <table:table-row table:style-name="ro2">
          <table:table-cell office:value-type="string">
            <text:p>http://multimediatechnology.at/~fhs33741/web-crawler/2k29kju5q0m619nvtah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78575</text:p>
          </table:table-cell>
          <table:table-cell/>
        </table:table-row>
        <table:table-row table:style-name="ro2">
          <table:table-cell office:value-type="string">
            <text:p>http://multimediatechnology.at/~fhs33741/web-crawler/zr98uwpjn1a4rh7tpdc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67825</text:p>
          </table:table-cell>
          <table:table-cell/>
        </table:table-row>
        <table:table-row table:style-name="ro2">
          <table:table-cell office:value-type="string">
            <text:p>http://multimediatechnology.at/~fhs33741/web-crawler/7u6nt7q3v5t3a05sxc0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4179</text:p>
          </table:table-cell>
          <table:table-cell/>
        </table:table-row>
        <table:table-row table:style-name="ro2">
          <table:table-cell office:value-type="string">
            <text:p>http://multimediatechnology.at/~fhs33741/web-crawler/2l9ue5q44wsacng8iamc.html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office:value-type="string">
            <text:p>0.00669693</text:p>
          </table:table-cell>
          <table:table-cell office:value-type="string">
            <text:p>0.0067229</text:p>
          </table:table-cell>
          <table:table-cell/>
        </table:table-row>
        <table:table-row table:style-name="ro2">
          <table:table-cell office:value-type="string">
            <text:p>http://multimediatechnology.at/~fhs33741/web-crawler/qrlyaojjbcoei58duxns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382008</text:p>
          </table:table-cell>
          <table:table-cell office:value-type="string">
            <text:p>0.00388354</text:p>
          </table:table-cell>
          <table:table-cell/>
        </table:table-row>
        <table:table-row table:style-name="ro2">
          <table:table-cell office:value-type="string">
            <text:p>http://multimediatechnology.at/~fhs33741/web-crawler/k567pw3via6l5soqkj3a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02193</text:p>
          </table:table-cell>
          <table:table-cell office:value-type="string">
            <text:p>0.00736017</text:p>
          </table:table-cell>
          <table:table-cell/>
        </table:table-row>
        <table:table-row table:style-name="ro2">
          <table:table-cell office:value-type="string">
            <text:p>http://multimediatechnology.at/~fhs33741/web-crawler/j8c3x59kp5telk0kve1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69543</text:p>
          </table:table-cell>
          <table:table-cell office:value-type="string">
            <text:p>0.0265659</text:p>
          </table:table-cell>
          <table:table-cell/>
        </table:table-row>
        <table:table-row table:style-name="ro2">
          <table:table-cell office:value-type="string">
            <text:p>http://multimediatechnology.at/~fhs33741/web-crawler/z4m43d4rniwyfro5gqa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8453</text:p>
          </table:table-cell>
          <table:table-cell office:value-type="string">
            <text:p>0.909515</text:p>
          </table:table-cell>
          <table:table-cell/>
        </table:table-row>
        <table:table-row table:style-name="ro2">
          <table:table-cell office:value-type="string">
            <text:p>http://multimediatechnology.at/~fhs33741/web-crawler/tx6j8tiuokppaeruwsz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3131</text:p>
          </table:table-cell>
          <table:table-cell office:value-type="string">
            <text:p>0.0070182</text:p>
          </table:table-cell>
          <table:table-cell/>
        </table:table-row>
        <table:table-row table:style-name="ro2">
          <table:table-cell office:value-type="string">
            <text:p>http://multimediatechnology.at/~fhs33741/web-crawler/59mzfb4yz1tqgitm2a3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1437</text:p>
          </table:table-cell>
          <table:table-cell office:value-type="string">
            <text:p>0.00732852</text:p>
          </table:table-cell>
          <table:table-cell/>
        </table:table-row>
        <table:table-row table:style-name="ro2">
          <table:table-cell office:value-type="string">
            <text:p>http://multimediatechnology.at/~fhs33741/web-crawler/xskw22v24hdmbgj9u807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519262</text:p>
          </table:table-cell>
          <table:table-cell office:value-type="string">
            <text:p>0.00794285</text:p>
          </table:table-cell>
          <table:table-cell/>
        </table:table-row>
        <table:table-row table:style-name="ro2">
          <table:table-cell office:value-type="string">
            <text:p>http://multimediatechnology.at/~fhs33741/web-crawler/5epjecqxabsqbux2ddzo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2249</text:p>
          </table:table-cell>
          <table:table-cell office:value-type="string">
            <text:p>1.00389</text:p>
          </table:table-cell>
          <table:table-cell/>
        </table:table-row>
        <table:table-row table:style-name="ro2">
          <table:table-cell office:value-type="string">
            <text:p>http://multimediatechnology.at/~fhs33741/web-crawler/c9q5irojfxy9er8smwjp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8699</text:p>
          </table:table-cell>
          <table:table-cell office:value-type="string">
            <text:p>0.916898</text:p>
          </table:table-cell>
          <table:table-cell/>
        </table:table-row>
        <table:table-row table:style-name="ro2">
          <table:table-cell office:value-type="string">
            <text:p>http://multimediatechnology.at/~fhs33741/web-crawler/rgikcbiv01gwxlk21vg3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0165</text:p>
          </table:table-cell>
          <table:table-cell office:value-type="string">
            <text:p>1.0018</text:p>
          </table:table-cell>
          <table:table-cell/>
        </table:table-row>
        <table:table-row table:style-name="ro2">
          <table:table-cell office:value-type="string">
            <text:p>http://multimediatechnology.at/~fhs33741/web-crawler/i337gx1vp2ahe59bdc1j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74493</text:p>
          </table:table-cell>
          <table:table-cell office:value-type="string">
            <text:p>1.07686</text:p>
          </table:table-cell>
          <table:table-cell/>
        </table:table-row>
        <table:table-row table:style-name="ro2">
          <table:table-cell office:value-type="string">
            <text:p>http://multimediatechnology.at/~fhs33741/web-crawler/i91r89lof5mrc24nfoi2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46509</text:p>
          </table:table-cell>
          <table:table-cell office:value-type="string">
            <text:p>0.981972</text:p>
          </table:table-cell>
          <table:table-cell/>
        </table:table-row>
        <table:table-row table:style-name="ro2">
          <table:table-cell office:value-type="string">
            <text:p>http://multimediatechnology.at/~fhs33741/web-crawler/tluangligqd8ydkfulf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991</text:p>
          </table:table-cell>
          <table:table-cell/>
        </table:table-row>
        <table:table-row table:style-name="ro2">
          <table:table-cell office:value-type="string">
            <text:p>http://multimediatechnology.at/~fhs33741/web-crawler/kkkc1ef5r3vzcxaw7l6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1513</text:p>
          </table:table-cell>
          <table:table-cell/>
        </table:table-row>
        <table:table-row table:style-name="ro2">
          <table:table-cell office:value-type="string">
            <text:p>http://multimediatechnology.at/~fhs33741/web-crawler/yogsq003vc8rb5yljevn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00661741</text:p>
          </table:table-cell>
          <table:table-cell office:value-type="string">
            <text:p>0.00716939</text:p>
          </table:table-cell>
          <table:table-cell/>
        </table:table-row>
        <table:table-row table:style-name="ro2">
          <table:table-cell office:value-type="string">
            <text:p>http://multimediatechnology.at/~fhs33741/web-crawler/0q5wbufraofdq46keret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35693</text:p>
          </table:table-cell>
          <table:table-cell/>
        </table:table-row>
        <table:table-row table:style-name="ro2">
          <table:table-cell office:value-type="string">
            <text:p>http://multimediatechnology.at/~fhs33741/web-crawler/ryco5n0efyga9lo1pyc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85038</text:p>
          </table:table-cell>
          <table:table-cell/>
        </table:table-row>
        <table:table-row table:style-name="ro2">
          <table:table-cell office:value-type="string">
            <text:p>http://multimediatechnology.at/~fhs33741/web-crawler/8avvymdwmxquhdupu0g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9766</text:p>
          </table:table-cell>
          <table:table-cell/>
        </table:table-row>
        <table:table-row table:style-name="ro2">
          <table:table-cell office:value-type="string">
            <text:p>http://multimediatechnology.at/~fhs33741/web-crawler/o6qgbsm55hwn8xtwqxsx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9203</text:p>
          </table:table-cell>
          <table:table-cell/>
        </table:table-row>
        <table:table-row table:style-name="ro2">
          <table:table-cell office:value-type="string">
            <text:p>http://multimediatechnology.at/~fhs33741/web-crawler/47ldu6ym960lmrdvj78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3862</text:p>
          </table:table-cell>
          <table:table-cell/>
        </table:table-row>
        <table:table-row table:style-name="ro2">
          <table:table-cell office:value-type="string">
            <text:p>http://multimediatechnology.at/~fhs33741/web-crawler/53ujyiswvy8djcrkdlm8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4894</text:p>
          </table:table-cell>
          <table:table-cell/>
        </table:table-row>
        <table:table-row table:style-name="ro2">
          <table:table-cell office:value-type="string">
            <text:p>http://multimediatechnology.at/~fhs33741/web-crawler/jg3ya3kz6c6l8s7qnsnx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57292</text:p>
          </table:table-cell>
          <table:table-cell office:value-type="string">
            <text:p>0.907489</text:p>
          </table:table-cell>
          <table:table-cell/>
        </table:table-row>
        <table:table-row table:style-name="ro2">
          <table:table-cell office:value-type="string">
            <text:p>http://multimediatechnology.at/~fhs33741/web-crawler/l81y7ctde7321jda8ku1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23292</text:p>
          </table:table-cell>
          <table:table-cell office:value-type="string">
            <text:p>0.00997264</text:p>
          </table:table-cell>
          <table:table-cell/>
        </table:table-row>
        <table:table-row table:style-name="ro2">
          <table:table-cell office:value-type="string">
            <text:p>http://multimediatechnology.at/~fhs33741/web-crawler/64nqu4i8ssb8ultsp6mk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03779</text:p>
          </table:table-cell>
          <table:table-cell office:value-type="string">
            <text:p>0.00426253</text:p>
          </table:table-cell>
          <table:table-cell/>
        </table:table-row>
        <table:table-row table:style-name="ro2">
          <table:table-cell office:value-type="string">
            <text:p>http://multimediatechnology.at/~fhs33741/web-crawler/f7smra12pxse1io5lxp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05262</text:p>
          </table:table-cell>
          <table:table-cell office:value-type="string">
            <text:p>0.00816937</text:p>
          </table:table-cell>
          <table:table-cell/>
        </table:table-row>
        <table:table-row table:style-name="ro2">
          <table:table-cell office:value-type="string">
            <text:p>http://multimediatechnology.at/~fhs33741/web-crawler/0sj3bxzfn0ea7e9tk6tf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28981</text:p>
          </table:table-cell>
          <table:table-cell office:value-type="string">
            <text:p>0.903976</text:p>
          </table:table-cell>
          <table:table-cell/>
        </table:table-row>
        <table:table-row table:style-name="ro2">
          <table:table-cell office:value-type="string">
            <text:p>http://multimediatechnology.at/~fhs33741/web-crawler/qd8svuo734q99dcb05l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28976</text:p>
          </table:table-cell>
          <table:table-cell office:value-type="string">
            <text:p>0.00537875</text:p>
          </table:table-cell>
          <table:table-cell/>
        </table:table-row>
        <table:table-row table:style-name="ro2">
          <table:table-cell office:value-type="string">
            <text:p>http://multimediatechnology.at/~fhs33741/web-crawler/dvgkrv8n44nbil4irxp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549485</text:p>
          </table:table-cell>
          <table:table-cell office:value-type="string">
            <text:p>0.00836354</text:p>
          </table:table-cell>
          <table:table-cell/>
        </table:table-row>
        <table:table-row table:style-name="ro2">
          <table:table-cell office:value-type="string">
            <text:p>http://multimediatechnology.at/~fhs33741/web-crawler/hqf5oqhn4a38wfnqzbat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414764</text:p>
          </table:table-cell>
          <table:table-cell office:value-type="string">
            <text:p>0.00512208</text:p>
          </table:table-cell>
          <table:table-cell/>
        </table:table-row>
        <table:table-row table:style-name="ro2">
          <table:table-cell office:value-type="string">
            <text:p>http://multimediatechnology.at/~fhs33741/web-crawler/mc8dcxx9bcai6ibdpedc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503172</text:p>
          </table:table-cell>
          <table:table-cell office:value-type="string">
            <text:p>0.00897386</text:p>
          </table:table-cell>
          <table:table-cell/>
        </table:table-row>
        <table:table-row table:style-name="ro2">
          <table:table-cell office:value-type="string">
            <text:p>http://multimediatechnology.at/~fhs33741/web-crawler/9xqi1n653zes3s4bm4kn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80645</text:p>
          </table:table-cell>
          <table:table-cell office:value-type="string">
            <text:p>0.0104742</text:p>
          </table:table-cell>
          <table:table-cell/>
        </table:table-row>
        <table:table-row table:style-name="ro2">
          <table:table-cell office:value-type="string">
            <text:p>http://multimediatechnology.at/~fhs33741/web-crawler/ctry1qncq54xu34pml8t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153</text:p>
          </table:table-cell>
          <table:table-cell office:value-type="string">
            <text:p>0.906976</text:p>
          </table:table-cell>
          <table:table-cell/>
        </table:table-row>
        <table:table-row table:style-name="ro2">
          <table:table-cell office:value-type="string">
            <text:p>http://multimediatechnology.at/~fhs33741/web-crawler/ey8is8f8147jtaucja2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5602</text:p>
          </table:table-cell>
          <table:table-cell office:value-type="string">
            <text:p>0.0221189</text:p>
          </table:table-cell>
          <table:table-cell/>
        </table:table-row>
        <table:table-row table:style-name="ro2">
          <table:table-cell office:value-type="string">
            <text:p>http://multimediatechnology.at/~fhs33741/web-crawler/ad0mdd421vgorip335i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9914</text:p>
          </table:table-cell>
          <table:table-cell office:value-type="string">
            <text:p>0.910982</text:p>
          </table:table-cell>
          <table:table-cell/>
        </table:table-row>
        <table:table-row table:style-name="ro2">
          <table:table-cell office:value-type="string">
            <text:p>http://multimediatechnology.at/~fhs33741/web-crawler/psdmeyfrb635oggbpih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8605</text:p>
          </table:table-cell>
          <table:table-cell office:value-type="string">
            <text:p>0.907235</text:p>
          </table:table-cell>
          <table:table-cell/>
        </table:table-row>
        <table:table-row table:style-name="ro2">
          <table:table-cell office:value-type="string">
            <text:p>http://multimediatechnology.at/~fhs33741/web-crawler/zk8734ykd9taxf1ly53u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37975</text:p>
          </table:table-cell>
          <table:table-cell office:value-type="string">
            <text:p>0.00646226</text:p>
          </table:table-cell>
          <table:table-cell/>
        </table:table-row>
        <table:table-row table:style-name="ro2">
          <table:table-cell office:value-type="string">
            <text:p>http://multimediatechnology.at/~fhs33741/web-crawler/niy42ds4zy5jo2lkfbh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6544</text:p>
          </table:table-cell>
          <table:table-cell office:value-type="string">
            <text:p>0.0145051</text:p>
          </table:table-cell>
          <table:table-cell/>
        </table:table-row>
        <table:table-row table:style-name="ro2">
          <table:table-cell office:value-type="string">
            <text:p>http://multimediatechnology.at/~fhs33741/web-crawler/itxxe6ege3pqunzw8ibw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51244</text:p>
          </table:table-cell>
          <table:table-cell office:value-type="string">
            <text:p>0.0081299</text:p>
          </table:table-cell>
          <table:table-cell/>
        </table:table-row>
        <table:table-row table:style-name="ro2">
          <table:table-cell office:value-type="string">
            <text:p>http://multimediatechnology.at/~fhs33741/web-crawler/gi6yh7ggu54euy3kow3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4314</text:p>
          </table:table-cell>
          <table:table-cell office:value-type="string">
            <text:p>0.903728</text:p>
          </table:table-cell>
          <table:table-cell/>
        </table:table-row>
        <table:table-row table:style-name="ro2">
          <table:table-cell office:value-type="string">
            <text:p>http://multimediatechnology.at/~fhs33741/web-crawler/hupv11eqc9jntiqj5h7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76431</text:p>
          </table:table-cell>
          <table:table-cell office:value-type="string">
            <text:p>0.00549249</text:p>
          </table:table-cell>
          <table:table-cell/>
        </table:table-row>
        <table:table-row table:style-name="ro2">
          <table:table-cell office:value-type="string">
            <text:p>http://multimediatechnology.at/~fhs33741/web-crawler/nlxkpqe6qza695uh54n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10052</text:p>
          </table:table-cell>
          <table:table-cell office:value-type="string">
            <text:p>0.00438658</text:p>
          </table:table-cell>
          <table:table-cell/>
        </table:table-row>
        <table:table-row table:style-name="ro2">
          <table:table-cell office:value-type="string">
            <text:p>http://multimediatechnology.at/~fhs33741/web-crawler/pdpkchk47nn86whz6ytx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83706</text:p>
          </table:table-cell>
          <table:table-cell office:value-type="string">
            <text:p>0.00732137</text:p>
          </table:table-cell>
          <table:table-cell/>
        </table:table-row>
        <table:table-row table:style-name="ro2">
          <table:table-cell office:value-type="string">
            <text:p>http://multimediatechnology.at/~fhs33741/web-crawler/ahuv3lbl0ofqp75ep6cz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16996</text:p>
          </table:table-cell>
          <table:table-cell office:value-type="string">
            <text:p>0.0076292</text:p>
          </table:table-cell>
          <table:table-cell/>
        </table:table-row>
        <table:table-row table:style-name="ro2">
          <table:table-cell office:value-type="string">
            <text:p>http://multimediatechnology.at/~fhs33741/web-crawler/yozkt8n1eu81xs5cy4nz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7391</text:p>
          </table:table-cell>
          <table:table-cell office:value-type="string">
            <text:p>0.907735</text:p>
          </table:table-cell>
          <table:table-cell/>
        </table:table-row>
        <table:table-row table:style-name="ro2">
          <table:table-cell office:value-type="string">
            <text:p>http://multimediatechnology.at/~fhs33741/web-crawler/4b44d26tym7oasvkwtq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81221</text:p>
          </table:table-cell>
          <table:table-cell office:value-type="string">
            <text:p>0.00550032</text:p>
          </table:table-cell>
          <table:table-cell/>
        </table:table-row>
        <table:table-row table:style-name="ro2">
          <table:table-cell office:value-type="string">
            <text:p>http://multimediatechnology.at/~fhs33741/web-crawler/eni9bxda1izw4438kfp2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27516</text:p>
          </table:table-cell>
          <table:table-cell office:value-type="string">
            <text:p>0.00454897</text:p>
          </table:table-cell>
          <table:table-cell/>
        </table:table-row>
        <table:table-row table:style-name="ro2">
          <table:table-cell office:value-type="string">
            <text:p>http://multimediatechnology.at/~fhs33741/web-crawler/y1acxu15hk1utvhxvovb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93584</text:p>
          </table:table-cell>
          <table:table-cell office:value-type="string">
            <text:p>0.00813991</text:p>
          </table:table-cell>
          <table:table-cell/>
        </table:table-row>
        <table:table-row table:style-name="ro2">
          <table:table-cell office:value-type="string">
            <text:p>http://multimediatechnology.at/~fhs33741/web-crawler/y6n1pnf7uz8iycbsin1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84107</text:p>
          </table:table-cell>
          <table:table-cell office:value-type="string">
            <text:p>0.00849371</text:p>
          </table:table-cell>
          <table:table-cell/>
        </table:table-row>
        <table:table-row table:style-name="ro2">
          <table:table-cell office:value-type="string">
            <text:p>http://multimediatechnology.at/~fhs33741/web-crawler/zm5qggsyuh69f8t4wpks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09723</text:p>
          </table:table-cell>
          <table:table-cell office:value-type="string">
            <text:p>0.00416617</text:p>
          </table:table-cell>
          <table:table-cell/>
        </table:table-row>
        <table:table-row table:style-name="ro2">
          <table:table-cell office:value-type="string">
            <text:p>http://multimediatechnology.at/~fhs33741/web-crawler/hny4gwqh2dc134sgnoj6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7818</text:p>
          </table:table-cell>
          <table:table-cell office:value-type="string">
            <text:p>0.908633</text:p>
          </table:table-cell>
          <table:table-cell/>
        </table:table-row>
        <table:table-row table:style-name="ro2" table:number-rows-repeated="104783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3" table:style-name="ta1"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./WebCrawler.out <text:a xlink:href="http://multimediatechnology.at/~fhs33741/web-crawler/09bvqb9g90jemhx4s2y0.html" xlink:type="simple">http://multimediatechnology.at/~fhs33741/web-crawler/09bvqb9g90jemhx4s2y0.html</text:a>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creating</text:p>
          </table:table-cell>
          <table:table-cell office:value-type="string">
            <text:p>threads</text:p>
          </table:table-cell>
          <table:table-cell table:number-columns-repeated="7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3011584">
            <text:p>46912623011584</text:p>
          </table:table-cell>
          <table:table-cell office:value-type="string">
            <text:p>is</text:p>
          </table:table-cell>
          <table:table-cell office:value-type="string">
            <text:p>running.46912625112832</text:p>
          </table:table-cell>
        </table:table-row>
        <table:table-row table:style-name="ro1">
          <table:table-cell/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6"/>
        </table:table-row>
        <table:table-row table:style-name="ro1">
          <table:table-cell office:value-type="string">
            <text:p>Thread</text:p>
          </table:table-cell>
          <table:table-cell office:value-type="float" office:value="46912623011584">
            <text:p>46912623011584</text:p>
          </table:table-cell>
          <table:table-cell office:value-type="string">
            <text:p>exits.</text:p>
          </table:table-cell>
          <table:table-cell table:number-columns-repeated="6"/>
        </table:table-row>
        <table:table-row table:style-name="ro1">
          <table:table-cell office:value-type="string">
            <text:p>Thread</text:p>
          </table:table-cell>
          <table:table-cell office:value-type="float" office:value="46912625112832">
            <text:p>46912625112832</text:p>
          </table:table-cell>
          <table:table-cell office:value-type="string">
            <text:p>exits.</text:p>
          </table:table-cell>
          <table:table-cell table:number-columns-repeated="6"/>
        </table:table-row>
        <table:table-row table:style-name="ro1">
          <table:table-cell office:value-type="string">
            <text:p>**************</text:p>
          </table:table-cell>
          <table:table-cell office:value-type="string">
            <text:p>CrawList</text:p>
          </table:table-cell>
          <table:table-cell office:value-type="string">
            <text:p>**************</text:p>
          </table:table-cell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office:value-type="string">
            <text:p>time</text:p>
          </table:table-cell>
          <table:table-cell office:value-type="string">
            <text:p>needed:</text:p>
          </table:table-cell>
          <table:table-cell office:value-type="string">
            <text:p>270.01</text:p>
          </table:table-cell>
          <table:table-cell table:number-columns-repeated="5"/>
        </table:table-row>
        <table:table-row table:style-name="ro1">
          <table:table-cell office:value-type="string">
            <text:p>Good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string">
            <text:p>Broken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649">
            <text:p>649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745">
            <text:p>745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**************</text:p>
          </table:table-cell>
          <table:table-cell office:value-type="string">
            <text:p>Details</text:p>
          </table:table-cell>
          <table:table-cell office:value-type="string">
            <text:p>**************</text:p>
          </table:table-cell>
          <table:table-cell table:number-columns-repeated="6"/>
        </table:table-row>
        <table:table-row table:style-name="ro1">
          <table:table-cell office:value-type="string">
            <text:p>URL</text:p>
          </table:table-cell>
          <table:table-cell office:value-type="string">
            <text:p>Broken</text:p>
          </table:table-cell>
          <table:table-cell office:value-type="string">
            <text:p>Counter</text:p>
          </table:table-cell>
          <table:table-cell office:value-type="string">
            <text:p>AVG-load-time</text:p>
          </table:table-cell>
          <table:table-cell office:value-type="string">
            <text:p>MAX-load-time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9bvqb9g90jemhx4s2y0.html</text:p>
          </table:table-cell>
          <table:table-cell office:value-type="string">
            <text:p>good</text:p>
          </table:table-cell>
          <table:table-cell office:value-type="float" office:value="25">
            <text:p>25</text:p>
          </table:table-cell>
          <table:table-cell office:value-type="string">
            <text:p>0.0857039</text:p>
          </table:table-cell>
          <table:table-cell office:value-type="string">
            <text:p>1.045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v7ltazyyrvlmeype5gf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06514</text:p>
          </table:table-cell>
          <table:table-cell office:value-type="string">
            <text:p>0.009274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9ri1dpyribvqzx7mqx4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886139</text:p>
          </table:table-cell>
          <table:table-cell office:value-type="string">
            <text:p>0.9066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pzege8duc8ct2h0gp7p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4413</text:p>
          </table:table-cell>
          <table:table-cell office:value-type="string">
            <text:p>0.9038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eubtrmi12kc3xgogacj.html</text:p>
          </table:table-cell>
          <table:table-cell office:value-type="string">
            <text:p>good</text:p>
          </table:table-cell>
          <table:table-cell office:value-type="float" office:value="16">
            <text:p>16</text:p>
          </table:table-cell>
          <table:table-cell office:value-type="string">
            <text:p>0.00759061</text:p>
          </table:table-cell>
          <table:table-cell office:value-type="string">
            <text:p>0.0291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hpie060zeiynrj10tqt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524509</text:p>
          </table:table-cell>
          <table:table-cell office:value-type="string">
            <text:p>0.00696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kj8wokzv2sjqw60akf3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7194</text:p>
          </table:table-cell>
          <table:table-cell office:value-type="string">
            <text:p>0.9169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t98qa4wcjjqp9awr6ga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0298</text:p>
          </table:table-cell>
          <table:table-cell office:value-type="string">
            <text:p>0.9350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e0ljbfzgz7apo3quey5.html</text:p>
          </table:table-cell>
          <table:table-cell office:value-type="string">
            <text:p>good</text:p>
          </table:table-cell>
          <table:table-cell office:value-type="float" office:value="40">
            <text:p>40</text:p>
          </table:table-cell>
          <table:table-cell office:value-type="string">
            <text:p>0.0764476</text:p>
          </table:table-cell>
          <table:table-cell office:value-type="string">
            <text:p>0.9140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9gzmkvl8vt0wqzyauaq.html</text:p>
          </table:table-cell>
          <table:table-cell office:value-type="string">
            <text:p>good</text:p>
          </table:table-cell>
          <table:table-cell office:value-type="float" office:value="51">
            <text:p>51</text:p>
          </table:table-cell>
          <table:table-cell office:value-type="string">
            <text:p>0.058177</text:p>
          </table:table-cell>
          <table:table-cell office:value-type="string">
            <text:p>0.906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gumdocov343yt7ln995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0678139</text:p>
          </table:table-cell>
          <table:table-cell office:value-type="string">
            <text:p>0.9064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o11w6bfg39x56ds1co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35625</text:p>
          </table:table-cell>
          <table:table-cell office:value-type="string">
            <text:p>0.009734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ef9m037ri49j68bwu7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36023</text:p>
          </table:table-cell>
          <table:table-cell office:value-type="string">
            <text:p>0.007494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5pm0uf2tgftuyjmnzhl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00742085</text:p>
          </table:table-cell>
          <table:table-cell office:value-type="string">
            <text:p>0.02126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c5gn8bao3w2nb14ekz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0571</text:p>
          </table:table-cell>
          <table:table-cell office:value-type="string">
            <text:p>0.02212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j2j01yasl3ryta2to2l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230158</text:p>
          </table:table-cell>
          <table:table-cell office:value-type="string">
            <text:p>0.9067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2cc2m6st8ko1mpczvmc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0742641</text:p>
          </table:table-cell>
          <table:table-cell office:value-type="string">
            <text:p>0.9036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sc7y3yqb63e2abzcb4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3413</text:p>
          </table:table-cell>
          <table:table-cell office:value-type="string">
            <text:p>0.9148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5skqz1wjg6usbjounp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41771</text:p>
          </table:table-cell>
          <table:table-cell office:value-type="string">
            <text:p>0.006873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bxtmxkt0arpubuaalmk.html</text:p>
          </table:table-cell>
          <table:table-cell office:value-type="string">
            <text:p>good</text:p>
          </table:table-cell>
          <table:table-cell office:value-type="float" office:value="31">
            <text:p>31</text:p>
          </table:table-cell>
          <table:table-cell office:value-type="string">
            <text:p>0.0653642</text:p>
          </table:table-cell>
          <table:table-cell office:value-type="string">
            <text:p>0.9065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9hx3oilp757vr6ub6b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0931</text:p>
          </table:table-cell>
          <table:table-cell office:value-type="string">
            <text:p>0.9039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amc1o5lvtkjs2n6v1xe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4982</text:p>
          </table:table-cell>
          <table:table-cell office:value-type="string">
            <text:p>0.9085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4oouppeeezcdx1fqirq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4145</text:p>
          </table:table-cell>
          <table:table-cell office:value-type="string">
            <text:p>0.9044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ltibm00fkmdevhdt5mr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17285</text:p>
          </table:table-cell>
          <table:table-cell office:value-type="string">
            <text:p>0.007995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hswktxgl9zihg5ej8dn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03258</text:p>
          </table:table-cell>
          <table:table-cell office:value-type="string">
            <text:p>0.007447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skbjfeiw1cly66gimux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0345241</text:p>
          </table:table-cell>
          <table:table-cell office:value-type="string">
            <text:p>0.9062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dtsuend07treiwuetea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112516</text:p>
          </table:table-cell>
          <table:table-cell office:value-type="string">
            <text:p>0.9064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i7ig7uxgrtl058r63u0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448041</text:p>
          </table:table-cell>
          <table:table-cell office:value-type="string">
            <text:p>0.005945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md9nsmjjs9rs4v95dc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488131</text:p>
          </table:table-cell>
          <table:table-cell office:value-type="string">
            <text:p>0.009573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a7t0ks9z89gy9549yp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6955</text:p>
          </table:table-cell>
          <table:table-cell office:value-type="string">
            <text:p>0.9074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y6w7mdsw865eobkc7ch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6097</text:p>
          </table:table-cell>
          <table:table-cell office:value-type="string">
            <text:p>0.9069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qnq10e4td69qiar1ntl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49508</text:p>
          </table:table-cell>
          <table:table-cell office:value-type="string">
            <text:p>0.01200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3568bfvdtid0siptebv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61821</text:p>
          </table:table-cell>
          <table:table-cell office:value-type="string">
            <text:p>0.01747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xcm0sm3lun48w3tqwqs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12885</text:p>
          </table:table-cell>
          <table:table-cell office:value-type="string">
            <text:p>0.9076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fg70kppqh88a88zilcq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1994</text:p>
          </table:table-cell>
          <table:table-cell office:value-type="string">
            <text:p>0.9115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ozzsq7s8mtjgvnuufuq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0965688</text:p>
          </table:table-cell>
          <table:table-cell office:value-type="string">
            <text:p>0.9095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xring6qukly8w92fzfu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12594</text:p>
          </table:table-cell>
          <table:table-cell office:value-type="string">
            <text:p>0.9078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75glw5t36zuel3gzxsd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663171</text:p>
          </table:table-cell>
          <table:table-cell office:value-type="string">
            <text:p>0.02298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vv20w1eo08ul6fagrbo.html</text:p>
          </table:table-cell>
          <table:table-cell office:value-type="string">
            <text:p>good</text:p>
          </table:table-cell>
          <table:table-cell office:value-type="float" office:value="41">
            <text:p>41</text:p>
          </table:table-cell>
          <table:table-cell office:value-type="string">
            <text:p>0.09447</text:p>
          </table:table-cell>
          <table:table-cell office:value-type="string">
            <text:p>0.9073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6sjforgl1xzod0fkv2f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69256</text:p>
          </table:table-cell>
          <table:table-cell office:value-type="string">
            <text:p>0.9081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jucdhwclej1rw83hg0n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02364</text:p>
          </table:table-cell>
          <table:table-cell office:value-type="string">
            <text:p>0.9068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i1sbdq8lxrm0bc7isvo.html</text:p>
          </table:table-cell>
          <table:table-cell office:value-type="string">
            <text:p>good</text:p>
          </table:table-cell>
          <table:table-cell office:value-type="float" office:value="39">
            <text:p>39</text:p>
          </table:table-cell>
          <table:table-cell office:value-type="string">
            <text:p>0.029835</text:p>
          </table:table-cell>
          <table:table-cell office:value-type="string">
            <text:p>0.910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qja8s17ntaismthpe1v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58336</text:p>
          </table:table-cell>
          <table:table-cell office:value-type="string">
            <text:p>0.9069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be8t5vako5bz4r3dwl2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65472</text:p>
          </table:table-cell>
          <table:table-cell office:value-type="string">
            <text:p>0.9094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4kf2cvxoqhb0gmxgl3r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30284</text:p>
          </table:table-cell>
          <table:table-cell office:value-type="string">
            <text:p>0.9316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9aqwickih4fsgjgm99e.html</text:p>
          </table:table-cell>
          <table:table-cell office:value-type="string">
            <text:p>good</text:p>
          </table:table-cell>
          <table:table-cell office:value-type="float" office:value="52">
            <text:p>52</text:p>
          </table:table-cell>
          <table:table-cell office:value-type="string">
            <text:p>0.0581096</text:p>
          </table:table-cell>
          <table:table-cell office:value-type="string">
            <text:p>0.9090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36wdukv3szuxnzzew97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0528769</text:p>
          </table:table-cell>
          <table:table-cell office:value-type="string">
            <text:p>0.9088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vh7fiafxf81rp3w2lpf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51726</text:p>
          </table:table-cell>
          <table:table-cell office:value-type="string">
            <text:p>0.9036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4yvsu565f2l8wv854wh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53778</text:p>
          </table:table-cell>
          <table:table-cell office:value-type="string">
            <text:p>0.9038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4t4dbiubdofcbm5r26w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856051</text:p>
          </table:table-cell>
          <table:table-cell office:value-type="string">
            <text:p>0.02452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8jsz8pw35j6bqndp4bp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81246</text:p>
          </table:table-cell>
          <table:table-cell office:value-type="string">
            <text:p>0.9067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ncec16p24krfn1iuq7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024</text:p>
          </table:table-cell>
          <table:table-cell office:value-type="string">
            <text:p>0.9068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vjt2aw50ntb47zmrl9q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0927588</text:p>
          </table:table-cell>
          <table:table-cell office:value-type="string">
            <text:p>0.9564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gmgkolk34vl3o06u4e6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00448724</text:p>
          </table:table-cell>
          <table:table-cell office:value-type="string">
            <text:p>0.01219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f37k7fbzdj6vu66kqzb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7273</text:p>
          </table:table-cell>
          <table:table-cell office:value-type="string">
            <text:p>0.9073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kxnjti4468tkhu1h87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65988</text:p>
          </table:table-cell>
          <table:table-cell office:value-type="string">
            <text:p>0.908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yiz716qfxba0ryh2r0j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6999</text:p>
          </table:table-cell>
          <table:table-cell office:value-type="string">
            <text:p>0.9132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desn2rbm1a84s6n7ohk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0729325</text:p>
          </table:table-cell>
          <table:table-cell office:value-type="string">
            <text:p>0.01458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uyfwn597dykomatsl7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81009</text:p>
          </table:table-cell>
          <table:table-cell office:value-type="string">
            <text:p>0.01112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j0bheije4yq6vkfdpt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02713</text:p>
          </table:table-cell>
          <table:table-cell office:value-type="string">
            <text:p>0.008669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01uhh6q6c383xsjd9aw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659538</text:p>
          </table:table-cell>
          <table:table-cell office:value-type="string">
            <text:p>0.008497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d7ms0biv8merh61j8c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85575</text:p>
          </table:table-cell>
          <table:table-cell office:value-type="string">
            <text:p>0.02094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0yk20he9wen3gsqca8h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00657182</text:p>
          </table:table-cell>
          <table:table-cell office:value-type="string">
            <text:p>0.008483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1zhgcqqt8nv51bepeu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691597</text:p>
          </table:table-cell>
          <table:table-cell office:value-type="string">
            <text:p>0.009650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b99wd950jvy6x27mly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5482</text:p>
          </table:table-cell>
          <table:table-cell office:value-type="string">
            <text:p>0.907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ph6porb17ij8sxohkc6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6801</text:p>
          </table:table-cell>
          <table:table-cell office:value-type="string">
            <text:p>0.904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l1qt5dnhbfdpduqxgz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6136</text:p>
          </table:table-cell>
          <table:table-cell office:value-type="string">
            <text:p>0.9066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826547vwji61gxym3hk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889278</text:p>
          </table:table-cell>
          <table:table-cell office:value-type="string">
            <text:p>0.01509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t0ut0ugnzw3q4z5sjlu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822057</text:p>
          </table:table-cell>
          <table:table-cell office:value-type="string">
            <text:p>0.0110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v92x9j4gz32pbhy8907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990298</text:p>
          </table:table-cell>
          <table:table-cell office:value-type="string">
            <text:p>0.02211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0p7oulv3e62jye2xt8j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7798</text:p>
          </table:table-cell>
          <table:table-cell office:value-type="string">
            <text:p>0.9071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qtrsmniwex8r1z48o3z.html</text:p>
          </table:table-cell>
          <table:table-cell office:value-type="string">
            <text:p>good</text:p>
          </table:table-cell>
          <table:table-cell office:value-type="float" office:value="34">
            <text:p>34</text:p>
          </table:table-cell>
          <table:table-cell office:value-type="string">
            <text:p>0.112793</text:p>
          </table:table-cell>
          <table:table-cell office:value-type="string">
            <text:p>0.9682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k80o9orc8spooail9rp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908685</text:p>
          </table:table-cell>
          <table:table-cell office:value-type="string">
            <text:p>0.9126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rbzbzpn6wsc82gen08g.html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office:value-type="string">
            <text:p>0.00633586</text:p>
          </table:table-cell>
          <table:table-cell office:value-type="string">
            <text:p>0.008667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p5hi3x5zi8z255hq4n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98498</text:p>
          </table:table-cell>
          <table:table-cell office:value-type="string">
            <text:p>0.009023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oebiqpbf4l06ycorcu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1321</text:p>
          </table:table-cell>
          <table:table-cell office:value-type="string">
            <text:p>0.01800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2uabg8j3rjxfvhm5zr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9621</text:p>
          </table:table-cell>
          <table:table-cell office:value-type="string">
            <text:p>0.01462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g3y69qticewgyt8qvm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0871</text:p>
          </table:table-cell>
          <table:table-cell office:value-type="string">
            <text:p>0.01541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weanev9no7tjkveyoy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56668</text:p>
          </table:table-cell>
          <table:table-cell office:value-type="string">
            <text:p>0.01998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yrwbvghiuo0qmyhc0lt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70443</text:p>
          </table:table-cell>
          <table:table-cell office:value-type="string">
            <text:p>0.01230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fr0uqszgqmdftxyje8g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0709941</text:p>
          </table:table-cell>
          <table:table-cell office:value-type="string">
            <text:p>0.9082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afd9cp12x5zb1dv3qg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532604</text:p>
          </table:table-cell>
          <table:table-cell office:value-type="string">
            <text:p>0.00905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bton34sjh158b5jehih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07694</text:p>
          </table:table-cell>
          <table:table-cell office:value-type="string">
            <text:p>0.907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in5zf67ymgr422gnsnv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9588</text:p>
          </table:table-cell>
          <table:table-cell office:value-type="string">
            <text:p>0.9069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w7ie8ewv1t0utl4ikig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2184</text:p>
          </table:table-cell>
          <table:table-cell office:value-type="string">
            <text:p>0.0256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5o67d574ehd8hj1lx5t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1279</text:p>
          </table:table-cell>
          <table:table-cell office:value-type="string">
            <text:p>0.9249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0qqzfb0677bpn9o5mu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1737</text:p>
          </table:table-cell>
          <table:table-cell office:value-type="string">
            <text:p>0.92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jnhpvfl5kvi2h3u87w4.html</text:p>
          </table:table-cell>
          <table:table-cell office:value-type="string">
            <text:p>good</text:p>
          </table:table-cell>
          <table:table-cell office:value-type="float" office:value="53">
            <text:p>53</text:p>
          </table:table-cell>
          <table:table-cell office:value-type="string">
            <text:p>0.0752025</text:p>
          </table:table-cell>
          <table:table-cell office:value-type="string">
            <text:p>0.9199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o1jhim605v8tclgmtbx.html</text:p>
          </table:table-cell>
          <table:table-cell office:value-type="string">
            <text:p>good</text:p>
          </table:table-cell>
          <table:table-cell office:value-type="float" office:value="39">
            <text:p>39</text:p>
          </table:table-cell>
          <table:table-cell office:value-type="string">
            <text:p>0.152367</text:p>
          </table:table-cell>
          <table:table-cell office:value-type="string">
            <text:p>2.068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xqhkag2zy435ffbozz1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825199</text:p>
          </table:table-cell>
          <table:table-cell office:value-type="string">
            <text:p>0.02055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1j7jw2lrgzqzb9vbdrn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814754</text:p>
          </table:table-cell>
          <table:table-cell office:value-type="string">
            <text:p>0.01469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ugtv6z89ni2mtn3ioga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04925</text:p>
          </table:table-cell>
          <table:table-cell office:value-type="string">
            <text:p>0.91135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l1a1bny53heautzkidc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5444</text:p>
          </table:table-cell>
          <table:table-cell office:value-type="string">
            <text:p>0.9253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ayvonurwstrwswealwr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04738</text:p>
          </table:table-cell>
          <table:table-cell office:value-type="string">
            <text:p>0.9116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ag60rc3vtl4pdbo64es.html</text:p>
          </table:table-cell>
          <table:table-cell office:value-type="string">
            <text:p>good</text:p>
          </table:table-cell>
          <table:table-cell office:value-type="float" office:value="19">
            <text:p>19</text:p>
          </table:table-cell>
          <table:table-cell office:value-type="string">
            <text:p>0.00593547</text:p>
          </table:table-cell>
          <table:table-cell office:value-type="string">
            <text:p>0.01187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tpg5ym8wzsp7lzuiog5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336761</text:p>
          </table:table-cell>
          <table:table-cell office:value-type="string">
            <text:p>0.9233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jll8yxf9q05oqkcbmjc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1663</text:p>
          </table:table-cell>
          <table:table-cell office:value-type="string">
            <text:p>0.9082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6wpo7gc54spk9tkzdko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134213</text:p>
          </table:table-cell>
          <table:table-cell office:value-type="string">
            <text:p>0.90669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db757kn65cv0nebivpm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68844</text:p>
          </table:table-cell>
          <table:table-cell office:value-type="string">
            <text:p>0.9038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x7r5rpv6miqy7ezigja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926059</text:p>
          </table:table-cell>
          <table:table-cell office:value-type="string">
            <text:p>0.02373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xclhnuplbeamhd6otes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29298</text:p>
          </table:table-cell>
          <table:table-cell office:value-type="string">
            <text:p>0.05117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zizia2q35wqnxktgela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125975</text:p>
          </table:table-cell>
          <table:table-cell office:value-type="string">
            <text:p>0.9340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160pq3lfwzxptns0854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46979</text:p>
          </table:table-cell>
          <table:table-cell office:value-type="string">
            <text:p>0.04594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uhe4mcqvypj6p64tui8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5103</text:p>
          </table:table-cell>
          <table:table-cell office:value-type="string">
            <text:p>0.930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id89h539i40daycfze3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7304</text:p>
          </table:table-cell>
          <table:table-cell office:value-type="string">
            <text:p>0.05979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rxuknhut6ditxtur5wx.html</text:p>
          </table:table-cell>
          <table:table-cell office:value-type="string">
            <text:p>good</text:p>
          </table:table-cell>
          <table:table-cell office:value-type="float" office:value="53">
            <text:p>53</text:p>
          </table:table-cell>
          <table:table-cell office:value-type="string">
            <text:p>0.0570443</text:p>
          </table:table-cell>
          <table:table-cell office:value-type="string">
            <text:p>0.9080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rw1da7c3p2rfea8896a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1351</text:p>
          </table:table-cell>
          <table:table-cell office:value-type="string">
            <text:p>0.90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jqdmfxqp37nzbtrv1rh.html</text:p>
          </table:table-cell>
          <table:table-cell office:value-type="string">
            <text:p>good</text:p>
          </table:table-cell>
          <table:table-cell office:value-type="float" office:value="38">
            <text:p>38</text:p>
          </table:table-cell>
          <table:table-cell office:value-type="string">
            <text:p>0.0293624</text:p>
          </table:table-cell>
          <table:table-cell office:value-type="string">
            <text:p>0.9066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r02nignb2j4g2c1rmoh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94637</text:p>
          </table:table-cell>
          <table:table-cell office:value-type="string">
            <text:p>0.006984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wgk7tebquws60yfbdou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70564</text:p>
          </table:table-cell>
          <table:table-cell office:value-type="string">
            <text:p>1.973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xs5mnip8w6g787rs9s4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1445</text:p>
          </table:table-cell>
          <table:table-cell office:value-type="string">
            <text:p>0.9528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e9ozso1a2aa8v3sb37u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10947</text:p>
          </table:table-cell>
          <table:table-cell office:value-type="string">
            <text:p>0.004500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hrb2vuk713fxt1s1cff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30133</text:p>
          </table:table-cell>
          <table:table-cell office:value-type="string">
            <text:p>0.9784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ut45eh63lpzec1v3bgk.html</text:p>
          </table:table-cell>
          <table:table-cell office:value-type="string">
            <text:p>good</text:p>
          </table:table-cell>
          <table:table-cell office:value-type="float" office:value="33">
            <text:p>33</text:p>
          </table:table-cell>
          <table:table-cell office:value-type="string">
            <text:p>0.120468</text:p>
          </table:table-cell>
          <table:table-cell office:value-type="string">
            <text:p>1.002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tum5fy05n9d9u17sjm3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92742</text:p>
          </table:table-cell>
          <table:table-cell office:value-type="string">
            <text:p>0.00793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ir35e5091ibh82yx4ss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207725</text:p>
          </table:table-cell>
          <table:table-cell office:value-type="string">
            <text:p>0.05148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20fne5grnvy7kx8e8cm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7245</text:p>
          </table:table-cell>
          <table:table-cell office:value-type="string">
            <text:p>0.966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o4paab0oww1ymhdajnv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15407</text:p>
          </table:table-cell>
          <table:table-cell office:value-type="string">
            <text:p>0.01496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d86pf1skkggbr8v3k8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0348</text:p>
          </table:table-cell>
          <table:table-cell office:value-type="string">
            <text:p>0.9460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zxyz39p04svk3pxjt12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53638</text:p>
          </table:table-cell>
          <table:table-cell office:value-type="string">
            <text:p>0.009621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d3qayxelvck3s4xa24f.html</text:p>
          </table:table-cell>
          <table:table-cell office:value-type="string">
            <text:p>good</text:p>
          </table:table-cell>
          <table:table-cell office:value-type="float" office:value="33">
            <text:p>33</text:p>
          </table:table-cell>
          <table:table-cell office:value-type="string">
            <text:p>0.0607085</text:p>
          </table:table-cell>
          <table:table-cell office:value-type="string">
            <text:p>0.9035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z44muxrx0ugv1w0u0dl.html</text:p>
          </table:table-cell>
          <table:table-cell office:value-type="string">
            <text:p>good</text:p>
          </table:table-cell>
          <table:table-cell office:value-type="float" office:value="31">
            <text:p>31</text:p>
          </table:table-cell>
          <table:table-cell office:value-type="string">
            <text:p>0.0354055</text:p>
          </table:table-cell>
          <table:table-cell office:value-type="string">
            <text:p>0.9066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hxsqj3qdbz0ry49m0wu.html</text:p>
          </table:table-cell>
          <table:table-cell office:value-type="string">
            <text:p>good</text:p>
          </table:table-cell>
          <table:table-cell office:value-type="float" office:value="22">
            <text:p>22</text:p>
          </table:table-cell>
          <table:table-cell office:value-type="string">
            <text:p>0.00585234</text:p>
          </table:table-cell>
          <table:table-cell office:value-type="string">
            <text:p>0.009484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ge4eyo1t89prsc0d8k3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56396</text:p>
          </table:table-cell>
          <table:table-cell office:value-type="string">
            <text:p>0.007909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moks3xnd2y4mps3xt83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540263</text:p>
          </table:table-cell>
          <table:table-cell office:value-type="string">
            <text:p>0.008246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eyzpvxbfjnzg5dmjkhq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574377</text:p>
          </table:table-cell>
          <table:table-cell office:value-type="string">
            <text:p>0.007448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oupmrij66c8wmurwlex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07306</text:p>
          </table:table-cell>
          <table:table-cell office:value-type="string">
            <text:p>0.9079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51dd2d4j251vo1eybpp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407671</text:p>
          </table:table-cell>
          <table:table-cell office:value-type="string">
            <text:p>0.9078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32pvnw2ubwtyghkbxaj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576264</text:p>
          </table:table-cell>
          <table:table-cell office:value-type="string">
            <text:p>0.012253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2iqjtjo7waghy7ven3u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589515</text:p>
          </table:table-cell>
          <table:table-cell office:value-type="string">
            <text:p>0.008271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ihfjrlp0c3vd1gden13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684347</text:p>
          </table:table-cell>
          <table:table-cell office:value-type="string">
            <text:p>0.009243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582clfvglduegy8wt5g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41032</text:p>
          </table:table-cell>
          <table:table-cell office:value-type="string">
            <text:p>0.9099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225c19dvbsbtncq5nvb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00651878</text:p>
          </table:table-cell>
          <table:table-cell office:value-type="string">
            <text:p>0.008844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qymepcjg0z4fzn4oxa4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52514</text:p>
          </table:table-cell>
          <table:table-cell office:value-type="string">
            <text:p>0.01239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p9fr20z5d9cqw57fgke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28274</text:p>
          </table:table-cell>
          <table:table-cell office:value-type="string">
            <text:p>0.9073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00bc57pxxov43t3jt53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45851</text:p>
          </table:table-cell>
          <table:table-cell office:value-type="string">
            <text:p>0.9197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2x8qpovi45uwxff8g9e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214392</text:p>
          </table:table-cell>
          <table:table-cell office:value-type="string">
            <text:p>0.9078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32ib32mwzjentx3rz5i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6779</text:p>
          </table:table-cell>
          <table:table-cell office:value-type="string">
            <text:p>0.9070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xs9fqcguty4foj18mim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938</text:p>
          </table:table-cell>
          <table:table-cell office:value-type="string">
            <text:p>0.9074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mehnbakg3gfigz3t304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805695</text:p>
          </table:table-cell>
          <table:table-cell office:value-type="string">
            <text:p>0.01580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kozp2upouiay3yfdwp4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0454656</text:p>
          </table:table-cell>
          <table:table-cell office:value-type="string">
            <text:p>0.9066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w5dm7xflui2e86hm078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847757</text:p>
          </table:table-cell>
          <table:table-cell office:value-type="string">
            <text:p>0.02485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w8ag4iy35welurhkmbj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45925</text:p>
          </table:table-cell>
          <table:table-cell office:value-type="string">
            <text:p>0.007396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e1lmb4jodyxesdhhzm7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00665727</text:p>
          </table:table-cell>
          <table:table-cell office:value-type="string">
            <text:p>0.00791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qxtmnmsk02xjbnta4tn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690009</text:p>
          </table:table-cell>
          <table:table-cell office:value-type="string">
            <text:p>0.007521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3kz962t6bjuwz19bf81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75745</text:p>
          </table:table-cell>
          <table:table-cell office:value-type="string">
            <text:p>0.9073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rbfby49fd5tk5hlywkw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19413</text:p>
          </table:table-cell>
          <table:table-cell office:value-type="string">
            <text:p>0.9073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sl9sw2fie6iwy0bzd3v.html</text:p>
          </table:table-cell>
          <table:table-cell office:value-type="string">
            <text:p>good</text:p>
          </table:table-cell>
          <table:table-cell office:value-type="float" office:value="43">
            <text:p>43</text:p>
          </table:table-cell>
          <table:table-cell office:value-type="string">
            <text:p>0.343437</text:p>
          </table:table-cell>
          <table:table-cell office:value-type="string">
            <text:p>9.0525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ebv1oy62mkqsu0d5x0o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0683386</text:p>
          </table:table-cell>
          <table:table-cell office:value-type="string">
            <text:p>0.01010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0u5316ldc8p3ogjnc13.html</text:p>
          </table:table-cell>
          <table:table-cell office:value-type="string">
            <text:p>good</text:p>
          </table:table-cell>
          <table:table-cell office:value-type="float" office:value="33">
            <text:p>33</text:p>
          </table:table-cell>
          <table:table-cell office:value-type="string">
            <text:p>0.0906248</text:p>
          </table:table-cell>
          <table:table-cell office:value-type="string">
            <text:p>1.027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3rmtx9o0pn90x0a5idp.html</text:p>
          </table:table-cell>
          <table:table-cell office:value-type="string">
            <text:p>good</text:p>
          </table:table-cell>
          <table:table-cell office:value-type="float" office:value="25">
            <text:p>25</text:p>
          </table:table-cell>
          <table:table-cell office:value-type="string">
            <text:p>0.0779168</text:p>
          </table:table-cell>
          <table:table-cell office:value-type="string">
            <text:p>0.9064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kfdxft8nnsmcg32lul9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23191</text:p>
          </table:table-cell>
          <table:table-cell office:value-type="string">
            <text:p>0.9085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1k2q84ajgj7dt88xcnb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19288</text:p>
          </table:table-cell>
          <table:table-cell office:value-type="string">
            <text:p>0.9080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jcng61ogh8lsdl8b1pw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0611791</text:p>
          </table:table-cell>
          <table:table-cell office:value-type="string">
            <text:p>0.9034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4b3cema83atr91n5k7e.html</text:p>
          </table:table-cell>
          <table:table-cell office:value-type="string">
            <text:p>good</text:p>
          </table:table-cell>
          <table:table-cell office:value-type="float" office:value="41">
            <text:p>41</text:p>
          </table:table-cell>
          <table:table-cell office:value-type="string">
            <text:p>0.0268386</text:p>
          </table:table-cell>
          <table:table-cell office:value-type="string">
            <text:p>0.9033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pp29ikbjft5w4k9a1b1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3961</text:p>
          </table:table-cell>
          <table:table-cell office:value-type="string">
            <text:p>0.9049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407lwl17uixxodpx46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697387</text:p>
          </table:table-cell>
          <table:table-cell office:value-type="string">
            <text:p>0.008333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3otc85fvfn9dmjg0tqm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65099</text:p>
          </table:table-cell>
          <table:table-cell office:value-type="string">
            <text:p>0.01098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k2uqq660vlnbg4tu07f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83504</text:p>
          </table:table-cell>
          <table:table-cell office:value-type="string">
            <text:p>0.01434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gouhrph2hdreor8bl73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4479</text:p>
          </table:table-cell>
          <table:table-cell office:value-type="string">
            <text:p>0.9076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04agoeluefkuk5x9el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3028</text:p>
          </table:table-cell>
          <table:table-cell office:value-type="string">
            <text:p>0.90395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pbmfbljzo5tep47tyjx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419233</text:p>
          </table:table-cell>
          <table:table-cell office:value-type="string">
            <text:p>0.005464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ajy92ukgqfh5dlds8e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31051</text:p>
          </table:table-cell>
          <table:table-cell office:value-type="string">
            <text:p>0.009005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wx3bwre0ptbwd6tttxh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914</text:p>
          </table:table-cell>
          <table:table-cell office:value-type="string">
            <text:p>0.90775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ysxvwymrgi93xwh0y04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37763</text:p>
          </table:table-cell>
          <table:table-cell office:value-type="string">
            <text:p>0.01466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h3e41lm76zlwghufp1f.html</text:p>
          </table:table-cell>
          <table:table-cell office:value-type="string">
            <text:p>good</text:p>
          </table:table-cell>
          <table:table-cell office:value-type="float" office:value="41">
            <text:p>41</text:p>
          </table:table-cell>
          <table:table-cell office:value-type="string">
            <text:p>0.0495297</text:p>
          </table:table-cell>
          <table:table-cell office:value-type="string">
            <text:p>0.9275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gn246st0111hlhkepk7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62908</text:p>
          </table:table-cell>
          <table:table-cell office:value-type="string">
            <text:p>0.009658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hn14pbq93vpojiszl0e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47354</text:p>
          </table:table-cell>
          <table:table-cell office:value-type="string">
            <text:p>0.006511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judh9kl7ppsv7kgqyi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809359</text:p>
          </table:table-cell>
          <table:table-cell office:value-type="string">
            <text:p>0.01268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82yr719hjp4rs2jqr5j.html</text:p>
          </table:table-cell>
          <table:table-cell office:value-type="string">
            <text:p>good</text:p>
          </table:table-cell>
          <table:table-cell office:value-type="float" office:value="59">
            <text:p>59</text:p>
          </table:table-cell>
          <table:table-cell office:value-type="string">
            <text:p>0.0372476</text:p>
          </table:table-cell>
          <table:table-cell office:value-type="string">
            <text:p>0.9065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6j30lbbv385hbzqqgd8.html</text:p>
          </table:table-cell>
          <table:table-cell office:value-type="string">
            <text:p>good</text:p>
          </table:table-cell>
          <table:table-cell office:value-type="float" office:value="26">
            <text:p>26</text:p>
          </table:table-cell>
          <table:table-cell office:value-type="string">
            <text:p>0.144285</text:p>
          </table:table-cell>
          <table:table-cell office:value-type="string">
            <text:p>0.9269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b98cd8uiasp7ltk38ch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1275</text:p>
          </table:table-cell>
          <table:table-cell office:value-type="string">
            <text:p>0.9325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howtdttwdxj5zmxss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849676</text:p>
          </table:table-cell>
          <table:table-cell office:value-type="string">
            <text:p>0.02699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faby28wilh8sf69qwbg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4905</text:p>
          </table:table-cell>
          <table:table-cell office:value-type="string">
            <text:p>0.006994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zir4amesea977cleab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2644</text:p>
          </table:table-cell>
          <table:table-cell office:value-type="string">
            <text:p>0.007234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z3cticafyrrenfcu1z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18177</text:p>
          </table:table-cell>
          <table:table-cell office:value-type="string">
            <text:p>0.004550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y08o5xmihyv1r0k8orj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2534</text:p>
          </table:table-cell>
          <table:table-cell office:value-type="string">
            <text:p>0.007256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u6c4l603dk1xpy03xki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9609</text:p>
          </table:table-cell>
          <table:table-cell office:value-type="string">
            <text:p>0.007120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jw9x662roe1e50b26ib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2979</text:p>
          </table:table-cell>
          <table:table-cell office:value-type="string">
            <text:p>0.007318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j5g8wjhu9qnh5nhuj09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66867</text:p>
          </table:table-cell>
          <table:table-cell office:value-type="string">
            <text:p>0.006678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k5jh5oimt65pkk2hyh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40095</text:p>
          </table:table-cell>
          <table:table-cell office:value-type="string">
            <text:p>0.007743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mf5gpqcu3cx2mchjfoo.html</text:p>
          </table:table-cell>
          <table:table-cell office:value-type="string">
            <text:p>good</text:p>
          </table:table-cell>
          <table:table-cell office:value-type="float" office:value="46">
            <text:p>46</text:p>
          </table:table-cell>
          <table:table-cell office:value-type="string">
            <text:p>0.0899035</text:p>
          </table:table-cell>
          <table:table-cell office:value-type="string">
            <text:p>2.927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dwndt7lhqtdo1qutoo0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9376</text:p>
          </table:table-cell>
          <table:table-cell office:value-type="string">
            <text:p>0.007213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jh88fwnl2itjb5laxj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36983</text:p>
          </table:table-cell>
          <table:table-cell office:value-type="string">
            <text:p>0.006636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6zr5rggb0p6odmgdcfb.html</text:p>
          </table:table-cell>
          <table:table-cell office:value-type="string">
            <text:p>good</text:p>
          </table:table-cell>
          <table:table-cell office:value-type="float" office:value="35">
            <text:p>35</text:p>
          </table:table-cell>
          <table:table-cell office:value-type="string">
            <text:p>0.0836351</text:p>
          </table:table-cell>
          <table:table-cell office:value-type="string">
            <text:p>0.911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m4ofr4q1coqnxz82sg7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00724</text:p>
          </table:table-cell>
          <table:table-cell office:value-type="string">
            <text:p>0.004263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8ayq4i6o46pkz9aeeo7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697</text:p>
          </table:table-cell>
          <table:table-cell office:value-type="string">
            <text:p>0.9070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048rjr9lgdqolb3jfm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14463</text:p>
          </table:table-cell>
          <table:table-cell office:value-type="string">
            <text:p>0.004604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do7g4w9406h3fzdvf51.html</text:p>
          </table:table-cell>
          <table:table-cell office:value-type="string">
            <text:p>good</text:p>
          </table:table-cell>
          <table:table-cell office:value-type="float" office:value="27">
            <text:p>27</text:p>
          </table:table-cell>
          <table:table-cell office:value-type="string">
            <text:p>0.0389536</text:p>
          </table:table-cell>
          <table:table-cell office:value-type="string">
            <text:p>0.9064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23yscm4w5e2ryvvhv3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328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7a068xatb4752gzav8c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462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lgtkr3fsfkt0rw0m7b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14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y628pyz4582hqg5n68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94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nt161fu4gjztbgou7zd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84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wy25amrtd6ve517adj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09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sroa2mzvk6kukwzvds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881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klo649ajr2yb6tx5qo2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0503633</text:p>
          </table:table-cell>
          <table:table-cell office:value-type="string">
            <text:p>0.9036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gtxj981qxi4mgop453f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0572936</text:p>
          </table:table-cell>
          <table:table-cell office:value-type="string">
            <text:p>0.903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2pt5g7kncbtyia1w6ef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6363</text:p>
          </table:table-cell>
          <table:table-cell office:value-type="string">
            <text:p>0.9071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fm6xo7ykgiylej6cat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015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esb9f5ugto7ybzthgak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649</text:p>
          </table:table-cell>
          <table:table-cell office:value-type="string">
            <text:p>0.9071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pnw8dzeigzf987bfnh3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681612</text:p>
          </table:table-cell>
          <table:table-cell office:value-type="string">
            <text:p>0.01020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2433zuc5b8w6g5el83.html</text:p>
          </table:table-cell>
          <table:table-cell office:value-type="string">
            <text:p>good</text:p>
          </table:table-cell>
          <table:table-cell office:value-type="float" office:value="33">
            <text:p>33</text:p>
          </table:table-cell>
          <table:table-cell office:value-type="string">
            <text:p>0.0622351</text:p>
          </table:table-cell>
          <table:table-cell office:value-type="string">
            <text:p>0.9641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z0bofx75nuxnm89nqnz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452787</text:p>
          </table:table-cell>
          <table:table-cell office:value-type="string">
            <text:p>0.007471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nguzbjhfg7lek54sbgg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514387</text:p>
          </table:table-cell>
          <table:table-cell office:value-type="string">
            <text:p>0.007344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dccexmb1vh4tpp5246l.html</text:p>
          </table:table-cell>
          <table:table-cell office:value-type="string">
            <text:p>good</text:p>
          </table:table-cell>
          <table:table-cell office:value-type="float" office:value="65">
            <text:p>65</text:p>
          </table:table-cell>
          <table:table-cell office:value-type="string">
            <text:p>0.0607906</text:p>
          </table:table-cell>
          <table:table-cell office:value-type="string">
            <text:p>0.9063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jxxg19n8pky5b7wyxaq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6296</text:p>
          </table:table-cell>
          <table:table-cell office:value-type="string">
            <text:p>0.9068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yrpl5xce1pj6000wub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760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sxiwf1ej7vu0thaacq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651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tyos0ukywuzibtfjhie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971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lb80ftaeblf2vk8oszc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0685502</text:p>
          </table:table-cell>
          <table:table-cell office:value-type="string">
            <text:p>0.9067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zwuevedytcl1cux8sx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09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gkxzbw3mbcqkylqwe7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98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3nllu71iwx3xa2h91mc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71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m3dojiatud6vmr27rj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729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vqwdbcppysluvxi9s1u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42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8udyzjquv6so0il4joe.html</text:p>
          </table:table-cell>
          <table:table-cell office:value-type="string">
            <text:p>good</text:p>
          </table:table-cell>
          <table:table-cell office:value-type="float" office:value="55">
            <text:p>55</text:p>
          </table:table-cell>
          <table:table-cell office:value-type="string">
            <text:p>0.0717995</text:p>
          </table:table-cell>
          <table:table-cell office:value-type="string">
            <text:p>0.906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5b6v7k1af8mriwy56sy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43326</text:p>
          </table:table-cell>
          <table:table-cell office:value-type="string">
            <text:p>0.008268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q2pz3i3jgnfzr85p4qy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78891</text:p>
          </table:table-cell>
          <table:table-cell office:value-type="string">
            <text:p>0.007458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zhnvipohp3ff3aesca4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64546</text:p>
          </table:table-cell>
          <table:table-cell office:value-type="string">
            <text:p>0.007833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do6cb76ijakuashcp8e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73641</text:p>
          </table:table-cell>
          <table:table-cell office:value-type="string">
            <text:p>0.006993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fajt3fk2uciy7dngme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72979</text:p>
          </table:table-cell>
          <table:table-cell office:value-type="string">
            <text:p>0.00816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549vejtszqu5eh412j2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05769</text:p>
          </table:table-cell>
          <table:table-cell office:value-type="string">
            <text:p>0.00735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040atzuwckzxhvyhp24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200923</text:p>
          </table:table-cell>
          <table:table-cell office:value-type="string">
            <text:p>0.9076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nfk9gxt8ncx574phokg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200849</text:p>
          </table:table-cell>
          <table:table-cell office:value-type="string">
            <text:p>0.9087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164ybmdt2x1e346jbvu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819556</text:p>
          </table:table-cell>
          <table:table-cell office:value-type="string">
            <text:p>0.02330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6kud4dm9t7gtnd4q9x2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22723</text:p>
          </table:table-cell>
          <table:table-cell office:value-type="string">
            <text:p>0.9074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lbf43zu4rarveafcdm7.html</text:p>
          </table:table-cell>
          <table:table-cell office:value-type="string">
            <text:p>good</text:p>
          </table:table-cell>
          <table:table-cell office:value-type="float" office:value="46">
            <text:p>46</text:p>
          </table:table-cell>
          <table:table-cell office:value-type="string">
            <text:p>0.0261578</text:p>
          </table:table-cell>
          <table:table-cell office:value-type="string">
            <text:p>0.9065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l6ydu0rp74132on1d71.html</text:p>
          </table:table-cell>
          <table:table-cell office:value-type="string">
            <text:p>good</text:p>
          </table:table-cell>
          <table:table-cell office:value-type="float" office:value="42">
            <text:p>42</text:p>
          </table:table-cell>
          <table:table-cell office:value-type="string">
            <text:p>0.00678165</text:p>
          </table:table-cell>
          <table:table-cell office:value-type="string">
            <text:p>0.03602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ce33gdrj9543oxofjqa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0535588</text:p>
          </table:table-cell>
          <table:table-cell office:value-type="string">
            <text:p>0.01308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7ezm1g3w3xyu5lvaxsb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708643</text:p>
          </table:table-cell>
          <table:table-cell office:value-type="string">
            <text:p>0.9079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c1tb87ad7wklz7g46y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635524</text:p>
          </table:table-cell>
          <table:table-cell office:value-type="string">
            <text:p>0.008369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laceboh8y4wbpo2ixuz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469931</text:p>
          </table:table-cell>
          <table:table-cell office:value-type="string">
            <text:p>0.007314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5zcuz49h49h36f46awl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00673863</text:p>
          </table:table-cell>
          <table:table-cell office:value-type="string">
            <text:p>0.008332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tsfq6x2boz5gcagpm91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23732</text:p>
          </table:table-cell>
          <table:table-cell office:value-type="string">
            <text:p>0.009994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j7v4u0yvtzizbbj69bs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611171</text:p>
          </table:table-cell>
          <table:table-cell office:value-type="string">
            <text:p>0.007435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y2s9pjkhag19gi88qed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70528</text:p>
          </table:table-cell>
          <table:table-cell office:value-type="string">
            <text:p>0.9072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l4sp527jrfygvz1sexw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0753</text:p>
          </table:table-cell>
          <table:table-cell office:value-type="string">
            <text:p>0.9068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nmbuu99xa4pi8xtib4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61699</text:p>
          </table:table-cell>
          <table:table-cell office:value-type="string">
            <text:p>1.906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6kj4qr8fn07vaam4jk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618588</text:p>
          </table:table-cell>
          <table:table-cell office:value-type="string">
            <text:p>0.008293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p60uv7hcp40rgza6wg1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67376</text:p>
          </table:table-cell>
          <table:table-cell office:value-type="string">
            <text:p>0.007358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zbdd3tdl7fbmsnf2owb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60072</text:p>
          </table:table-cell>
          <table:table-cell office:value-type="string">
            <text:p>0.009907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uiwocv00nh71c7xdikc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30129</text:p>
          </table:table-cell>
          <table:table-cell office:value-type="string">
            <text:p>0.007881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sgr0o68n99xuw6w0n3o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14048</text:p>
          </table:table-cell>
          <table:table-cell office:value-type="string">
            <text:p>0.008479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mq6cx15thjjsgk49be7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00631628</text:p>
          </table:table-cell>
          <table:table-cell office:value-type="string">
            <text:p>0.01002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9aj3gifjnd280s30wdb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0744785</text:p>
          </table:table-cell>
          <table:table-cell office:value-type="string">
            <text:p>0.9033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24yo0rvejnrah4kl85l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6479</text:p>
          </table:table-cell>
          <table:table-cell office:value-type="string">
            <text:p>0.9038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7m1d02853x0l4c19s4v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96458</text:p>
          </table:table-cell>
          <table:table-cell office:value-type="string">
            <text:p>0.007603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h0vtmj9avgo6yeyr8xo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6687</text:p>
          </table:table-cell>
          <table:table-cell office:value-type="string">
            <text:p>0.90713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jsh7bztnk5cu4gclaol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66536</text:p>
          </table:table-cell>
          <table:table-cell office:value-type="string">
            <text:p>0.9068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jlsv5gfgstzv738o1j1.html</text:p>
          </table:table-cell>
          <table:table-cell office:value-type="string">
            <text:p>good</text:p>
          </table:table-cell>
          <table:table-cell office:value-type="float" office:value="25">
            <text:p>25</text:p>
          </table:table-cell>
          <table:table-cell office:value-type="string">
            <text:p>0.0767429</text:p>
          </table:table-cell>
          <table:table-cell office:value-type="string">
            <text:p>0.9065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f3zv3qpvybklp4my9d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7671</text:p>
          </table:table-cell>
          <table:table-cell office:value-type="string">
            <text:p>0.007643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fwu8opt9z9dc557yo0l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00613056</text:p>
          </table:table-cell>
          <table:table-cell office:value-type="string">
            <text:p>0.007023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1wlypzyqla4vjn7l4a7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41611</text:p>
          </table:table-cell>
          <table:table-cell office:value-type="string">
            <text:p>0.007457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4uz085tdinyhzneocwj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30842</text:p>
          </table:table-cell>
          <table:table-cell office:value-type="string">
            <text:p>0.008230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15eppgda66resy81hz8.html</text:p>
          </table:table-cell>
          <table:table-cell office:value-type="string">
            <text:p>good</text:p>
          </table:table-cell>
          <table:table-cell office:value-type="float" office:value="26">
            <text:p>26</text:p>
          </table:table-cell>
          <table:table-cell office:value-type="string">
            <text:p>0.00515895</text:p>
          </table:table-cell>
          <table:table-cell office:value-type="string">
            <text:p>0.00740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s9fbcjn56lx29h8mp51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00693074</text:p>
          </table:table-cell>
          <table:table-cell office:value-type="string">
            <text:p>0.008119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7rd5rkrykgl21w85wep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417839</text:p>
          </table:table-cell>
          <table:table-cell office:value-type="string">
            <text:p>0.005251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k7d9yaiw872d0o24j5c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654341</text:p>
          </table:table-cell>
          <table:table-cell office:value-type="string">
            <text:p>0.00764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pn5bkxysk95xmni2a1w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537892</text:p>
          </table:table-cell>
          <table:table-cell office:value-type="string">
            <text:p>0.01025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gwt6anvjmq8lcmgakt6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64092</text:p>
          </table:table-cell>
          <table:table-cell office:value-type="string">
            <text:p>0.0112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47jsxj6y814mu9qdp4t.html</text:p>
          </table:table-cell>
          <table:table-cell office:value-type="string">
            <text:p>good</text:p>
          </table:table-cell>
          <table:table-cell office:value-type="float" office:value="41">
            <text:p>41</text:p>
          </table:table-cell>
          <table:table-cell office:value-type="string">
            <text:p>0.0492684</text:p>
          </table:table-cell>
          <table:table-cell office:value-type="string">
            <text:p>0.9065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d308vcnjn7rbqs668d9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71088</text:p>
          </table:table-cell>
          <table:table-cell office:value-type="string">
            <text:p>0.009634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s3ro289nhcy8wywfjju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541615</text:p>
          </table:table-cell>
          <table:table-cell office:value-type="string">
            <text:p>0.01148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rkw35g3nmmv84mzyi8o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66985</text:p>
          </table:table-cell>
          <table:table-cell office:value-type="string">
            <text:p>0.01060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oy519tntum41hsjzpbo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20617</text:p>
          </table:table-cell>
          <table:table-cell office:value-type="string">
            <text:p>0.9069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7tjtbnjwnru8ige4qpk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13393</text:p>
          </table:table-cell>
          <table:table-cell office:value-type="string">
            <text:p>0.9042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iqjqig2myxjd0rp4jpe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51272</text:p>
          </table:table-cell>
          <table:table-cell office:value-type="string">
            <text:p>0.9068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7p5cutslu8t89pad9wn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41036</text:p>
          </table:table-cell>
          <table:table-cell office:value-type="string">
            <text:p>0.906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10wdqtzbnjt15fm5pdk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18067</text:p>
          </table:table-cell>
          <table:table-cell office:value-type="string">
            <text:p>0.9041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gfo7a25pajf16apolgw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19789</text:p>
          </table:table-cell>
          <table:table-cell office:value-type="string">
            <text:p>0.9132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2c23ge1ejt3v055cdzo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05399</text:p>
          </table:table-cell>
          <table:table-cell office:value-type="string">
            <text:p>0.0275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mvfggbdaegpygucxifs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563127</text:p>
          </table:table-cell>
          <table:table-cell office:value-type="string">
            <text:p>0.007729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1qx25vspio8joru7i6g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365</text:p>
          </table:table-cell>
          <table:table-cell office:value-type="string">
            <text:p>0.9076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e496z3d87oqp548hrbe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226</text:p>
          </table:table-cell>
          <table:table-cell office:value-type="string">
            <text:p>0.9075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i2zknouvtdtq7zbb0t2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2131</text:p>
          </table:table-cell>
          <table:table-cell office:value-type="string">
            <text:p>0.9080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e0fq6yanjq1r1zx8d6a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2672</text:p>
          </table:table-cell>
          <table:table-cell office:value-type="string">
            <text:p>0.9072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0ka4ca1zl4ao1z9aukw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</text:p>
          </table:table-cell>
          <table:table-cell office:value-type="string">
            <text:p>0.906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bdqgtj8o3lm3oqpafw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18554</text:p>
          </table:table-cell>
          <table:table-cell office:value-type="string">
            <text:p>0.007968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g5xcfpvi8v3xcy8tsyl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116</text:p>
          </table:table-cell>
          <table:table-cell office:value-type="string">
            <text:p>0.908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4h6wc7anwohxcmb0o3x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1298</text:p>
          </table:table-cell>
          <table:table-cell office:value-type="string">
            <text:p>0.9078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s1448bjblellnqrm576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692244</text:p>
          </table:table-cell>
          <table:table-cell office:value-type="string">
            <text:p>0.009425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6zlk7s38q9pso0ok8hj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54298</text:p>
          </table:table-cell>
          <table:table-cell office:value-type="string">
            <text:p>0.9177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glkfq0lbzuo1vfkqq7u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80717</text:p>
          </table:table-cell>
          <table:table-cell office:value-type="string">
            <text:p>0.9050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jk0wxhvo1nedzwazetm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594167</text:p>
          </table:table-cell>
          <table:table-cell office:value-type="string">
            <text:p>0.01179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serawg8c6s7ni9332uz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06631</text:p>
          </table:table-cell>
          <table:table-cell office:value-type="string">
            <text:p>0.9070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y0ykz7rurgcb305cvqc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0770057</text:p>
          </table:table-cell>
          <table:table-cell office:value-type="string">
            <text:p>0.9063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uwgfuzvlcvi2oelois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05103</text:p>
          </table:table-cell>
          <table:table-cell office:value-type="string">
            <text:p>0.9124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ikrxnoieh6q8umx6mxh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563475</text:p>
          </table:table-cell>
          <table:table-cell office:value-type="string">
            <text:p>0.008205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hp24rswz3tdb4nsav7r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21793</text:p>
          </table:table-cell>
          <table:table-cell office:value-type="string">
            <text:p>0.007750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fzqsze9qm01m4csfvyf.html</text:p>
          </table:table-cell>
          <table:table-cell office:value-type="string">
            <text:p>good</text:p>
          </table:table-cell>
          <table:table-cell office:value-type="float" office:value="34">
            <text:p>34</text:p>
          </table:table-cell>
          <table:table-cell office:value-type="string">
            <text:p>0.0857865</text:p>
          </table:table-cell>
          <table:table-cell office:value-type="string">
            <text:p>0.9086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lkjyr0vquinmtd1xfxb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05386</text:p>
          </table:table-cell>
          <table:table-cell office:value-type="string">
            <text:p>0.90680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h5yn177ln7lwgmthdwp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503458</text:p>
          </table:table-cell>
          <table:table-cell office:value-type="string">
            <text:p>0.007842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1nrmvndsrxqhcqp6y70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4502</text:p>
          </table:table-cell>
          <table:table-cell office:value-type="string">
            <text:p>0.009995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8swfqkpdhf702gqexty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6041</text:p>
          </table:table-cell>
          <table:table-cell office:value-type="string">
            <text:p>0.007839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wj8bgqdiior81iq4eu0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3633</text:p>
          </table:table-cell>
          <table:table-cell office:value-type="string">
            <text:p>1.007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v3wctttd4d6a7f7tjud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6817</text:p>
          </table:table-cell>
          <table:table-cell office:value-type="string">
            <text:p>0.9070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9zk7l7k5ctx328la6ok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7135</text:p>
          </table:table-cell>
          <table:table-cell office:value-type="string">
            <text:p>0.9069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9slj89d92bj43xnrqeo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2362</text:p>
          </table:table-cell>
          <table:table-cell office:value-type="string">
            <text:p>0.007912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ex6a124e8g484xi1t1g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04944</text:p>
          </table:table-cell>
          <table:table-cell office:value-type="string">
            <text:p>0.007432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pjjg4sw1hcw2hrmq8g6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08419</text:p>
          </table:table-cell>
          <table:table-cell office:value-type="string">
            <text:p>0.007414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2pwxga8d83969p4k87u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00773</text:p>
          </table:table-cell>
          <table:table-cell office:value-type="string">
            <text:p>0.007664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go70wr619cl3q51vgnd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413466</text:p>
          </table:table-cell>
          <table:table-cell office:value-type="string">
            <text:p>0.005070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eng4mvt3gstseu8ayrk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20264</text:p>
          </table:table-cell>
          <table:table-cell office:value-type="string">
            <text:p>0.008055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d6k77mriiv8n4rutuuw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04635</text:p>
          </table:table-cell>
          <table:table-cell office:value-type="string">
            <text:p>0.007515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oykuniz5aelf8r90vr3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543477</text:p>
          </table:table-cell>
          <table:table-cell office:value-type="string">
            <text:p>0.007993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3ev92k4zzi3tnt8357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772</text:p>
          </table:table-cell>
          <table:table-cell office:value-type="string">
            <text:p>0.9085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nk046lx4ikybvdcliao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94493</text:p>
          </table:table-cell>
          <table:table-cell office:value-type="string">
            <text:p>0.0117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48y7yuc2r3ggi5wxvuc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692673</text:p>
          </table:table-cell>
          <table:table-cell office:value-type="string">
            <text:p>0.007999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ka3kn1mq57ieqdna0ts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852851</text:p>
          </table:table-cell>
          <table:table-cell office:value-type="string">
            <text:p>0.018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5wpdlv1sn2qf1nnehrj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462478</text:p>
          </table:table-cell>
          <table:table-cell office:value-type="string">
            <text:p>0.007004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8peacptrenktnf5lnq8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646535</text:p>
          </table:table-cell>
          <table:table-cell office:value-type="string">
            <text:p>0.00839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p2mt6mia51b53hptdkt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683302</text:p>
          </table:table-cell>
          <table:table-cell office:value-type="string">
            <text:p>0.007077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mjj94s6tv3fiyfgfet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49824</text:p>
          </table:table-cell>
          <table:table-cell office:value-type="string">
            <text:p>0.007604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j4at3sqq3ic1oyekhzt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70538</text:p>
          </table:table-cell>
          <table:table-cell office:value-type="string">
            <text:p>0.00765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auxde854gkhw7ycs5z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48793</text:p>
          </table:table-cell>
          <table:table-cell office:value-type="string">
            <text:p>0.007992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qcbe5svjaslb3yxrvu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85683</text:p>
          </table:table-cell>
          <table:table-cell office:value-type="string">
            <text:p>0.006903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f3ux7j1uhhqnltoc3jp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31918</text:p>
          </table:table-cell>
          <table:table-cell office:value-type="string">
            <text:p>0.007554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699bptxycm4hctws4j0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86</text:p>
          </table:table-cell>
          <table:table-cell office:value-type="string">
            <text:p>0.007077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txuv566p98qlharp3e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59426</text:p>
          </table:table-cell>
          <table:table-cell office:value-type="string">
            <text:p>0.007006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7fb5ajbkizdjr2zxc0a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12213</text:p>
          </table:table-cell>
          <table:table-cell office:value-type="string">
            <text:p>0.007903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p1u44cv4kuiye642i58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00684729</text:p>
          </table:table-cell>
          <table:table-cell office:value-type="string">
            <text:p>0.007964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xs6ron8nl4fyg40h97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032</text:p>
          </table:table-cell>
          <table:table-cell office:value-type="string">
            <text:p>0.9071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684b6x2jgtmyjp0l39i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29138</text:p>
          </table:table-cell>
          <table:table-cell office:value-type="string">
            <text:p>0.9043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430p1h9ct3qi0p99cdk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11715</text:p>
          </table:table-cell>
          <table:table-cell office:value-type="string">
            <text:p>0.007254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9rz6kzez42mshpbmys4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399558</text:p>
          </table:table-cell>
          <table:table-cell office:value-type="string">
            <text:p>0.004326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km7svdhpdgsjk2wkr8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float" office:value="457">
            <text:p>457</text:p>
          </table:table-cell>
          <table:table-cell office:value-type="string">
            <text:p>0.9070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uw80bffcjx0u2l6hom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57019</text:p>
          </table:table-cell>
          <table:table-cell office:value-type="string">
            <text:p>0.9075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4bbag8se6m1rs8it2j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43766</text:p>
          </table:table-cell>
          <table:table-cell office:value-type="string">
            <text:p>0.00753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1xfggbuinakcq6ezfe6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30786</text:p>
          </table:table-cell>
          <table:table-cell office:value-type="string">
            <text:p>0.00746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dqikorn3er6ksz2jibj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99213</text:p>
          </table:table-cell>
          <table:table-cell office:value-type="string">
            <text:p>0.007480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a7cwp7s2210vsevm4fo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231791</text:p>
          </table:table-cell>
          <table:table-cell office:value-type="string">
            <text:p>0.906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pwffaezxi7nikabg7j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03217</text:p>
          </table:table-cell>
          <table:table-cell office:value-type="string">
            <text:p>0.004659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nfxjtxp86tjrh896ofr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75067</text:p>
          </table:table-cell>
          <table:table-cell office:value-type="string">
            <text:p>0.00658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m41g64rgnvp0sh4x571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1231</text:p>
          </table:table-cell>
          <table:table-cell office:value-type="string">
            <text:p>0.9066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ioyxkm5ucogden7pov5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08185</text:p>
          </table:table-cell>
          <table:table-cell office:value-type="string">
            <text:p>0.007432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wji0dfyzi17ksnyi4nx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6516</text:p>
          </table:table-cell>
          <table:table-cell office:value-type="string">
            <text:p>0.02551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sh1cg6c6stdx10f6lxl.html</text:p>
          </table:table-cell>
          <table:table-cell office:value-type="string">
            <text:p>good</text:p>
          </table:table-cell>
          <table:table-cell office:value-type="float" office:value="16">
            <text:p>16</text:p>
          </table:table-cell>
          <table:table-cell office:value-type="string">
            <text:p>0.174777</text:p>
          </table:table-cell>
          <table:table-cell office:value-type="string">
            <text:p>0.9064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34nn3jhjodgjqdz8dbs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51876</text:p>
          </table:table-cell>
          <table:table-cell office:value-type="string">
            <text:p>0.9078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y8iq5a0kwjdn36gkkz6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508339</text:p>
          </table:table-cell>
          <table:table-cell office:value-type="string">
            <text:p>0.00787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qdyj4foom84h3a4834z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55401</text:p>
          </table:table-cell>
          <table:table-cell office:value-type="string">
            <text:p>0.01121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yetxnvcvjid1wntd32p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68982</text:p>
          </table:table-cell>
          <table:table-cell office:value-type="string">
            <text:p>0.9108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krscvfe3ffv3yjooqh7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84919</text:p>
          </table:table-cell>
          <table:table-cell office:value-type="string">
            <text:p>0.9086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6jsa18fy3g83oqk2cis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0935</text:p>
          </table:table-cell>
          <table:table-cell office:value-type="string">
            <text:p>0.9090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wkeejh8gt4gepwscmzq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35739</text:p>
          </table:table-cell>
          <table:table-cell office:value-type="string">
            <text:p>0.008341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1funlewlg00dvv9oem0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4009</text:p>
          </table:table-cell>
          <table:table-cell office:value-type="string">
            <text:p>0.0087549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z5qmm051kknwjii67cs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057</text:p>
          </table:table-cell>
          <table:table-cell office:value-type="string">
            <text:p>0.9069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cifv35l2icoaolzveo6.html</text:p>
          </table:table-cell>
          <table:table-cell office:value-type="string">
            <text:p>good</text:p>
          </table:table-cell>
          <table:table-cell office:value-type="float" office:value="45">
            <text:p>45</text:p>
          </table:table-cell>
          <table:table-cell office:value-type="string">
            <text:p>0.190067</text:p>
          </table:table-cell>
          <table:table-cell office:value-type="string">
            <text:p>2.911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eps0w0gggea8taoqi98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595717</text:p>
          </table:table-cell>
          <table:table-cell office:value-type="string">
            <text:p>0.008630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75mqi1g677pqzqdo5sm.html</text:p>
          </table:table-cell>
          <table:table-cell office:value-type="string">
            <text:p>good</text:p>
          </table:table-cell>
          <table:table-cell office:value-type="float" office:value="31">
            <text:p>31</text:p>
          </table:table-cell>
          <table:table-cell office:value-type="string">
            <text:p>0.0353826</text:p>
          </table:table-cell>
          <table:table-cell office:value-type="string">
            <text:p>0.9065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rgyzt7dzgz20fzapsgg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586888</text:p>
          </table:table-cell>
          <table:table-cell office:value-type="string">
            <text:p>0.00754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vrvatmrmbd81fv2zejz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30933</text:p>
          </table:table-cell>
          <table:table-cell office:value-type="string">
            <text:p>0.0657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czmmmjw86egbyx5wkdj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962335</text:p>
          </table:table-cell>
          <table:table-cell office:value-type="string">
            <text:p>0.03062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os0jtb41mby6t5dz2va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7981</text:p>
          </table:table-cell>
          <table:table-cell office:value-type="string">
            <text:p>0.00707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lkjo29d485zadpor11g.html</text:p>
          </table:table-cell>
          <table:table-cell office:value-type="string">
            <text:p>good</text:p>
          </table:table-cell>
          <table:table-cell office:value-type="float" office:value="25">
            <text:p>25</text:p>
          </table:table-cell>
          <table:table-cell office:value-type="string">
            <text:p>0.0784617</text:p>
          </table:table-cell>
          <table:table-cell office:value-type="string">
            <text:p>0.9068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zo1vupdozaqs0q87yt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24148</text:p>
          </table:table-cell>
          <table:table-cell office:value-type="string">
            <text:p>0.004734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3mvhona0385y1aq9uk1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00378438</text:p>
          </table:table-cell>
          <table:table-cell office:value-type="string">
            <text:p>0.005218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7rx0w3hd33zh66r0nu3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46769</text:p>
          </table:table-cell>
          <table:table-cell office:value-type="string">
            <text:p>0.009742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ppwj2f9zlv5wpf8o4x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44121</text:p>
          </table:table-cell>
          <table:table-cell office:value-type="string">
            <text:p>0.01366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xt1nldlpkv55oawu9v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08791</text:p>
          </table:table-cell>
          <table:table-cell office:value-type="string">
            <text:p>0.011415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xllesldfp7qnv2p5jmb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65128</text:p>
          </table:table-cell>
          <table:table-cell office:value-type="string">
            <text:p>0.01170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v6c221p4uzscfgcqbjx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4801</text:p>
          </table:table-cell>
          <table:table-cell office:value-type="string">
            <text:p>0.01029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i6mj557r8d3e7om0gh8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455304</text:p>
          </table:table-cell>
          <table:table-cell office:value-type="string">
            <text:p>0.007010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tw60b58o8ryxw1dczuo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422</text:p>
          </table:table-cell>
          <table:table-cell office:value-type="string">
            <text:p>0.9070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5xdbdby6ccwvf15krqr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62</text:p>
          </table:table-cell>
          <table:table-cell office:value-type="string">
            <text:p>0.9066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hu3jrzpqnuxmpackf99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31842</text:p>
          </table:table-cell>
          <table:table-cell office:value-type="string">
            <text:p>0.008491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8eie6s5fvo0vk04f70l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00664906</text:p>
          </table:table-cell>
          <table:table-cell office:value-type="string">
            <text:p>0.007400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9ec9y8tihrl5w0tato7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7169</text:p>
          </table:table-cell>
          <table:table-cell office:value-type="string">
            <text:p>0.9037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4srelzlcu0g8btkk2zx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1737</text:p>
          </table:table-cell>
          <table:table-cell office:value-type="string">
            <text:p>0.9068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6piab1wz9ct117cs6pf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8988</text:p>
          </table:table-cell>
          <table:table-cell office:value-type="string">
            <text:p>0.9070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3nhi1gbespzes6ywfk4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0364</text:p>
          </table:table-cell>
          <table:table-cell office:value-type="string">
            <text:p>0.9048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2jew8za32dq6gg28sh7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0917</text:p>
          </table:table-cell>
          <table:table-cell office:value-type="string">
            <text:p>0.9071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x66d3imxmr7h5ecwxcw.html</text:p>
          </table:table-cell>
          <table:table-cell office:value-type="string">
            <text:p>good</text:p>
          </table:table-cell>
          <table:table-cell office:value-type="float" office:value="30">
            <text:p>30</text:p>
          </table:table-cell>
          <table:table-cell office:value-type="string">
            <text:p>0.126659</text:p>
          </table:table-cell>
          <table:table-cell office:value-type="string">
            <text:p>0.9074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13ntpfpobcao6uf08k2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33853</text:p>
          </table:table-cell>
          <table:table-cell office:value-type="string">
            <text:p>0.01126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22xs0t1otqvf9qwqlo4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680048</text:p>
          </table:table-cell>
          <table:table-cell office:value-type="string">
            <text:p>0.01789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nez1e0pcrjcpryp0ey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38119</text:p>
          </table:table-cell>
          <table:table-cell office:value-type="string">
            <text:p>0.009203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9xu1yj84dio7f0viwhx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3464</text:p>
          </table:table-cell>
          <table:table-cell office:value-type="string">
            <text:p>0.9094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491ui3wtinvdbmbi17w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89772</text:p>
          </table:table-cell>
          <table:table-cell office:value-type="string">
            <text:p>0.9075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e362qgk2u1fvyksfnm5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290657</text:p>
          </table:table-cell>
          <table:table-cell office:value-type="string">
            <text:p>3.040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dtynj9k56yrg01heimm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11089</text:p>
          </table:table-cell>
          <table:table-cell office:value-type="string">
            <text:p>0.9045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cmji1oyohkoigtlh9qn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0374136</text:p>
          </table:table-cell>
          <table:table-cell office:value-type="string">
            <text:p>0.920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o7t7ggv81datehei81i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57978</text:p>
          </table:table-cell>
          <table:table-cell office:value-type="string">
            <text:p>0.9039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387wepepf5y7v3xlsaw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0543609</text:p>
          </table:table-cell>
          <table:table-cell office:value-type="string">
            <text:p>0.0101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meb584we2ftx4mcrx3h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0666399</text:p>
          </table:table-cell>
          <table:table-cell office:value-type="string">
            <text:p>0.01411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3g291dwmwj8to1o4m8r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0470503</text:p>
          </table:table-cell>
          <table:table-cell office:value-type="string">
            <text:p>0.008454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4x0svwarl3gr1pyau1e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598252</text:p>
          </table:table-cell>
          <table:table-cell office:value-type="string">
            <text:p>0.9038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yhwou19qawz9bmwat5d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0733213</text:p>
          </table:table-cell>
          <table:table-cell office:value-type="string">
            <text:p>0.00947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9k4qd0a2p35z6wqzggg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0704535</text:p>
          </table:table-cell>
          <table:table-cell office:value-type="string">
            <text:p>0.008181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zz2kzatynragppw980a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13944</text:p>
          </table:table-cell>
          <table:table-cell office:value-type="string">
            <text:p>0.9113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kzymg2rlf6b6z6ld5o4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1361</text:p>
          </table:table-cell>
          <table:table-cell office:value-type="string">
            <text:p>0.9095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jzrhd63c6gvqb4ie485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794654</text:p>
          </table:table-cell>
          <table:table-cell office:value-type="string">
            <text:p>0.02499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hb1eyilvm7z1t6z8ydo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61126</text:p>
          </table:table-cell>
          <table:table-cell office:value-type="string">
            <text:p>0.9072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n72h860q72thqajpo08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86894</text:p>
          </table:table-cell>
          <table:table-cell office:value-type="string">
            <text:p>0.9069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1markq8etbjfjbpwz86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46715</text:p>
          </table:table-cell>
          <table:table-cell office:value-type="string">
            <text:p>0.9038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4h68t99ac5pfv061rgs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686578</text:p>
          </table:table-cell>
          <table:table-cell office:value-type="string">
            <text:p>0.007918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m9pb4h4un8e4y70zhdz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443821</text:p>
          </table:table-cell>
          <table:table-cell office:value-type="string">
            <text:p>0.005094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ojkg16eil092ddu736o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554421</text:p>
          </table:table-cell>
          <table:table-cell office:value-type="string">
            <text:p>0.007119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5wzncgg6x9rl2j0slzi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678068</text:p>
          </table:table-cell>
          <table:table-cell office:value-type="string">
            <text:p>0.01595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3udini1e45gv917n5ty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545028</text:p>
          </table:table-cell>
          <table:table-cell office:value-type="string">
            <text:p>0.007707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i1od0ak49aovh6ijiay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775793</text:p>
          </table:table-cell>
          <table:table-cell office:value-type="string">
            <text:p>0.01099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5j55tj2euchyhww6sm6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0788896</text:p>
          </table:table-cell>
          <table:table-cell office:value-type="string">
            <text:p>0.01128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97gv27txlopzrmggluf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6237</text:p>
          </table:table-cell>
          <table:table-cell office:value-type="string">
            <text:p>0.9249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zbpxyfff4ur0sx3ct71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88559</text:p>
          </table:table-cell>
          <table:table-cell office:value-type="string">
            <text:p>0.9087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980pttr1mrmvbutnz46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145607</text:p>
          </table:table-cell>
          <table:table-cell office:value-type="string">
            <text:p>0.9071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h1u5fgy9cr1632gizd6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28235</text:p>
          </table:table-cell>
          <table:table-cell office:value-type="string">
            <text:p>0.01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zv3mf8q9w3cxu6amr8a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169153</text:p>
          </table:table-cell>
          <table:table-cell office:value-type="string">
            <text:p>0.9065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e039682b4a30zyhuxt4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951493</text:p>
          </table:table-cell>
          <table:table-cell office:value-type="string">
            <text:p>0.03041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r3zv9lb3aver1lkywj9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556245</text:p>
          </table:table-cell>
          <table:table-cell office:value-type="string">
            <text:p>0.01005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aybqll8s4nqnefyp84m.html</text:p>
          </table:table-cell>
          <table:table-cell office:value-type="string">
            <text:p>good</text:p>
          </table:table-cell>
          <table:table-cell office:value-type="float" office:value="9">
            <text:p>9</text:p>
          </table:table-cell>
          <table:table-cell office:value-type="string">
            <text:p>0.00600128</text:p>
          </table:table-cell>
          <table:table-cell office:value-type="string">
            <text:p>0.01099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lllodlgvswyrph4dt8z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954114</text:p>
          </table:table-cell>
          <table:table-cell office:value-type="string">
            <text:p>0.02226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ev6e39owf4f5s4kb5b8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95297</text:p>
          </table:table-cell>
          <table:table-cell office:value-type="string">
            <text:p>0.01264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mksc72zaa0hbsu0dtbr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569284</text:p>
          </table:table-cell>
          <table:table-cell office:value-type="string">
            <text:p>0.009155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5nu5tietlmvofuheq09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82676</text:p>
          </table:table-cell>
          <table:table-cell office:value-type="string">
            <text:p>0.02069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cgpubhd75owqs4bybbs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814223</text:p>
          </table:table-cell>
          <table:table-cell office:value-type="string">
            <text:p>0.01890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z4ruxk4i61t9wnwfpyu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76873</text:p>
          </table:table-cell>
          <table:table-cell office:value-type="string">
            <text:p>0.01225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6du688nyg6g4h6hzv0i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86048</text:p>
          </table:table-cell>
          <table:table-cell office:value-type="string">
            <text:p>0.91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peg134dhhsifxpyyu2y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68862</text:p>
          </table:table-cell>
          <table:table-cell office:value-type="string">
            <text:p>0.9081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9o10ug3dfwpb16z1cxc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76632</text:p>
          </table:table-cell>
          <table:table-cell office:value-type="string">
            <text:p>0.9125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ny2qruk8c5p0n2brzf2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790062</text:p>
          </table:table-cell>
          <table:table-cell office:value-type="string">
            <text:p>0.01456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73sayy4h0h599z0d5of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77378</text:p>
          </table:table-cell>
          <table:table-cell office:value-type="string">
            <text:p>0.9070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x9wzpoj5x36c8o4qf2b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75593</text:p>
          </table:table-cell>
          <table:table-cell office:value-type="string">
            <text:p>0.9068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flj00vrbj5z4gkzkxhy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659957</text:p>
          </table:table-cell>
          <table:table-cell office:value-type="string">
            <text:p>0.009294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s5mm9vaicj7abwyagdh.html</text:p>
          </table:table-cell>
          <table:table-cell office:value-type="string">
            <text:p>good</text:p>
          </table:table-cell>
          <table:table-cell office:value-type="float" office:value="27">
            <text:p>27</text:p>
          </table:table-cell>
          <table:table-cell office:value-type="string">
            <text:p>0.0719965</text:p>
          </table:table-cell>
          <table:table-cell office:value-type="string">
            <text:p>0.9035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l4qv56spv7z9wsrpovh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393824</text:p>
          </table:table-cell>
          <table:table-cell office:value-type="string">
            <text:p>0.9325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qen6gq0uia4y66e2ny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5091</text:p>
          </table:table-cell>
          <table:table-cell office:value-type="string">
            <text:p>0.9307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9vksb0r4wtmv0ci9po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59955</text:p>
          </table:table-cell>
          <table:table-cell office:value-type="string">
            <text:p>0.009388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o3id6mzruoej0bbevw4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79131</text:p>
          </table:table-cell>
          <table:table-cell office:value-type="string">
            <text:p>0.007048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o0d2bi8x6mapa3142ee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48597</text:p>
          </table:table-cell>
          <table:table-cell office:value-type="string">
            <text:p>0.009152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bwchi4arn704j1elk8y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31995</text:p>
          </table:table-cell>
          <table:table-cell office:value-type="string">
            <text:p>0.01295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vhb2klzemcz6qbril4x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7408</text:p>
          </table:table-cell>
          <table:table-cell office:value-type="string">
            <text:p>0.9068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s0g5248s42f4rnelz0t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884212</text:p>
          </table:table-cell>
          <table:table-cell office:value-type="string">
            <text:p>0.9065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qdb2csk72eaelsojpd7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21359</text:p>
          </table:table-cell>
          <table:table-cell office:value-type="string">
            <text:p>0.01765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bly5a75vjuvu92byua5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66117</text:p>
          </table:table-cell>
          <table:table-cell office:value-type="string">
            <text:p>0.0126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1igpwxqyxu6gijib814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50312</text:p>
          </table:table-cell>
          <table:table-cell office:value-type="string">
            <text:p>0.01228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kkwzm6fcrtrb3t9s4iv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7925</text:p>
          </table:table-cell>
          <table:table-cell office:value-type="string">
            <text:p>0.916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g28svppr2w9ty5mlsqq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444524</text:p>
          </table:table-cell>
          <table:table-cell office:value-type="string">
            <text:p>0.006751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qifmzlgxvp3gkp1xsmr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68735</text:p>
          </table:table-cell>
          <table:table-cell office:value-type="string">
            <text:p>0.02294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lddjvett7xp5864aycv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1454</text:p>
          </table:table-cell>
          <table:table-cell office:value-type="string">
            <text:p>0.9079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mjl2wwekcyms9ctrxs0.html</text:p>
          </table:table-cell>
          <table:table-cell office:value-type="string">
            <text:p>good</text:p>
          </table:table-cell>
          <table:table-cell office:value-type="float" office:value="18">
            <text:p>18</text:p>
          </table:table-cell>
          <table:table-cell office:value-type="string">
            <text:p>0.00573166</text:p>
          </table:table-cell>
          <table:table-cell office:value-type="string">
            <text:p>0.01104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pr3sd6ycghf1dqzm5a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4141</text:p>
          </table:table-cell>
          <table:table-cell office:value-type="string">
            <text:p>0.9130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4ji4pr35n46n9l8zouf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524303</text:p>
          </table:table-cell>
          <table:table-cell office:value-type="string">
            <text:p>0.9048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gdgi717qx9o2it2c3ly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00576546</text:p>
          </table:table-cell>
          <table:table-cell office:value-type="string">
            <text:p>0.007973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wwlirbl43tjzwkwer3t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497441</text:p>
          </table:table-cell>
          <table:table-cell office:value-type="string">
            <text:p>0.903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w97r34k4rtpgr425e2c.html</text:p>
          </table:table-cell>
          <table:table-cell office:value-type="string">
            <text:p>broken</text:p>
          </table:table-cell>
          <table:table-cell office:value-type="float" office:value="20">
            <text:p>20</text:p>
          </table:table-cell>
          <table:table-cell office:value-type="string">
            <text:p>0.00486594</text:p>
          </table:table-cell>
          <table:table-cell office:value-type="string">
            <text:p>0.008645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wrdnu61p757kuxlgipg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7955</text:p>
          </table:table-cell>
          <table:table-cell office:value-type="string">
            <text:p>0.006786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zk9opcyk5dx0lm2ikc7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89577</text:p>
          </table:table-cell>
          <table:table-cell office:value-type="string">
            <text:p>0.007025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yw8e3ss7norwskz1bly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99428</text:p>
          </table:table-cell>
          <table:table-cell office:value-type="string">
            <text:p>0.007005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eqlbu74yfxxnppcr3v5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13363</text:p>
          </table:table-cell>
          <table:table-cell office:value-type="string">
            <text:p>0.00748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eqsyrfzv1vi3sdid58a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13964</text:p>
          </table:table-cell>
          <table:table-cell office:value-type="string">
            <text:p>0.007342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r28k41hiyr9g2mogoa6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00251</text:p>
          </table:table-cell>
          <table:table-cell office:value-type="string">
            <text:p>0.006979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2sgkcidw33jre073sp6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42684</text:p>
          </table:table-cell>
          <table:table-cell office:value-type="string">
            <text:p>0.008139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8xt8tt5twcvr84baqe9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23714</text:p>
          </table:table-cell>
          <table:table-cell office:value-type="string">
            <text:p>0.007394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zfhc4fjoucmapl5aya4.html</text:p>
          </table:table-cell>
          <table:table-cell office:value-type="string">
            <text:p>good</text:p>
          </table:table-cell>
          <table:table-cell office:value-type="float" office:value="34">
            <text:p>34</text:p>
          </table:table-cell>
          <table:table-cell office:value-type="string">
            <text:p>0.0590567</text:p>
          </table:table-cell>
          <table:table-cell office:value-type="string">
            <text:p>0.9226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96zfsdw5zfez4pfejnw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66522</text:p>
          </table:table-cell>
          <table:table-cell office:value-type="string">
            <text:p>0.9310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l9hau306sv9l8erctg3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589643</text:p>
          </table:table-cell>
          <table:table-cell office:value-type="string">
            <text:p>0.9039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wy41q6om15e50dojswg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582894</text:p>
          </table:table-cell>
          <table:table-cell office:value-type="string">
            <text:p>0.9070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pk0efa7uagj88txr7wt.html</text:p>
          </table:table-cell>
          <table:table-cell office:value-type="string">
            <text:p>good</text:p>
          </table:table-cell>
          <table:table-cell office:value-type="float" office:value="34">
            <text:p>34</text:p>
          </table:table-cell>
          <table:table-cell office:value-type="string">
            <text:p>0.141501</text:p>
          </table:table-cell>
          <table:table-cell office:value-type="string">
            <text:p>1.005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ysehjens3g2ixnwejj9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0454602</text:p>
          </table:table-cell>
          <table:table-cell office:value-type="string">
            <text:p>0.009170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ckzrp11xesq2f728b7r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0539577</text:p>
          </table:table-cell>
          <table:table-cell office:value-type="string">
            <text:p>0.009292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m2wxrqz6t2lqw2vkumz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595561</text:p>
          </table:table-cell>
          <table:table-cell office:value-type="string">
            <text:p>0.01439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9so637ygs4ze6l142w8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527561</text:p>
          </table:table-cell>
          <table:table-cell office:value-type="string">
            <text:p>0.008644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33s5a6o0iiznzp64mx6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86713</text:p>
          </table:table-cell>
          <table:table-cell office:value-type="string">
            <text:p>0.9093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h4c4wbmu6murbi8or5h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55008</text:p>
          </table:table-cell>
          <table:table-cell office:value-type="string">
            <text:p>0.9038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flgie0meyruzqs2jjep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68274</text:p>
          </table:table-cell>
          <table:table-cell office:value-type="string">
            <text:p>0.9071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u6wsa59gxcjzcjwoqk4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63715</text:p>
          </table:table-cell>
          <table:table-cell office:value-type="string">
            <text:p>0.9037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2nw4dhy082qj44frgw8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36465</text:p>
          </table:table-cell>
          <table:table-cell office:value-type="string">
            <text:p>0.07198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axcfjwmaf2y87jquaai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31958</text:p>
          </table:table-cell>
          <table:table-cell office:value-type="string">
            <text:p>0.07188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5eluane1h4vv5i0u8y5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3854</text:p>
          </table:table-cell>
          <table:table-cell office:value-type="string">
            <text:p>0.9695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u2802jv0xlfsvj7gth2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4467</text:p>
          </table:table-cell>
          <table:table-cell office:value-type="string">
            <text:p>0.96965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7u88by47xy0magiqpjk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8424</text:p>
          </table:table-cell>
          <table:table-cell office:value-type="string">
            <text:p>0.9683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tuva4vnyhe4d5976bid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3813</text:p>
          </table:table-cell>
          <table:table-cell office:value-type="string">
            <text:p>0.9685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83vkadkuo1vxlug2cfo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3527</text:p>
          </table:table-cell>
          <table:table-cell office:value-type="string">
            <text:p>0.9684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73cliiuqcwc8wrpy56e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73619</text:p>
          </table:table-cell>
          <table:table-cell office:value-type="string">
            <text:p>0.9182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mrseo9flzbl95ofc08s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929981</text:p>
          </table:table-cell>
          <table:table-cell office:value-type="string">
            <text:p>0.03880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fwbkznf104d2bu3xym4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3808</text:p>
          </table:table-cell>
          <table:table-cell office:value-type="string">
            <text:p>1.007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a3svpaziqclgy7eg9cb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77214</text:p>
          </table:table-cell>
          <table:table-cell office:value-type="string">
            <text:p>0.007736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jk7iozcchgis39on1d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193</text:p>
          </table:table-cell>
          <table:table-cell office:value-type="string">
            <text:p>0.007913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c1ee3y32uicpaocxp4n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35161</text:p>
          </table:table-cell>
          <table:table-cell office:value-type="string">
            <text:p>0.007729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f8ob2vu4k7g001840s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051</text:p>
          </table:table-cell>
          <table:table-cell office:value-type="string">
            <text:p>0.9078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ixjzfwzpa5buc1fbvdq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448</text:p>
          </table:table-cell>
          <table:table-cell office:value-type="string">
            <text:p>0.9046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bygby7iozc13hw0z5zw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365</text:p>
          </table:table-cell>
          <table:table-cell office:value-type="string">
            <text:p>1.006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5ez7y28o37t6gf6ybhe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00655684</text:p>
          </table:table-cell>
          <table:table-cell office:value-type="string">
            <text:p>0.00697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48rsmo5mrxevr92sk31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03768</text:p>
          </table:table-cell>
          <table:table-cell office:value-type="string">
            <text:p>0.006993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l8b8x7j4as499hszvf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19841</text:p>
          </table:table-cell>
          <table:table-cell office:value-type="string">
            <text:p>0.007860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mu0skjxiq9xnffapez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44009</text:p>
          </table:table-cell>
          <table:table-cell office:value-type="string">
            <text:p>0.008731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w3xvqaff2wwrj7c47o3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27008</text:p>
          </table:table-cell>
          <table:table-cell office:value-type="string">
            <text:p>0.007602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ahhef6jy73k48f28gv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1552</text:p>
          </table:table-cell>
          <table:table-cell office:value-type="string">
            <text:p>0.004295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zza0dmf9hky2vhxr7l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54566</text:p>
          </table:table-cell>
          <table:table-cell office:value-type="string">
            <text:p>0.0084655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lbz6vypcseoyi83zy5k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214</text:p>
          </table:table-cell>
          <table:table-cell office:value-type="string">
            <text:p>0.9069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09dg5vtvo34hdeg3j6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201</text:p>
          </table:table-cell>
          <table:table-cell office:value-type="string">
            <text:p>0.9073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q9pbdkgoee507j6po8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98798</text:p>
          </table:table-cell>
          <table:table-cell office:value-type="string">
            <text:p>0.007186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tk58dbh52fgtllqx3sk.html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office:value-type="string">
            <text:p>0.0047152</text:p>
          </table:table-cell>
          <table:table-cell office:value-type="string">
            <text:p>0.007123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wd3iqpvkhwe3461pzy1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6108</text:p>
          </table:table-cell>
          <table:table-cell office:value-type="string">
            <text:p>0.9045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whsqdopa9edimrpsx9i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99813</text:p>
          </table:table-cell>
          <table:table-cell office:value-type="string">
            <text:p>0.00699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wlajk3ztwivzwkm346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499</text:p>
          </table:table-cell>
          <table:table-cell office:value-type="string">
            <text:p>0.9070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ae76mvk3cpezzs9z72t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12741</text:p>
          </table:table-cell>
          <table:table-cell office:value-type="string">
            <text:p>0.00760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6z26o3444djwfgvyuv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02722</text:p>
          </table:table-cell>
          <table:table-cell office:value-type="string">
            <text:p>0.007038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hqhv6moffnsq5w87vsx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397785</text:p>
          </table:table-cell>
          <table:table-cell office:value-type="string">
            <text:p>0.004377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7hbnuhyvwijl4j4ip1f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4366</text:p>
          </table:table-cell>
          <table:table-cell office:value-type="string">
            <text:p>0.9042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flxb7ya2mu6ze7rh1b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017</text:p>
          </table:table-cell>
          <table:table-cell office:value-type="string">
            <text:p>0.9068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ypfrzpffil8zfndegb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4212</text:p>
          </table:table-cell>
          <table:table-cell office:value-type="string">
            <text:p>0.9042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afzvugn6d1nbo4ti7bn.html</text:p>
          </table:table-cell>
          <table:table-cell office:value-type="string">
            <text:p>good</text:p>
          </table:table-cell>
          <table:table-cell office:value-type="float" office:value="22">
            <text:p>22</text:p>
          </table:table-cell>
          <table:table-cell office:value-type="string">
            <text:p>0.127239</text:p>
          </table:table-cell>
          <table:table-cell office:value-type="string">
            <text:p>0.9038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8mstsjv6ujframivmlg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63248</text:p>
          </table:table-cell>
          <table:table-cell office:value-type="string">
            <text:p>0.006961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rtl5hzg8moebioj49td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5907</text:p>
          </table:table-cell>
          <table:table-cell office:value-type="string">
            <text:p>0.007593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cshayg9a7b6awmzw74p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07686</text:p>
          </table:table-cell>
          <table:table-cell office:value-type="string">
            <text:p>0.9072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vve5diajy1tzxr0ab6w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4135</text:p>
          </table:table-cell>
          <table:table-cell office:value-type="string">
            <text:p>0.9047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605zfarq2cdq4ed7997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39191</text:p>
          </table:table-cell>
          <table:table-cell office:value-type="string">
            <text:p>0.008749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z151s4ip1vdekwah8vz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99693</text:p>
          </table:table-cell>
          <table:table-cell office:value-type="string">
            <text:p>0.008052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x655yt20s1yeey3pplv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19128</text:p>
          </table:table-cell>
          <table:table-cell office:value-type="string">
            <text:p>0.008088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0vrjkucvpfcqi0fx06z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86056</text:p>
          </table:table-cell>
          <table:table-cell office:value-type="string">
            <text:p>0.9134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k96gnh6kevyrxnr5hn8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34191</text:p>
          </table:table-cell>
          <table:table-cell office:value-type="string">
            <text:p>0.070665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eggqt5p2x69qnzdx8kj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472235</text:p>
          </table:table-cell>
          <table:table-cell office:value-type="string">
            <text:p>0.007588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aj8khm6jkf37arjq7pw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0960443</text:p>
          </table:table-cell>
          <table:table-cell office:value-type="string">
            <text:p>0.906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b1lzu6m4ozq24r2kbbr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47764</text:p>
          </table:table-cell>
          <table:table-cell office:value-type="string">
            <text:p>0.9092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mnfmlvtvrl2u31l3tyo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00553706</text:p>
          </table:table-cell>
          <table:table-cell office:value-type="string">
            <text:p>0.007260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ske4m5lmd7uewdjejg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385477</text:p>
          </table:table-cell>
          <table:table-cell office:value-type="string">
            <text:p>0.003979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36pe124sw6viu3xs5d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76577</text:p>
          </table:table-cell>
          <table:table-cell office:value-type="string">
            <text:p>0.006959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6nqnulp07p2l60wwxrs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5991</text:p>
          </table:table-cell>
          <table:table-cell office:value-type="string">
            <text:p>0.007146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fmoup9515ue2h8ws7n1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47182</text:p>
          </table:table-cell>
          <table:table-cell office:value-type="string">
            <text:p>0.005080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0duhjwdyunqh5b0899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2481</text:p>
          </table:table-cell>
          <table:table-cell office:value-type="string">
            <text:p>0.007343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78ft21ar7oa62f3u26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33527</text:p>
          </table:table-cell>
          <table:table-cell office:value-type="string">
            <text:p>0.0044100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6jozfdhhsfiqdhdb0c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1517</text:p>
          </table:table-cell>
          <table:table-cell office:value-type="string">
            <text:p>0.9090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cwd0noajwhhvsoej6hp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295</text:p>
          </table:table-cell>
          <table:table-cell office:value-type="string">
            <text:p>0.9129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qtfzi349jguzgc7kypc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2044</text:p>
          </table:table-cell>
          <table:table-cell office:value-type="string">
            <text:p>0.907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h2iffao49sld3z6zmsb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26855</text:p>
          </table:table-cell>
          <table:table-cell office:value-type="string">
            <text:p>0.008322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8ry4g74ofw564feeaej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19255</text:p>
          </table:table-cell>
          <table:table-cell office:value-type="string">
            <text:p>0.008239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dr68i6h5mx12q90ngvz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916</text:p>
          </table:table-cell>
          <table:table-cell office:value-type="string">
            <text:p>0.9072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hlnnrl2cdhtom2qo2g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28245</text:p>
          </table:table-cell>
          <table:table-cell office:value-type="string">
            <text:p>0.008393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ewovp1fgjgveihlybt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25372</text:p>
          </table:table-cell>
          <table:table-cell office:value-type="string">
            <text:p>0.006947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1odz5ysrept1aforhy3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3906</text:p>
          </table:table-cell>
          <table:table-cell office:value-type="string">
            <text:p>0.9138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d1o4jido6w9eowwpyvv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6117</text:p>
          </table:table-cell>
          <table:table-cell office:value-type="string">
            <text:p>0.9237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0wnmgpxfodibjznjuo1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77684</text:p>
          </table:table-cell>
          <table:table-cell office:value-type="string">
            <text:p>0.009526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1yx6e297crqj2gbojf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4155</text:p>
          </table:table-cell>
          <table:table-cell office:value-type="string">
            <text:p>0.9068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e8s46yeboo3cf24l5t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4048</text:p>
          </table:table-cell>
          <table:table-cell office:value-type="string">
            <text:p>0.9078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3j756e3ew5pak7kjq3l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591962</text:p>
          </table:table-cell>
          <table:table-cell office:value-type="string">
            <text:p>0.01000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1qsppgy2iif65ipxjas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55913</text:p>
          </table:table-cell>
          <table:table-cell office:value-type="string">
            <text:p>0.9070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ju0i82q10fk66sywg0w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55676</text:p>
          </table:table-cell>
          <table:table-cell office:value-type="string">
            <text:p>0.9038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yq9hh0902jbk5opgiku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09462</text:p>
          </table:table-cell>
          <table:table-cell office:value-type="string">
            <text:p>0.009891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3wpfmncgql48k0ea7d4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2189</text:p>
          </table:table-cell>
          <table:table-cell office:value-type="string">
            <text:p>0.9070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hkzw0kdfubsw00clc62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5714</text:p>
          </table:table-cell>
          <table:table-cell office:value-type="string">
            <text:p>0.9072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akxz8n4786a8mrlgt6r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21024</text:p>
          </table:table-cell>
          <table:table-cell office:value-type="string">
            <text:p>0.9068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nfqn9d4ohij748gnfq0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856969</text:p>
          </table:table-cell>
          <table:table-cell office:value-type="string">
            <text:p>0.02496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skx6sugpf9kxqq8vt9d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06766</text:p>
          </table:table-cell>
          <table:table-cell office:value-type="string">
            <text:p>0.007263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1w1n3u8xoqfzoo2jv8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12665</text:p>
          </table:table-cell>
          <table:table-cell office:value-type="string">
            <text:p>0.007227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zl3xdmxgu4l674g9k28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61102</text:p>
          </table:table-cell>
          <table:table-cell office:value-type="string">
            <text:p>0.008566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o7pbdujnmll1g7jf6lz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5601</text:p>
          </table:table-cell>
          <table:table-cell office:value-type="string">
            <text:p>0.9083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se3c0xk0o3l70xlmobx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3946</text:p>
          </table:table-cell>
          <table:table-cell office:value-type="string">
            <text:p>0.9038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dhf2hi634v0y296d2pc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1578</text:p>
          </table:table-cell>
          <table:table-cell office:value-type="string">
            <text:p>0.004659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zpv5zvzk7w0y12es7e3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806069</text:p>
          </table:table-cell>
          <table:table-cell office:value-type="string">
            <text:p>0.008867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onzp5v284ol6zl1ozh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40422</text:p>
          </table:table-cell>
          <table:table-cell office:value-type="string">
            <text:p>0.007823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tb12myqicexyjyhavk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80502</text:p>
          </table:table-cell>
          <table:table-cell office:value-type="string">
            <text:p>0.006997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ljeh6emlz9u2ta7ku42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21657</text:p>
          </table:table-cell>
          <table:table-cell office:value-type="string">
            <text:p>0.007308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u9cbnt507ei9ukxrj9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45691</text:p>
          </table:table-cell>
          <table:table-cell office:value-type="string">
            <text:p>0.004980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4ebvfhfunb85ann93z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00306</text:p>
          </table:table-cell>
          <table:table-cell office:value-type="string">
            <text:p>0.005524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y5w9v8fe5vtc1epkqnh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03692</text:p>
          </table:table-cell>
          <table:table-cell office:value-type="string">
            <text:p>0.004244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w3dmiprywv7edbhxcjb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24905</text:p>
          </table:table-cell>
          <table:table-cell office:value-type="string">
            <text:p>0.007505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mwg2280hzwv2buj8ols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89976</text:p>
          </table:table-cell>
          <table:table-cell office:value-type="string">
            <text:p>0.007132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dnn57d8reza64grznii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99688</text:p>
          </table:table-cell>
          <table:table-cell office:value-type="string">
            <text:p>0.007260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vfgrca452qfqdelyxx2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0067</text:p>
          </table:table-cell>
          <table:table-cell office:value-type="string">
            <text:p>0.00738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8m2soy18wq6zy1ixjkl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03608</text:p>
          </table:table-cell>
          <table:table-cell office:value-type="string">
            <text:p>0.007088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wn71g5ym5p8l0tje5z4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7081</text:p>
          </table:table-cell>
          <table:table-cell office:value-type="string">
            <text:p>0.9074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sats2sayod2svq9kqs8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7243</text:p>
          </table:table-cell>
          <table:table-cell office:value-type="string">
            <text:p>0.9075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eewnu93ln2w7a7aof77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78926</text:p>
          </table:table-cell>
          <table:table-cell office:value-type="string">
            <text:p>0.006910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mmob0kfrecsk47wto60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29122</text:p>
          </table:table-cell>
          <table:table-cell office:value-type="string">
            <text:p>0.9076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285zwkvs8s2qjp5jbof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0768816</text:p>
          </table:table-cell>
          <table:table-cell office:value-type="string">
            <text:p>0.01475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5uysdal3v6u8hhd7ygs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45507</text:p>
          </table:table-cell>
          <table:table-cell office:value-type="string">
            <text:p>0.9068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yoflb006icqzqm3lcb3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77829</text:p>
          </table:table-cell>
          <table:table-cell office:value-type="string">
            <text:p>0.9162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45q8e3ao6gxmyx92ywa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0612325</text:p>
          </table:table-cell>
          <table:table-cell office:value-type="string">
            <text:p>0.9038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mqn479781gett1quugn.html</text:p>
          </table:table-cell>
          <table:table-cell office:value-type="string">
            <text:p>broken</text:p>
          </table:table-cell>
          <table:table-cell office:value-type="float" office:value="16">
            <text:p>16</text:p>
          </table:table-cell>
          <table:table-cell office:value-type="string">
            <text:p>0.120768</text:p>
          </table:table-cell>
          <table:table-cell office:value-type="string">
            <text:p>0.9151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85f3wzd14p2wsrwqvjj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75188</text:p>
          </table:table-cell>
          <table:table-cell office:value-type="string">
            <text:p>0.9045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7rato79zlab2fac7zd7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390371</text:p>
          </table:table-cell>
          <table:table-cell office:value-type="string">
            <text:p>2.922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wg49tmjpwky9n9365w1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12761</text:p>
          </table:table-cell>
          <table:table-cell office:value-type="string">
            <text:p>1.053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brhfhwhh8k2mcdkkqpz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67656</text:p>
          </table:table-cell>
          <table:table-cell office:value-type="string">
            <text:p>0.01125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3bwop8ro4cuwi4y7sfq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108537</text:p>
          </table:table-cell>
          <table:table-cell office:value-type="string">
            <text:p>1.012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kf5vsggnacjsdavk87c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7657</text:p>
          </table:table-cell>
          <table:table-cell office:value-type="string">
            <text:p>1.919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hwsj9ba2lbdy14v8twq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9531</text:p>
          </table:table-cell>
          <table:table-cell office:value-type="string">
            <text:p>0.9050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731384s0igqkd7roind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845045</text:p>
          </table:table-cell>
          <table:table-cell office:value-type="string">
            <text:p>0.02906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xw54dg7wduyogic7egq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8055</text:p>
          </table:table-cell>
          <table:table-cell office:value-type="string">
            <text:p>0.9038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euxuuzar0yr5or1fqnf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0791</text:p>
          </table:table-cell>
          <table:table-cell office:value-type="string">
            <text:p>0.9121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iey0u9hll5inazad8xf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6047</text:p>
          </table:table-cell>
          <table:table-cell office:value-type="string">
            <text:p>0.9102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b3ppyoq6m8ebt66dhh7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49513</text:p>
          </table:table-cell>
          <table:table-cell office:value-type="string">
            <text:p>0.009712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uzqwzbzpgfxzxokzyg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699</text:p>
          </table:table-cell>
          <table:table-cell office:value-type="string">
            <text:p>0.9084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95ct1uj7h4ikbmo5k6v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02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lhxrxhbba5bhkb9m4it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599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12w3wmtophn4sm57rm4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6045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0szir3114opk8y73vj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25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srv7z4v07p6e1pt4kvr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46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dafsgxwom06puzkt7s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755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x01c79lqhj4weik1hj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45794</text:p>
          </table:table-cell>
          <table:table-cell office:value-type="string">
            <text:p>0.007451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5cqsel70qs3s6xqj1r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72145</text:p>
          </table:table-cell>
          <table:table-cell office:value-type="string">
            <text:p>0.00735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vd0i0e4me51a6g0a11r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1306</text:p>
          </table:table-cell>
          <table:table-cell office:value-type="string">
            <text:p>0.9069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65sk7qatojevnoq21u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29762</text:p>
          </table:table-cell>
          <table:table-cell office:value-type="string">
            <text:p>0.9073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3qmitqxwsjt9swcia7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154</text:p>
          </table:table-cell>
          <table:table-cell office:value-type="string">
            <text:p>0.9069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pl4mefneuq7px893w7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18063</text:p>
          </table:table-cell>
          <table:table-cell office:value-type="string">
            <text:p>0.007416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x23inhpbexnev5c8z4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56981</text:p>
          </table:table-cell>
          <table:table-cell office:value-type="string">
            <text:p>0.9069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dl23nbr28j50rmj4zg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92478</text:p>
          </table:table-cell>
          <table:table-cell office:value-type="string">
            <text:p>0.007554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lq99pt4q3nxgfozv2p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85423</text:p>
          </table:table-cell>
          <table:table-cell office:value-type="string">
            <text:p>0.009067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ihrg04fon57e6mkmks5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010759</text:p>
          </table:table-cell>
          <table:table-cell office:value-type="string">
            <text:p>0.030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uxxm4qtjhegfdzj18t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00382</text:p>
          </table:table-cell>
          <table:table-cell office:value-type="string">
            <text:p>0.0091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u0q8wmfye4iiddmn48e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391</text:p>
          </table:table-cell>
          <table:table-cell office:value-type="string">
            <text:p>0.02023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fmb6nl3n0ffwllsoddw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26167</text:p>
          </table:table-cell>
          <table:table-cell office:value-type="string">
            <text:p>0.006781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4rs29gngglxrl3n4z7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86453</text:p>
          </table:table-cell>
          <table:table-cell office:value-type="string">
            <text:p>0.01132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az8omypz4wb089qg56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90029</text:p>
          </table:table-cell>
          <table:table-cell office:value-type="string">
            <text:p>0.01162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w06j99p7mhx3hthudyf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395</text:p>
          </table:table-cell>
          <table:table-cell office:value-type="string">
            <text:p>0.9140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6aiejyxdveo09kcf135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462942</text:p>
          </table:table-cell>
          <table:table-cell office:value-type="string">
            <text:p>0.007217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bpds33jlr5ekpexpicj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8271</text:p>
          </table:table-cell>
          <table:table-cell office:value-type="string">
            <text:p>0.9073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h8jwtxi61hik6mh44fa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74086</text:p>
          </table:table-cell>
          <table:table-cell office:value-type="string">
            <text:p>0.01748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9div1oyt0k4nfp8lf1n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6952</text:p>
          </table:table-cell>
          <table:table-cell office:value-type="string">
            <text:p>0.9040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9qesxqancg3ej42yn1m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827648</text:p>
          </table:table-cell>
          <table:table-cell office:value-type="string">
            <text:p>0.01256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w6fmszx1if6led0mbt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62787</text:p>
          </table:table-cell>
          <table:table-cell office:value-type="string">
            <text:p>0.007066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tgkmk1zwwmjgu1dy64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41954</text:p>
          </table:table-cell>
          <table:table-cell office:value-type="string">
            <text:p>0.008387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11we5zkemclf2x0ggyr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0495</text:p>
          </table:table-cell>
          <table:table-cell office:value-type="string">
            <text:p>0.007513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qe9j0ckl3ffzvmpkwov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38622</text:p>
          </table:table-cell>
          <table:table-cell office:value-type="string">
            <text:p>0.0076610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ia7w5u6acnqzhvy8lop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85023</text:p>
          </table:table-cell>
          <table:table-cell office:value-type="string">
            <text:p>0.006780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t3xc4pw1lfwyujz5f2j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02616</text:p>
          </table:table-cell>
          <table:table-cell office:value-type="string">
            <text:p>0.00728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fvnf8cftcxx72w89tt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25813</text:p>
          </table:table-cell>
          <table:table-cell office:value-type="string">
            <text:p>0.007011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wpx7g8fq04he6yn0ql5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46976</text:p>
          </table:table-cell>
          <table:table-cell office:value-type="string">
            <text:p>0.01221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m7cqwd41ssrridazvq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79145</text:p>
          </table:table-cell>
          <table:table-cell office:value-type="string">
            <text:p>0.009006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r41la69zjqp1q8rwt4a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2562</text:p>
          </table:table-cell>
          <table:table-cell office:value-type="string">
            <text:p>0.007697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wqu31fi0nlhivf0250h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49646</text:p>
          </table:table-cell>
          <table:table-cell office:value-type="string">
            <text:p>0.008809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vbbmo9scm9l503yj8py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397477</text:p>
          </table:table-cell>
          <table:table-cell office:value-type="string">
            <text:p>0.00400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unaro5bs7qub1bzwdy6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26509</text:p>
          </table:table-cell>
          <table:table-cell office:value-type="string">
            <text:p>1.022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exn7fqjz981crbivkff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495919</text:p>
          </table:table-cell>
          <table:table-cell office:value-type="string">
            <text:p>2.925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7k2qq0xu4h1gwbujpp5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674495</text:p>
          </table:table-cell>
          <table:table-cell office:value-type="string">
            <text:p>3.999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wobgvtzq7jt1yiwdjow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659815</text:p>
          </table:table-cell>
          <table:table-cell office:value-type="string">
            <text:p>2.996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1e6qg5qnips3db9xtaw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1.13491</text:p>
          </table:table-cell>
          <table:table-cell office:value-type="string">
            <text:p>4.950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kvhxjtse6mrric8acot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672292</text:p>
          </table:table-cell>
          <table:table-cell office:value-type="string">
            <text:p>3.988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ea421w90bt3uvapqac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1.01411</text:p>
          </table:table-cell>
          <table:table-cell office:value-type="string">
            <text:p>6.056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yae0cockn2c252yniz0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898172</text:p>
          </table:table-cell>
          <table:table-cell office:value-type="string">
            <text:p>0.02230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rnnhpxpxlt517jkcs5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1.15031</text:p>
          </table:table-cell>
          <table:table-cell office:value-type="string">
            <text:p>5.958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1hfr4ypb70sncjac4yx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16204</text:p>
          </table:table-cell>
          <table:table-cell office:value-type="string">
            <text:p>0.007938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z1tkclbap9tir4ts29l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870385</text:p>
          </table:table-cell>
          <table:table-cell office:value-type="string">
            <text:p>0.01624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3ui8aggr2y5yk2r2ta7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8413</text:p>
          </table:table-cell>
          <table:table-cell office:value-type="string">
            <text:p>0.9070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8ymreffzc4wk5nf4ycy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579888</text:p>
          </table:table-cell>
          <table:table-cell office:value-type="string">
            <text:p>0.008897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jphr9udxghzpgny4ix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61772</text:p>
          </table:table-cell>
          <table:table-cell office:value-type="string">
            <text:p>0.007996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3obxri3t2v4pb6bs88e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40493</text:p>
          </table:table-cell>
          <table:table-cell office:value-type="string">
            <text:p>0.008429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r5ojofreiy7iklx09s1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449</text:p>
          </table:table-cell>
          <table:table-cell office:value-type="string">
            <text:p>0.9067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zrx0qdad57krybsdrh2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376</text:p>
          </table:table-cell>
          <table:table-cell office:value-type="string">
            <text:p>0.9072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5yvrr9er5g9fh1jczp8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58838</text:p>
          </table:table-cell>
          <table:table-cell office:value-type="string">
            <text:p>0.00793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2ean4wib74aupaqjgfu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00636698</text:p>
          </table:table-cell>
          <table:table-cell office:value-type="string">
            <text:p>0.01315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koll1o289jaf9oybnm8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37213</text:p>
          </table:table-cell>
          <table:table-cell office:value-type="string">
            <text:p>0.005977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inmzmrrzvnioug0knd2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36488</text:p>
          </table:table-cell>
          <table:table-cell office:value-type="string">
            <text:p>0.008771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k8jisotoyen7vbkr7r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7153</text:p>
          </table:table-cell>
          <table:table-cell office:value-type="string">
            <text:p>0.9070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92bw1hbmuu9abxj2jxp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818</text:p>
          </table:table-cell>
          <table:table-cell office:value-type="string">
            <text:p>0.9069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ubuhln4nwf05y4nw6y5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05336</text:p>
          </table:table-cell>
          <table:table-cell office:value-type="string">
            <text:p>0.01660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557e2dxid0qk9wgrj5m.html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office:value-type="string">
            <text:p>0.0135071</text:p>
          </table:table-cell>
          <table:table-cell office:value-type="string">
            <text:p>0.0303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l5rprjcmoayl22lmufd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55181</text:p>
          </table:table-cell>
          <table:table-cell office:value-type="string">
            <text:p>0.03360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0q7ztaol84zhn3z7irz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41898</text:p>
          </table:table-cell>
          <table:table-cell office:value-type="string">
            <text:p>0.01094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clrklvyxzgx3z63xt4y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38773</text:p>
          </table:table-cell>
          <table:table-cell office:value-type="string">
            <text:p>0.01098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x75ofxx017gnvvqkvvq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55495</text:p>
          </table:table-cell>
          <table:table-cell office:value-type="string">
            <text:p>0.01112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paqopqgcv69ohfczgqg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887</text:p>
          </table:table-cell>
          <table:table-cell office:value-type="string">
            <text:p>0.9148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uy3ubi52m46ozmmlufr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9934</text:p>
          </table:table-cell>
          <table:table-cell office:value-type="string">
            <text:p>0.9159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ta3rvh119muni0cn0jx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574021</text:p>
          </table:table-cell>
          <table:table-cell office:value-type="string">
            <text:p>0.01162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3tg4pfoblwrxrj17ad8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691973</text:p>
          </table:table-cell>
          <table:table-cell office:value-type="string">
            <text:p>0.011065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k88oc0vv51wmj10m4e2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87401</text:p>
          </table:table-cell>
          <table:table-cell office:value-type="string">
            <text:p>0.908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jhga5540y9gh8uyumc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873656</text:p>
          </table:table-cell>
          <table:table-cell office:value-type="string">
            <text:p>0.03076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wm5wot740xvpwp9th6z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848112</text:p>
          </table:table-cell>
          <table:table-cell office:value-type="string">
            <text:p>0.03033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h7t1n53mepr8deynj1p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87617</text:p>
          </table:table-cell>
          <table:table-cell office:value-type="string">
            <text:p>0.9082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vo5sfqplpv93c6sp0n1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64367</text:p>
          </table:table-cell>
          <table:table-cell office:value-type="string">
            <text:p>0.01052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ogf3sxirhh4wji9lmtq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5894</text:p>
          </table:table-cell>
          <table:table-cell office:value-type="string">
            <text:p>0.9077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eq09wznet8lux59yw46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4764</text:p>
          </table:table-cell>
          <table:table-cell office:value-type="string">
            <text:p>0.9074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00wze0ymcbudsi89x3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6807</text:p>
          </table:table-cell>
          <table:table-cell office:value-type="string">
            <text:p>0.9068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dii0051nqsieurwsr6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77442</text:p>
          </table:table-cell>
          <table:table-cell office:value-type="string">
            <text:p>0.009011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ld8hx611nzzi504c42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3772</text:p>
          </table:table-cell>
          <table:table-cell office:value-type="string">
            <text:p>0.008950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8gjje144e4qnz289a4q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6023</text:p>
          </table:table-cell>
          <table:table-cell office:value-type="string">
            <text:p>0.9084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appvg6v07xpgzmm4j6e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64526</text:p>
          </table:table-cell>
          <table:table-cell office:value-type="string">
            <text:p>0.9094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0o5a31l34o6azhm9qiw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5971</text:p>
          </table:table-cell>
          <table:table-cell office:value-type="string">
            <text:p>0.9070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1skhtrx9tzyqsvnqwwr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32763</text:p>
          </table:table-cell>
          <table:table-cell office:value-type="string">
            <text:p>0.006751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81ip4bvu24voxjjtjo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37455</text:p>
          </table:table-cell>
          <table:table-cell office:value-type="string">
            <text:p>0.007723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obhq0k7b5dan4cvktrp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7557</text:p>
          </table:table-cell>
          <table:table-cell office:value-type="string">
            <text:p>0.007225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ylhgjinxsvhgprm9y6s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00371</text:p>
          </table:table-cell>
          <table:table-cell office:value-type="string">
            <text:p>0.007046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t8hbp8jct9xhrx6dfif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20906</text:p>
          </table:table-cell>
          <table:table-cell office:value-type="string">
            <text:p>0.007460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wearb0iaf5xmee2nq8h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0709</text:p>
          </table:table-cell>
          <table:table-cell office:value-type="string">
            <text:p>0.007047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r98uwpjn1a4rh7tpdc6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46669</text:p>
          </table:table-cell>
          <table:table-cell office:value-type="string">
            <text:p>0.005008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k29kju5q0m619nvtah7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60685</text:p>
          </table:table-cell>
          <table:table-cell office:value-type="string">
            <text:p>0.008110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u6nt7q3v5t3a05sxc0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8088</text:p>
          </table:table-cell>
          <table:table-cell office:value-type="string">
            <text:p>0.907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l9ue5q44wsacng8iamc.html</text:p>
          </table:table-cell>
          <table:table-cell office:value-type="string">
            <text:p>goo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628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rlyaojjbcoei58duxn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686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567pw3via6l5soqkj3a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50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8c3x59kp5telk0kve1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23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4m43d4rniwyfro5gqa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21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x6j8tiuokppaeruwsz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70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9mzfb4yz1tqgitm2a3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553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skw22v24hdmbgj9u807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88957</text:p>
          </table:table-cell>
          <table:table-cell office:value-type="string">
            <text:p>0.00766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epjecqxabsqbux2ddzo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99461</text:p>
          </table:table-cell>
          <table:table-cell office:value-type="string">
            <text:p>0.007125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9q5irojfxy9er8smwjp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392107</text:p>
          </table:table-cell>
          <table:table-cell office:value-type="string">
            <text:p>0.004014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337gx1vp2ahe59bdc1j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499149</text:p>
          </table:table-cell>
          <table:table-cell office:value-type="string">
            <text:p>0.006858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91r89lof5mrc24nfoi2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523</text:p>
          </table:table-cell>
          <table:table-cell office:value-type="string">
            <text:p>0.9042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gikcbiv01gwxlk21vg3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9503</text:p>
          </table:table-cell>
          <table:table-cell office:value-type="string">
            <text:p>0.9261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81y7ctde7321jda8ku1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915404</text:p>
          </table:table-cell>
          <table:table-cell office:value-type="string">
            <text:p>0.01200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g3ya3kz6c6l8s7qnsnx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60178</text:p>
          </table:table-cell>
          <table:table-cell office:value-type="string">
            <text:p>0.008526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4nqu4i8ssb8ultsp6mk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0556</text:p>
          </table:table-cell>
          <table:table-cell office:value-type="string">
            <text:p>0.007041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ogsq003vc8rb5yljevn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00561677</text:p>
          </table:table-cell>
          <table:table-cell office:value-type="string">
            <text:p>0.009050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7smra12pxse1io5lxpu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0755</text:p>
          </table:table-cell>
          <table:table-cell office:value-type="string">
            <text:p>0.9184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sj3bxzfn0ea7e9tk6tf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4473</text:p>
          </table:table-cell>
          <table:table-cell office:value-type="string">
            <text:p>0.9059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d8svuo734q99dcb05lg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7335</text:p>
          </table:table-cell>
          <table:table-cell office:value-type="string">
            <text:p>0.9071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luangligqd8ydkfulf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6901</text:p>
          </table:table-cell>
          <table:table-cell office:value-type="string">
            <text:p>0.007047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kkc1ef5r3vzcxaw7l67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14464</text:p>
          </table:table-cell>
          <table:table-cell office:value-type="string">
            <text:p>0.007190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q5wbufraofdq46keret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53697</text:p>
          </table:table-cell>
          <table:table-cell office:value-type="string">
            <text:p>0.008151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yco5n0efyga9lo1pyc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725</text:p>
          </table:table-cell>
          <table:table-cell office:value-type="string">
            <text:p>0.004737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avvymdwmxquhdupu0g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68577</text:p>
          </table:table-cell>
          <table:table-cell office:value-type="string">
            <text:p>0.007775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6qgbsm55hwn8xtwqxsx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03148</text:p>
          </table:table-cell>
          <table:table-cell office:value-type="string">
            <text:p>0.009016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7ldu6ym960lmrdvj78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18089</text:p>
          </table:table-cell>
          <table:table-cell office:value-type="string">
            <text:p>0.008190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3ujyiswvy8djcrkdlm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22067</text:p>
          </table:table-cell>
          <table:table-cell office:value-type="string">
            <text:p>0.007399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vgkrv8n44nbil4irxps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85688</text:p>
          </table:table-cell>
          <table:table-cell office:value-type="string">
            <text:p>0.007148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qf5oqhn4a38wfnqzbat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81332</text:p>
          </table:table-cell>
          <table:table-cell office:value-type="string">
            <text:p>0.007258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xqi1n653zes3s4bm4k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17893</text:p>
          </table:table-cell>
          <table:table-cell office:value-type="string">
            <text:p>0.009006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c8dcxx9bcai6ibdpedc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51772</text:p>
          </table:table-cell>
          <table:table-cell office:value-type="string">
            <text:p>0.007083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try1qncq54xu34pml8t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28962</text:p>
          </table:table-cell>
          <table:table-cell office:value-type="string">
            <text:p>0.9036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y8is8f8147jtaucja2e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870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d0mdd421vgorip335i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10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sdmeyfrb635oggbpih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04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k8734ykd9taxf1ly53u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781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iy42ds4zy5jo2lkfbh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690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txxe6ege3pqunzw8ib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2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i6yh7ggu54euy3kow3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884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upv11eqc9jntiqj5h7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888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lxkpqe6qza695uh54n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678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dpkchk47nn86whz6ytx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29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huv3lbl0ofqp75ep6cz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511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ozkt8n1eu81xs5cy4nz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.93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b44d26tym7oasvkwtqv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513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1acxu15hk1utvhxvov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66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ni9bxda1izw4438kfp2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512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6n1pnf7uz8iycbsin1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708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ny4gwqh2dc134sgnoj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17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m5qggsyuh69f8t4wpk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798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038rzaw5ydi4cnyc19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86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5ol7nh94x34rtuwf0l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44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8u16g6nwroa35dv5ed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72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yptqw2u81ji8nteyw9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390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oecqcx2zg1oz5vd4clk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714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6canuxm1bcql26xjgg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13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a2ve9jhao4g6ngbtj6t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9578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vasngmakap7rmurc8s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86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olo7n091tbg5fntva7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28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9vh4n96nkznpim4hbb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823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my75uz7anhtstom4kw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88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z89g34vbdp01ptr2rd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00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rihylsa9lkin2l9odi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381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bwda6mq08ggcvch5wwm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935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ks2yqld84q3vjis4109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28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rwy743522urk0ya4gt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989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tsiwkvbpv9faiqv7lh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18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5qt6s1hiukaha2mjrc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0016</text:p>
          </table:table-cell>
          <table:table-cell table:number-columns-repeated="4"/>
        </table:table-row>
        <table:table-row table:style-name="ro2" table:number-rows-repeated="104781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4" table:style-name="ta1">
        <table:table-column table:style-name="co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>
            <text:p>./WebCrawler.out <text:a xlink:href="http://multimediatechnology.at/~fhs33741/web-crawler/09bvqb9g90jemhx4s2y0.html" xlink:type="simple">http://multimediatechnology.at/~fhs33741/web-crawler/09bvqb9g90jemhx4s2y0.html</text:a>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creating</text:p>
          </table:table-cell>
          <table:table-cell office:value-type="string">
            <text:p>threads</text:p>
          </table:table-cell>
          <table:table-cell table:number-columns-repeated="7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3011584">
            <text:p>46912623011584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</table:table-row>
        <table:table-row table:style-name="ro1">
          <table:table-cell office:value-type="string">
            <text:p>46912625112832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/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3"/>
        </table:table-row>
        <table:table-row table:style-name="ro1">
          <table:table-cell office:value-type="string">
            <text:p>46912629315328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/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3"/>
        </table:table-row>
        <table:table-row table:style-name="ro1">
          <table:table-cell office:value-type="float" office:value="46912627214080">
            <text:p>46912627214080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6"/>
        </table:table-row>
        <table:table-row table:style-name="ro1">
          <table:table-cell office:value-type="string">
            <text:p>Thread</text:p>
          </table:table-cell>
          <table:table-cell office:value-type="float" office:value="46912623011584">
            <text:p>46912623011584</text:p>
          </table:table-cell>
          <table:table-cell office:value-type="string">
            <text:p>exits.</text:p>
          </table:table-cell>
          <table:table-cell table:number-columns-repeated="6"/>
        </table:table-row>
        <table:table-row table:style-name="ro1">
          <table:table-cell office:value-type="string">
            <text:p>Thread</text:p>
          </table:table-cell>
          <table:table-cell office:value-type="float" office:value="46912627214080">
            <text:p>46912627214080</text:p>
          </table:table-cell>
          <table:table-cell office:value-type="string">
            <text:p>exits.</text:p>
          </table:table-cell>
          <table:table-cell table:number-columns-repeated="6"/>
        </table:table-row>
        <table:table-row table:style-name="ro1">
          <table:table-cell office:value-type="string">
            <text:p>Thread</text:p>
          </table:table-cell>
          <table:table-cell office:value-type="float" office:value="46912625112832">
            <text:p>46912625112832</text:p>
          </table:table-cell>
          <table:table-cell office:value-type="string">
            <text:p>exits.</text:p>
          </table:table-cell>
          <table:table-cell table:number-columns-repeated="6"/>
        </table:table-row>
        <table:table-row table:style-name="ro1">
          <table:table-cell office:value-type="string">
            <text:p>Thread</text:p>
          </table:table-cell>
          <table:table-cell office:value-type="float" office:value="46912629315328">
            <text:p>46912629315328</text:p>
          </table:table-cell>
          <table:table-cell office:value-type="string">
            <text:p>exits.</text:p>
          </table:table-cell>
          <table:table-cell table:number-columns-repeated="6"/>
        </table:table-row>
        <table:table-row table:style-name="ro1">
          <table:table-cell office:value-type="string">
            <text:p>**************</text:p>
          </table:table-cell>
          <table:table-cell office:value-type="string">
            <text:p>CrawList</text:p>
          </table:table-cell>
          <table:table-cell office:value-type="string">
            <text:p>**************</text:p>
          </table:table-cell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office:value-type="string">
            <text:p>time</text:p>
          </table:table-cell>
          <table:table-cell office:value-type="string">
            <text:p>needed:</text:p>
          </table:table-cell>
          <table:table-cell office:value-type="string">
            <text:p>250.98</text:p>
          </table:table-cell>
          <table:table-cell table:number-columns-repeated="5"/>
        </table:table-row>
        <table:table-row table:style-name="ro1">
          <table:table-cell office:value-type="string">
            <text:p>Good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string">
            <text:p>Broken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649">
            <text:p>649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745">
            <text:p>745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**************</text:p>
          </table:table-cell>
          <table:table-cell office:value-type="string">
            <text:p>Details</text:p>
          </table:table-cell>
          <table:table-cell office:value-type="string">
            <text:p>**************</text:p>
          </table:table-cell>
          <table:table-cell table:number-columns-repeated="6"/>
        </table:table-row>
        <table:table-row table:style-name="ro1">
          <table:table-cell office:value-type="string">
            <text:p>URL</text:p>
          </table:table-cell>
          <table:table-cell office:value-type="string">
            <text:p>Broken</text:p>
          </table:table-cell>
          <table:table-cell office:value-type="string">
            <text:p>Counter</text:p>
          </table:table-cell>
          <table:table-cell office:value-type="string">
            <text:p>AVG-load-time</text:p>
          </table:table-cell>
          <table:table-cell office:value-type="string">
            <text:p>MAX-load-time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9bvqb9g90jemhx4s2y0.html</text:p>
          </table:table-cell>
          <table:table-cell office:value-type="string">
            <text:p>good</text:p>
          </table:table-cell>
          <table:table-cell office:value-type="float" office:value="24">
            <text:p>24</text:p>
          </table:table-cell>
          <table:table-cell office:value-type="string">
            <text:p>0.127857</text:p>
          </table:table-cell>
          <table:table-cell office:value-type="float" office:value="1016">
            <text:p>10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v7ltazyyrvlmeype5gf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012</text:p>
          </table:table-cell>
          <table:table-cell office:value-type="string">
            <text:p>0.9120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kj8wokzv2sjqw60akf3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990326</text:p>
          </table:table-cell>
          <table:table-cell office:value-type="string">
            <text:p>0.02755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hpie060zeiynrj10tqt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23441</text:p>
          </table:table-cell>
          <table:table-cell office:value-type="string">
            <text:p>0.03180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t98qa4wcjjqp9awr6g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8359</text:p>
          </table:table-cell>
          <table:table-cell office:value-type="string">
            <text:p>0.9070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e0ljbfzgz7apo3quey5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0379168</text:p>
          </table:table-cell>
          <table:table-cell office:value-type="string">
            <text:p>0.9750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gumdocov343yt7ln995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00689877</text:p>
          </table:table-cell>
          <table:table-cell office:value-type="string">
            <text:p>0.01432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9gzmkvl8vt0wqzyauaq.html</text:p>
          </table:table-cell>
          <table:table-cell office:value-type="string">
            <text:p>good</text:p>
          </table:table-cell>
          <table:table-cell office:value-type="float" office:value="33">
            <text:p>33</text:p>
          </table:table-cell>
          <table:table-cell office:value-type="string">
            <text:p>0.0911681</text:p>
          </table:table-cell>
          <table:table-cell office:value-type="string">
            <text:p>0.9148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pzege8duc8ct2h0gp7p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16976</text:p>
          </table:table-cell>
          <table:table-cell office:value-type="string">
            <text:p>0.9415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qnq10e4td69qiar1ntl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654332</text:p>
          </table:table-cell>
          <table:table-cell office:value-type="string">
            <text:p>0.01181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3568bfvdtid0siptebv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03361</text:p>
          </table:table-cell>
          <table:table-cell office:value-type="string">
            <text:p>0.01174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xcm0sm3lun48w3tqwqs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637339</text:p>
          </table:table-cell>
          <table:table-cell office:value-type="string">
            <text:p>0.009936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9ri1dpyribvqzx7mqx4.html</text:p>
          </table:table-cell>
          <table:table-cell office:value-type="string">
            <text:p>good</text:p>
          </table:table-cell>
          <table:table-cell office:value-type="float" office:value="8">
            <text:p>8</text:p>
          </table:table-cell>
          <table:table-cell office:value-type="string">
            <text:p>0.238288</text:p>
          </table:table-cell>
          <table:table-cell office:value-type="string">
            <text:p>0.9562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eubtrmi12kc3xgogacj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190584</text:p>
          </table:table-cell>
          <table:table-cell office:value-type="string">
            <text:p>0.9593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fg70kppqh88a88zilcq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6416</text:p>
          </table:table-cell>
          <table:table-cell office:value-type="string">
            <text:p>0.01255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ozzsq7s8mtjgvnuufuq.html</text:p>
          </table:table-cell>
          <table:table-cell office:value-type="string">
            <text:p>good</text:p>
          </table:table-cell>
          <table:table-cell office:value-type="float" office:value="19">
            <text:p>19</text:p>
          </table:table-cell>
          <table:table-cell office:value-type="string">
            <text:p>0.0569659</text:p>
          </table:table-cell>
          <table:table-cell office:value-type="string">
            <text:p>0.9111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75glw5t36zuel3gzxsd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0388</text:p>
          </table:table-cell>
          <table:table-cell office:value-type="string">
            <text:p>0.9070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xring6qukly8w92fzfu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4595</text:p>
          </table:table-cell>
          <table:table-cell office:value-type="string">
            <text:p>0.9071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jucdhwclej1rw83hg0n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83036</text:p>
          </table:table-cell>
          <table:table-cell office:value-type="string">
            <text:p>0.903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vv20w1eo08ul6fagrbo.html</text:p>
          </table:table-cell>
          <table:table-cell office:value-type="string">
            <text:p>good</text:p>
          </table:table-cell>
          <table:table-cell office:value-type="float" office:value="36">
            <text:p>36</text:p>
          </table:table-cell>
          <table:table-cell office:value-type="string">
            <text:p>0.0856127</text:p>
          </table:table-cell>
          <table:table-cell office:value-type="string">
            <text:p>0.9064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6sjforgl1xzod0fkv2f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769581</text:p>
          </table:table-cell>
          <table:table-cell office:value-type="string">
            <text:p>0.009195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ncec16p24krfn1iuq7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674</text:p>
          </table:table-cell>
          <table:table-cell office:value-type="string">
            <text:p>0.9073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vjt2aw50ntb47zmrl9q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219346</text:p>
          </table:table-cell>
          <table:table-cell office:value-type="string">
            <text:p>1.041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f37k7fbzdj6vu66kqzb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8047</text:p>
          </table:table-cell>
          <table:table-cell office:value-type="string">
            <text:p>0.9078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yiz716qfxba0ryh2r0j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54991</text:p>
          </table:table-cell>
          <table:table-cell office:value-type="string">
            <text:p>0.01283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gmgkolk34vl3o06u4e6.html</text:p>
          </table:table-cell>
          <table:table-cell office:value-type="string">
            <text:p>good</text:p>
          </table:table-cell>
          <table:table-cell office:value-type="float" office:value="9">
            <text:p>9</text:p>
          </table:table-cell>
          <table:table-cell office:value-type="string">
            <text:p>0.112691</text:p>
          </table:table-cell>
          <table:table-cell office:value-type="string">
            <text:p>0.9069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kxnjti4468tkhu1h87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79719</text:p>
          </table:table-cell>
          <table:table-cell office:value-type="string">
            <text:p>0.9732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j0bheije4yq6vkfdpt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0776</text:p>
          </table:table-cell>
          <table:table-cell office:value-type="string">
            <text:p>0.9305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uyfwn597dykomatsl7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6052</text:p>
          </table:table-cell>
          <table:table-cell office:value-type="string">
            <text:p>0.9513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d7ms0biv8merh61j8c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49352</text:p>
          </table:table-cell>
          <table:table-cell office:value-type="string">
            <text:p>0.01426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i1sbdq8lxrm0bc7isvo.html</text:p>
          </table:table-cell>
          <table:table-cell office:value-type="string">
            <text:p>good</text:p>
          </table:table-cell>
          <table:table-cell office:value-type="float" office:value="30">
            <text:p>30</text:p>
          </table:table-cell>
          <table:table-cell office:value-type="string">
            <text:p>0.26094</text:p>
          </table:table-cell>
          <table:table-cell office:value-type="string">
            <text:p>2.015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desn2rbm1a84s6n7ohk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138892</text:p>
          </table:table-cell>
          <table:table-cell office:value-type="string">
            <text:p>0.9223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be8t5vako5bz4r3dwl2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2958</text:p>
          </table:table-cell>
          <table:table-cell office:value-type="string">
            <text:p>0.9184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36wdukv3szuxnzzew97.html</text:p>
          </table:table-cell>
          <table:table-cell office:value-type="string">
            <text:p>good</text:p>
          </table:table-cell>
          <table:table-cell office:value-type="float" office:value="16">
            <text:p>16</text:p>
          </table:table-cell>
          <table:table-cell office:value-type="string">
            <text:p>0.128149</text:p>
          </table:table-cell>
          <table:table-cell office:value-type="string">
            <text:p>1.012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qja8s17ntaismthpe1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3396</text:p>
          </table:table-cell>
          <table:table-cell office:value-type="string">
            <text:p>0.923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vh7fiafxf81rp3w2lpf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637</text:p>
          </table:table-cell>
          <table:table-cell office:value-type="string">
            <text:p>0.9076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9aqwickih4fsgjgm99e.html</text:p>
          </table:table-cell>
          <table:table-cell office:value-type="string">
            <text:p>good</text:p>
          </table:table-cell>
          <table:table-cell office:value-type="float" office:value="37">
            <text:p>37</text:p>
          </table:table-cell>
          <table:table-cell office:value-type="string">
            <text:p>0.129842</text:p>
          </table:table-cell>
          <table:table-cell office:value-type="string">
            <text:p>0.9473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4yvsu565f2l8wv854wh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8042</text:p>
          </table:table-cell>
          <table:table-cell office:value-type="string">
            <text:p>0.9071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4t4dbiubdofcbm5r26w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811097</text:p>
          </table:table-cell>
          <table:table-cell office:value-type="string">
            <text:p>0.021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8jsz8pw35j6bqndp4bp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162</text:p>
          </table:table-cell>
          <table:table-cell office:value-type="string">
            <text:p>0.9050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o11w6bfg39x56ds1co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62003</text:p>
          </table:table-cell>
          <table:table-cell office:value-type="string">
            <text:p>0.03239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ef9m037ri49j68bwu7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62276</text:p>
          </table:table-cell>
          <table:table-cell office:value-type="string">
            <text:p>0.02682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c5gn8bao3w2nb14ekz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4676</text:p>
          </table:table-cell>
          <table:table-cell office:value-type="string">
            <text:p>0.9200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5pm0uf2tgftuyjmnzhl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315563</text:p>
          </table:table-cell>
          <table:table-cell office:value-type="string">
            <text:p>0.9979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sc7y3yqb63e2abzcb4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950878</text:p>
          </table:table-cell>
          <table:table-cell office:value-type="string">
            <text:p>1.94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2cc2m6st8ko1mpczvmc.html</text:p>
          </table:table-cell>
          <table:table-cell office:value-type="string">
            <text:p>good</text:p>
          </table:table-cell>
          <table:table-cell office:value-type="float" office:value="18">
            <text:p>18</text:p>
          </table:table-cell>
          <table:table-cell office:value-type="string">
            <text:p>0.0659148</text:p>
          </table:table-cell>
          <table:table-cell office:value-type="string">
            <text:p>1.012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j2j01yasl3ryta2to2l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00769339</text:p>
          </table:table-cell>
          <table:table-cell office:value-type="string">
            <text:p>0.01029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bxtmxkt0arpubuaalmk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137848</text:p>
          </table:table-cell>
          <table:table-cell office:value-type="string">
            <text:p>1.010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9hx3oilp757vr6ub6b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4352</text:p>
          </table:table-cell>
          <table:table-cell office:value-type="string">
            <text:p>0.987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5skqz1wjg6usbjounp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41682</text:p>
          </table:table-cell>
          <table:table-cell office:value-type="string">
            <text:p>0.02904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4kf2cvxoqhb0gmxgl3r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50904</text:p>
          </table:table-cell>
          <table:table-cell office:value-type="string">
            <text:p>0.9419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amc1o5lvtkjs2n6v1xe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2873</text:p>
          </table:table-cell>
          <table:table-cell office:value-type="string">
            <text:p>0.919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skbjfeiw1cly66gimux.html</text:p>
          </table:table-cell>
          <table:table-cell office:value-type="string">
            <text:p>good</text:p>
          </table:table-cell>
          <table:table-cell office:value-type="float" office:value="24">
            <text:p>24</text:p>
          </table:table-cell>
          <table:table-cell office:value-type="string">
            <text:p>0.160389</text:p>
          </table:table-cell>
          <table:table-cell office:value-type="string">
            <text:p>0.9315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4oouppeeezcdx1fqirq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594</text:p>
          </table:table-cell>
          <table:table-cell office:value-type="string">
            <text:p>0.9577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ltibm00fkmdevhdt5mr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4644</text:p>
          </table:table-cell>
          <table:table-cell office:value-type="string">
            <text:p>0.9231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hswktxgl9zihg5ej8dn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9294</text:p>
          </table:table-cell>
          <table:table-cell office:value-type="string">
            <text:p>0.9492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dtsuend07treiwuetea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144412</text:p>
          </table:table-cell>
          <table:table-cell office:value-type="string">
            <text:p>0.9924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i7ig7uxgrtl058r63u0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26918</text:p>
          </table:table-cell>
          <table:table-cell office:value-type="string">
            <text:p>0.994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y6w7mdsw865eobkc7ch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476686</text:p>
          </table:table-cell>
          <table:table-cell office:value-type="string">
            <text:p>0.9758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md9nsmjjs9rs4v95dcb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21103</text:p>
          </table:table-cell>
          <table:table-cell office:value-type="string">
            <text:p>0.9729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a7t0ks9z89gy9549yp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17913</text:p>
          </table:table-cell>
          <table:table-cell office:value-type="string">
            <text:p>0.9670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zxyz39p04svk3pxjt12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8817</text:p>
          </table:table-cell>
          <table:table-cell office:value-type="string">
            <text:p>0.9075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d3qayxelvck3s4xa24f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0694476</text:p>
          </table:table-cell>
          <table:table-cell office:value-type="string">
            <text:p>0.9305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z44muxrx0ugv1w0u0dl.html</text:p>
          </table:table-cell>
          <table:table-cell office:value-type="string">
            <text:p>good</text:p>
          </table:table-cell>
          <table:table-cell office:value-type="float" office:value="26">
            <text:p>26</text:p>
          </table:table-cell>
          <table:table-cell office:value-type="string">
            <text:p>0.190317</text:p>
          </table:table-cell>
          <table:table-cell office:value-type="string">
            <text:p>1.98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o4paab0oww1ymhdajn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133</text:p>
          </table:table-cell>
          <table:table-cell office:value-type="string">
            <text:p>0.9073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hxsqj3qdbz0ry49m0wu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00946623</text:p>
          </table:table-cell>
          <table:table-cell office:value-type="string">
            <text:p>0.07035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moks3xnd2y4mps3xt83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465877</text:p>
          </table:table-cell>
          <table:table-cell office:value-type="string">
            <text:p>0.008005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ge4eyo1t89prsc0d8k3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592</text:p>
          </table:table-cell>
          <table:table-cell office:value-type="string">
            <text:p>0.90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oupmrij66c8wmurwlex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637602</text:p>
          </table:table-cell>
          <table:table-cell office:value-type="string">
            <text:p>0.008732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eyzpvxbfjnzg5dmjkhq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562845</text:p>
          </table:table-cell>
          <table:table-cell office:value-type="string">
            <text:p>0.008145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51dd2d4j251vo1eybpp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14156</text:p>
          </table:table-cell>
          <table:table-cell office:value-type="string">
            <text:p>0.008325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2iqjtjo7waghy7ven3u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151964</text:p>
          </table:table-cell>
          <table:table-cell office:value-type="string">
            <text:p>0.9073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32pvnw2ubwtyghkbxaj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222051</text:p>
          </table:table-cell>
          <table:table-cell office:value-type="string">
            <text:p>0.9530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ihfjrlp0c3vd1gden13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287054</text:p>
          </table:table-cell>
          <table:table-cell office:value-type="string">
            <text:p>0.9345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582clfvglduegy8wt5g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292226</text:p>
          </table:table-cell>
          <table:table-cell office:value-type="string">
            <text:p>0.9319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225c19dvbsbtncq5nvb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0698475</text:p>
          </table:table-cell>
          <table:table-cell office:value-type="string">
            <text:p>0.9156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qymepcjg0z4fzn4oxa4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787909</text:p>
          </table:table-cell>
          <table:table-cell office:value-type="string">
            <text:p>0.9187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h3e41lm76zlwghufp1f.html</text:p>
          </table:table-cell>
          <table:table-cell office:value-type="string">
            <text:p>good</text:p>
          </table:table-cell>
          <table:table-cell office:value-type="float" office:value="38">
            <text:p>38</text:p>
          </table:table-cell>
          <table:table-cell office:value-type="string">
            <text:p>0.156301</text:p>
          </table:table-cell>
          <table:table-cell office:value-type="string">
            <text:p>1.966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00bc57pxxov43t3jt53.html</text:p>
          </table:table-cell>
          <table:table-cell office:value-type="string">
            <text:p>broken</text:p>
          </table:table-cell>
          <table:table-cell office:value-type="float" office:value="13">
            <text:p>13</text:p>
          </table:table-cell>
          <table:table-cell office:value-type="string">
            <text:p>0.0823903</text:p>
          </table:table-cell>
          <table:table-cell office:value-type="string">
            <text:p>0.9263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gn246st0111hlhkepk7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493</text:p>
          </table:table-cell>
          <table:table-cell office:value-type="string">
            <text:p>0.9299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ysxvwymrgi93xwh0y04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40589</text:p>
          </table:table-cell>
          <table:table-cell office:value-type="string">
            <text:p>0.9234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hn14pbq93vpojiszl0e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52832</text:p>
          </table:table-cell>
          <table:table-cell office:value-type="string">
            <text:p>0.9456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wx3bwre0ptbwd6tttxh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9669</text:p>
          </table:table-cell>
          <table:table-cell office:value-type="string">
            <text:p>0.9245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82yr719hjp4rs2jqr5j.html</text:p>
          </table:table-cell>
          <table:table-cell office:value-type="string">
            <text:p>good</text:p>
          </table:table-cell>
          <table:table-cell office:value-type="float" office:value="54">
            <text:p>54</text:p>
          </table:table-cell>
          <table:table-cell office:value-type="string">
            <text:p>0.131152</text:p>
          </table:table-cell>
          <table:table-cell office:value-type="string">
            <text:p>1.932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6j30lbbv385hbzqqgd8.html</text:p>
          </table:table-cell>
          <table:table-cell office:value-type="string">
            <text:p>good</text:p>
          </table:table-cell>
          <table:table-cell office:value-type="float" office:value="22">
            <text:p>22</text:p>
          </table:table-cell>
          <table:table-cell office:value-type="string">
            <text:p>0.0559517</text:p>
          </table:table-cell>
          <table:table-cell office:value-type="string">
            <text:p>1.012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howtdttwdxj5zmxss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2357</text:p>
          </table:table-cell>
          <table:table-cell office:value-type="string">
            <text:p>0.9206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faby28wilh8sf69qwbg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52216</text:p>
          </table:table-cell>
          <table:table-cell office:value-type="string">
            <text:p>0.008385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b98cd8uiasp7ltk38ch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7776</text:p>
          </table:table-cell>
          <table:table-cell office:value-type="string">
            <text:p>0.9436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judh9kl7ppsv7kgqyi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8454</text:p>
          </table:table-cell>
          <table:table-cell office:value-type="string">
            <text:p>0.9313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zir4amesea977cleab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9208</text:p>
          </table:table-cell>
          <table:table-cell office:value-type="string">
            <text:p>0.007022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jw9x662roe1e50b26ib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7249</text:p>
          </table:table-cell>
          <table:table-cell office:value-type="string">
            <text:p>0.9048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u6c4l603dk1xpy03xki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7848</text:p>
          </table:table-cell>
          <table:table-cell office:value-type="string">
            <text:p>0.9084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z3cticafyrrenfcu1z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0452</text:p>
          </table:table-cell>
          <table:table-cell office:value-type="string">
            <text:p>0.9109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y08o5xmihyv1r0k8orj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8831</text:p>
          </table:table-cell>
          <table:table-cell office:value-type="string">
            <text:p>0.9131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j5g8wjhu9qnh5nhuj09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23212</text:p>
          </table:table-cell>
          <table:table-cell office:value-type="string">
            <text:p>0.007457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mf5gpqcu3cx2mchjfoo.html</text:p>
          </table:table-cell>
          <table:table-cell office:value-type="string">
            <text:p>good</text:p>
          </table:table-cell>
          <table:table-cell office:value-type="float" office:value="38">
            <text:p>38</text:p>
          </table:table-cell>
          <table:table-cell office:value-type="string">
            <text:p>0.10663</text:p>
          </table:table-cell>
          <table:table-cell office:value-type="string">
            <text:p>0.9899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k5jh5oimt65pkk2hyh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83781</text:p>
          </table:table-cell>
          <table:table-cell office:value-type="string">
            <text:p>0.009055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p9fr20z5d9cqw57fgke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234776</text:p>
          </table:table-cell>
          <table:table-cell office:value-type="string">
            <text:p>0.9341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32ib32mwzjentx3rz5i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71505</text:p>
          </table:table-cell>
          <table:table-cell office:value-type="string">
            <text:p>0.9071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mehnbakg3gfigz3t304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92913</text:p>
          </table:table-cell>
          <table:table-cell office:value-type="string">
            <text:p>1.002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xs9fqcguty4foj18mim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959858</text:p>
          </table:table-cell>
          <table:table-cell office:value-type="string">
            <text:p>1.013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2x8qpovi45uwxff8g9e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63632</text:p>
          </table:table-cell>
          <table:table-cell office:value-type="string">
            <text:p>0.935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w5dm7xflui2e86hm078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112888</text:p>
          </table:table-cell>
          <table:table-cell office:value-type="string">
            <text:p>0.03937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w8ag4iy35welurhkmbj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244823</text:p>
          </table:table-cell>
          <table:table-cell office:value-type="string">
            <text:p>1.007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e1lmb4jodyxesdhhzm7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14806</text:p>
          </table:table-cell>
          <table:table-cell office:value-type="string">
            <text:p>0.9178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qxtmnmsk02xjbnta4tn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60438</text:p>
          </table:table-cell>
          <table:table-cell office:value-type="string">
            <text:p>0.9423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jh88fwnl2itjb5laxj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52872</text:p>
          </table:table-cell>
          <table:table-cell office:value-type="string">
            <text:p>0.01611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dwndt7lhqtdo1qutoo0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961688</text:p>
          </table:table-cell>
          <table:table-cell office:value-type="string">
            <text:p>0.0138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kozp2upouiay3yfdwp4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102349</text:p>
          </table:table-cell>
          <table:table-cell office:value-type="string">
            <text:p>1.00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qtrsmniwex8r1z48o3z.html</text:p>
          </table:table-cell>
          <table:table-cell office:value-type="string">
            <text:p>good</text:p>
          </table:table-cell>
          <table:table-cell office:value-type="float" office:value="30">
            <text:p>30</text:p>
          </table:table-cell>
          <table:table-cell office:value-type="string">
            <text:p>0.128251</text:p>
          </table:table-cell>
          <table:table-cell office:value-type="string">
            <text:p>0.9398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0u5316ldc8p3ogjnc13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0995819</text:p>
          </table:table-cell>
          <table:table-cell office:value-type="string">
            <text:p>0.9077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m4ofr4q1coqnxz82sg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97956</text:p>
          </table:table-cell>
          <table:table-cell office:value-type="string">
            <text:p>0.01786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8ayq4i6o46pkz9aeeo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08661</text:p>
          </table:table-cell>
          <table:table-cell office:value-type="string">
            <text:p>0.0231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048rjr9lgdqolb3jfm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7369</text:p>
          </table:table-cell>
          <table:table-cell office:value-type="string">
            <text:p>0.01441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6zr5rggb0p6odmgdcfb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184938</text:p>
          </table:table-cell>
          <table:table-cell office:value-type="string">
            <text:p>1.030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do7g4w9406h3fzdvf51.html</text:p>
          </table:table-cell>
          <table:table-cell office:value-type="string">
            <text:p>good</text:p>
          </table:table-cell>
          <table:table-cell office:value-type="float" office:value="27">
            <text:p>27</text:p>
          </table:table-cell>
          <table:table-cell office:value-type="string">
            <text:p>0.148706</text:p>
          </table:table-cell>
          <table:table-cell office:value-type="string">
            <text:p>1.022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3otc85fvfn9dmjg0tqm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36227</text:p>
          </table:table-cell>
          <table:table-cell office:value-type="string">
            <text:p>0.01227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k2uqq660vlnbg4tu07f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3236</text:p>
          </table:table-cell>
          <table:table-cell office:value-type="string">
            <text:p>0.01455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407lwl17uixxodpx46b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8036</text:p>
          </table:table-cell>
          <table:table-cell office:value-type="string">
            <text:p>0.01765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gouhrph2hdreor8bl7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6998</text:p>
          </table:table-cell>
          <table:table-cell office:value-type="string">
            <text:p>0.01205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04agoeluefkuk5x9ela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162</text:p>
          </table:table-cell>
          <table:table-cell office:value-type="string">
            <text:p>0.01267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rxuknhut6ditxtur5wx.html</text:p>
          </table:table-cell>
          <table:table-cell office:value-type="string">
            <text:p>good</text:p>
          </table:table-cell>
          <table:table-cell office:value-type="float" office:value="44">
            <text:p>44</text:p>
          </table:table-cell>
          <table:table-cell office:value-type="string">
            <text:p>0.140966</text:p>
          </table:table-cell>
          <table:table-cell office:value-type="string">
            <text:p>1.049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pbmfbljzo5tep47tyjx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1.97304</text:p>
          </table:table-cell>
          <table:table-cell office:value-type="string">
            <text:p>3.941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ajy92ukgqfh5dlds8ea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1937</text:p>
          </table:table-cell>
          <table:table-cell office:value-type="string">
            <text:p>0.01435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rbfby49fd5tk5hlywkw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16231</text:p>
          </table:table-cell>
          <table:table-cell office:value-type="string">
            <text:p>0.9071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sl9sw2fie6iwy0bzd3v.html</text:p>
          </table:table-cell>
          <table:table-cell office:value-type="string">
            <text:p>good</text:p>
          </table:table-cell>
          <table:table-cell office:value-type="float" office:value="35">
            <text:p>35</text:p>
          </table:table-cell>
          <table:table-cell office:value-type="string">
            <text:p>0.0348976</text:p>
          </table:table-cell>
          <table:table-cell office:value-type="string">
            <text:p>0.9097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ebv1oy62mkqsu0d5x0o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30288</text:p>
          </table:table-cell>
          <table:table-cell office:value-type="string">
            <text:p>0.9133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pp29ikbjft5w4k9a1b1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936435</text:p>
          </table:table-cell>
          <table:table-cell office:value-type="string">
            <text:p>0.9678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3rmtx9o0pn90x0a5idp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007484</text:p>
          </table:table-cell>
          <table:table-cell office:value-type="string">
            <text:p>0.03626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3kz962t6bjuwz19bf81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61222</text:p>
          </table:table-cell>
          <table:table-cell office:value-type="string">
            <text:p>0.943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1k2q84ajgj7dt88xcnb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926024</text:p>
          </table:table-cell>
          <table:table-cell office:value-type="string">
            <text:p>0.01552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jcng61ogh8lsdl8b1pw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00758839</text:p>
          </table:table-cell>
          <table:table-cell office:value-type="string">
            <text:p>0.0168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kfdxft8nnsmcg32lul9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848302</text:p>
          </table:table-cell>
          <table:table-cell office:value-type="string">
            <text:p>0.9086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4b3cema83atr91n5k7e.html</text:p>
          </table:table-cell>
          <table:table-cell office:value-type="string">
            <text:p>good</text:p>
          </table:table-cell>
          <table:table-cell office:value-type="float" office:value="38">
            <text:p>38</text:p>
          </table:table-cell>
          <table:table-cell office:value-type="string">
            <text:p>0.126986</text:p>
          </table:table-cell>
          <table:table-cell office:value-type="string">
            <text:p>0.9499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0yk20he9wen3gsqca8h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407639</text:p>
          </table:table-cell>
          <table:table-cell office:value-type="string">
            <text:p>0.9715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01uhh6q6c383xsjd9aw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1.25168</text:p>
          </table:table-cell>
          <table:table-cell office:value-type="string">
            <text:p>3.915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1zhgcqqt8nv51bepeu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569848</text:p>
          </table:table-cell>
          <table:table-cell office:value-type="string">
            <text:p>2.047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ph6porb17ij8sxohkc6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9449</text:p>
          </table:table-cell>
          <table:table-cell office:value-type="string">
            <text:p>1.043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l1qt5dnhbfdpduqxgz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556041</text:p>
          </table:table-cell>
          <table:table-cell office:value-type="string">
            <text:p>1.963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b99wd950jvy6x27mly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430601</text:p>
          </table:table-cell>
          <table:table-cell office:value-type="string">
            <text:p>1.086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826547vwji61gxym3hk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429842</text:p>
          </table:table-cell>
          <table:table-cell office:value-type="string">
            <text:p>1.973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t0ut0ugnzw3q4z5sjlu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680367</text:p>
          </table:table-cell>
          <table:table-cell office:value-type="string">
            <text:p>1.9235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v92x9j4gz32pbhy8907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55569</text:p>
          </table:table-cell>
          <table:table-cell office:value-type="string">
            <text:p>1.955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fr0uqszgqmdftxyje8g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260122</text:p>
          </table:table-cell>
          <table:table-cell office:value-type="string">
            <text:p>0.9511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yrwbvghiuo0qmyhc0lt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24366</text:p>
          </table:table-cell>
          <table:table-cell office:value-type="string">
            <text:p>0.9922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afd9cp12x5zb1dv3qg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44961</text:p>
          </table:table-cell>
          <table:table-cell office:value-type="string">
            <text:p>1.984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w7ie8ewv1t0utl4ikig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35246</text:p>
          </table:table-cell>
          <table:table-cell office:value-type="string">
            <text:p>1.943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0qqzfb0677bpn9o5mu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32673</text:p>
          </table:table-cell>
          <table:table-cell office:value-type="float" office:value="1043">
            <text:p>10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o1jhim605v8tclgmtbx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268871</text:p>
          </table:table-cell>
          <table:table-cell office:value-type="string">
            <text:p>1.973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jnhpvfl5kvi2h3u87w4.html</text:p>
          </table:table-cell>
          <table:table-cell office:value-type="string">
            <text:p>good</text:p>
          </table:table-cell>
          <table:table-cell office:value-type="float" office:value="43">
            <text:p>43</text:p>
          </table:table-cell>
          <table:table-cell office:value-type="string">
            <text:p>0.120642</text:p>
          </table:table-cell>
          <table:table-cell office:value-type="string">
            <text:p>1.994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0p7oulv3e62jye2xt8j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3073</text:p>
          </table:table-cell>
          <table:table-cell office:value-type="string">
            <text:p>0.971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in5zf67ymgr422gnsnv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496928</text:p>
          </table:table-cell>
          <table:table-cell office:value-type="string">
            <text:p>1.949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rbzbzpn6wsc82gen08g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1.00369</text:p>
          </table:table-cell>
          <table:table-cell office:value-type="string">
            <text:p>5.988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k80o9orc8spooail9rp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30272</text:p>
          </table:table-cell>
          <table:table-cell office:value-type="string">
            <text:p>0.9701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oebiqpbf4l06ycorcu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1.68909</text:p>
          </table:table-cell>
          <table:table-cell office:value-type="string">
            <text:p>5.054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5o67d574ehd8hj1lx5t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49229</text:p>
          </table:table-cell>
          <table:table-cell office:value-type="string">
            <text:p>1.953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bton34sjh158b5jehih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501517</text:p>
          </table:table-cell>
          <table:table-cell office:value-type="string">
            <text:p>1.953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p5hi3x5zi8z255hq4nc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33838</text:p>
          </table:table-cell>
          <table:table-cell office:value-type="string">
            <text:p>0.9716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g3y69qticewgyt8qvmo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1.67844</text:p>
          </table:table-cell>
          <table:table-cell office:value-type="string">
            <text:p>5.017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weanev9no7tjkveyoye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66054</text:p>
          </table:table-cell>
          <table:table-cell office:value-type="string">
            <text:p>1.95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xqhkag2zy435ffbozz1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394344</text:p>
          </table:table-cell>
          <table:table-cell office:value-type="string">
            <text:p>1.950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2uabg8j3rjxfvhm5zry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1.6839</text:p>
          </table:table-cell>
          <table:table-cell office:value-type="string">
            <text:p>5.0170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ugtv6z89ni2mtn3ioga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3944</text:p>
          </table:table-cell>
          <table:table-cell office:value-type="string">
            <text:p>1.948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1j7jw2lrgzqzb9vbdrn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318915</text:p>
          </table:table-cell>
          <table:table-cell office:value-type="string">
            <text:p>1.948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tpg5ym8wzsp7lzuiog5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330559</text:p>
          </table:table-cell>
          <table:table-cell office:value-type="string">
            <text:p>2.033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ag60rc3vtl4pdbo64es.html</text:p>
          </table:table-cell>
          <table:table-cell office:value-type="string">
            <text:p>good</text:p>
          </table:table-cell>
          <table:table-cell office:value-type="float" office:value="19">
            <text:p>19</text:p>
          </table:table-cell>
          <table:table-cell office:value-type="string">
            <text:p>0.206045</text:p>
          </table:table-cell>
          <table:table-cell office:value-type="string">
            <text:p>1.016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db757kn65cv0nebivpm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78899</text:p>
          </table:table-cell>
          <table:table-cell office:value-type="string">
            <text:p>1.963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jll8yxf9q05oqkcbmjc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66945</text:p>
          </table:table-cell>
          <table:table-cell office:value-type="string">
            <text:p>0.9818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x7r5rpv6miqy7ezigj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89452</text:p>
          </table:table-cell>
          <table:table-cell office:value-type="string">
            <text:p>1.063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l1a1bny53heautzkidc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248758</text:p>
          </table:table-cell>
          <table:table-cell office:value-type="string">
            <text:p>1.046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xclhnuplbeamhd6otes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211202</text:p>
          </table:table-cell>
          <table:table-cell office:value-type="string">
            <text:p>0.06905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zizia2q35wqnxktgela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0521286</text:p>
          </table:table-cell>
          <table:table-cell office:value-type="string">
            <text:p>0.9209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uhe4mcqvypj6p64tui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8374</text:p>
          </table:table-cell>
          <table:table-cell office:value-type="string">
            <text:p>0.96123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6wpo7gc54spk9tkzdko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177042</text:p>
          </table:table-cell>
          <table:table-cell office:value-type="string">
            <text:p>1.960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160pq3lfwzxptns0854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26017</text:p>
          </table:table-cell>
          <table:table-cell office:value-type="string">
            <text:p>0.961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jqdmfxqp37nzbtrv1rh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104058</text:p>
          </table:table-cell>
          <table:table-cell office:value-type="string">
            <text:p>1.002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wgk7tebquws60yfbdo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19783</text:p>
          </table:table-cell>
          <table:table-cell office:value-type="string">
            <text:p>0.9715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rw1da7c3p2rfea8896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9637</text:p>
          </table:table-cell>
          <table:table-cell office:value-type="string">
            <text:p>1.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xs5mnip8w6g787rs9s4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6107</text:p>
          </table:table-cell>
          <table:table-cell office:value-type="string">
            <text:p>0.01224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ayvonurwstrwswealwr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411591</text:p>
          </table:table-cell>
          <table:table-cell office:value-type="string">
            <text:p>1.043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ut45eh63lpzec1v3bgk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0664111</text:p>
          </table:table-cell>
          <table:table-cell office:value-type="string">
            <text:p>0.9536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id89h539i40daycfze3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31086</text:p>
          </table:table-cell>
          <table:table-cell office:value-type="string">
            <text:p>0.974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hrb2vuk713fxt1s1cff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8987</text:p>
          </table:table-cell>
          <table:table-cell office:value-type="string">
            <text:p>1.014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r02nignb2j4g2c1rmoh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81758</text:p>
          </table:table-cell>
          <table:table-cell office:value-type="string">
            <text:p>0.05409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e9ozso1a2aa8v3sb37u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1494</text:p>
          </table:table-cell>
          <table:table-cell office:value-type="string">
            <text:p>0.9146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ir35e5091ibh82yx4ss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91737</text:p>
          </table:table-cell>
          <table:table-cell office:value-type="string">
            <text:p>1.020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20fne5grnvy7kx8e8cm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1281</text:p>
          </table:table-cell>
          <table:table-cell office:value-type="string">
            <text:p>1.0070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tum5fy05n9d9u17sjm3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2519</text:p>
          </table:table-cell>
          <table:table-cell office:value-type="string">
            <text:p>0.9398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ikrxnoieh6q8umx6mxh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2428</text:p>
          </table:table-cell>
          <table:table-cell office:value-type="string">
            <text:p>0.924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d86pf1skkggbr8v3k8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4772</text:p>
          </table:table-cell>
          <table:table-cell office:value-type="string">
            <text:p>0.9405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fzqsze9qm01m4csfvyf.html</text:p>
          </table:table-cell>
          <table:table-cell office:value-type="string">
            <text:p>good</text:p>
          </table:table-cell>
          <table:table-cell office:value-type="float" office:value="33">
            <text:p>33</text:p>
          </table:table-cell>
          <table:table-cell office:value-type="string">
            <text:p>0.127248</text:p>
          </table:table-cell>
          <table:table-cell office:value-type="string">
            <text:p>2.004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dccexmb1vh4tpp5246l.html</text:p>
          </table:table-cell>
          <table:table-cell office:value-type="string">
            <text:p>good</text:p>
          </table:table-cell>
          <table:table-cell office:value-type="float" office:value="61">
            <text:p>61</text:p>
          </table:table-cell>
          <table:table-cell office:value-type="string">
            <text:p>0.114609</text:p>
          </table:table-cell>
          <table:table-cell office:value-type="string">
            <text:p>0.9921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hp24rswz3tdb4nsav7r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1688</text:p>
          </table:table-cell>
          <table:table-cell office:value-type="string">
            <text:p>0.9072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1nrmvndsrxqhcqp6y70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21987</text:p>
          </table:table-cell>
          <table:table-cell office:value-type="string">
            <text:p>0.01957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lkjyr0vquinmtd1xfxb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14614</text:p>
          </table:table-cell>
          <table:table-cell office:value-type="string">
            <text:p>0.03042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8swfqkpdhf702gqexty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16482</text:p>
          </table:table-cell>
          <table:table-cell office:value-type="string">
            <text:p>0.02054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wj8bgqdiior81iq4eu0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946585</text:p>
          </table:table-cell>
          <table:table-cell office:value-type="string">
            <text:p>0.01395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v3wctttd4d6a7f7tju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2039</text:p>
          </table:table-cell>
          <table:table-cell office:value-type="string">
            <text:p>0.0161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9zk7l7k5ctx328la6o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89946</text:p>
          </table:table-cell>
          <table:table-cell office:value-type="string">
            <text:p>0.0265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ex6a124e8g484xi1t1g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7632</text:p>
          </table:table-cell>
          <table:table-cell office:value-type="string">
            <text:p>0.9219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pjjg4sw1hcw2hrmq8g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7784</text:p>
          </table:table-cell>
          <table:table-cell office:value-type="string">
            <text:p>0.9235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2pwxga8d83969p4k87u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9008</text:p>
          </table:table-cell>
          <table:table-cell office:value-type="string">
            <text:p>0.92239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eng4mvt3gstseu8ayr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549612</text:p>
          </table:table-cell>
          <table:table-cell office:value-type="string">
            <text:p>0.9149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go70wr619cl3q51vgn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555716</text:p>
          </table:table-cell>
          <table:table-cell office:value-type="string">
            <text:p>0.9297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d6k77mriiv8n4rutuuw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71225</text:p>
          </table:table-cell>
          <table:table-cell office:value-type="string">
            <text:p>0.9162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8udyzjquv6so0il4joe.html</text:p>
          </table:table-cell>
          <table:table-cell office:value-type="string">
            <text:p>good</text:p>
          </table:table-cell>
          <table:table-cell office:value-type="float" office:value="53">
            <text:p>53</text:p>
          </table:table-cell>
          <table:table-cell office:value-type="string">
            <text:p>0.128351</text:p>
          </table:table-cell>
          <table:table-cell office:value-type="string">
            <text:p>0.9319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9slj89d92bj43xnrqeo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7531</text:p>
          </table:table-cell>
          <table:table-cell office:value-type="string">
            <text:p>0.9665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h5yn177ln7lwgmthdwp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7071</text:p>
          </table:table-cell>
          <table:table-cell office:value-type="string">
            <text:p>1.011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3ev92k4zzi3tnt8357n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5926</text:p>
          </table:table-cell>
          <table:table-cell office:value-type="string">
            <text:p>0.9443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oykuniz5aelf8r90vr3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6568</text:p>
          </table:table-cell>
          <table:table-cell office:value-type="string">
            <text:p>0.9938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nk046lx4ikybvdcliao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8911</text:p>
          </table:table-cell>
          <table:table-cell office:value-type="string">
            <text:p>0.9613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ka3kn1mq57ieqdna0ts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45993</text:p>
          </table:table-cell>
          <table:table-cell office:value-type="string">
            <text:p>0.03036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5wpdlv1sn2qf1nnehrj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1689</text:p>
          </table:table-cell>
          <table:table-cell office:value-type="string">
            <text:p>0.992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p2mt6mia51b53hptdkt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1682</text:p>
          </table:table-cell>
          <table:table-cell office:value-type="string">
            <text:p>0.9920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8peacptrenktnf5lnq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20527</text:p>
          </table:table-cell>
          <table:table-cell office:value-type="string">
            <text:p>0.02614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48y7yuc2r3ggi5wxvuc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29734</text:p>
          </table:table-cell>
          <table:table-cell office:value-type="string">
            <text:p>1.007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mjj94s6tv3fiyfgfet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42285</text:p>
          </table:table-cell>
          <table:table-cell office:value-type="string">
            <text:p>0.02128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auxde854gkhw7ycs5z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36289</text:p>
          </table:table-cell>
          <table:table-cell office:value-type="string">
            <text:p>0.008907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j4at3sqq3ic1oyekhzt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4397</text:p>
          </table:table-cell>
          <table:table-cell office:value-type="string">
            <text:p>0.9173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699bptxycm4hctws4j0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5191</text:p>
          </table:table-cell>
          <table:table-cell office:value-type="string">
            <text:p>0.02026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f3ux7j1uhhqnltoc3jp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54476</text:p>
          </table:table-cell>
          <table:table-cell office:value-type="string">
            <text:p>0.0211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qcbe5svjaslb3yxrvu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558033</text:p>
          </table:table-cell>
          <table:table-cell office:value-type="string">
            <text:p>0.9329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cifv35l2icoaolzveo6.html</text:p>
          </table:table-cell>
          <table:table-cell office:value-type="string">
            <text:p>good</text:p>
          </table:table-cell>
          <table:table-cell office:value-type="float" office:value="43">
            <text:p>43</text:p>
          </table:table-cell>
          <table:table-cell office:value-type="string">
            <text:p>0.092763</text:p>
          </table:table-cell>
          <table:table-cell office:value-type="string">
            <text:p>0.9210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e362qgk2u1fvyksfnm5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327363</text:p>
          </table:table-cell>
          <table:table-cell office:value-type="string">
            <text:p>1.956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15eppgda66resy81hz8.html</text:p>
          </table:table-cell>
          <table:table-cell office:value-type="string">
            <text:p>good</text:p>
          </table:table-cell>
          <table:table-cell office:value-type="float" office:value="19">
            <text:p>19</text:p>
          </table:table-cell>
          <table:table-cell office:value-type="string">
            <text:p>0.109071</text:p>
          </table:table-cell>
          <table:table-cell office:value-type="string">
            <text:p>0.9588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cmji1oyohkoigtlh9qn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250449</text:p>
          </table:table-cell>
          <table:table-cell office:value-type="string">
            <text:p>2.955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dtynj9k56yrg01heimm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33229</text:p>
          </table:table-cell>
          <table:table-cell office:value-type="string">
            <text:p>2.944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o7t7ggv81datehei81i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491263</text:p>
          </table:table-cell>
          <table:table-cell office:value-type="string">
            <text:p>2.941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meb584we2ftx4mcrx3h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33376</text:p>
          </table:table-cell>
          <table:table-cell office:value-type="string">
            <text:p>1.984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387wepepf5y7v3xlsaw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336473</text:p>
          </table:table-cell>
          <table:table-cell office:value-type="string">
            <text:p>1.9685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4x0svwarl3gr1pyau1e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270672</text:p>
          </table:table-cell>
          <table:table-cell office:value-type="string">
            <text:p>2.016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9k4qd0a2p35z6wqzggg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99685</text:p>
          </table:table-cell>
          <table:table-cell office:value-type="string">
            <text:p>0.9664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3g291dwmwj8to1o4m8r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3376</text:p>
          </table:table-cell>
          <table:table-cell office:value-type="string">
            <text:p>2.025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yhwou19qawz9bmwat5d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395731</text:p>
          </table:table-cell>
          <table:table-cell office:value-type="string">
            <text:p>2.035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zz2kzatynragppw980a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334445</text:p>
          </table:table-cell>
          <table:table-cell office:value-type="string">
            <text:p>2.023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kzymg2rlf6b6z6ld5o4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271054</text:p>
          </table:table-cell>
          <table:table-cell office:value-type="string">
            <text:p>2.023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n72h860q72thqajpo08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9574</text:p>
          </table:table-cell>
          <table:table-cell office:value-type="string">
            <text:p>0.9258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hb1eyilvm7z1t6z8ydo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682182</text:p>
          </table:table-cell>
          <table:table-cell office:value-type="string">
            <text:p>2.002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75mqi1g677pqzqdo5sm.html</text:p>
          </table:table-cell>
          <table:table-cell office:value-type="string">
            <text:p>good</text:p>
          </table:table-cell>
          <table:table-cell office:value-type="float" office:value="30">
            <text:p>30</text:p>
          </table:table-cell>
          <table:table-cell office:value-type="string">
            <text:p>0.258422</text:p>
          </table:table-cell>
          <table:table-cell office:value-type="string">
            <text:p>1.950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jzrhd63c6gvqb4ie485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54601</text:p>
          </table:table-cell>
          <table:table-cell office:value-type="string">
            <text:p>1.943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fwu8opt9z9dc557yo0l.html</text:p>
          </table:table-cell>
          <table:table-cell office:value-type="string">
            <text:p>good</text:p>
          </table:table-cell>
          <table:table-cell office:value-type="float" office:value="19">
            <text:p>19</text:p>
          </table:table-cell>
          <table:table-cell office:value-type="string">
            <text:p>0.10362</text:p>
          </table:table-cell>
          <table:table-cell office:value-type="string">
            <text:p>0.9095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m9pb4h4un8e4y70zhdz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783062</text:p>
          </table:table-cell>
          <table:table-cell office:value-type="string">
            <text:p>0.01234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1markq8etbjfjbpwz86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97361</text:p>
          </table:table-cell>
          <table:table-cell office:value-type="string">
            <text:p>2.011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4h68t99ac5pfv061rg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95131</text:p>
          </table:table-cell>
          <table:table-cell office:value-type="string">
            <text:p>2.007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ojkg16eil092ddu736o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95417</text:p>
          </table:table-cell>
          <table:table-cell office:value-type="string">
            <text:p>2.012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3udini1e45gv917n5ty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68677</text:p>
          </table:table-cell>
          <table:table-cell office:value-type="string">
            <text:p>1.044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5wzncgg6x9rl2j0slzi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334378</text:p>
          </table:table-cell>
          <table:table-cell office:value-type="string">
            <text:p>1.993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lbf43zu4rarveafcdm7.html</text:p>
          </table:table-cell>
          <table:table-cell office:value-type="string">
            <text:p>good</text:p>
          </table:table-cell>
          <table:table-cell office:value-type="float" office:value="45">
            <text:p>45</text:p>
          </table:table-cell>
          <table:table-cell office:value-type="string">
            <text:p>0.136677</text:p>
          </table:table-cell>
          <table:table-cell office:value-type="string">
            <text:p>1.993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zbpxyfff4ur0sx3ct71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173671</text:p>
          </table:table-cell>
          <table:table-cell office:value-type="string">
            <text:p>1.966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i1od0ak49aovh6ijiay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261086</text:p>
          </table:table-cell>
          <table:table-cell office:value-type="string">
            <text:p>2.02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5j55tj2euchyhww6sm6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263998</text:p>
          </table:table-cell>
          <table:table-cell office:value-type="string">
            <text:p>2.02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l6ydu0rp74132on1d71.html</text:p>
          </table:table-cell>
          <table:table-cell office:value-type="string">
            <text:p>good</text:p>
          </table:table-cell>
          <table:table-cell office:value-type="float" office:value="36">
            <text:p>36</text:p>
          </table:table-cell>
          <table:table-cell office:value-type="string">
            <text:p>0.169113</text:p>
          </table:table-cell>
          <table:table-cell office:value-type="string">
            <text:p>2.015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4bbag8se6m1rs8it2j7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26123</text:p>
          </table:table-cell>
          <table:table-cell office:value-type="string">
            <text:p>0.0254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97gv27txlopzrmggluf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340356</text:p>
          </table:table-cell>
          <table:table-cell office:value-type="string">
            <text:p>2.031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980pttr1mrmvbutnz46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334173</text:p>
          </table:table-cell>
          <table:table-cell office:value-type="string">
            <text:p>1.977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a7cwp7s2210vsevm4fo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189281</text:p>
          </table:table-cell>
          <table:table-cell office:value-type="string">
            <text:p>0.9117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pwffaezxi7nikabg7j8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28576</text:p>
          </table:table-cell>
          <table:table-cell office:value-type="string">
            <text:p>0.01400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1xfggbuinakcq6ezfe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95379</text:p>
          </table:table-cell>
          <table:table-cell office:value-type="string">
            <text:p>1.944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dqikorn3er6ksz2jibj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589722</text:p>
          </table:table-cell>
          <table:table-cell office:value-type="string">
            <text:p>1.96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wji0dfyzi17ksnyi4nx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31541</text:p>
          </table:table-cell>
          <table:table-cell office:value-type="string">
            <text:p>0.02029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m41g64rgnvp0sh4x57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403983</text:p>
          </table:table-cell>
          <table:table-cell office:value-type="string">
            <text:p>1.97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nfxjtxp86tjrh896ofr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16627</text:p>
          </table:table-cell>
          <table:table-cell office:value-type="string">
            <text:p>1.054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ioyxkm5ucogden7pov5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12378</text:p>
          </table:table-cell>
          <table:table-cell office:value-type="string">
            <text:p>1.032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txuv566p98qlharp3e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2233</text:p>
          </table:table-cell>
          <table:table-cell office:value-type="string">
            <text:p>1.002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7fb5ajbkizdjr2zxc0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474681</text:p>
          </table:table-cell>
          <table:table-cell office:value-type="string">
            <text:p>1.002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p1u44cv4kuiye642i58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478137</text:p>
          </table:table-cell>
          <table:table-cell office:value-type="string">
            <text:p>0.9812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430p1h9ct3qi0p99cdk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4517</text:p>
          </table:table-cell>
          <table:table-cell office:value-type="string">
            <text:p>0.9347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xs6ron8nl4fyg40h97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644319</text:p>
          </table:table-cell>
          <table:table-cell office:value-type="string">
            <text:p>1.019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684b6x2jgtmyjp0l39i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479699</text:p>
          </table:table-cell>
          <table:table-cell office:value-type="string">
            <text:p>0.9823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9rz6kzez42mshpbmys4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0076</text:p>
          </table:table-cell>
          <table:table-cell office:value-type="string">
            <text:p>0.9799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uw80bffcjx0u2l6home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008</text:p>
          </table:table-cell>
          <table:table-cell office:value-type="string">
            <text:p>0.9233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km7svdhpdgsjk2wkr8e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22945</text:p>
          </table:table-cell>
          <table:table-cell office:value-type="string">
            <text:p>0.9814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pnw8dzeigzf987bfnh3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139486</text:p>
          </table:table-cell>
          <table:table-cell office:value-type="string">
            <text:p>0.051505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2pt5g7kncbtyia1w6ef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14491</text:p>
          </table:table-cell>
          <table:table-cell office:value-type="string">
            <text:p>0.0611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esb9f5ugto7ybzthgak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92456</text:p>
          </table:table-cell>
          <table:table-cell office:value-type="string">
            <text:p>0.9686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2433zuc5b8w6g5el83.html</text:p>
          </table:table-cell>
          <table:table-cell office:value-type="string">
            <text:p>good</text:p>
          </table:table-cell>
          <table:table-cell office:value-type="float" office:value="28">
            <text:p>28</text:p>
          </table:table-cell>
          <table:table-cell office:value-type="string">
            <text:p>0.203271</text:p>
          </table:table-cell>
          <table:table-cell office:value-type="string">
            <text:p>0.94385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nguzbjhfg7lek54sbg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54039</text:p>
          </table:table-cell>
          <table:table-cell office:value-type="string">
            <text:p>0.9408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jxxg19n8pky5b7wyxaq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115857</text:p>
          </table:table-cell>
          <table:table-cell office:value-type="string">
            <text:p>0.03842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z0bofx75nuxnm89nqnz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8022</text:p>
          </table:table-cell>
          <table:table-cell office:value-type="string">
            <text:p>0.9668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eps0w0gggea8taoqi98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5728</text:p>
          </table:table-cell>
          <table:table-cell office:value-type="string">
            <text:p>0.9290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z5qmm051kknwjii67cs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41818</text:p>
          </table:table-cell>
          <table:table-cell office:value-type="string">
            <text:p>0.9559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vrvatmrmbd81fv2zejz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95754</text:p>
          </table:table-cell>
          <table:table-cell office:value-type="string">
            <text:p>0.04931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rgyzt7dzgz20fzapsgg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46098</text:p>
          </table:table-cell>
          <table:table-cell office:value-type="string">
            <text:p>0.9801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czmmmjw86egbyx5wkdj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44315</text:p>
          </table:table-cell>
          <table:table-cell office:value-type="string">
            <text:p>1.017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h1u5fgy9cr1632gizd6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6432</text:p>
          </table:table-cell>
          <table:table-cell office:value-type="string">
            <text:p>0.9127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zv3mf8q9w3cxu6amr8a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238193</text:p>
          </table:table-cell>
          <table:table-cell office:value-type="string">
            <text:p>0.9883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e039682b4a30zyhuxt4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1871</text:p>
          </table:table-cell>
          <table:table-cell office:value-type="string">
            <text:p>0.9091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aybqll8s4nqnefyp84m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895387</text:p>
          </table:table-cell>
          <table:table-cell office:value-type="string">
            <text:p>0.9061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x66d3imxmr7h5ecwxcw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0887387</text:p>
          </table:table-cell>
          <table:table-cell office:value-type="string">
            <text:p>0.9329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lllodlgvswyrph4dt8z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29</text:p>
          </table:table-cell>
          <table:table-cell office:value-type="string">
            <text:p>0.9455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mksc72zaa0hbsu0dtbr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4655</text:p>
          </table:table-cell>
          <table:table-cell office:value-type="string">
            <text:p>0.9269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r3zv9lb3aver1lkywj9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9284</text:p>
          </table:table-cell>
          <table:table-cell office:value-type="string">
            <text:p>0.9875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5nu5tietlmvofuheq09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319941</text:p>
          </table:table-cell>
          <table:table-cell office:value-type="string">
            <text:p>0.9642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ev6e39owf4f5s4kb5b8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6392</text:p>
          </table:table-cell>
          <table:table-cell office:value-type="string">
            <text:p>0.9495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cgpubhd75owqs4bybbs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320828</text:p>
          </table:table-cell>
          <table:table-cell office:value-type="string">
            <text:p>0.963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z4ruxk4i61t9wnwfpyu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320484</text:p>
          </table:table-cell>
          <table:table-cell office:value-type="string">
            <text:p>0.9666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6du688nyg6g4h6hzv0i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5256</text:p>
          </table:table-cell>
          <table:table-cell office:value-type="string">
            <text:p>0.9083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ny2qruk8c5p0n2brzf2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20231</text:p>
          </table:table-cell>
          <table:table-cell office:value-type="string">
            <text:p>0.9044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9o10ug3dfwpb16z1cxc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9375</text:p>
          </table:table-cell>
          <table:table-cell office:value-type="string">
            <text:p>0.9072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peg134dhhsifxpyyu2y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23331</text:p>
          </table:table-cell>
          <table:table-cell office:value-type="string">
            <text:p>0.9082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73sayy4h0h599z0d5of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26713</text:p>
          </table:table-cell>
          <table:table-cell office:value-type="string">
            <text:p>0.9602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x9wzpoj5x36c8o4qf2b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331201</text:p>
          </table:table-cell>
          <table:table-cell office:value-type="string">
            <text:p>1.939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oy519tntum41hsjzpbo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17128</text:p>
          </table:table-cell>
          <table:table-cell office:value-type="string">
            <text:p>0.9682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iqjqig2myxjd0rp4jpe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673771</text:p>
          </table:table-cell>
          <table:table-cell office:value-type="string">
            <text:p>0.9069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7tjtbnjwnru8ige4qpk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72173</text:p>
          </table:table-cell>
          <table:table-cell office:value-type="string">
            <text:p>0.977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7p5cutslu8t89pad9wn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67073</text:p>
          </table:table-cell>
          <table:table-cell office:value-type="string">
            <text:p>0.9039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sh1cg6c6stdx10f6lxl.html</text:p>
          </table:table-cell>
          <table:table-cell office:value-type="string">
            <text:p>good</text:p>
          </table:table-cell>
          <table:table-cell office:value-type="float" office:value="19">
            <text:p>19</text:p>
          </table:table-cell>
          <table:table-cell office:value-type="string">
            <text:p>0.104393</text:p>
          </table:table-cell>
          <table:table-cell office:value-type="string">
            <text:p>0.9390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10wdqtzbnjt15fm5pdk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15574</text:p>
          </table:table-cell>
          <table:table-cell office:value-type="string">
            <text:p>0.9308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gfo7a25pajf16apolgw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72224</text:p>
          </table:table-cell>
          <table:table-cell office:value-type="string">
            <text:p>0.9785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y8iq5a0kwjdn36gkkz6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796106</text:p>
          </table:table-cell>
          <table:table-cell office:value-type="string">
            <text:p>0.01869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34nn3jhjodgjqdz8dbs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59246</text:p>
          </table:table-cell>
          <table:table-cell office:value-type="string">
            <text:p>0.06143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gtxj981qxi4mgop453f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0537781</text:p>
          </table:table-cell>
          <table:table-cell office:value-type="string">
            <text:p>0.9971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yetxnvcvjid1wntd32p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2694</text:p>
          </table:table-cell>
          <table:table-cell office:value-type="string">
            <text:p>0.9308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6jsa18fy3g83oqk2cis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88508</text:p>
          </table:table-cell>
          <table:table-cell office:value-type="string">
            <text:p>0.9247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krscvfe3ffv3yjooqh7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591</text:p>
          </table:table-cell>
          <table:table-cell office:value-type="string">
            <text:p>0.9611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wkeejh8gt4gepwscmzq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97627</text:p>
          </table:table-cell>
          <table:table-cell office:value-type="string">
            <text:p>0.9106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qdyj4foom84h3a4834z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00178</text:p>
          </table:table-cell>
          <table:table-cell office:value-type="string">
            <text:p>1.012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1funlewlg00dvv9oem0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3453</text:p>
          </table:table-cell>
          <table:table-cell office:value-type="string">
            <text:p>0.93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os0jtb41mby6t5dz2v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1323</text:p>
          </table:table-cell>
          <table:table-cell office:value-type="string">
            <text:p>0.9184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lkjo29d485zadpor11g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146668</text:p>
          </table:table-cell>
          <table:table-cell office:value-type="string">
            <text:p>0.9444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lb80ftaeblf2vk8oszc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0730095</text:p>
          </table:table-cell>
          <table:table-cell office:value-type="string">
            <text:p>0.9127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jlsv5gfgstzv738o1j1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0086228</text:p>
          </table:table-cell>
          <table:table-cell office:value-type="string">
            <text:p>0.04096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3mvhona0385y1aq9uk1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00578659</text:p>
          </table:table-cell>
          <table:table-cell office:value-type="string">
            <text:p>0.01049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7rx0w3hd33zh66r0nu3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884241</text:p>
          </table:table-cell>
          <table:table-cell office:value-type="string">
            <text:p>0.02868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ppwj2f9zlv5wpf8o4xo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01388</text:p>
          </table:table-cell>
          <table:table-cell office:value-type="string">
            <text:p>0.02099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xt1nldlpkv55oawu9v9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02571</text:p>
          </table:table-cell>
          <table:table-cell office:value-type="string">
            <text:p>0.02013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xllesldfp7qnv2p5jmb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52793</text:p>
          </table:table-cell>
          <table:table-cell office:value-type="string">
            <text:p>1.053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v6c221p4uzscfgcqbjx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53956</text:p>
          </table:table-cell>
          <table:table-cell office:value-type="string">
            <text:p>1.04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i6mj557r8d3e7om0gh8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59292</text:p>
          </table:table-cell>
          <table:table-cell office:value-type="string">
            <text:p>1.994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hu3jrzpqnuxmpackf99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2234</text:p>
          </table:table-cell>
          <table:table-cell office:value-type="string">
            <text:p>1.002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8eie6s5fvo0vk04f70l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083578</text:p>
          </table:table-cell>
          <table:table-cell office:value-type="string">
            <text:p>0.9070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4srelzlcu0g8btkk2zx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942634</text:p>
          </table:table-cell>
          <table:table-cell office:value-type="string">
            <text:p>0.01791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5xdbdby6ccwvf15krqr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7368</text:p>
          </table:table-cell>
          <table:table-cell office:value-type="string">
            <text:p>1.002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zo1vupdozaqs0q87yt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54458</text:p>
          </table:table-cell>
          <table:table-cell office:value-type="string">
            <text:p>1.032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9ec9y8tihrl5w0tato7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3818</text:p>
          </table:table-cell>
          <table:table-cell office:value-type="string">
            <text:p>0.9219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tw60b58o8ryxw1dczuo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62235</text:p>
          </table:table-cell>
          <table:table-cell office:value-type="string">
            <text:p>1.976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3nhi1gbespzes6ywfk4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396755</text:p>
          </table:table-cell>
          <table:table-cell office:value-type="string">
            <text:p>2.979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2jew8za32dq6gg28sh7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0256</text:p>
          </table:table-cell>
          <table:table-cell office:value-type="string">
            <text:p>0.9278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22xs0t1otqvf9qwqlo4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6238</text:p>
          </table:table-cell>
          <table:table-cell office:value-type="string">
            <text:p>0.9540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nez1e0pcrjcpryp0eyg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7783</text:p>
          </table:table-cell>
          <table:table-cell office:value-type="string">
            <text:p>0.9475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13ntpfpobcao6uf08k2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29392</text:p>
          </table:table-cell>
          <table:table-cell office:value-type="string">
            <text:p>0.04828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6piab1wz9ct117cs6pf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8732</text:p>
          </table:table-cell>
          <table:table-cell office:value-type="string">
            <text:p>0.9822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9xu1yj84dio7f0viwhx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0593</text:p>
          </table:table-cell>
          <table:table-cell office:value-type="string">
            <text:p>1.033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lgtkr3fsfkt0rw0m7b5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3845</text:p>
          </table:table-cell>
          <table:table-cell office:value-type="string">
            <text:p>0.915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491ui3wtinvdbmbi17w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395245</text:p>
          </table:table-cell>
          <table:table-cell office:value-type="string">
            <text:p>2.029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7a068xatb4752gzav8c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9997</text:p>
          </table:table-cell>
          <table:table-cell office:value-type="string">
            <text:p>1.002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23yscm4w5e2ryvvhv3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746489</text:p>
          </table:table-cell>
          <table:table-cell office:value-type="string">
            <text:p>2.952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y628pyz4582hqg5n68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66718</text:p>
          </table:table-cell>
          <table:table-cell office:value-type="string">
            <text:p>1.038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klo649ajr2yb6tx5qo2.html</text:p>
          </table:table-cell>
          <table:table-cell office:value-type="string">
            <text:p>good</text:p>
          </table:table-cell>
          <table:table-cell office:value-type="float" office:value="22">
            <text:p>22</text:p>
          </table:table-cell>
          <table:table-cell office:value-type="string">
            <text:p>0.0559553</text:p>
          </table:table-cell>
          <table:table-cell office:value-type="string">
            <text:p>0.9325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sroa2mzvk6kukwzvds6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23959</text:p>
          </table:table-cell>
          <table:table-cell office:value-type="string">
            <text:p>0.06665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nt161fu4gjztbgou7zd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8895</text:p>
          </table:table-cell>
          <table:table-cell office:value-type="string">
            <text:p>0.9920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wy25amrtd6ve517adjy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5033</text:p>
          </table:table-cell>
          <table:table-cell office:value-type="string">
            <text:p>0.9931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fm6xo7ykgiylej6cat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9512</text:p>
          </table:table-cell>
          <table:table-cell office:value-type="string">
            <text:p>0.929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5b6v7k1af8mriwy56sy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9874</text:p>
          </table:table-cell>
          <table:table-cell office:value-type="string">
            <text:p>0.9124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zhnvipohp3ff3aesca4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6589</text:p>
          </table:table-cell>
          <table:table-cell office:value-type="string">
            <text:p>0.9308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do6cb76ijakuashcp8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2233</text:p>
          </table:table-cell>
          <table:table-cell office:value-type="string">
            <text:p>0.9064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q2pz3i3jgnfzr85p4qy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88178</text:p>
          </table:table-cell>
          <table:table-cell office:value-type="string">
            <text:p>1.013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549vejtszqu5eh412j2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51207</text:p>
          </table:table-cell>
          <table:table-cell office:value-type="string">
            <text:p>0.02639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fajt3fk2uciy7dngme1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3512</text:p>
          </table:table-cell>
          <table:table-cell office:value-type="string">
            <text:p>0.9185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5zcuz49h49h36f46awl.html</text:p>
          </table:table-cell>
          <table:table-cell office:value-type="string">
            <text:p>good</text:p>
          </table:table-cell>
          <table:table-cell office:value-type="float" office:value="16">
            <text:p>16</text:p>
          </table:table-cell>
          <table:table-cell office:value-type="string">
            <text:p>0.183976</text:p>
          </table:table-cell>
          <table:table-cell office:value-type="string">
            <text:p>1.016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c1tb87ad7wklz7g46yg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4455</text:p>
          </table:table-cell>
          <table:table-cell office:value-type="string">
            <text:p>0.06009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laceboh8y4wbpo2ixuz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6345</text:p>
          </table:table-cell>
          <table:table-cell office:value-type="string">
            <text:p>0.9756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y2s9pjkhag19gi88qed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8352</text:p>
          </table:table-cell>
          <table:table-cell office:value-type="string">
            <text:p>0.9718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l4sp527jrfygvz1sexw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375177</text:p>
          </table:table-cell>
          <table:table-cell office:value-type="string">
            <text:p>0.9082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j7v4u0yvtzizbbj69bs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00125</text:p>
          </table:table-cell>
          <table:table-cell office:value-type="string">
            <text:p>1.034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040atzuwckzxhvyhp24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212244</text:p>
          </table:table-cell>
          <table:table-cell office:value-type="string">
            <text:p>0.9718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nmbuu99xa4pi8xtib4g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82499</text:p>
          </table:table-cell>
          <table:table-cell office:value-type="string">
            <text:p>0.9639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nfk9gxt8ncx574phokg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421483</text:p>
          </table:table-cell>
          <table:table-cell office:value-type="string">
            <text:p>2.027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6kud4dm9t7gtnd4q9x2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409001</text:p>
          </table:table-cell>
          <table:table-cell office:value-type="string">
            <text:p>0.9718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164ybmdt2x1e346jbvu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412029</text:p>
          </table:table-cell>
          <table:table-cell office:value-type="string">
            <text:p>0.9845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7ezm1g3w3xyu5lvaxsb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15024</text:p>
          </table:table-cell>
          <table:table-cell office:value-type="string">
            <text:p>0.969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ce33gdrj9543oxofjqa.html</text:p>
          </table:table-cell>
          <table:table-cell office:value-type="string">
            <text:p>broken</text:p>
          </table:table-cell>
          <table:table-cell office:value-type="float" office:value="14">
            <text:p>14</text:p>
          </table:table-cell>
          <table:table-cell office:value-type="string">
            <text:p>0.0216656</text:p>
          </table:table-cell>
          <table:table-cell office:value-type="string">
            <text:p>0.06162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tsfq6x2boz5gcagpm91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395849</text:p>
          </table:table-cell>
          <table:table-cell office:value-type="string">
            <text:p>1.954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tyos0ukywuzibtfjhie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908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sxiwf1ej7vu0thaacq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4593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yrpl5xce1pj6000wub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6185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gkxzbw3mbcqkylqwe7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308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3nllu71iwx3xa2h91mc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00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m3dojiatud6vmr27rj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16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vqwdbcppysluvxi9s1u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7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zwuevedytcl1cux8sx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822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6kj4qr8fn07vaam4jkv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6977</text:p>
          </table:table-cell>
          <table:table-cell office:value-type="string">
            <text:p>0.9246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p60uv7hcp40rgza6wg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5123</text:p>
          </table:table-cell>
          <table:table-cell office:value-type="string">
            <text:p>0.9200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zbdd3tdl7fbmsnf2owb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224864</text:p>
          </table:table-cell>
          <table:table-cell office:value-type="string">
            <text:p>0.06097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uiwocv00nh71c7xdikc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7789</text:p>
          </table:table-cell>
          <table:table-cell office:value-type="string">
            <text:p>0.9071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sgr0o68n99xuw6w0n3o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6194</text:p>
          </table:table-cell>
          <table:table-cell office:value-type="string">
            <text:p>0.90713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24yo0rvejnrah4kl85l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929</text:p>
          </table:table-cell>
          <table:table-cell office:value-type="string">
            <text:p>0.9130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9aj3gifjnd280s30wdb.html</text:p>
          </table:table-cell>
          <table:table-cell office:value-type="string">
            <text:p>good</text:p>
          </table:table-cell>
          <table:table-cell office:value-type="float" office:value="8">
            <text:p>8</text:p>
          </table:table-cell>
          <table:table-cell office:value-type="string">
            <text:p>0.239194</text:p>
          </table:table-cell>
          <table:table-cell office:value-type="string">
            <text:p>0.9305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mq6cx15thjjsgk49be7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159585</text:p>
          </table:table-cell>
          <table:table-cell office:value-type="string">
            <text:p>0.9356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k7d9yaiw872d0o24j5c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1549</text:p>
          </table:table-cell>
          <table:table-cell office:value-type="string">
            <text:p>0.9055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pn5bkxysk95xmni2a1w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2276</text:p>
          </table:table-cell>
          <table:table-cell office:value-type="string">
            <text:p>0.9042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7rd5rkrykgl21w85wep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9975</text:p>
          </table:table-cell>
          <table:table-cell office:value-type="string">
            <text:p>0.9074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d308vcnjn7rbqs668d9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23856</text:p>
          </table:table-cell>
          <table:table-cell office:value-type="string">
            <text:p>0.03106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47jsxj6y814mu9qdp4t.html</text:p>
          </table:table-cell>
          <table:table-cell office:value-type="string">
            <text:p>good</text:p>
          </table:table-cell>
          <table:table-cell office:value-type="float" office:value="36">
            <text:p>36</text:p>
          </table:table-cell>
          <table:table-cell office:value-type="string">
            <text:p>0.0582842</text:p>
          </table:table-cell>
          <table:table-cell office:value-type="string">
            <text:p>0.9242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gwt6anvjmq8lcmgakt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72762</text:p>
          </table:table-cell>
          <table:table-cell office:value-type="string">
            <text:p>0.9404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rkw35g3nmmv84mzyi8o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0186</text:p>
          </table:table-cell>
          <table:table-cell office:value-type="string">
            <text:p>0.9325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h0vtmj9avgo6yeyr8xo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6719</text:p>
          </table:table-cell>
          <table:table-cell office:value-type="string">
            <text:p>0.03160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s3ro289nhcy8wywfjju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5162</text:p>
          </table:table-cell>
          <table:table-cell office:value-type="string">
            <text:p>0.9416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jsh7bztnk5cu4gclaol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32995</text:p>
          </table:table-cell>
          <table:table-cell office:value-type="string">
            <text:p>0.008810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7m1d02853x0l4c19s4v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13645</text:p>
          </table:table-cell>
          <table:table-cell office:value-type="string">
            <text:p>0.01349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s9fbcjn56lx29h8mp51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00427149</text:p>
          </table:table-cell>
          <table:table-cell office:value-type="string">
            <text:p>0.005632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4uz085tdinyhzneocwj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0598</text:p>
          </table:table-cell>
          <table:table-cell office:value-type="string">
            <text:p>0.00775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1wlypzyqla4vjn7l4a7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3059</text:p>
          </table:table-cell>
          <table:table-cell office:value-type="string">
            <text:p>0.9069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f3zv3qpvybklp4my9d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59433</text:p>
          </table:table-cell>
          <table:table-cell office:value-type="string">
            <text:p>0.05096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2c23ge1ejt3v055cdzo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84788</text:p>
          </table:table-cell>
          <table:table-cell office:value-type="string">
            <text:p>0.0187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e496z3d87oqp548hrbe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102457</text:p>
          </table:table-cell>
          <table:table-cell office:value-type="string">
            <text:p>0.02947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1qx25vspio8joru7i6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31435</text:p>
          </table:table-cell>
          <table:table-cell office:value-type="string">
            <text:p>0.9196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i2zknouvtdtq7zbb0t2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896408</text:p>
          </table:table-cell>
          <table:table-cell office:value-type="string">
            <text:p>0.9122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0ka4ca1zl4ao1z9aukw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2815</text:p>
          </table:table-cell>
          <table:table-cell office:value-type="string">
            <text:p>0.9121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mvfggbdaegpygucxifs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53766</text:p>
          </table:table-cell>
          <table:table-cell office:value-type="string">
            <text:p>0.9642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g5xcfpvi8v3xcy8tsyl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55854</text:p>
          </table:table-cell>
          <table:table-cell office:value-type="string">
            <text:p>0.9142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bdqgtj8o3lm3oqpafwv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33971</text:p>
          </table:table-cell>
          <table:table-cell office:value-type="string">
            <text:p>0.9364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e0fq6yanjq1r1zx8d6a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984</text:p>
          </table:table-cell>
          <table:table-cell office:value-type="string">
            <text:p>0.9924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s1448bjblellnqrm576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8555</text:p>
          </table:table-cell>
          <table:table-cell office:value-type="string">
            <text:p>0.9074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6zlk7s38q9pso0ok8hj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7653</text:p>
          </table:table-cell>
          <table:table-cell office:value-type="string">
            <text:p>0.9076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jk0wxhvo1nedzwazetm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9255</text:p>
          </table:table-cell>
          <table:table-cell office:value-type="string">
            <text:p>0.9307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serawg8c6s7ni9332uz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7713</text:p>
          </table:table-cell>
          <table:table-cell office:value-type="string">
            <text:p>0.9195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y0ykz7rurgcb305cvqc.html</text:p>
          </table:table-cell>
          <table:table-cell office:value-type="string">
            <text:p>good</text:p>
          </table:table-cell>
          <table:table-cell office:value-type="float" office:value="9">
            <text:p>9</text:p>
          </table:table-cell>
          <table:table-cell office:value-type="string">
            <text:p>0.218539</text:p>
          </table:table-cell>
          <table:table-cell office:value-type="string">
            <text:p>1.022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uwgfuzvlcvi2oeloisg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6023</text:p>
          </table:table-cell>
          <table:table-cell office:value-type="string">
            <text:p>0.9061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4h6wc7anwohxcmb0o3x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77771</text:p>
          </table:table-cell>
          <table:table-cell office:value-type="string">
            <text:p>1.001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glkfq0lbzuo1vfkqq7u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6797</text:p>
          </table:table-cell>
          <table:table-cell office:value-type="string">
            <text:p>0.9778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3j756e3ew5pak7kjq3l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906773</text:p>
          </table:table-cell>
          <table:table-cell office:value-type="string">
            <text:p>0.02436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ju0i82q10fk66sywg0w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627257</text:p>
          </table:table-cell>
          <table:table-cell office:value-type="string">
            <text:p>0.01689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1qsppgy2iif65ipxjas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2682</text:p>
          </table:table-cell>
          <table:table-cell office:value-type="string">
            <text:p>0.01999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1yq9hh0902jbk5opgiku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900513</text:p>
          </table:table-cell>
          <table:table-cell office:value-type="string">
            <text:p>0.02491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3wpfmncgql48k0ea7d4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773693</text:p>
          </table:table-cell>
          <table:table-cell office:value-type="string">
            <text:p>0.02464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hkzw0kdfubsw00clc62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0945322</text:p>
          </table:table-cell>
          <table:table-cell office:value-type="string">
            <text:p>0.02488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akxz8n4786a8mrlgt6r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0101818</text:p>
          </table:table-cell>
          <table:table-cell office:value-type="string">
            <text:p>0.02597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4ji4pr35n46n9l8zouf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0122898</text:p>
          </table:table-cell>
          <table:table-cell office:value-type="string">
            <text:p>0.0698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gdgi717qx9o2it2c3ly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0944202</text:p>
          </table:table-cell>
          <table:table-cell office:value-type="string">
            <text:p>0.9141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nfqn9d4ohij748gnfq0.html</text:p>
          </table:table-cell>
          <table:table-cell office:value-type="string">
            <text:p>broken</text:p>
          </table:table-cell>
          <table:table-cell office:value-type="float" office:value="12">
            <text:p>12</text:p>
          </table:table-cell>
          <table:table-cell office:value-type="string">
            <text:p>0.235327</text:p>
          </table:table-cell>
          <table:table-cell office:value-type="string">
            <text:p>0.9315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w97r34k4rtpgr425e2c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75437</text:p>
          </table:table-cell>
          <table:table-cell office:value-type="string">
            <text:p>1.076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zfhc4fjoucmapl5aya4.html</text:p>
          </table:table-cell>
          <table:table-cell office:value-type="string">
            <text:p>good</text:p>
          </table:table-cell>
          <table:table-cell office:value-type="float" office:value="22">
            <text:p>22</text:p>
          </table:table-cell>
          <table:table-cell office:value-type="string">
            <text:p>0.136306</text:p>
          </table:table-cell>
          <table:table-cell office:value-type="string">
            <text:p>1.03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96zfsdw5zfez4pfejnw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59541</text:p>
          </table:table-cell>
          <table:table-cell office:value-type="string">
            <text:p>0.9073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wy41q6om15e50dojsw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2875</text:p>
          </table:table-cell>
          <table:table-cell office:value-type="string">
            <text:p>0.97180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l9hau306sv9l8erctg3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9672</text:p>
          </table:table-cell>
          <table:table-cell office:value-type="string">
            <text:p>1.002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wwlirbl43tjzwkwer3t.html</text:p>
          </table:table-cell>
          <table:table-cell office:value-type="string">
            <text:p>broken</text:p>
          </table:table-cell>
          <table:table-cell office:value-type="float" office:value="17">
            <text:p>17</text:p>
          </table:table-cell>
          <table:table-cell office:value-type="string">
            <text:p>0.173891</text:p>
          </table:table-cell>
          <table:table-cell office:value-type="string">
            <text:p>1.011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pk0efa7uagj88txr7wt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0906197</text:p>
          </table:table-cell>
          <table:table-cell office:value-type="string">
            <text:p>0.9293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ckzrp11xesq2f728b7r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376</text:p>
          </table:table-cell>
          <table:table-cell office:value-type="string">
            <text:p>0.9613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ysehjens3g2ixnwejj9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64623</text:p>
          </table:table-cell>
          <table:table-cell office:value-type="string">
            <text:p>0.96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mmob0kfrecsk47wto60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24305</text:p>
          </table:table-cell>
          <table:table-cell office:value-type="string">
            <text:p>1.031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285zwkvs8s2qjp5jbof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430687</text:p>
          </table:table-cell>
          <table:table-cell office:value-type="string">
            <text:p>1.016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5uysdal3v6u8hhd7ygs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88343</text:p>
          </table:table-cell>
          <table:table-cell office:value-type="string">
            <text:p>0.07208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afzvugn6d1nbo4ti7bn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131445</text:p>
          </table:table-cell>
          <table:table-cell office:value-type="string">
            <text:p>0.9580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yoflb006icqzqm3lcb3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676494</text:p>
          </table:table-cell>
          <table:table-cell office:value-type="string">
            <text:p>4.977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mqn479781gett1quugn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25759</text:p>
          </table:table-cell>
          <table:table-cell office:value-type="string">
            <text:p>1.035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45q8e3ao6gxmyx92ywa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20885</text:p>
          </table:table-cell>
          <table:table-cell office:value-type="string">
            <text:p>0.9668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k96gnh6kevyrxnr5hn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19557</text:p>
          </table:table-cell>
          <table:table-cell office:value-type="string">
            <text:p>0.9526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aj8khm6jkf37arjq7pw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00849941</text:p>
          </table:table-cell>
          <table:table-cell office:value-type="string">
            <text:p>0.01274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eggqt5p2x69qnzdx8kj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28094</text:p>
          </table:table-cell>
          <table:table-cell office:value-type="string">
            <text:p>0.03094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0vrjkucvpfcqi0fx06z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4299</text:p>
          </table:table-cell>
          <table:table-cell office:value-type="string">
            <text:p>0.981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b1lzu6m4ozq24r2kbbr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897854</text:p>
          </table:table-cell>
          <table:table-cell office:value-type="string">
            <text:p>0.01708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6aiejyxdveo09kcf135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91956</text:p>
          </table:table-cell>
          <table:table-cell office:value-type="string">
            <text:p>1.925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bpds33jlr5ekpexpicj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88555</text:p>
          </table:table-cell>
          <table:table-cell office:value-type="string">
            <text:p>0.0667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9div1oyt0k4nfp8lf1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400992</text:p>
          </table:table-cell>
          <table:table-cell office:value-type="string">
            <text:p>1.978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h8jwtxi61hik6mh44fa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4882</text:p>
          </table:table-cell>
          <table:table-cell office:value-type="string">
            <text:p>0.9514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9qesxqancg3ej42yn1m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6646</text:p>
          </table:table-cell>
          <table:table-cell office:value-type="string">
            <text:p>0.9525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7rato79zlab2fac7zd7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486018</text:p>
          </table:table-cell>
          <table:table-cell office:value-type="string">
            <text:p>1.976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85f3wzd14p2wsrwqvjj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69914</text:p>
          </table:table-cell>
          <table:table-cell office:value-type="string">
            <text:p>1.022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3bwop8ro4cuwi4y7sfq.html</text:p>
          </table:table-cell>
          <table:table-cell office:value-type="string">
            <text:p>good</text:p>
          </table:table-cell>
          <table:table-cell office:value-type="float" office:value="8">
            <text:p>8</text:p>
          </table:table-cell>
          <table:table-cell office:value-type="string">
            <text:p>0.363483</text:p>
          </table:table-cell>
          <table:table-cell office:value-type="string">
            <text:p>1.004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brhfhwhh8k2mcdkkqpz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47084</text:p>
          </table:table-cell>
          <table:table-cell office:value-type="string">
            <text:p>1.918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wg49tmjpwky9n9365w1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74792</text:p>
          </table:table-cell>
          <table:table-cell office:value-type="string">
            <text:p>1.027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hwsj9ba2lbdy14v8twq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702</text:p>
          </table:table-cell>
          <table:table-cell office:value-type="string">
            <text:p>0.9819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8mstsjv6ujframivmlg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786</text:p>
          </table:table-cell>
          <table:table-cell office:value-type="string">
            <text:p>0.9090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kf5vsggnacjsdavk87c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8558</text:p>
          </table:table-cell>
          <table:table-cell office:value-type="string">
            <text:p>0.9763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rtl5hzg8moebioj49td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3524</text:p>
          </table:table-cell>
          <table:table-cell office:value-type="string">
            <text:p>0.9074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cshayg9a7b6awmzw74p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3261</text:p>
          </table:table-cell>
          <table:table-cell office:value-type="string">
            <text:p>0.9080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605zfarq2cdq4ed7997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1175</text:p>
          </table:table-cell>
          <table:table-cell office:value-type="string">
            <text:p>0.9072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vve5diajy1tzxr0ab6w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1789</text:p>
          </table:table-cell>
          <table:table-cell office:value-type="string">
            <text:p>0.9069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z151s4ip1vdekwah8vz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46673</text:p>
          </table:table-cell>
          <table:table-cell office:value-type="string">
            <text:p>0.9081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x655yt20s1yeey3ppl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4315</text:p>
          </table:table-cell>
          <table:table-cell office:value-type="string">
            <text:p>0.9088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33s5a6o0iiznzp64mx6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70614</text:p>
          </table:table-cell>
          <table:table-cell office:value-type="string">
            <text:p>0.9082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m2wxrqz6t2lqw2vkumz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6877</text:p>
          </table:table-cell>
          <table:table-cell office:value-type="string">
            <text:p>0.905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9so637ygs4ze6l142w8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128664</text:p>
          </table:table-cell>
          <table:table-cell office:value-type="string">
            <text:p>0.9204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h4c4wbmu6murbi8or5h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679462</text:p>
          </table:table-cell>
          <table:table-cell office:value-type="string">
            <text:p>0.906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flgie0meyruzqs2jjep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672379</text:p>
          </table:table-cell>
          <table:table-cell office:value-type="string">
            <text:p>0.01861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u6wsa59gxcjzcjwoqk4.html</text:p>
          </table:table-cell>
          <table:table-cell office:value-type="string">
            <text:p>broken</text:p>
          </table:table-cell>
          <table:table-cell office:value-type="float" office:value="15">
            <text:p>15</text:p>
          </table:table-cell>
          <table:table-cell office:value-type="string">
            <text:p>0.00761346</text:p>
          </table:table-cell>
          <table:table-cell office:value-type="string">
            <text:p>0.01697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axcfjwmaf2y87jquaai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90314</text:p>
          </table:table-cell>
          <table:table-cell office:value-type="string">
            <text:p>0.00879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2nw4dhy082qj44frgw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3699</text:p>
          </table:table-cell>
          <table:table-cell office:value-type="string">
            <text:p>0.009630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u2802jv0xlfsvj7gth2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6767</text:p>
          </table:table-cell>
          <table:table-cell office:value-type="string">
            <text:p>0.9070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5eluane1h4vv5i0u8y5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313</text:p>
          </table:table-cell>
          <table:table-cell office:value-type="string">
            <text:p>0.9069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tuva4vnyhe4d5976bid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304</text:p>
          </table:table-cell>
          <table:table-cell office:value-type="string">
            <text:p>0.9070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7u88by47xy0magiqpjk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729</text:p>
          </table:table-cell>
          <table:table-cell office:value-type="string">
            <text:p>0.9070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83vkadkuo1vxlug2cfo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83905</text:p>
          </table:table-cell>
          <table:table-cell office:value-type="string">
            <text:p>0.009284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73cliiuqcwc8wrpy56e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67758</text:p>
          </table:table-cell>
          <table:table-cell office:value-type="string">
            <text:p>0.00896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mrseo9flzbl95ofc08s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14742</text:p>
          </table:table-cell>
          <table:table-cell office:value-type="string">
            <text:p>0.007662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onzp5v284ol6zl1ozh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912894</text:p>
          </table:table-cell>
          <table:table-cell office:value-type="string">
            <text:p>0.9188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4ebvfhfunb85ann93z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88973</text:p>
          </table:table-cell>
          <table:table-cell office:value-type="string">
            <text:p>0.9710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ljeh6emlz9u2ta7ku42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509977</text:p>
          </table:table-cell>
          <table:table-cell office:value-type="string">
            <text:p>1.016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tb12myqicexyjyhavk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52812</text:p>
          </table:table-cell>
          <table:table-cell office:value-type="string">
            <text:p>1.049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u9cbnt507ei9ukxrj9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82631</text:p>
          </table:table-cell>
          <table:table-cell office:value-type="string">
            <text:p>0.9614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skx6sugpf9kxqq8vt9d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95065</text:p>
          </table:table-cell>
          <table:table-cell office:value-type="string">
            <text:p>0.9819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1w1n3u8xoqfzoo2jv8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97851</text:p>
          </table:table-cell>
          <table:table-cell office:value-type="string">
            <text:p>0.9820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zl3xdmxgu4l674g9k2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93119</text:p>
          </table:table-cell>
          <table:table-cell office:value-type="string">
            <text:p>0.9787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o7pbdujnmll1g7jf6lz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50937</text:p>
          </table:table-cell>
          <table:table-cell office:value-type="string">
            <text:p>0.97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se3c0xk0o3l70xlmobx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99169</text:p>
          </table:table-cell>
          <table:table-cell office:value-type="string">
            <text:p>0.9927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zpv5zvzk7w0y12es7e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92052</text:p>
          </table:table-cell>
          <table:table-cell office:value-type="string">
            <text:p>0.9613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dhf2hi634v0y296d2p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32859</text:p>
          </table:table-cell>
          <table:table-cell office:value-type="string">
            <text:p>0.06120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1igpwxqyxu6gijib814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7072</text:p>
          </table:table-cell>
          <table:table-cell office:value-type="string">
            <text:p>0.9612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kkwzm6fcrtrb3t9s4iv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6026</text:p>
          </table:table-cell>
          <table:table-cell office:value-type="string">
            <text:p>0.9575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qifmzlgxvp3gkp1xsmr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50339</text:p>
          </table:table-cell>
          <table:table-cell office:value-type="string">
            <text:p>0.9717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g28svppr2w9ty5mlsqq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5083</text:p>
          </table:table-cell>
          <table:table-cell office:value-type="string">
            <text:p>0.9984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lddjvett7xp5864aycv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858</text:p>
          </table:table-cell>
          <table:table-cell office:value-type="string">
            <text:p>0.9625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mjl2wwekcyms9ctrxs0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0881064</text:p>
          </table:table-cell>
          <table:table-cell office:value-type="float" office:value="1023">
            <text:p>102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pr3sd6ycghf1dqzm5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5067</text:p>
          </table:table-cell>
          <table:table-cell office:value-type="string">
            <text:p>0.99243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tgkmk1zwwmjgu1dy64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614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11we5zkemclf2x0ggyr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6939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ia7w5u6acnqzhvy8lo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679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qe9j0ckl3ffzvmpkwov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716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w6fmszx1if6led0mbt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.920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t3xc4pw1lfwyujz5f2j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528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wpx7g8fq04he6yn0ql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7008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s5mm9vaicj7abwyagdh.html</text:p>
          </table:table-cell>
          <table:table-cell office:value-type="string">
            <text:p>good</text:p>
          </table:table-cell>
          <table:table-cell office:value-type="float" office:value="30">
            <text:p>30</text:p>
          </table:table-cell>
          <table:table-cell office:value-type="string">
            <text:p>0.135866</text:p>
          </table:table-cell>
          <table:table-cell office:value-type="string">
            <text:p>1.012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m7cqwd41ssrridazvq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1899</text:p>
          </table:table-cell>
          <table:table-cell office:value-type="string">
            <text:p>0.9921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fvnf8cftcxx72w89tt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97833</text:p>
          </table:table-cell>
          <table:table-cell office:value-type="string">
            <text:p>1.963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r41la69zjqp1q8rwt4a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97032</text:p>
          </table:table-cell>
          <table:table-cell office:value-type="string">
            <text:p>1.963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vbbmo9scm9l503yj8py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70789</text:p>
          </table:table-cell>
          <table:table-cell office:value-type="string">
            <text:p>1.064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wqu31fi0nlhivf0250h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74634</text:p>
          </table:table-cell>
          <table:table-cell office:value-type="string">
            <text:p>2.959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ihrg04fon57e6mkmks5.html</text:p>
          </table:table-cell>
          <table:table-cell office:value-type="string">
            <text:p>good</text:p>
          </table:table-cell>
          <table:table-cell office:value-type="float" office:value="9">
            <text:p>9</text:p>
          </table:table-cell>
          <table:table-cell office:value-type="string">
            <text:p>0.114788</text:p>
          </table:table-cell>
          <table:table-cell office:value-type="string">
            <text:p>0.9923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uxxm4qtjhegfdzj18t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3497</text:p>
          </table:table-cell>
          <table:table-cell office:value-type="string">
            <text:p>1.0088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dl23nbr28j50rmj4zg6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8378</text:p>
          </table:table-cell>
          <table:table-cell office:value-type="string">
            <text:p>1.051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u0q8wmfye4iiddmn48e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1413</text:p>
          </table:table-cell>
          <table:table-cell office:value-type="string">
            <text:p>1.002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fmb6nl3n0ffwllsoddw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53311</text:p>
          </table:table-cell>
          <table:table-cell office:value-type="string">
            <text:p>1.973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az8omypz4wb089qg561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64144</text:p>
          </table:table-cell>
          <table:table-cell office:value-type="string">
            <text:p>1.955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4rs29gngglxrl3n4z7k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61642</text:p>
          </table:table-cell>
          <table:table-cell office:value-type="string">
            <text:p>2.038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w06j99p7mhx3hthudyf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65047</text:p>
          </table:table-cell>
          <table:table-cell office:value-type="string">
            <text:p>1.052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y5w9v8fe5vtc1epkqnh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69128</text:p>
          </table:table-cell>
          <table:table-cell office:value-type="string">
            <text:p>1.04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w3dmiprywv7edbhxcj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69997</text:p>
          </table:table-cell>
          <table:table-cell office:value-type="string">
            <text:p>1.047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mwg2280hzwv2buj8ols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89722</text:p>
          </table:table-cell>
          <table:table-cell office:value-type="string">
            <text:p>1.933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dnn57d8reza64grznii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72623</text:p>
          </table:table-cell>
          <table:table-cell office:value-type="string">
            <text:p>1.063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8m2soy18wq6zy1ixjk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87403</text:p>
          </table:table-cell>
          <table:table-cell office:value-type="string">
            <text:p>1.917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vfgrca452qfqdelyxx2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745487</text:p>
          </table:table-cell>
          <table:table-cell office:value-type="string">
            <text:p>2.945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eewnu93ln2w7a7aof7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69312</text:p>
          </table:table-cell>
          <table:table-cell office:value-type="string">
            <text:p>1.051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wn71g5ym5p8l0tje5z4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752043</text:p>
          </table:table-cell>
          <table:table-cell office:value-type="string">
            <text:p>2.976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sats2sayod2svq9kqs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997501</text:p>
          </table:table-cell>
          <table:table-cell office:value-type="string">
            <text:p>3.948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9vksb0r4wtmv0ci9po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957</text:p>
          </table:table-cell>
          <table:table-cell office:value-type="string">
            <text:p>0.9070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o3id6mzruoej0bbevw4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105</text:p>
          </table:table-cell>
          <table:table-cell office:value-type="string">
            <text:p>0.90799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vhb2klzemcz6qbril4x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0381</text:p>
          </table:table-cell>
          <table:table-cell office:value-type="string">
            <text:p>0.01318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o0d2bi8x6mapa3142ee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1405</text:p>
          </table:table-cell>
          <table:table-cell office:value-type="string">
            <text:p>0.9077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bwchi4arn704j1elk8y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7332</text:p>
          </table:table-cell>
          <table:table-cell office:value-type="string">
            <text:p>0.90515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s0g5248s42f4rnelz0t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891047</text:p>
          </table:table-cell>
          <table:table-cell office:value-type="string">
            <text:p>0.9095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qdb2csk72eaelsojpd7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28937</text:p>
          </table:table-cell>
          <table:table-cell office:value-type="string">
            <text:p>0.018649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bly5a75vjuvu92byua5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57888</text:p>
          </table:table-cell>
          <table:table-cell office:value-type="string">
            <text:p>0.01894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731384s0igqkd7roind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498822</text:p>
          </table:table-cell>
          <table:table-cell office:value-type="string">
            <text:p>0.0080924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xw54dg7wduyogic7eg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64818</text:p>
          </table:table-cell>
          <table:table-cell office:value-type="string">
            <text:p>0.007562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iey0u9hll5inazad8xf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11582</text:p>
          </table:table-cell>
          <table:table-cell office:value-type="string">
            <text:p>0.007112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euxuuzar0yr5or1fqnf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66704</text:p>
          </table:table-cell>
          <table:table-cell office:value-type="string">
            <text:p>0.008164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uzqwzbzpgfxzxokzyg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0356</text:p>
          </table:table-cell>
          <table:table-cell office:value-type="string">
            <text:p>0.9070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b3ppyoq6m8ebt66dhh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12603</text:p>
          </table:table-cell>
          <table:table-cell office:value-type="string">
            <text:p>0.00785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zk9opcyk5dx0lm2ikc7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7385</text:p>
          </table:table-cell>
          <table:table-cell office:value-type="string">
            <text:p>0.9109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wrdnu61p757kuxlgipg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249</text:p>
          </table:table-cell>
          <table:table-cell office:value-type="string">
            <text:p>0.9086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yw8e3ss7norwskz1bly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6383</text:p>
          </table:table-cell>
          <table:table-cell office:value-type="string">
            <text:p>0.9078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eqlbu74yfxxnppcr3v5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69177</text:p>
          </table:table-cell>
          <table:table-cell office:value-type="string">
            <text:p>0.910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r28k41hiyr9g2mogoa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36563</text:p>
          </table:table-cell>
          <table:table-cell office:value-type="string">
            <text:p>0.00952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eqsyrfzv1vi3sdid58a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9629</text:p>
          </table:table-cell>
          <table:table-cell office:value-type="string">
            <text:p>0.02115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2sgkcidw33jre073sp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42639</text:p>
          </table:table-cell>
          <table:table-cell office:value-type="string">
            <text:p>0.01581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8xt8tt5twcvr84baqe9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53899</text:p>
          </table:table-cell>
          <table:table-cell office:value-type="string">
            <text:p>0.01297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7hbnuhyvwijl4j4ip1f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6633</text:p>
          </table:table-cell>
          <table:table-cell office:value-type="string">
            <text:p>0.9089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flxb7ya2mu6ze7rh1b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6844</text:p>
          </table:table-cell>
          <table:table-cell office:value-type="string">
            <text:p>0.9113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hqhv6moffnsq5w87vsx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6563</text:p>
          </table:table-cell>
          <table:table-cell office:value-type="string">
            <text:p>0.911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ypfrzpffil8zfndegb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5919</text:p>
          </table:table-cell>
          <table:table-cell office:value-type="string">
            <text:p>0.9092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lhxrxhbba5bhkb9m4it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67546</text:p>
          </table:table-cell>
          <table:table-cell office:value-type="string">
            <text:p>0.007611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95ct1uj7h4ikbmo5k6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3277</text:p>
          </table:table-cell>
          <table:table-cell office:value-type="string">
            <text:p>0.004875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12w3wmtophn4sm57rm4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55499</text:p>
          </table:table-cell>
          <table:table-cell office:value-type="string">
            <text:p>0.004575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0szir3114opk8y73vj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462</text:p>
          </table:table-cell>
          <table:table-cell office:value-type="string">
            <text:p>0.007005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dafsgxwom06puzkt7s0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397196</text:p>
          </table:table-cell>
          <table:table-cell office:value-type="string">
            <text:p>0.003988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srv7z4v07p6e1pt4kvr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0317</text:p>
          </table:table-cell>
          <table:table-cell office:value-type="string">
            <text:p>0.0041344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vd0i0e4me51a6g0a11r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493</text:p>
          </table:table-cell>
          <table:table-cell office:value-type="string">
            <text:p>0.9599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x01c79lqhj4weik1hj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4334</text:p>
          </table:table-cell>
          <table:table-cell office:value-type="string">
            <text:p>0.008974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5cqsel70qs3s6xqj1r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27931</text:p>
          </table:table-cell>
          <table:table-cell office:value-type="string">
            <text:p>0.009216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65sk7qatojevnoq21u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87048</text:p>
          </table:table-cell>
          <table:table-cell office:value-type="string">
            <text:p>0.01001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3qmitqxwsjt9swcia7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0627</text:p>
          </table:table-cell>
          <table:table-cell office:value-type="string">
            <text:p>0.01013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pl4mefneuq7px893w7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4489</text:p>
          </table:table-cell>
          <table:table-cell office:value-type="string">
            <text:p>0.95695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x23inhpbexnev5c8z4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4549</text:p>
          </table:table-cell>
          <table:table-cell office:value-type="string">
            <text:p>0.954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lq99pt4q3nxgfozv2p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35442</text:p>
          </table:table-cell>
          <table:table-cell office:value-type="string">
            <text:p>0.007986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flj00vrbj5z4gkzkxhy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471072</text:p>
          </table:table-cell>
          <table:table-cell office:value-type="string">
            <text:p>0.96478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l4qv56spv7z9wsrpovh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808391</text:p>
          </table:table-cell>
          <table:table-cell office:value-type="string">
            <text:p>0.01858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qen6gq0uia4y66e2nyb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653369</text:p>
          </table:table-cell>
          <table:table-cell office:value-type="string">
            <text:p>0.01737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fwbkznf104d2bu3xym4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29217</text:p>
          </table:table-cell>
          <table:table-cell office:value-type="string">
            <text:p>0.007112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a3svpaziqclgy7eg9c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061</text:p>
          </table:table-cell>
          <table:table-cell office:value-type="string">
            <text:p>0.9083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jk7iozcchgis39on1d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289</text:p>
          </table:table-cell>
          <table:table-cell office:value-type="string">
            <text:p>0.9069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c1ee3y32uicpaocxp4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33</text:p>
          </table:table-cell>
          <table:table-cell office:value-type="string">
            <text:p>0.90821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f8ob2vu4k7g001840s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8778</text:p>
          </table:table-cell>
          <table:table-cell office:value-type="string">
            <text:p>0.009892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5ez7y28o37t6gf6ybhe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00456106</text:p>
          </table:table-cell>
          <table:table-cell office:value-type="string">
            <text:p>0.00681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ixjzfwzpa5buc1fbvd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02075</text:p>
          </table:table-cell>
          <table:table-cell office:value-type="string">
            <text:p>0.009654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bygby7iozc13hw0z5z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63478</text:p>
          </table:table-cell>
          <table:table-cell office:value-type="string">
            <text:p>0.00850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48rsmo5mrxevr92sk31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32947</text:p>
          </table:table-cell>
          <table:table-cell office:value-type="string">
            <text:p>0.00695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wd3iqpvkhwe3461pzy1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0673</text:p>
          </table:table-cell>
          <table:table-cell office:value-type="string">
            <text:p>0.90686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tk58dbh52fgtllqx3sk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457681</text:p>
          </table:table-cell>
          <table:table-cell office:value-type="string">
            <text:p>0.9127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vwlajk3ztwivzwkm346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58226</text:p>
          </table:table-cell>
          <table:table-cell office:value-type="string">
            <text:p>0.9143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ae76mvk3cpezzs9z72t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60875</text:p>
          </table:table-cell>
          <table:table-cell office:value-type="string">
            <text:p>0.01133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whsqdopa9edimrpsx9i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4464</text:p>
          </table:table-cell>
          <table:table-cell office:value-type="string">
            <text:p>0.9135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6z26o3444djwfgvyuv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08305</text:p>
          </table:table-cell>
          <table:table-cell office:value-type="string">
            <text:p>0.009681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mu0skjxiq9xnffapez9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0241</text:p>
          </table:table-cell>
          <table:table-cell office:value-type="string">
            <text:p>0.01614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w3xvqaff2wwrj7c47o3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925215</text:p>
          </table:table-cell>
          <table:table-cell office:value-type="string">
            <text:p>0.01562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l8b8x7j4as499hszvfl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864657</text:p>
          </table:table-cell>
          <table:table-cell office:value-type="string">
            <text:p>0.009293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zza0dmf9hky2vhxr7lo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30604</text:p>
          </table:table-cell>
          <table:table-cell office:value-type="string">
            <text:p>0.01826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lbz6vypcseoyi83zy5k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65088</text:p>
          </table:table-cell>
          <table:table-cell office:value-type="string">
            <text:p>0.02443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ahhef6jy73k48f28gvb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53882</text:p>
          </table:table-cell>
          <table:table-cell office:value-type="string">
            <text:p>0.024943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09dg5vtvo34hdeg3j6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5198</text:p>
          </table:table-cell>
          <table:table-cell office:value-type="string">
            <text:p>0.9224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q9pbdkgoee507j6po8o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8673</text:p>
          </table:table-cell>
          <table:table-cell office:value-type="string">
            <text:p>0.93345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cwd0noajwhhvsoej6hp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526</text:p>
          </table:table-cell>
          <table:table-cell office:value-type="string">
            <text:p>0.9103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6jozfdhhsfiqdhdb0cv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499</text:p>
          </table:table-cell>
          <table:table-cell office:value-type="string">
            <text:p>0.9196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qtfzi349jguzgc7kypc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48833</text:p>
          </table:table-cell>
          <table:table-cell office:value-type="string">
            <text:p>0.033619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8ry4g74ofw564feeaej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4229</text:p>
          </table:table-cell>
          <table:table-cell office:value-type="string">
            <text:p>0.9123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h2iffao49sld3z6zms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55579</text:p>
          </table:table-cell>
          <table:table-cell office:value-type="string">
            <text:p>0.030968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dr68i6h5mx12q90ngvz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5404</text:p>
          </table:table-cell>
          <table:table-cell office:value-type="string">
            <text:p>0.9265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mnfmlvtvrl2u31l3tyo.html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office:value-type="string">
            <text:p>0.00552263</text:p>
          </table:table-cell>
          <table:table-cell office:value-type="string">
            <text:p>0.006530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ske4m5lmd7uewdjejg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452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6nqnulp07p2l60wwxr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34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36pe124sw6viu3xs5de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99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0duhjwdyunqh5b0899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176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fmoup9515ue2h8ws7n1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88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78ft21ar7oa62f3u26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045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hlnnrl2cdhtom2qo2gg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22279</text:p>
          </table:table-cell>
          <table:table-cell office:value-type="string">
            <text:p>0.00844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ewovp1fgjgveihlybt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22796</text:p>
          </table:table-cell>
          <table:table-cell office:value-type="string">
            <text:p>0.008279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1odz5ysrept1aforhy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2748</text:p>
          </table:table-cell>
          <table:table-cell office:value-type="string">
            <text:p>0.01767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d1o4jido6w9eowwpyv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0669</text:p>
          </table:table-cell>
          <table:table-cell office:value-type="string">
            <text:p>0.0213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0wnmgpxfodibjznjuo1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7019</text:p>
          </table:table-cell>
          <table:table-cell office:value-type="string">
            <text:p>0.020567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1yx6e297crqj2gbojf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2877</text:p>
          </table:table-cell>
          <table:table-cell office:value-type="string">
            <text:p>0.01970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e8s46yeboo3cf24l5t9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30088</text:p>
          </table:table-cell>
          <table:table-cell office:value-type="string">
            <text:p>0.007327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557e2dxid0qk9wgrj5m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00570224</text:p>
          </table:table-cell>
          <table:table-cell office:value-type="string">
            <text:p>0.01101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ubuhln4nwf05y4nw6y5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6179</text:p>
          </table:table-cell>
          <table:table-cell office:value-type="string">
            <text:p>0.90489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l5rprjcmoayl22lmuf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525</text:p>
          </table:table-cell>
          <table:table-cell office:value-type="string">
            <text:p>0.9075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0q7ztaol84zhn3z7irz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39585</text:p>
          </table:table-cell>
          <table:table-cell office:value-type="string">
            <text:p>0.009294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2ean4wib74aupaqjgfu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00764691</text:p>
          </table:table-cell>
          <table:table-cell office:value-type="string">
            <text:p>0.014055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clrklvyxzgx3z63xt4y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85161</text:p>
          </table:table-cell>
          <table:table-cell office:value-type="string">
            <text:p>0.014660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paqopqgcv69ohfczgqg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26366</text:p>
          </table:table-cell>
          <table:table-cell office:value-type="string">
            <text:p>0.031973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x75ofxx017gnvvqkvv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85632</text:p>
          </table:table-cell>
          <table:table-cell office:value-type="string">
            <text:p>0.0594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uy3ubi52m46ozmmlufr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6761</text:p>
          </table:table-cell>
          <table:table-cell office:value-type="string">
            <text:p>0.020463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ta3rvh119muni0cn0jx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6687</text:p>
          </table:table-cell>
          <table:table-cell office:value-type="string">
            <text:p>0.91119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k88oc0vv51wmj10m4e2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5308</text:p>
          </table:table-cell>
          <table:table-cell office:value-type="string">
            <text:p>0.01430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3tg4pfoblwrxrj17ad8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69288</text:p>
          </table:table-cell>
          <table:table-cell office:value-type="string">
            <text:p>0.9116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ojhga5540y9gh8uyumc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23251</text:p>
          </table:table-cell>
          <table:table-cell office:value-type="string">
            <text:p>0.008935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h7t1n53mepr8deynj1p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08167</text:p>
          </table:table-cell>
          <table:table-cell office:value-type="string">
            <text:p>0.01155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wm5wot740xvpwp9th6z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79599</text:p>
          </table:table-cell>
          <table:table-cell office:value-type="string">
            <text:p>0.01869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vo5sfqplpv93c6sp0n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21364</text:p>
          </table:table-cell>
          <table:table-cell office:value-type="string">
            <text:p>0.011575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ogf3sxirhh4wji9lmt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96548</text:p>
          </table:table-cell>
          <table:table-cell office:value-type="string">
            <text:p>0.012301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eq09wznet8lux59yw4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96794</text:p>
          </table:table-cell>
          <table:table-cell office:value-type="string">
            <text:p>0.020542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dii0051nqsieurwsr6b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5198</text:p>
          </table:table-cell>
          <table:table-cell office:value-type="string">
            <text:p>0.010514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00wze0ymcbudsi89x3a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17203</text:p>
          </table:table-cell>
          <table:table-cell office:value-type="string">
            <text:p>0.02224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ld8hx611nzzi504c42s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51608</text:p>
          </table:table-cell>
          <table:table-cell office:value-type="string">
            <text:p>0.015596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8gjje144e4qnz289a4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9556</text:p>
          </table:table-cell>
          <table:table-cell office:value-type="string">
            <text:p>0.9114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0o5a31l34o6azhm9qiw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9693</text:p>
          </table:table-cell>
          <table:table-cell office:value-type="string">
            <text:p>0.9183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appvg6v07xpgzmm4j6e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0228</text:p>
          </table:table-cell>
          <table:table-cell office:value-type="string">
            <text:p>0.91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epjecqxabsqbux2ddzo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5977</text:p>
          </table:table-cell>
          <table:table-cell office:value-type="string">
            <text:p>0.90370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xskw22v24hdmbgj9u807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6303</text:p>
          </table:table-cell>
          <table:table-cell office:value-type="string">
            <text:p>0.9069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9q5irojfxy9er8smwjp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676009</text:p>
          </table:table-cell>
          <table:table-cell office:value-type="string">
            <text:p>0.0089665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gikcbiv01gwxlk21vg3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581564</text:p>
          </table:table-cell>
          <table:table-cell office:value-type="string">
            <text:p>0.01115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337gx1vp2ahe59bdc1j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839615</text:p>
          </table:table-cell>
          <table:table-cell office:value-type="string">
            <text:p>0.02782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91r89lof5mrc24nfoi2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5438</text:p>
          </table:table-cell>
          <table:table-cell office:value-type="string">
            <text:p>0.9042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g3ya3kz6c6l8s7qnsnx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11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81y7ctde7321jda8ku1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881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4nqu4i8ssb8ultsp6mk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284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ogsq003vc8rb5yljevn.html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office:value-type="string">
            <text:p>0.00789526</text:p>
          </table:table-cell>
          <table:table-cell office:value-type="string">
            <text:p>0.008709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sj3bxzfn0ea7e9tk6t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82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7smra12pxse1io5lxpu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4393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d8svuo734q99dcb05lg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4918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vgkrv8n44nbil4irxps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46985</text:p>
          </table:table-cell>
          <table:table-cell office:value-type="string">
            <text:p>0.008296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qf5oqhn4a38wfnqzbat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49584</text:p>
          </table:table-cell>
          <table:table-cell office:value-type="string">
            <text:p>0.01300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c8dcxx9bcai6ibdped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94834</text:p>
          </table:table-cell>
          <table:table-cell office:value-type="string">
            <text:p>0.01188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xqi1n653zes3s4bm4k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1204</text:p>
          </table:table-cell>
          <table:table-cell office:value-type="string">
            <text:p>0.01734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ctry1qncq54xu34pml8t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79976</text:p>
          </table:table-cell>
          <table:table-cell office:value-type="string">
            <text:p>0.015618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5yvrr9er5g9fh1jczp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8311</text:p>
          </table:table-cell>
          <table:table-cell office:value-type="string">
            <text:p>0.93407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koll1o289jaf9oybnm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46262</text:p>
          </table:table-cell>
          <table:table-cell office:value-type="string">
            <text:p>0.04286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k8jisotoyen7vbkr7rd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35926</text:p>
          </table:table-cell>
          <table:table-cell office:value-type="string">
            <text:p>0.04049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inmzmrrzvnioug0knd2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31025</text:p>
          </table:table-cell>
          <table:table-cell office:value-type="string">
            <text:p>0.04018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692bw1hbmuu9abxj2jxp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37006</text:p>
          </table:table-cell>
          <table:table-cell office:value-type="string">
            <text:p>0.039593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unaro5bs7qub1bzwdy6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644</text:p>
          </table:table-cell>
          <table:table-cell office:value-type="string">
            <text:p>0.90679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exn7fqjz981crbivkff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19696</text:p>
          </table:table-cell>
          <table:table-cell office:value-type="string">
            <text:p>0.904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7k2qq0xu4h1gwbujpp5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236</text:p>
          </table:table-cell>
          <table:table-cell office:value-type="string">
            <text:p>0.91275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wobgvtzq7jt1yiwdjow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403</text:p>
          </table:table-cell>
          <table:table-cell office:value-type="string">
            <text:p>0.918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1e6qg5qnips3db9xtaw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2167</text:p>
          </table:table-cell>
          <table:table-cell office:value-type="string">
            <text:p>0.92002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kvhxjtse6mrric8acot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926626</text:p>
          </table:table-cell>
          <table:table-cell office:value-type="string">
            <text:p>0.016322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ea421w90bt3uvapqac9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830735</text:p>
          </table:table-cell>
          <table:table-cell office:value-type="string">
            <text:p>0.013958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rnnhpxpxlt517jkcs5u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758818</text:p>
          </table:table-cell>
          <table:table-cell office:value-type="string">
            <text:p>0.017496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yae0cockn2c252yniz0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658166</text:p>
          </table:table-cell>
          <table:table-cell office:value-type="string">
            <text:p>0.0083391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y8is8f8147jtaucja2e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57183</text:p>
          </table:table-cell>
          <table:table-cell office:value-type="string">
            <text:p>0.0089326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d0mdd421vgorip335i5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71788</text:p>
          </table:table-cell>
          <table:table-cell office:value-type="string">
            <text:p>0.0067861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sdmeyfrb635oggbpihq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79825</text:p>
          </table:table-cell>
          <table:table-cell office:value-type="string">
            <text:p>0.008944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k8734ykd9taxf1ly53u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72028</text:p>
          </table:table-cell>
          <table:table-cell office:value-type="string">
            <text:p>0.0081932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iy42ds4zy5jo2lkfbh3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895775</text:p>
          </table:table-cell>
          <table:table-cell office:value-type="string">
            <text:p>0.018987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f1hfr4ypb70sncjac4yx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03627</text:p>
          </table:table-cell>
          <table:table-cell office:value-type="string">
            <text:p>0.0068577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z1tkclbap9tir4ts29l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33067</text:p>
          </table:table-cell>
          <table:table-cell office:value-type="string">
            <text:p>0.007135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8ymreffzc4wk5nf4ycy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64914</text:p>
          </table:table-cell>
          <table:table-cell office:value-type="string">
            <text:p>0.007947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3ui8aggr2y5yk2r2ta7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6959</text:p>
          </table:table-cell>
          <table:table-cell office:value-type="string">
            <text:p>0.008326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3obxri3t2v4pb6bs88e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4182</text:p>
          </table:table-cell>
          <table:table-cell office:value-type="string">
            <text:p>0.9037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jphr9udxghzpgny4ix9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5988</text:p>
          </table:table-cell>
          <table:table-cell office:value-type="string">
            <text:p>0.9071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ur5ojofreiy7iklx09s1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7252</text:p>
          </table:table-cell>
          <table:table-cell office:value-type="string">
            <text:p>0.9071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zrx0qdad57krybsdrh2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8004</text:p>
          </table:table-cell>
          <table:table-cell office:value-type="string">
            <text:p>0.90741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1skhtrx9tzyqsvnqwwr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646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obhq0k7b5dan4cvktr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092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b81ip4bvu24voxjjtjo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774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t8hbp8jct9xhrx6dfi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774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lylhgjinxsvhgprm9y6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82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wearb0iaf5xmee2nq8h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696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k29kju5q0m619nvtah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23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r98uwpjn1a4rh7tpdc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5862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7u6nt7q3v5t3a05sxc0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37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2l9ue5q44wsacng8iamc.html</text:p>
          </table:table-cell>
          <table:table-cell office:value-type="string">
            <text:p>goo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4863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qrlyaojjbcoei58duxn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0767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8c3x59kp5telk0kve1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6709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567pw3via6l5soqkj3a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77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x6j8tiuokppaeruwsz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821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4m43d4rniwyfro5gqa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353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9mzfb4yz1tqgitm2a3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463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luangligqd8ydkfulf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335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kkkc1ef5r3vzcxaw7l6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282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0q5wbufraofdq46keret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84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o6qgbsm55hwn8xtwqxsx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0853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yco5n0efyga9lo1pyc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8498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avvymdwmxquhdupu0g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3180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7ldu6ym960lmrdvj78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6274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53ujyiswvy8djcrkdlm8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050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ozkt8n1eu81xs5cy4nz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4484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4b44d26tym7oasvkwtqv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484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1acxu15hk1utvhxvov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587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ni9bxda1izw4438kfp2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0011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y6n1pnf7uz8iycbsin1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5321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zm5qggsyuh69f8t4wpk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063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ny4gwqh2dc134sgnoj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415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itxxe6ege3pqunzw8ib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9220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i6yh7ggu54euy3kow3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8996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hupv11eqc9jntiqj5h7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7350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pdpkchk47nn86whz6ytx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0514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lxkpqe6qza695uh54n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5041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ahuv3lbl0ofqp75ep6cz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5569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s9vh4n96nkznpim4hbb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4614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rmy75uz7anhtstom4kw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24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bwda6mq08ggcvch5wwm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595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mrihylsa9lkin2l9odi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1496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z89g34vbdp01ptr2rd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63766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ks2yqld84q3vjis4109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110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8rwy743522urk0ya4gt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35309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wtsiwkvbpv9faiqv7lh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353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5qt6s1hiukaha2mjrc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6028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t8u16g6nwroa35dv5ed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597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9038rzaw5ydi4cnyc19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732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3oecqcx2zg1oz5vd4clk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6003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e5ol7nh94x34rtuwf0l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372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yptqw2u81ji8nteyw9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397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da2ve9jhao4g6ngbtj6t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04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j6canuxm1bcql26xjgg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5535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nolo7n091tbg5fntva7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6628</text:p>
          </table:table-cell>
          <table:table-cell table:number-columns-repeated="4"/>
        </table:table-row>
        <table:table-row table:style-name="ro1">
          <table:table-cell office:value-type="string">
            <text:p>http://multimediatechnology.at/~fhs33741/web-crawler/gvasngmakap7rmurc8s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59435</text:p>
          </table:table-cell>
          <table:table-cell table:number-columns-repeated="4"/>
        </table:table-row>
        <table:table-row table:style-name="ro2" table:number-rows-repeated="104781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5" table:style-name="ta1">
        <table:table-column table:style-name="co5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row table:style-name="ro1">
          <table:table-cell office:value-type="string">
            <text:p>./WebCrawler.out <text:a xlink:href="http://multimediatechnology.at/~fhs33741/web-crawler/09bvqb9g90jemhx4s2y0.html" xlink:type="simple">http://multimediatechnology.at/~fhs33741/web-crawler/09bvqb9g90jemhx4s2y0.html</text:a>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creating</text:p>
          </table:table-cell>
          <table:table-cell office:value-type="string">
            <text:p>threads</text:p>
          </table:table-cell>
          <table:table-cell table:number-columns-repeated="6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3011584">
            <text:p>46912623011584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2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9315328">
            <text:p>46912629315328</text:p>
          </table:table-cell>
          <table:table-cell office:value-type="string">
            <text:p>is</text:p>
          </table:table-cell>
          <table:table-cell office:value-type="string">
            <text:p>running.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</table:table-row>
        <table:table-row table:style-name="ro1">
          <table:table-cell office:value-type="float" office:value="46912627214080">
            <text:p>46912627214080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5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5112832">
            <text:p>46912625112832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2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31416576">
            <text:p>46912631416576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2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33517824">
            <text:p>46912633517824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2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35619072">
            <text:p>46912635619072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2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37720320">
            <text:p>46912637720320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2"/>
        </table:table-row>
        <table:table-row table:style-name="ro1">
          <table:table-cell office:value-type="string">
            <text:p>Thread</text:p>
          </table:table-cell>
          <table:table-cell office:value-type="float" office:value="46912637720320">
            <text:p>46912637720320</text:p>
          </table:table-cell>
          <table:table-cell office:value-type="string">
            <text:p>exits.</text:p>
          </table:table-cell>
          <table:table-cell table:number-columns-repeated="5"/>
        </table:table-row>
        <table:table-row table:style-name="ro1">
          <table:table-cell office:value-type="string">
            <text:p>Thread</text:p>
          </table:table-cell>
          <table:table-cell office:value-type="float" office:value="46912635619072">
            <text:p>46912635619072</text:p>
          </table:table-cell>
          <table:table-cell office:value-type="string">
            <text:p>exits.</text:p>
          </table:table-cell>
          <table:table-cell table:number-columns-repeated="5"/>
        </table:table-row>
        <table:table-row table:style-name="ro1">
          <table:table-cell office:value-type="string">
            <text:p>Thread</text:p>
          </table:table-cell>
          <table:table-cell office:value-type="float" office:value="46912625112832">
            <text:p>46912625112832</text:p>
          </table:table-cell>
          <table:table-cell office:value-type="string">
            <text:p>exits.</text:p>
          </table:table-cell>
          <table:table-cell table:number-columns-repeated="5"/>
        </table:table-row>
        <table:table-row table:style-name="ro1">
          <table:table-cell office:value-type="string">
            <text:p>Thread</text:p>
          </table:table-cell>
          <table:table-cell office:value-type="float" office:value="46912629315328">
            <text:p>46912629315328</text:p>
          </table:table-cell>
          <table:table-cell office:value-type="string">
            <text:p>exits.</text:p>
          </table:table-cell>
          <table:table-cell table:number-columns-repeated="5"/>
        </table:table-row>
        <table:table-row table:style-name="ro1">
          <table:table-cell office:value-type="string">
            <text:p>Thread</text:p>
          </table:table-cell>
          <table:table-cell office:value-type="float" office:value="46912633517824">
            <text:p>46912633517824</text:p>
          </table:table-cell>
          <table:table-cell office:value-type="string">
            <text:p>exits.</text:p>
          </table:table-cell>
          <table:table-cell table:number-columns-repeated="5"/>
        </table:table-row>
        <table:table-row table:style-name="ro1">
          <table:table-cell office:value-type="string">
            <text:p>Thread</text:p>
          </table:table-cell>
          <table:table-cell office:value-type="float" office:value="46912623011584">
            <text:p>46912623011584</text:p>
          </table:table-cell>
          <table:table-cell office:value-type="string">
            <text:p>exits.</text:p>
          </table:table-cell>
          <table:table-cell table:number-columns-repeated="5"/>
        </table:table-row>
        <table:table-row table:style-name="ro1">
          <table:table-cell office:value-type="string">
            <text:p>Thread</text:p>
          </table:table-cell>
          <table:table-cell office:value-type="float" office:value="46912627214080">
            <text:p>46912627214080</text:p>
          </table:table-cell>
          <table:table-cell office:value-type="string">
            <text:p>exits.</text:p>
          </table:table-cell>
          <table:table-cell table:number-columns-repeated="5"/>
        </table:table-row>
        <table:table-row table:style-name="ro1">
          <table:table-cell office:value-type="string">
            <text:p>Thread</text:p>
          </table:table-cell>
          <table:table-cell office:value-type="float" office:value="46912631416576">
            <text:p>46912631416576</text:p>
          </table:table-cell>
          <table:table-cell office:value-type="string">
            <text:p>exits.</text:p>
          </table:table-cell>
          <table:table-cell table:number-columns-repeated="5"/>
        </table:table-row>
        <table:table-row table:style-name="ro1">
          <table:table-cell office:value-type="string">
            <text:p>**************</text:p>
          </table:table-cell>
          <table:table-cell office:value-type="string">
            <text:p>CrawList</text:p>
          </table:table-cell>
          <table:table-cell office:value-type="string">
            <text:p>**************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office:value-type="string">
            <text:p>time</text:p>
          </table:table-cell>
          <table:table-cell office:value-type="string">
            <text:p>needed:</text:p>
          </table:table-cell>
          <table:table-cell office:value-type="string">
            <text:p>66.33</text:p>
          </table:table-cell>
          <table:table-cell table:number-columns-repeated="4"/>
        </table:table-row>
        <table:table-row table:style-name="ro1">
          <table:table-cell office:value-type="string">
            <text:p>Good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Broken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649">
            <text:p>649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745">
            <text:p>745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**************</text:p>
          </table:table-cell>
          <table:table-cell office:value-type="string">
            <text:p>Details</text:p>
          </table:table-cell>
          <table:table-cell office:value-type="string">
            <text:p>**************</text:p>
          </table:table-cell>
          <table:table-cell table:number-columns-repeated="5"/>
        </table:table-row>
        <table:table-row table:style-name="ro1">
          <table:table-cell office:value-type="string">
            <text:p>URL</text:p>
          </table:table-cell>
          <table:table-cell office:value-type="string">
            <text:p>Broken</text:p>
          </table:table-cell>
          <table:table-cell office:value-type="string">
            <text:p>Counter</text:p>
          </table:table-cell>
          <table:table-cell office:value-type="string">
            <text:p>AVG-load-time</text:p>
          </table:table-cell>
          <table:table-cell office:value-type="string">
            <text:p>MAX-load-time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9bvqb9g90jemhx4s2y0.html</text:p>
          </table:table-cell>
          <table:table-cell office:value-type="string">
            <text:p>good</text:p>
          </table:table-cell>
          <table:table-cell office:value-type="float" office:value="16">
            <text:p>16</text:p>
          </table:table-cell>
          <table:table-cell office:value-type="string">
            <text:p>0.0144142</text:p>
          </table:table-cell>
          <table:table-cell office:value-type="string">
            <text:p>0.077812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eubtrmi12kc3xgogacj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0845582</text:p>
          </table:table-cell>
          <table:table-cell office:value-type="string">
            <text:p>0.97220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gumdocov343yt7ln995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0985361</text:p>
          </table:table-cell>
          <table:table-cell office:value-type="string">
            <text:p>0.91228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9gzmkvl8vt0wqzyauaq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1641</text:p>
          </table:table-cell>
          <table:table-cell office:value-type="string">
            <text:p>0.92152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kj8wokzv2sjqw60akf3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80185</text:p>
          </table:table-cell>
          <table:table-cell office:value-type="string">
            <text:p>0.99416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pzege8duc8ct2h0gp7p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82908</text:p>
          </table:table-cell>
          <table:table-cell office:value-type="string">
            <text:p>0.99550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pv7ltazyyrvlmeype5gf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5177</text:p>
          </table:table-cell>
          <table:table-cell office:value-type="string">
            <text:p>0.9975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zltibm00fkmdevhdt5mr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95298</text:p>
          </table:table-cell>
          <table:table-cell office:value-type="string">
            <text:p>0.010242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f4oouppeeezcdx1fqir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27844</text:p>
          </table:table-cell>
          <table:table-cell office:value-type="string">
            <text:p>0.019286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hswktxgl9zihg5ej8d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45761</text:p>
          </table:table-cell>
          <table:table-cell office:value-type="string">
            <text:p>0.017019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4amc1o5lvtkjs2n6v1x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50218</text:p>
          </table:table-cell>
          <table:table-cell office:value-type="string">
            <text:p>0.021092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dtsuend07treiwuetea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203509</text:p>
          </table:table-cell>
          <table:table-cell office:value-type="string">
            <text:p>1.9638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skbjfeiw1cly66gimux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00715892</text:p>
          </table:table-cell>
          <table:table-cell office:value-type="string">
            <text:p>0.017730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t98qa4wcjjqp9awr6g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9086</text:p>
          </table:table-cell>
          <table:table-cell office:value-type="string">
            <text:p>1.0212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a7t0ks9z89gy9549ypa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23288</text:p>
          </table:table-cell>
          <table:table-cell office:value-type="string">
            <text:p>0.026912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9ri1dpyribvqzx7mqx4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153274</text:p>
          </table:table-cell>
          <table:table-cell office:value-type="string">
            <text:p>1.0255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y6w7mdsw865eobkc7ch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44256</text:p>
          </table:table-cell>
          <table:table-cell office:value-type="string">
            <text:p>0.010072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6e0ljbfzgz7apo3quey5.html</text:p>
          </table:table-cell>
          <table:table-cell office:value-type="string">
            <text:p>good</text:p>
          </table:table-cell>
          <table:table-cell office:value-type="float" office:value="26">
            <text:p>26</text:p>
          </table:table-cell>
          <table:table-cell office:value-type="string">
            <text:p>0.153605</text:p>
          </table:table-cell>
          <table:table-cell office:value-type="string">
            <text:p>1.0294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mi7ig7uxgrtl058r63u0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26771</text:p>
          </table:table-cell>
          <table:table-cell office:value-type="string">
            <text:p>0.020142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5hpie060zeiynrj10tqt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83665</text:p>
          </table:table-cell>
          <table:table-cell office:value-type="string">
            <text:p>1.0322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md9nsmjjs9rs4v95dc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05678</text:p>
          </table:table-cell>
          <table:table-cell office:value-type="string">
            <text:p>0.019748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ncec16p24krfn1iuq7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1416</text:p>
          </table:table-cell>
          <table:table-cell office:value-type="string">
            <text:p>0.012348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vjt2aw50ntb47zmrl9q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0962641</text:p>
          </table:table-cell>
          <table:table-cell office:value-type="string">
            <text:p>1.0540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ugmgkolk34vl3o06u4e6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00817375</text:p>
          </table:table-cell>
          <table:table-cell office:value-type="string">
            <text:p>0.0090677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qkxnjti4468tkhu1h871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26922</text:p>
          </table:table-cell>
          <table:table-cell office:value-type="string">
            <text:p>0.0097840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i1sbdq8lxrm0bc7isvo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181329</text:p>
          </table:table-cell>
          <table:table-cell office:value-type="string">
            <text:p>0.92991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f37k7fbzdj6vu66kqzb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3503</text:p>
          </table:table-cell>
          <table:table-cell office:value-type="string">
            <text:p>0.016302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desn2rbm1a84s6n7ohk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  <table:table-cell office:value-type="string">
            <text:p>0.91621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yiz716qfxba0ryh2r0j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2632</text:p>
          </table:table-cell>
          <table:table-cell office:value-type="string">
            <text:p>0.91661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hj0bheije4yq6vkfdptk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1559</text:p>
          </table:table-cell>
          <table:table-cell office:value-type="string">
            <text:p>0.91545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uyfwn597dykomatsl71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1956</text:p>
          </table:table-cell>
          <table:table-cell office:value-type="string">
            <text:p>0.91797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qja8s17ntaismthpe1v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6517</text:p>
          </table:table-cell>
          <table:table-cell office:value-type="string">
            <text:p>1.0442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d7ms0biv8merh61j8cd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1789</text:p>
          </table:table-cell>
          <table:table-cell office:value-type="string">
            <text:p>0.91856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36wdukv3szuxnzzew97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894816</text:p>
          </table:table-cell>
          <table:table-cell office:value-type="string">
            <text:p>0.90959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9aqwickih4fsgjgm99e.html</text:p>
          </table:table-cell>
          <table:table-cell office:value-type="string">
            <text:p>good</text:p>
          </table:table-cell>
          <table:table-cell office:value-type="float" office:value="30">
            <text:p>30</text:p>
          </table:table-cell>
          <table:table-cell office:value-type="string">
            <text:p>0.131393</text:p>
          </table:table-cell>
          <table:table-cell office:value-type="string">
            <text:p>0.93029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4kf2cvxoqhb0gmxgl3r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4514</text:p>
          </table:table-cell>
          <table:table-cell office:value-type="string">
            <text:p>0.91565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9vh7fiafxf81rp3w2lpf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5397</text:p>
          </table:table-cell>
          <table:table-cell office:value-type="string">
            <text:p>0.92739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14t4dbiubdofcbm5r26w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52766</text:p>
          </table:table-cell>
          <table:table-cell office:value-type="string">
            <text:p>1.0260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8jsz8pw35j6bqndp4bp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70136</text:p>
          </table:table-cell>
          <table:table-cell office:value-type="string">
            <text:p>1.981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r02nignb2j4g2c1rmoh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620244</text:p>
          </table:table-cell>
          <table:table-cell office:value-type="string">
            <text:p>0.93532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be8t5vako5bz4r3dwl2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39422</text:p>
          </table:table-cell>
          <table:table-cell office:value-type="string">
            <text:p>0.93057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64yvsu565f2l8wv854wh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4113</text:p>
          </table:table-cell>
          <table:table-cell office:value-type="string">
            <text:p>0.92026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xs5mnip8w6g787rs9s4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13645</text:p>
          </table:table-cell>
          <table:table-cell office:value-type="string">
            <text:p>0.015567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ut45eh63lpzec1v3bgk.html</text:p>
          </table:table-cell>
          <table:table-cell office:value-type="string">
            <text:p>good</text:p>
          </table:table-cell>
          <table:table-cell office:value-type="float" office:value="19">
            <text:p>19</text:p>
          </table:table-cell>
          <table:table-cell office:value-type="string">
            <text:p>0.0579808</text:p>
          </table:table-cell>
          <table:table-cell office:value-type="string">
            <text:p>0.91964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ir35e5091ibh82yx4ss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615076</text:p>
          </table:table-cell>
          <table:table-cell office:value-type="string">
            <text:p>0.92545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1e9ozso1a2aa8v3sb37u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9266</text:p>
          </table:table-cell>
          <table:table-cell office:value-type="string">
            <text:p>0.91063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ttum5fy05n9d9u17sjm3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9005</text:p>
          </table:table-cell>
          <table:table-cell office:value-type="string">
            <text:p>0.91141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xclhnuplbeamhd6otes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0301</text:p>
          </table:table-cell>
          <table:table-cell office:value-type="string">
            <text:p>0.91345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uhrb2vuk713fxt1s1cff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613174</text:p>
          </table:table-cell>
          <table:table-cell office:value-type="string">
            <text:p>0.91309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fd86pf1skkggbr8v3k8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8046</text:p>
          </table:table-cell>
          <table:table-cell office:value-type="string">
            <text:p>0.90963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mx7r5rpv6miqy7ezigj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5515</text:p>
          </table:table-cell>
          <table:table-cell office:value-type="string">
            <text:p>0.9149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160pq3lfwzxptns0854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5402</text:p>
          </table:table-cell>
          <table:table-cell office:value-type="string">
            <text:p>0.91218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20fne5grnvy7kx8e8cm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1852</text:p>
          </table:table-cell>
          <table:table-cell office:value-type="string">
            <text:p>0.90653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zizia2q35wqnxktgela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0710763</text:p>
          </table:table-cell>
          <table:table-cell office:value-type="string">
            <text:p>0.90998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zrxuknhut6ditxtur5wx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0644639</text:p>
          </table:table-cell>
          <table:table-cell office:value-type="string">
            <text:p>0.91751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ef9m037ri49j68bwu7g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0695</text:p>
          </table:table-cell>
          <table:table-cell office:value-type="string">
            <text:p>0.91182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1rw1da7c3p2rfea8896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02686</text:p>
          </table:table-cell>
          <table:table-cell office:value-type="string">
            <text:p>0.017839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2o11w6bfg39x56ds1cou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3917</text:p>
          </table:table-cell>
          <table:table-cell office:value-type="string">
            <text:p>0.9137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uhe4mcqvypj6p64tui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3292</text:p>
          </table:table-cell>
          <table:table-cell office:value-type="string">
            <text:p>0.90754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pid89h539i40daycfze3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4631</text:p>
          </table:table-cell>
          <table:table-cell office:value-type="string">
            <text:p>0.90957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2wgk7tebquws60yfbdo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62516</text:p>
          </table:table-cell>
          <table:table-cell office:value-type="string">
            <text:p>0.030089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2c5gn8bao3w2nb14ekzu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573</text:p>
          </table:table-cell>
          <table:table-cell office:value-type="string">
            <text:p>0.92358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t5skqz1wjg6usbjounpl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24679</text:p>
          </table:table-cell>
          <table:table-cell office:value-type="string">
            <text:p>0.016593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9hx3oilp757vr6ub6bu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9047</text:p>
          </table:table-cell>
          <table:table-cell office:value-type="string">
            <text:p>0.029441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j2j01yasl3ryta2to2l.html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office:value-type="string">
            <text:p>0.314356</text:p>
          </table:table-cell>
          <table:table-cell office:value-type="string">
            <text:p>0.90760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t2cc2m6st8ko1mpczvmc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0874403</text:p>
          </table:table-cell>
          <table:table-cell office:value-type="string">
            <text:p>0.9192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qnq10e4td69qiar1ntl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9687</text:p>
          </table:table-cell>
          <table:table-cell office:value-type="string">
            <text:p>0.023737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kbxtmxkt0arpubuaalmk.html</text:p>
          </table:table-cell>
          <table:table-cell office:value-type="string">
            <text:p>good</text:p>
          </table:table-cell>
          <table:table-cell office:value-type="float" office:value="16">
            <text:p>16</text:p>
          </table:table-cell>
          <table:table-cell office:value-type="string">
            <text:p>0.0104549</text:p>
          </table:table-cell>
          <table:table-cell office:value-type="string">
            <text:p>0.020179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5pm0uf2tgftuyjmnzhl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162725</text:p>
          </table:table-cell>
          <table:table-cell office:value-type="string">
            <text:p>0.90676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jqdmfxqp37nzbtrv1rh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0538706</text:p>
          </table:table-cell>
          <table:table-cell office:value-type="string">
            <text:p>0.90952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lsc7y3yqb63e2abzcb4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1244</text:p>
          </table:table-cell>
          <table:table-cell office:value-type="string">
            <text:p>0.92701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3568bfvdtid0siptebv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69544</text:p>
          </table:table-cell>
          <table:table-cell office:value-type="string">
            <text:p>0.012018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fg70kppqh88a88zilc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53179</text:p>
          </table:table-cell>
          <table:table-cell office:value-type="string">
            <text:p>0.035218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275glw5t36zuel3gzxs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786088</text:p>
          </table:table-cell>
          <table:table-cell office:value-type="string">
            <text:p>0.0095267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jucdhwclej1rw83hg0n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84305</text:p>
          </table:table-cell>
          <table:table-cell office:value-type="string">
            <text:p>0.012160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zozzsq7s8mtjgvnuufuq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113901</text:p>
          </table:table-cell>
          <table:table-cell office:value-type="string">
            <text:p>0.045579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qvv20w1eo08ul6fagrbo.html</text:p>
          </table:table-cell>
          <table:table-cell office:value-type="string">
            <text:p>good</text:p>
          </table:table-cell>
          <table:table-cell office:value-type="float" office:value="24">
            <text:p>24</text:p>
          </table:table-cell>
          <table:table-cell office:value-type="string">
            <text:p>0.0466147</text:p>
          </table:table-cell>
          <table:table-cell office:value-type="string">
            <text:p>0.90933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xcm0sm3lun48w3tqwqs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0294</text:p>
          </table:table-cell>
          <table:table-cell office:value-type="string">
            <text:p>0.017267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uhn14pbq93vpojiszl0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8447</text:p>
          </table:table-cell>
          <table:table-cell office:value-type="string">
            <text:p>0.90443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ysxvwymrgi93xwh0y04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2267</text:p>
          </table:table-cell>
          <table:table-cell office:value-type="string">
            <text:p>0.91327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6sjforgl1xzod0fkv2f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023</text:p>
          </table:table-cell>
          <table:table-cell office:value-type="string">
            <text:p>0.91770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h3e41lm76zlwghufp1f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193202</text:p>
          </table:table-cell>
          <table:table-cell office:value-type="string">
            <text:p>0.91983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xring6qukly8w92fzfu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403</text:p>
          </table:table-cell>
          <table:table-cell office:value-type="string">
            <text:p>0.92684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wx3bwre0ptbwd6tttxh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3409</text:p>
          </table:table-cell>
          <table:table-cell office:value-type="string">
            <text:p>0.92068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82yr719hjp4rs2jqr5j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183804</text:p>
          </table:table-cell>
          <table:table-cell office:value-type="string">
            <text:p>0.96795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judh9kl7ppsv7kgqyiv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166</text:p>
          </table:table-cell>
          <table:table-cell office:value-type="string">
            <text:p>0.91868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6zir4amesea977cleab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334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gn246st0111hlhkepk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8513</text:p>
          </table:table-cell>
          <table:table-cell office:value-type="string">
            <text:p>0.9334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y08o5xmihyv1r0k8orj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994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ohowtdttwdxj5zmxss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8359</text:p>
          </table:table-cell>
          <table:table-cell office:value-type="string">
            <text:p>0.022757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z3cticafyrrenfcu1z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546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6j30lbbv385hbzqqgd8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169069</text:p>
          </table:table-cell>
          <table:table-cell office:value-type="string">
            <text:p>0.92188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b98cd8uiasp7ltk38ch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8631</text:p>
          </table:table-cell>
          <table:table-cell office:value-type="string">
            <text:p>0.94908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faby28wilh8sf69qwbg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7523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u6c4l603dk1xpy03xki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5060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p9fr20z5d9cqw57fgke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402246</text:p>
          </table:table-cell>
          <table:table-cell office:value-type="string">
            <text:p>0.93519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k5jh5oimt65pkk2hyh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6186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62x8qpovi45uwxff8g9e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399757</text:p>
          </table:table-cell>
          <table:table-cell office:value-type="string">
            <text:p>0.91812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5jw9x662roe1e50b26i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815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mf5gpqcu3cx2mchjfoo.html</text:p>
          </table:table-cell>
          <table:table-cell office:value-type="string">
            <text:p>good</text:p>
          </table:table-cell>
          <table:table-cell office:value-type="float" office:value="28">
            <text:p>28</text:p>
          </table:table-cell>
          <table:table-cell office:value-type="string">
            <text:p>0.0742976</text:p>
          </table:table-cell>
          <table:table-cell office:value-type="string">
            <text:p>0.9074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2j5g8wjhu9qnh5nhuj09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0823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xs9fqcguty4foj18mim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396058</text:p>
          </table:table-cell>
          <table:table-cell office:value-type="string">
            <text:p>0.91531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me1lmb4jodyxesdhhzm7.html</text:p>
          </table:table-cell>
          <table:table-cell office:value-type="string">
            <text:p>good</text:p>
          </table:table-cell>
          <table:table-cell office:value-type="float" office:value="9">
            <text:p>9</text:p>
          </table:table-cell>
          <table:table-cell office:value-type="string">
            <text:p>0.00871474</text:p>
          </table:table-cell>
          <table:table-cell office:value-type="string">
            <text:p>0.020081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mehnbakg3gfigz3t304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401414</text:p>
          </table:table-cell>
          <table:table-cell office:value-type="string">
            <text:p>0.9198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32ib32mwzjentx3rz5i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401787</text:p>
          </table:table-cell>
          <table:table-cell office:value-type="string">
            <text:p>0.92877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jh88fwnl2itjb5laxj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3885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zdwndt7lhqtdo1qutoo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969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qxtmnmsk02xjbnta4tn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991014</text:p>
          </table:table-cell>
          <table:table-cell office:value-type="string">
            <text:p>0.01685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6zr5rggb0p6odmgdcfb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218192</text:p>
          </table:table-cell>
          <table:table-cell office:value-type="string">
            <text:p>0.90915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q0u5316ldc8p3ogjnc13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167772</text:p>
          </table:table-cell>
          <table:table-cell office:value-type="string">
            <text:p>0.90787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kozp2upouiay3yfdwp4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153075</text:p>
          </table:table-cell>
          <table:table-cell office:value-type="string">
            <text:p>0.95927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m4ofr4q1coqnxz82sg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6722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w8ag4iy35welurhkmbj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2176</text:p>
          </table:table-cell>
          <table:table-cell office:value-type="string">
            <text:p>0.91650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o048rjr9lgdqolb3jfm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1062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8ayq4i6o46pkz9aeeo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6331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hw5dm7xflui2e86hm078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5073</text:p>
          </table:table-cell>
          <table:table-cell office:value-type="string">
            <text:p>0.9306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qtrsmniwex8r1z48o3z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148619</text:p>
          </table:table-cell>
          <table:table-cell office:value-type="string">
            <text:p>0.96089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do7g4w9406h3fzdvf51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131143</text:p>
          </table:table-cell>
          <table:table-cell office:value-type="string">
            <text:p>0.91191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407lwl17uixxodpx46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597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gouhrph2hdreor8bl7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4154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kpp29ikbjft5w4k9a1b1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0898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k2uqq660vlnbg4tu07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8508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04agoeluefkuk5x9ela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894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3otc85fvfn9dmjg0tqm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068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brbfby49fd5tk5hlywkw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09431</text:p>
          </table:table-cell>
          <table:table-cell office:value-type="string">
            <text:p>0.91299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hajy92ukgqfh5dlds8ea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138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ebv1oy62mkqsu0d5x0o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09908</text:p>
          </table:table-cell>
          <table:table-cell office:value-type="string">
            <text:p>0.91282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sl9sw2fie6iwy0bzd3v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113342</text:p>
          </table:table-cell>
          <table:table-cell office:value-type="string">
            <text:p>0.912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kfdxft8nnsmcg32lul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263</text:p>
          </table:table-cell>
          <table:table-cell office:value-type="string">
            <text:p>0.91879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ppbmfbljzo5tep47tyjx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299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3rmtx9o0pn90x0a5idp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136475</text:p>
          </table:table-cell>
          <table:table-cell office:value-type="string">
            <text:p>0.92590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4b3cema83atr91n5k7e.html</text:p>
          </table:table-cell>
          <table:table-cell office:value-type="string">
            <text:p>good</text:p>
          </table:table-cell>
          <table:table-cell office:value-type="float" office:value="20">
            <text:p>20</text:p>
          </table:table-cell>
          <table:table-cell office:value-type="string">
            <text:p>0.00835552</text:p>
          </table:table-cell>
          <table:table-cell office:value-type="string">
            <text:p>0.022641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jcng61ogh8lsdl8b1pw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137113</text:p>
          </table:table-cell>
          <table:table-cell office:value-type="string">
            <text:p>0.91216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1k2q84ajgj7dt88xcnb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2845</text:p>
          </table:table-cell>
          <table:table-cell office:value-type="string">
            <text:p>0.91615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s1448bjblellnqrm576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08698</text:p>
          </table:table-cell>
          <table:table-cell office:value-type="string">
            <text:p>0.018626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jk0wxhvo1nedzwazetm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900407</text:p>
          </table:table-cell>
          <table:table-cell office:value-type="string">
            <text:p>0.011193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24h6wc7anwohxcmb0o3x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41633</text:p>
          </table:table-cell>
          <table:table-cell office:value-type="string">
            <text:p>0.027801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f3kz962t6bjuwz19bf81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17187</text:p>
          </table:table-cell>
          <table:table-cell office:value-type="string">
            <text:p>0.93786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y0ykz7rurgcb305cvqc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268831</text:p>
          </table:table-cell>
          <table:table-cell office:value-type="string">
            <text:p>0.93467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serawg8c6s7ni9332uz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15631</text:p>
          </table:table-cell>
          <table:table-cell office:value-type="string">
            <text:p>0.94283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6zlk7s38q9pso0ok8hj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31742</text:p>
          </table:table-cell>
          <table:table-cell office:value-type="string">
            <text:p>0.020346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dccexmb1vh4tpp5246l.html</text:p>
          </table:table-cell>
          <table:table-cell office:value-type="string">
            <text:p>good</text:p>
          </table:table-cell>
          <table:table-cell office:value-type="float" office:value="36">
            <text:p>36</text:p>
          </table:table-cell>
          <table:table-cell office:value-type="string">
            <text:p>0.059689</text:p>
          </table:table-cell>
          <table:table-cell office:value-type="string">
            <text:p>0.9272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uwgfuzvlcvi2oeloisg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16154</text:p>
          </table:table-cell>
          <table:table-cell office:value-type="string">
            <text:p>0.93217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jnhpvfl5kvi2h3u87w4.html</text:p>
          </table:table-cell>
          <table:table-cell office:value-type="string">
            <text:p>good</text:p>
          </table:table-cell>
          <table:table-cell office:value-type="float" office:value="28">
            <text:p>28</text:p>
          </table:table-cell>
          <table:table-cell office:value-type="string">
            <text:p>0.0766656</text:p>
          </table:table-cell>
          <table:table-cell office:value-type="string">
            <text:p>0.96827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u7rd5rkrykgl21w85wep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4396</text:p>
          </table:table-cell>
          <table:table-cell office:value-type="string">
            <text:p>0.96757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k7d9yaiw872d0o24j5c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0335</text:p>
          </table:table-cell>
          <table:table-cell office:value-type="string">
            <text:p>0.96763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fs3ro289nhcy8wywfjju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9581</text:p>
          </table:table-cell>
          <table:table-cell office:value-type="string">
            <text:p>0.96251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47jsxj6y814mu9qdp4t.html</text:p>
          </table:table-cell>
          <table:table-cell office:value-type="string">
            <text:p>good</text:p>
          </table:table-cell>
          <table:table-cell office:value-type="float" office:value="22">
            <text:p>22</text:p>
          </table:table-cell>
          <table:table-cell office:value-type="string">
            <text:p>0.0112455</text:p>
          </table:table-cell>
          <table:table-cell office:value-type="string">
            <text:p>0.030587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rkw35g3nmmv84mzyi8o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2616</text:p>
          </table:table-cell>
          <table:table-cell office:value-type="string">
            <text:p>0.968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d308vcnjn7rbqs668d9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3074</text:p>
          </table:table-cell>
          <table:table-cell office:value-type="string">
            <text:p>0.96252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liqjqig2myxjd0rp4jpe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086</text:p>
          </table:table-cell>
          <table:table-cell office:value-type="string">
            <text:p>0.91356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qoy519tntum41hsjzpbo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0878783</text:p>
          </table:table-cell>
          <table:table-cell office:value-type="string">
            <text:p>0.014498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zgwt6anvjmq8lcmgakt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3554</text:p>
          </table:table-cell>
          <table:table-cell office:value-type="string">
            <text:p>0.96757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7tjtbnjwnru8ige4qpk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2397</text:p>
          </table:table-cell>
          <table:table-cell office:value-type="string">
            <text:p>0.90733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bpn5bkxysk95xmni2a1w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5955</text:p>
          </table:table-cell>
          <table:table-cell office:value-type="string">
            <text:p>0.96843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lbf43zu4rarveafcdm7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135129</text:p>
          </table:table-cell>
          <table:table-cell office:value-type="string">
            <text:p>0.9181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mglkfq0lbzuo1vfkqq7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66448</text:p>
          </table:table-cell>
          <table:table-cell office:value-type="string">
            <text:p>0.05308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0p7oulv3e62jye2xt8j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7685</text:p>
          </table:table-cell>
          <table:table-cell office:value-type="string">
            <text:p>0.013226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7p5cutslu8t89pad9w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27788</text:p>
          </table:table-cell>
          <table:table-cell office:value-type="string">
            <text:p>0.025698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mp5hi3x5zi8z255hq4n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44</text:p>
          </table:table-cell>
          <table:table-cell office:value-type="string">
            <text:p>0.013005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rbzbzpn6wsc82gen08g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235337</text:p>
          </table:table-cell>
          <table:table-cell office:value-type="string">
            <text:p>0.90766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5gfo7a25pajf16apolgw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6183</text:p>
          </table:table-cell>
          <table:table-cell office:value-type="string">
            <text:p>0.91777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u10wdqtzbnjt15fm5pdk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6117</text:p>
          </table:table-cell>
          <table:table-cell office:value-type="string">
            <text:p>0.91437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2uabg8j3rjxfvhm5zr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8748</text:p>
          </table:table-cell>
          <table:table-cell office:value-type="string">
            <text:p>0.016512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oebiqpbf4l06ycorcu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246</text:p>
          </table:table-cell>
          <table:table-cell office:value-type="string">
            <text:p>0.014042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k80o9orc8spooail9rp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96491</text:p>
          </table:table-cell>
          <table:table-cell office:value-type="string">
            <text:p>0.020069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weanev9no7tjkveyoy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71104</text:p>
          </table:table-cell>
          <table:table-cell office:value-type="string">
            <text:p>0.025451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gtxj981qxi4mgop453f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102597</text:p>
          </table:table-cell>
          <table:table-cell office:value-type="string">
            <text:p>0.91389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mbton34sjh158b5jehih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7373</text:p>
          </table:table-cell>
          <table:table-cell office:value-type="string">
            <text:p>0.91342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fr0uqszgqmdftxyje8g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138275</text:p>
          </table:table-cell>
          <table:table-cell office:value-type="string">
            <text:p>0.91690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g3y69qticewgyt8qvm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7405</text:p>
          </table:table-cell>
          <table:table-cell office:value-type="string">
            <text:p>0.92214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in5zf67ymgr422gnsnv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0509</text:p>
          </table:table-cell>
          <table:table-cell office:value-type="string">
            <text:p>0.91653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lw7ie8ewv1t0utl4iki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4946</text:p>
          </table:table-cell>
          <table:table-cell office:value-type="string">
            <text:p>0.91358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ho1jhim605v8tclgmtbx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00871573</text:p>
          </table:table-cell>
          <table:table-cell office:value-type="string">
            <text:p>0.022308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z0qqzfb0677bpn9o5mu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38304</text:p>
          </table:table-cell>
          <table:table-cell office:value-type="string">
            <text:p>0.030610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1j7jw2lrgzqzb9vbdr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18912</text:p>
          </table:table-cell>
          <table:table-cell office:value-type="string">
            <text:p>0.018321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ayvonurwstrwswealwr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6444</text:p>
          </table:table-cell>
          <table:table-cell office:value-type="string">
            <text:p>0.97364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bugtv6z89ni2mtn3ioga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36405</text:p>
          </table:table-cell>
          <table:table-cell office:value-type="string">
            <text:p>0.018269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tpg5ym8wzsp7lzuiog5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95111</text:p>
          </table:table-cell>
          <table:table-cell office:value-type="string">
            <text:p>0.033528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tl1a1bny53heautzkidc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87293</text:p>
          </table:table-cell>
          <table:table-cell office:value-type="string">
            <text:p>0.034678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xqhkag2zy435ffbozz1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51422</text:p>
          </table:table-cell>
          <table:table-cell office:value-type="string">
            <text:p>0.027492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db757kn65cv0nebivpm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72621</text:p>
          </table:table-cell>
          <table:table-cell office:value-type="string">
            <text:p>0.033996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hyrwbvghiuo0qmyhc0lt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7896</text:p>
          </table:table-cell>
          <table:table-cell office:value-type="string">
            <text:p>0.95107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afd9cp12x5zb1dv3qg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3778</text:p>
          </table:table-cell>
          <table:table-cell office:value-type="string">
            <text:p>0.95062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jll8yxf9q05oqkcbmjc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58701</text:p>
          </table:table-cell>
          <table:table-cell office:value-type="string">
            <text:p>0.031608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ag60rc3vtl4pdbo64es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11148</text:p>
          </table:table-cell>
          <table:table-cell office:value-type="string">
            <text:p>0.026311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5o67d574ehd8hj1lx5t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9015</text:p>
          </table:table-cell>
          <table:table-cell office:value-type="string">
            <text:p>0.9506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l1zhgcqqt8nv51bepeus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3484</text:p>
          </table:table-cell>
          <table:table-cell office:value-type="string">
            <text:p>0.012300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l1qt5dnhbfdpduqxgz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9739</text:p>
          </table:table-cell>
          <table:table-cell office:value-type="string">
            <text:p>0.92899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6wpo7gc54spk9tkzdko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01437</text:p>
          </table:table-cell>
          <table:table-cell office:value-type="string">
            <text:p>0.031437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0yk20he9wen3gsqca8h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0113804</text:p>
          </table:table-cell>
          <table:table-cell office:value-type="string">
            <text:p>0.016981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qph6porb17ij8sxohkc6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02806</text:p>
          </table:table-cell>
          <table:table-cell office:value-type="string">
            <text:p>0.014970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f01uhh6q6c383xsjd9a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9803</text:p>
          </table:table-cell>
          <table:table-cell office:value-type="string">
            <text:p>0.021755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b99wd950jvy6x27mly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9007</text:p>
          </table:table-cell>
          <table:table-cell office:value-type="string">
            <text:p>0.9204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826547vwji61gxym3hk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3686</text:p>
          </table:table-cell>
          <table:table-cell office:value-type="string">
            <text:p>0.013411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v92x9j4gz32pbhy890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7183</text:p>
          </table:table-cell>
          <table:table-cell office:value-type="string">
            <text:p>0.91329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t0ut0ugnzw3q4z5sjl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58551</text:p>
          </table:table-cell>
          <table:table-cell office:value-type="string">
            <text:p>0.028391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be496z3d87oqp548hrbe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9866</text:p>
          </table:table-cell>
          <table:table-cell office:value-type="string">
            <text:p>0.92494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i2zknouvtdtq7zbb0t2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367</text:p>
          </table:table-cell>
          <table:table-cell office:value-type="string">
            <text:p>0.9210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1qx25vspio8joru7i6g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2332</text:p>
          </table:table-cell>
          <table:table-cell office:value-type="string">
            <text:p>0.92840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p2c23ge1ejt3v055cdzo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8289</text:p>
          </table:table-cell>
          <table:table-cell office:value-type="string">
            <text:p>0.93658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umvfggbdaegpygucxif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09</text:p>
          </table:table-cell>
          <table:table-cell office:value-type="string">
            <text:p>0.93502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0ka4ca1zl4ao1z9aukw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74659</text:p>
          </table:table-cell>
          <table:table-cell office:value-type="string">
            <text:p>0.95799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g5xcfpvi8v3xcy8tsyl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74738</text:p>
          </table:table-cell>
          <table:table-cell office:value-type="string">
            <text:p>0.060522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e0fq6yanjq1r1zx8d6a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2703</text:p>
          </table:table-cell>
          <table:table-cell office:value-type="string">
            <text:p>0.92451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o4paab0oww1ymhdajnv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808438</text:p>
          </table:table-cell>
          <table:table-cell office:value-type="string">
            <text:p>0.013224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tz44muxrx0ugv1w0u0dl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0606432</text:p>
          </table:table-cell>
          <table:table-cell office:value-type="string">
            <text:p>0.90455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bdqgtj8o3lm3oqpafwv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9353</text:p>
          </table:table-cell>
          <table:table-cell office:value-type="string">
            <text:p>0.91856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d3qayxelvck3s4xa24f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0509932</text:p>
          </table:table-cell>
          <table:table-cell office:value-type="string">
            <text:p>0.91125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ge4eyo1t89prsc0d8k3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7367</text:p>
          </table:table-cell>
          <table:table-cell office:value-type="string">
            <text:p>0.90497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hxsqj3qdbz0ry49m0wu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280277</text:p>
          </table:table-cell>
          <table:table-cell office:value-type="string">
            <text:p>0.9348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moks3xnd2y4mps3xt83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8788</text:p>
          </table:table-cell>
          <table:table-cell office:value-type="string">
            <text:p>0.90683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5oupmrij66c8wmurwlex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7704</text:p>
          </table:table-cell>
          <table:table-cell office:value-type="string">
            <text:p>0.90432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eyzpvxbfjnzg5dmjkhq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0704</text:p>
          </table:table-cell>
          <table:table-cell office:value-type="string">
            <text:p>0.90737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51dd2d4j251vo1eybpp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26105</text:p>
          </table:table-cell>
          <table:table-cell office:value-type="string">
            <text:p>0.021143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632pvnw2ubwtyghkbxaj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207</text:p>
          </table:table-cell>
          <table:table-cell office:value-type="string">
            <text:p>0.91143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f2iqjtjo7waghy7ven3u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4755</text:p>
          </table:table-cell>
          <table:table-cell office:value-type="string">
            <text:p>0.91507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u225c19dvbsbtncq5nvb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284325</text:p>
          </table:table-cell>
          <table:table-cell office:value-type="string">
            <text:p>0.94397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zxyz39p04svk3pxjt12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5392</text:p>
          </table:table-cell>
          <table:table-cell office:value-type="string">
            <text:p>0.90824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b582clfvglduegy8wt5g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201949</text:p>
          </table:table-cell>
          <table:table-cell office:value-type="string">
            <text:p>0.075573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e362qgk2u1fvyksfnm5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1934</text:p>
          </table:table-cell>
          <table:table-cell office:value-type="string">
            <text:p>0.92326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qymepcjg0z4fzn4oxa4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4773</text:p>
          </table:table-cell>
          <table:table-cell office:value-type="string">
            <text:p>0.9203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00bc57pxxov43t3jt53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756</text:p>
          </table:table-cell>
          <table:table-cell office:value-type="string">
            <text:p>0.9222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cifv35l2icoaolzveo6.html</text:p>
          </table:table-cell>
          <table:table-cell office:value-type="string">
            <text:p>good</text:p>
          </table:table-cell>
          <table:table-cell office:value-type="float" office:value="29">
            <text:p>29</text:p>
          </table:table-cell>
          <table:table-cell office:value-type="string">
            <text:p>0.071933</text:p>
          </table:table-cell>
          <table:table-cell office:value-type="string">
            <text:p>0.92488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1cmji1oyohkoigtlh9qn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117468</text:p>
          </table:table-cell>
          <table:table-cell office:value-type="string">
            <text:p>0.91869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387wepepf5y7v3xlsaw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4707</text:p>
          </table:table-cell>
          <table:table-cell office:value-type="string">
            <text:p>0.92333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dtynj9k56yrg01heimm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3672</text:p>
          </table:table-cell>
          <table:table-cell office:value-type="string">
            <text:p>0.929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meb584we2ftx4mcrx3h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3472</text:p>
          </table:table-cell>
          <table:table-cell office:value-type="string">
            <text:p>0.92000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h15eppgda66resy81hz8.html</text:p>
          </table:table-cell>
          <table:table-cell office:value-type="string">
            <text:p>good</text:p>
          </table:table-cell>
          <table:table-cell office:value-type="float" office:value="15">
            <text:p>15</text:p>
          </table:table-cell>
          <table:table-cell office:value-type="string">
            <text:p>0.129667</text:p>
          </table:table-cell>
          <table:table-cell office:value-type="string">
            <text:p>0.90751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kzymg2rlf6b6z6ld5o4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974217</text:p>
          </table:table-cell>
          <table:table-cell office:value-type="string">
            <text:p>0.015805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f3g291dwmwj8to1o4m8r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3024</text:p>
          </table:table-cell>
          <table:table-cell office:value-type="string">
            <text:p>0.91557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9k4qd0a2p35z6wqzggg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2673</text:p>
          </table:table-cell>
          <table:table-cell office:value-type="string">
            <text:p>0.90913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zz2kzatynragppw980a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135</text:p>
          </table:table-cell>
          <table:table-cell office:value-type="string">
            <text:p>0.91719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yhwou19qawz9bmwat5d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8883</text:p>
          </table:table-cell>
          <table:table-cell office:value-type="string">
            <text:p>0.9098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4x0svwarl3gr1pyau1e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314174</text:p>
          </table:table-cell>
          <table:table-cell office:value-type="string">
            <text:p>0.91711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ihfjrlp0c3vd1gden13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7972</text:p>
          </table:table-cell>
          <table:table-cell office:value-type="string">
            <text:p>0.90934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o7t7ggv81datehei81i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02166</text:p>
          </table:table-cell>
          <table:table-cell office:value-type="string">
            <text:p>0.95063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1markq8etbjfjbpwz86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05714</text:p>
          </table:table-cell>
          <table:table-cell office:value-type="string">
            <text:p>0.014150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hb1eyilvm7z1t6z8ydo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2113</text:p>
          </table:table-cell>
          <table:table-cell office:value-type="string">
            <text:p>0.91127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fzqsze9qm01m4csfvyf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00972549</text:p>
          </table:table-cell>
          <table:table-cell office:value-type="string">
            <text:p>0.021956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6n72h860q72thqajpo0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12613</text:p>
          </table:table-cell>
          <table:table-cell office:value-type="string">
            <text:p>0.017246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jzrhd63c6gvqb4ie485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2598</text:p>
          </table:table-cell>
          <table:table-cell office:value-type="string">
            <text:p>0.90997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q75mqi1g677pqzqdo5sm.html</text:p>
          </table:table-cell>
          <table:table-cell office:value-type="string">
            <text:p>good</text:p>
          </table:table-cell>
          <table:table-cell office:value-type="float" office:value="18">
            <text:p>18</text:p>
          </table:table-cell>
          <table:table-cell office:value-type="string">
            <text:p>0.109828</text:p>
          </table:table-cell>
          <table:table-cell office:value-type="string">
            <text:p>0.91011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fwu8opt9z9dc557yo0l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29033</text:p>
          </table:table-cell>
          <table:table-cell office:value-type="string">
            <text:p>0.93383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ojkg16eil092ddu736o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68112</text:p>
          </table:table-cell>
          <table:table-cell office:value-type="string">
            <text:p>0.032086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m9pb4h4un8e4y70zhdz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4434</text:p>
          </table:table-cell>
          <table:table-cell office:value-type="string">
            <text:p>0.91291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5j55tj2euchyhww6sm6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0087</text:p>
          </table:table-cell>
          <table:table-cell office:value-type="string">
            <text:p>0.90991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4h68t99ac5pfv061rgs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8909</text:p>
          </table:table-cell>
          <table:table-cell office:value-type="string">
            <text:p>0.94362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3udini1e45gv917n5ty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3455</text:p>
          </table:table-cell>
          <table:table-cell office:value-type="string">
            <text:p>0.91620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5wzncgg6x9rl2j0slzi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415089</text:p>
          </table:table-cell>
          <table:table-cell office:value-type="string">
            <text:p>0.9202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i1od0ak49aovh6ijiay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3277</text:p>
          </table:table-cell>
          <table:table-cell office:value-type="string">
            <text:p>0.90823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zbpxyfff4ur0sx3ct71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14439</text:p>
          </table:table-cell>
          <table:table-cell office:value-type="string">
            <text:p>0.025335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ml6ydu0rp74132on1d71.html</text:p>
          </table:table-cell>
          <table:table-cell office:value-type="string">
            <text:p>good</text:p>
          </table:table-cell>
          <table:table-cell office:value-type="float" office:value="27">
            <text:p>27</text:p>
          </table:table-cell>
          <table:table-cell office:value-type="string">
            <text:p>0.0113735</text:p>
          </table:table-cell>
          <table:table-cell office:value-type="string">
            <text:p>0.067771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97gv27txlopzrmggluf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20891</text:p>
          </table:table-cell>
          <table:table-cell office:value-type="string">
            <text:p>0.02590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4bbag8se6m1rs8it2j7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8285</text:p>
          </table:table-cell>
          <table:table-cell office:value-type="string">
            <text:p>0.96914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tdqikorn3er6ksz2jibj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890181</text:p>
          </table:table-cell>
          <table:table-cell office:value-type="string">
            <text:p>0.0095885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a7cwp7s2210vsevm4fo.html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office:value-type="string">
            <text:p>0.00679271</text:p>
          </table:table-cell>
          <table:table-cell office:value-type="string">
            <text:p>0.0084807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nfxjtxp86tjrh896ofr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5741</text:p>
          </table:table-cell>
          <table:table-cell office:value-type="string">
            <text:p>0.96806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ppwffaezxi7nikabg7j8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34697</text:p>
          </table:table-cell>
          <table:table-cell office:value-type="string">
            <text:p>0.96819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wji0dfyzi17ksnyi4nx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6624</text:p>
          </table:table-cell>
          <table:table-cell office:value-type="string">
            <text:p>0.95986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zv3mf8q9w3cxu6amr8a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0102566</text:p>
          </table:table-cell>
          <table:table-cell office:value-type="string">
            <text:p>0.014794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m41g64rgnvp0sh4x571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35393</text:p>
          </table:table-cell>
          <table:table-cell office:value-type="string">
            <text:p>0.96800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4980pttr1mrmvbutnz46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24953</text:p>
          </table:table-cell>
          <table:table-cell office:value-type="string">
            <text:p>1.0070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x66d3imxmr7h5ecwxcw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0108423</text:p>
          </table:table-cell>
          <table:table-cell office:value-type="string">
            <text:p>0.020116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baybqll8s4nqnefyp84m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196827</text:p>
          </table:table-cell>
          <table:table-cell office:value-type="string">
            <text:p>0.94952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r3zv9lb3aver1lkywj9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05883</text:p>
          </table:table-cell>
          <table:table-cell office:value-type="string">
            <text:p>0.012771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t1xfggbuinakcq6ezfe6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42953</text:p>
          </table:table-cell>
          <table:table-cell office:value-type="string">
            <text:p>0.96890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ev6e39owf4f5s4kb5b8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23374</text:p>
          </table:table-cell>
          <table:table-cell office:value-type="string">
            <text:p>0.016805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mh1u5fgy9cr1632gizd6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205969</text:p>
          </table:table-cell>
          <table:table-cell office:value-type="string">
            <text:p>0.031433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lllodlgvswyrph4dt8z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73579</text:p>
          </table:table-cell>
          <table:table-cell office:value-type="string">
            <text:p>0.018637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ioyxkm5ucogden7pov5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38944</text:p>
          </table:table-cell>
          <table:table-cell office:value-type="string">
            <text:p>0.96055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eps0w0gggea8taoqi98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4548</text:p>
          </table:table-cell>
          <table:table-cell office:value-type="string">
            <text:p>0.91445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mksc72zaa0hbsu0dtbr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37663</text:p>
          </table:table-cell>
          <table:table-cell office:value-type="string">
            <text:p>0.023965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rgyzt7dzgz20fzapsgg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9405</text:p>
          </table:table-cell>
          <table:table-cell office:value-type="string">
            <text:p>0.91574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rczmmmjw86egbyx5wkdj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979486</text:p>
          </table:table-cell>
          <table:table-cell office:value-type="string">
            <text:p>0.017923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ze039682b4a30zyhuxt4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208185</text:p>
          </table:table-cell>
          <table:table-cell office:value-type="string">
            <text:p>0.038977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z5qmm051kknwjii67cs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7393</text:p>
          </table:table-cell>
          <table:table-cell office:value-type="string">
            <text:p>0.93902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vrvatmrmbd81fv2zejz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46754</text:p>
          </table:table-cell>
          <table:table-cell office:value-type="string">
            <text:p>0.022705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vtxuv566p98qlharp3eu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2392</text:p>
          </table:table-cell>
          <table:table-cell office:value-type="string">
            <text:p>0.91098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xs6ron8nl4fyg40h97u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2573</text:p>
          </table:table-cell>
          <table:table-cell office:value-type="string">
            <text:p>0.91115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430p1h9ct3qi0p99cdk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7955</text:p>
          </table:table-cell>
          <table:table-cell office:value-type="string">
            <text:p>0.90931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1p1u44cv4kuiye642i58.html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office:value-type="string">
            <text:p>0.318479</text:p>
          </table:table-cell>
          <table:table-cell office:value-type="string">
            <text:p>0.91549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5km7svdhpdgsjk2wkr8e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73047</text:p>
          </table:table-cell>
          <table:table-cell office:value-type="string">
            <text:p>0.030166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7fb5ajbkizdjr2zxc0a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8046</text:p>
          </table:table-cell>
          <table:table-cell office:value-type="string">
            <text:p>0.92296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1esb9f5ugto7ybzthga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33293</text:p>
          </table:table-cell>
          <table:table-cell office:value-type="string">
            <text:p>0.0213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q2pt5g7kncbtyia1w6ef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10866</text:p>
          </table:table-cell>
          <table:table-cell office:value-type="string">
            <text:p>0.016052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f684b6x2jgtmyjp0l39i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4613</text:p>
          </table:table-cell>
          <table:table-cell office:value-type="string">
            <text:p>0.92474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29rz6kzez42mshpbmys4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218175</text:p>
          </table:table-cell>
          <table:table-cell office:value-type="string">
            <text:p>0.032146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uw80bffcjx0u2l6home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19352</text:p>
          </table:table-cell>
          <table:table-cell office:value-type="string">
            <text:p>0.016533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o2433zuc5b8w6g5el83.html</text:p>
          </table:table-cell>
          <table:table-cell office:value-type="string">
            <text:p>good</text:p>
          </table:table-cell>
          <table:table-cell office:value-type="float" office:value="21">
            <text:p>21</text:p>
          </table:table-cell>
          <table:table-cell office:value-type="string">
            <text:p>0.136917</text:p>
          </table:table-cell>
          <table:table-cell office:value-type="string">
            <text:p>0.91151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ppnw8dzeigzf987bfnh3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29342</text:p>
          </table:table-cell>
          <table:table-cell office:value-type="string">
            <text:p>0.016193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5nu5tietlmvofuheq09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41245</text:p>
          </table:table-cell>
          <table:table-cell office:value-type="string">
            <text:p>0.02501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gz0bofx75nuxnm89nqnz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31312</text:p>
          </table:table-cell>
          <table:table-cell office:value-type="string">
            <text:p>0.018405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xcgpubhd75owqs4bybb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9038</text:p>
          </table:table-cell>
          <table:table-cell office:value-type="string">
            <text:p>0.014840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jxxg19n8pky5b7wyxa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7359</text:p>
          </table:table-cell>
          <table:table-cell office:value-type="string">
            <text:p>0.93675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6du688nyg6g4h6hzv0i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1137</text:p>
          </table:table-cell>
          <table:table-cell office:value-type="string">
            <text:p>0.90989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4peg134dhhsifxpyyu2y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2387</text:p>
          </table:table-cell>
          <table:table-cell office:value-type="string">
            <text:p>0.90584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ny2qruk8c5p0n2brzf2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2101</text:p>
          </table:table-cell>
          <table:table-cell office:value-type="string">
            <text:p>0.913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z4ruxk4i61t9wnwfpyu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2371</text:p>
          </table:table-cell>
          <table:table-cell office:value-type="string">
            <text:p>0.90755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nguzbjhfg7lek54sbgg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8967</text:p>
          </table:table-cell>
          <table:table-cell office:value-type="string">
            <text:p>0.93877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673sayy4h0h599z0d5of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82996</text:p>
          </table:table-cell>
          <table:table-cell office:value-type="string">
            <text:p>1.0060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9o10ug3dfwpb16z1cxc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62549</text:p>
          </table:table-cell>
          <table:table-cell office:value-type="string">
            <text:p>0.033567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cx9wzpoj5x36c8o4qf2b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1499</text:p>
          </table:table-cell>
          <table:table-cell office:value-type="string">
            <text:p>0.90793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y8iq5a0kwjdn36gkkz6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7197</text:p>
          </table:table-cell>
          <table:table-cell office:value-type="string">
            <text:p>0.010301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34nn3jhjodgjqdz8dbs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10961</text:p>
          </table:table-cell>
          <table:table-cell office:value-type="string">
            <text:p>0.020293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qyetxnvcvjid1wntd32p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04984</text:p>
          </table:table-cell>
          <table:table-cell office:value-type="string">
            <text:p>0.011309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kkrscvfe3ffv3yjooqh7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239533</text:p>
          </table:table-cell>
          <table:table-cell office:value-type="string">
            <text:p>0.04116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b6jsa18fy3g83oqk2cis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7719</text:p>
          </table:table-cell>
          <table:table-cell office:value-type="string">
            <text:p>0.96171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sh1cg6c6stdx10f6lxl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00981562</text:p>
          </table:table-cell>
          <table:table-cell office:value-type="string">
            <text:p>0.037159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qdyj4foom84h3a4834z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8271</text:p>
          </table:table-cell>
          <table:table-cell office:value-type="string">
            <text:p>0.034147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f1funlewlg00dvv9oem0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3687</text:p>
          </table:table-cell>
          <table:table-cell office:value-type="string">
            <text:p>0.91612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wkeejh8gt4gepwscmzq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7155</text:p>
          </table:table-cell>
          <table:table-cell office:value-type="string">
            <text:p>0.91877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slkjo29d485zadpor11g.html</text:p>
          </table:table-cell>
          <table:table-cell office:value-type="string">
            <text:p>good</text:p>
          </table:table-cell>
          <table:table-cell office:value-type="float" office:value="17">
            <text:p>17</text:p>
          </table:table-cell>
          <table:table-cell office:value-type="string">
            <text:p>0.1687</text:p>
          </table:table-cell>
          <table:table-cell office:value-type="string">
            <text:p>0.91028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os0jtb41mby6t5dz2va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6722</text:p>
          </table:table-cell>
          <table:table-cell office:value-type="string">
            <text:p>0.016763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2zo1vupdozaqs0q87ytb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2173</text:p>
          </table:table-cell>
          <table:table-cell office:value-type="string">
            <text:p>0.0091520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kjlsv5gfgstzv738o1j1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162236</text:p>
          </table:table-cell>
          <table:table-cell office:value-type="string">
            <text:p>0.92178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13mvhona0385y1aq9uk1.html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office:value-type="string">
            <text:p>0.00706301</text:p>
          </table:table-cell>
          <table:table-cell office:value-type="string">
            <text:p>0.0080300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lb80ftaeblf2vk8oszc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190666</text:p>
          </table:table-cell>
          <table:table-cell office:value-type="string">
            <text:p>0.92199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b6piab1wz9ct117cs6p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0118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2jew8za32dq6gg28sh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604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7rx0w3hd33zh66r0nu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2829</text:p>
          </table:table-cell>
          <table:table-cell office:value-type="string">
            <text:p>0.01513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xt1nldlpkv55oawu9v9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4198</text:p>
          </table:table-cell>
          <table:table-cell office:value-type="string">
            <text:p>0.014572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22xs0t1otqvf9qwqlo4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033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l13ntpfpobcao6uf08k2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91027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y491ui3wtinvdbmbi17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6949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u9xu1yj84dio7f0viwhx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6448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xllesldfp7qnv2p5jm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4286</text:p>
          </table:table-cell>
          <table:table-cell office:value-type="string">
            <text:p>0.90947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v6c221p4uzscfgcqbjx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404</text:p>
          </table:table-cell>
          <table:table-cell office:value-type="string">
            <text:p>0.91020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i6mj557r8d3e7om0gh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4248</text:p>
          </table:table-cell>
          <table:table-cell office:value-type="string">
            <text:p>0.91103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etw60b58o8ryxw1dczu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6308</text:p>
          </table:table-cell>
          <table:table-cell office:value-type="string">
            <text:p>0.91473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p3nhi1gbespzes6ywfk4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34025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tppwj2f9zlv5wpf8o4x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247628</text:p>
          </table:table-cell>
          <table:table-cell office:value-type="string">
            <text:p>0.03900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hu3jrzpqnuxmpackf9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8615</text:p>
          </table:table-cell>
          <table:table-cell office:value-type="string">
            <text:p>0.93116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8eie6s5fvo0vk04f70l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373144</text:p>
          </table:table-cell>
          <table:table-cell office:value-type="string">
            <text:p>0.92761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5xdbdby6ccwvf15krqr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5492</text:p>
          </table:table-cell>
          <table:table-cell office:value-type="string">
            <text:p>0.91163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d4srelzlcu0g8btkk2zx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187</text:p>
          </table:table-cell>
          <table:table-cell office:value-type="string">
            <text:p>0.92896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3nez1e0pcrjcpryp0eyg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32471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09ec9y8tihrl5w0tato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999</text:p>
          </table:table-cell>
          <table:table-cell office:value-type="string">
            <text:p>0.90793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hlnnrl2cdhtom2qo2gg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4917</text:p>
          </table:table-cell>
          <table:table-cell office:value-type="string">
            <text:p>0.012994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t0wnmgpxfodibjznjuo1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1217</text:p>
          </table:table-cell>
          <table:table-cell office:value-type="string">
            <text:p>0.0113721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d1o4jido6w9eowwpyv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4665</text:p>
          </table:table-cell>
          <table:table-cell office:value-type="string">
            <text:p>0.0122323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ne8s46yeboo3cf24l5t9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7021</text:p>
          </table:table-cell>
          <table:table-cell office:value-type="string">
            <text:p>0.011939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ewovp1fgjgveihlybt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987</text:p>
          </table:table-cell>
          <table:table-cell office:value-type="string">
            <text:p>0.0190216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51odz5ysrept1aforhy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69238</text:p>
          </table:table-cell>
          <table:table-cell office:value-type="string">
            <text:p>0.023122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z9aj3gifjnd280s30wdb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00919914</text:p>
          </table:table-cell>
          <table:table-cell office:value-type="string">
            <text:p>0.013255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omjl2wwekcyms9ctrxs0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139208</text:p>
          </table:table-cell>
          <table:table-cell office:value-type="string">
            <text:p>0.90542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1yx6e297crqj2gbojf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52701</text:p>
          </table:table-cell>
          <table:table-cell office:value-type="string">
            <text:p>0.020519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k4ji4pr35n46n9l8zouf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44569</text:p>
          </table:table-cell>
          <table:table-cell office:value-type="string">
            <text:p>0.028216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gdgi717qx9o2it2c3ly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0881867</text:p>
          </table:table-cell>
          <table:table-cell office:value-type="string">
            <text:p>0.927518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8w97r34k4rtpgr425e2c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0409</text:p>
          </table:table-cell>
          <table:table-cell office:value-type="string">
            <text:p>0.92109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i040atzuwckzxhvyhp24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00769</text:p>
          </table:table-cell>
          <table:table-cell office:value-type="string">
            <text:p>0.922632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nfk9gxt8ncx574phokg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0968</text:p>
          </table:table-cell>
          <table:table-cell office:value-type="string">
            <text:p>0.93026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z164ybmdt2x1e346jbvu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9875</text:p>
          </table:table-cell>
          <table:table-cell office:value-type="string">
            <text:p>0.921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h6kud4dm9t7gtnd4q9x2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10452</text:p>
          </table:table-cell>
          <table:table-cell office:value-type="string">
            <text:p>0.925909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7ce33gdrj9543oxofjqa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97515</text:p>
          </table:table-cell>
          <table:table-cell office:value-type="string">
            <text:p>0.061357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w7ezm1g3w3xyu5lvaxsb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99815</text:p>
          </table:table-cell>
          <table:table-cell office:value-type="string">
            <text:p>0.968254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a6jozfdhhsfiqdhdb0cv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0108</text:p>
          </table:table-cell>
          <table:table-cell office:value-type="string">
            <text:p>0.913137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9qtfzi349jguzgc7kypc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132</text:p>
          </table:table-cell>
          <table:table-cell office:value-type="string">
            <text:p>0.917455</text:p>
          </table:table-cell>
          <table:table-cell table:number-columns-repeated="3"/>
        </table:table-row>
        <table:table-row table:style-name="ro1">
          <table:table-cell office:value-type="string">
            <text:p>http://multimediatechnology.at/~fhs33741/web-crawler/jcwd0noajwhhvsoej6hp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1676</text:p>
          </table:table-cell>
          <table:table-cell office:value-type="string">
            <text:p>0.91410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8ry4g74ofw564feeaej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2425</text:p>
          </table:table-cell>
          <table:table-cell office:value-type="string">
            <text:p>0.91698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7h2iffao49sld3z6zmsb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2984</text:p>
          </table:table-cell>
          <table:table-cell office:value-type="string">
            <text:p>0.91634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klo649ajr2yb6tx5qo2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077961</text:p>
          </table:table-cell>
          <table:table-cell office:value-type="string">
            <text:p>0.91537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wwlirbl43tjzwkwer3t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379274</text:p>
          </table:table-cell>
          <table:table-cell office:value-type="string">
            <text:p>0.95698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dr68i6h5mx12q90ngvz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4798</text:p>
          </table:table-cell>
          <table:table-cell office:value-type="string">
            <text:p>0.92198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pk0efa7uagj88txr7wt.html</text:p>
          </table:table-cell>
          <table:table-cell office:value-type="string">
            <text:p>good</text:p>
          </table:table-cell>
          <table:table-cell office:value-type="float" office:value="22">
            <text:p>22</text:p>
          </table:table-cell>
          <table:table-cell office:value-type="string">
            <text:p>0.295566</text:p>
          </table:table-cell>
          <table:table-cell office:value-type="string">
            <text:p>0.91688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8udyzjquv6so0il4joe.html</text:p>
          </table:table-cell>
          <table:table-cell office:value-type="string">
            <text:p>good</text:p>
          </table:table-cell>
          <table:table-cell office:value-type="float" office:value="30">
            <text:p>30</text:p>
          </table:table-cell>
          <table:table-cell office:value-type="string">
            <text:p>0.00976846</text:p>
          </table:table-cell>
          <table:table-cell office:value-type="string">
            <text:p>0.02529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h4c4wbmu6murbi8or5h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15408</text:p>
          </table:table-cell>
          <table:table-cell office:value-type="string">
            <text:p>0.02722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pm2wxrqz6t2lqw2vkumz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59237</text:p>
          </table:table-cell>
          <table:table-cell office:value-type="string">
            <text:p>0.061464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9so637ygs4ze6l142w8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5696</text:p>
          </table:table-cell>
          <table:table-cell office:value-type="string">
            <text:p>0.038240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flgie0meyruzqs2jjep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924396</text:p>
          </table:table-cell>
          <table:table-cell office:value-type="string">
            <text:p>0.02066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33s5a6o0iiznzp64mx6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578</text:p>
          </table:table-cell>
          <table:table-cell office:value-type="string">
            <text:p>0.03700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u6wsa59gxcjzcjwoqk4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18106</text:p>
          </table:table-cell>
          <table:table-cell office:value-type="string">
            <text:p>0.91866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3gkxzbw3mbcqkylqwe7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2101</text:p>
          </table:table-cell>
          <table:table-cell office:value-type="string">
            <text:p>0.91268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sxiwf1ej7vu0thaacqp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3036</text:p>
          </table:table-cell>
          <table:table-cell office:value-type="string">
            <text:p>0.91544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yrpl5xce1pj6000wub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2065</text:p>
          </table:table-cell>
          <table:table-cell office:value-type="string">
            <text:p>0.91749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tyos0ukywuzibtfjhi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7246</text:p>
          </table:table-cell>
          <table:table-cell office:value-type="string">
            <text:p>0.9246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zwuevedytcl1cux8sx6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7079</text:p>
          </table:table-cell>
          <table:table-cell office:value-type="string">
            <text:p>0.92276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vqwdbcppysluvxi9s1u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4232</text:p>
          </table:table-cell>
          <table:table-cell office:value-type="string">
            <text:p>0.011020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m3dojiatud6vmr27rj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4658</text:p>
          </table:table-cell>
          <table:table-cell office:value-type="string">
            <text:p>0.014632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3nllu71iwx3xa2h91m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9843</text:p>
          </table:table-cell>
          <table:table-cell office:value-type="string">
            <text:p>0.016410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o0d2bi8x6mapa3142e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0257</text:p>
          </table:table-cell>
          <table:table-cell office:value-type="string">
            <text:p>0.011907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o3id6mzruoej0bbevw4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80366</text:p>
          </table:table-cell>
          <table:table-cell office:value-type="string">
            <text:p>0.94257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9vksb0r4wtmv0ci9po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6311</text:p>
          </table:table-cell>
          <table:table-cell office:value-type="string">
            <text:p>0.019982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pvhb2klzemcz6qbril4x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8228</text:p>
          </table:table-cell>
          <table:table-cell office:value-type="string">
            <text:p>0.90574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pbwchi4arn704j1elk8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775</text:p>
          </table:table-cell>
          <table:table-cell office:value-type="string">
            <text:p>0.92179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0qdb2csk72eaelsojpd7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2083</text:p>
          </table:table-cell>
          <table:table-cell office:value-type="string">
            <text:p>0.91232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s0g5248s42f4rnelz0t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310589</text:p>
          </table:table-cell>
          <table:table-cell office:value-type="string">
            <text:p>0.91039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bly5a75vjuvu92byua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237373</text:p>
          </table:table-cell>
          <table:table-cell office:value-type="string">
            <text:p>0.024268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do6cb76ijakuashcp8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85126</text:p>
          </table:table-cell>
          <table:table-cell office:value-type="string">
            <text:p>0.0052169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vq2pz3i3jgnfzr85p4q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90608</text:p>
          </table:table-cell>
          <table:table-cell office:value-type="string">
            <text:p>0.022114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zhnvipohp3ff3aesca4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10982</text:p>
          </table:table-cell>
          <table:table-cell office:value-type="string">
            <text:p>0.011607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fajt3fk2uciy7dngme1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7061</text:p>
          </table:table-cell>
          <table:table-cell office:value-type="string">
            <text:p>0.015580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549vejtszqu5eh412j2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3765</text:p>
          </table:table-cell>
          <table:table-cell office:value-type="string">
            <text:p>0.014276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5b6v7k1af8mriwy56s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4414</text:p>
          </table:table-cell>
          <table:table-cell office:value-type="string">
            <text:p>0.024092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c1tb87ad7wklz7g46yg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950799</text:p>
          </table:table-cell>
          <table:table-cell office:value-type="string">
            <text:p>0.016948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j7v4u0yvtzizbbj69b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2905</text:p>
          </table:table-cell>
          <table:table-cell office:value-type="string">
            <text:p>0.91036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laceboh8y4wbpo2ixuz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871</text:p>
          </table:table-cell>
          <table:table-cell office:value-type="string">
            <text:p>0.91813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5zcuz49h49h36f46awl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902483</text:p>
          </table:table-cell>
          <table:table-cell office:value-type="string">
            <text:p>0.90499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l4sp527jrfygvz1sexw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228</text:p>
          </table:table-cell>
          <table:table-cell office:value-type="string">
            <text:p>0.91324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nmbuu99xa4pi8xtib4g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38199</text:p>
          </table:table-cell>
          <table:table-cell office:value-type="string">
            <text:p>0.9098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y2s9pjkhag19gi88qed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893</text:p>
          </table:table-cell>
          <table:table-cell office:value-type="string">
            <text:p>0.90670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1tsfq6x2boz5gcagpm91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75001</text:p>
          </table:table-cell>
          <table:table-cell office:value-type="string">
            <text:p>0.9555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p60uv7hcp40rgza6wg1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804098</text:p>
          </table:table-cell>
          <table:table-cell office:value-type="string">
            <text:p>0.010099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uiwocv00nh71c7xdikc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591556</text:p>
          </table:table-cell>
          <table:table-cell office:value-type="string">
            <text:p>0.008161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5zbdd3tdl7fbmsnf2owb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26024</text:p>
          </table:table-cell>
          <table:table-cell office:value-type="string">
            <text:p>0.015282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6kj4qr8fn07vaam4jkv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15376</text:p>
          </table:table-cell>
          <table:table-cell office:value-type="string">
            <text:p>0.018185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sgr0o68n99xuw6w0n3o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24222</text:p>
          </table:table-cell>
          <table:table-cell office:value-type="string">
            <text:p>0.016109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qmq6cx15thjjsgk49be7.html</text:p>
          </table:table-cell>
          <table:table-cell office:value-type="string">
            <text:p>good</text:p>
          </table:table-cell>
          <table:table-cell office:value-type="float" office:value="8">
            <text:p>8</text:p>
          </table:table-cell>
          <table:table-cell office:value-type="string">
            <text:p>0.00758753</text:p>
          </table:table-cell>
          <table:table-cell office:value-type="string">
            <text:p>0.016532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24yo0rvejnrah4kl85l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3662</text:p>
          </table:table-cell>
          <table:table-cell office:value-type="string">
            <text:p>0.92264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0h0vtmj9avgo6yeyr8x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206372</text:p>
          </table:table-cell>
          <table:table-cell office:value-type="string">
            <text:p>0.031537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7m1d02853x0l4c19s4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58215</text:p>
          </table:table-cell>
          <table:table-cell office:value-type="string">
            <text:p>0.0065436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jsh7bztnk5cu4gclao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0396</text:p>
          </table:table-cell>
          <table:table-cell office:value-type="string">
            <text:p>0.91376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11wlypzyqla4vjn7l4a7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89063</text:p>
          </table:table-cell>
          <table:table-cell office:value-type="string">
            <text:p>0.010443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s9fbcjn56lx29h8mp51.html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office:value-type="string">
            <text:p>0.00680151</text:p>
          </table:table-cell>
          <table:table-cell office:value-type="string">
            <text:p>0.0099772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lgtkr3fsfkt0rw0m7b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03808</text:p>
          </table:table-cell>
          <table:table-cell office:value-type="string">
            <text:p>0.0098306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7a068xatb4752gzav8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22517</text:p>
          </table:table-cell>
          <table:table-cell office:value-type="string">
            <text:p>0.0099444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nt161fu4gjztbgou7zd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93117</text:p>
          </table:table-cell>
          <table:table-cell office:value-type="string">
            <text:p>0.011596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y628pyz4582hqg5n68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1739</text:p>
          </table:table-cell>
          <table:table-cell office:value-type="string">
            <text:p>0.011454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23yscm4w5e2ryvvhv3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6431</text:p>
          </table:table-cell>
          <table:table-cell office:value-type="string">
            <text:p>0.019885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74uz085tdinyhzneocwj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85268</text:p>
          </table:table-cell>
          <table:table-cell office:value-type="string">
            <text:p>0.028447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csroa2mzvk6kukwzvds6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8236</text:p>
          </table:table-cell>
          <table:table-cell office:value-type="string">
            <text:p>0.01282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f3zv3qpvybklp4my9dk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7925</text:p>
          </table:table-cell>
          <table:table-cell office:value-type="string">
            <text:p>0.93188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wy25amrtd6ve517adjy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52517</text:p>
          </table:table-cell>
          <table:table-cell office:value-type="string">
            <text:p>0.017829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vfm6xo7ykgiylej6cat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2179</text:p>
          </table:table-cell>
          <table:table-cell office:value-type="string">
            <text:p>0.017641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ex6a124e8g484xi1t1g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41745</text:p>
          </table:table-cell>
          <table:table-cell office:value-type="string">
            <text:p>0.023631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pjjg4sw1hcw2hrmq8g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73515</text:p>
          </table:table-cell>
          <table:table-cell office:value-type="string">
            <text:p>0.93494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9zk7l7k5ctx328la6o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5395</text:p>
          </table:table-cell>
          <table:table-cell office:value-type="string">
            <text:p>0.015227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9slj89d92bj43xnrqeo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51448</text:p>
          </table:table-cell>
          <table:table-cell office:value-type="string">
            <text:p>0.036224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72pwxga8d83969p4k87u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75318</text:p>
          </table:table-cell>
          <table:table-cell office:value-type="string">
            <text:p>0.94414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3d6k77mriiv8n4rutuuw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20506</text:p>
          </table:table-cell>
          <table:table-cell office:value-type="string">
            <text:p>0.026802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go70wr619cl3q51vgn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7917</text:p>
          </table:table-cell>
          <table:table-cell office:value-type="string">
            <text:p>0.93506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eng4mvt3gstseu8ayrk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3143</text:p>
          </table:table-cell>
          <table:table-cell office:value-type="string">
            <text:p>0.91451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v3wctttd4d6a7f7tjud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64078</text:p>
          </table:table-cell>
          <table:table-cell office:value-type="string">
            <text:p>0.034010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ikrxnoieh6q8umx6mxh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2522</text:p>
          </table:table-cell>
          <table:table-cell office:value-type="string">
            <text:p>0.91041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8swfqkpdhf702gqexty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0829</text:p>
          </table:table-cell>
          <table:table-cell office:value-type="string">
            <text:p>0.014934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hp24rswz3tdb4nsav7r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0488</text:p>
          </table:table-cell>
          <table:table-cell office:value-type="string">
            <text:p>0.016935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h5yn177ln7lwgmthdwp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21781</text:p>
          </table:table-cell>
          <table:table-cell office:value-type="string">
            <text:p>0.013919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wj8bgqdiior81iq4eu0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6867</text:p>
          </table:table-cell>
          <table:table-cell office:value-type="string">
            <text:p>0.91098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1nrmvndsrxqhcqp6y70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3024</text:p>
          </table:table-cell>
          <table:table-cell office:value-type="string">
            <text:p>0.92040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qlkjyr0vquinmtd1xfxb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673</text:p>
          </table:table-cell>
          <table:table-cell office:value-type="string">
            <text:p>0.92710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nk046lx4ikybvdclia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28678</text:p>
          </table:table-cell>
          <table:table-cell office:value-type="string">
            <text:p>0.024357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oykuniz5aelf8r90vr3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86922</text:p>
          </table:table-cell>
          <table:table-cell office:value-type="string">
            <text:p>0.010940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ka3kn1mq57ieqdna0ts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929886</text:p>
          </table:table-cell>
          <table:table-cell office:value-type="string">
            <text:p>0.01309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v3ev92k4zzi3tnt8357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2126</text:p>
          </table:table-cell>
          <table:table-cell office:value-type="string">
            <text:p>0.96534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48y7yuc2r3ggi5wxvuc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2448</text:p>
          </table:table-cell>
          <table:table-cell office:value-type="string">
            <text:p>0.022355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8peacptrenktnf5lnq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4519</text:p>
          </table:table-cell>
          <table:table-cell office:value-type="string">
            <text:p>0.9288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5wpdlv1sn2qf1nnehrj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9522</text:p>
          </table:table-cell>
          <table:table-cell office:value-type="string">
            <text:p>0.94192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p2mt6mia51b53hptdkt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8582</text:p>
          </table:table-cell>
          <table:table-cell office:value-type="string">
            <text:p>0.93502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mjj94s6tv3fiyfgfet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9996</text:p>
          </table:table-cell>
          <table:table-cell office:value-type="string">
            <text:p>0.93296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j4at3sqq3ic1oyekhzt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7066</text:p>
          </table:table-cell>
          <table:table-cell office:value-type="string">
            <text:p>0.92895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699bptxycm4hctws4j0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1128</text:p>
          </table:table-cell>
          <table:table-cell office:value-type="string">
            <text:p>0.91497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0qcbe5svjaslb3yxrvu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4793</text:p>
          </table:table-cell>
          <table:table-cell office:value-type="string">
            <text:p>0.92006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auxde854gkhw7ycs5zd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36696</text:p>
          </table:table-cell>
          <table:table-cell office:value-type="string">
            <text:p>0.93253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f3ux7j1uhhqnltoc3jp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2422</text:p>
          </table:table-cell>
          <table:table-cell office:value-type="string">
            <text:p>0.93288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5uysdal3v6u8hhd7ygs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41216</text:p>
          </table:table-cell>
          <table:table-cell office:value-type="string">
            <text:p>0.96825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mmob0kfrecsk47wto60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354306</text:p>
          </table:table-cell>
          <table:table-cell office:value-type="string">
            <text:p>0.96836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yoflb006icqzqm3lcb3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44199</text:p>
          </table:table-cell>
          <table:table-cell office:value-type="string">
            <text:p>0.96840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285zwkvs8s2qjp5jbof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43618</text:p>
          </table:table-cell>
          <table:table-cell office:value-type="string">
            <text:p>0.96871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afzvugn6d1nbo4ti7bn.html</text:p>
          </table:table-cell>
          <table:table-cell office:value-type="string">
            <text:p>good</text:p>
          </table:table-cell>
          <table:table-cell office:value-type="float" office:value="12">
            <text:p>12</text:p>
          </table:table-cell>
          <table:table-cell office:value-type="string">
            <text:p>0.0896733</text:p>
          </table:table-cell>
          <table:table-cell office:value-type="string">
            <text:p>0.96740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mqn479781gett1quug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48742</text:p>
          </table:table-cell>
          <table:table-cell office:value-type="string">
            <text:p>0.05348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6aiejyxdveo09kcf135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3373</text:p>
          </table:table-cell>
          <table:table-cell office:value-type="string">
            <text:p>0.90841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9div1oyt0k4nfp8lf1n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7945</text:p>
          </table:table-cell>
          <table:table-cell office:value-type="string">
            <text:p>0.91949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9qesxqancg3ej42yn1m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5549</text:p>
          </table:table-cell>
          <table:table-cell office:value-type="string">
            <text:p>0.91366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0vrjkucvpfcqi0fx06z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70938</text:p>
          </table:table-cell>
          <table:table-cell office:value-type="string">
            <text:p>0.93811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h8jwtxi61hik6mh44fa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3083</text:p>
          </table:table-cell>
          <table:table-cell office:value-type="string">
            <text:p>0.90716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aj8khm6jkf37arjq7pw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00774658</text:p>
          </table:table-cell>
          <table:table-cell office:value-type="string">
            <text:p>0.010567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v45q8e3ao6gxmyx92ywa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1484</text:p>
          </table:table-cell>
          <table:table-cell office:value-type="string">
            <text:p>0.92398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3bpds33jlr5ekpexpicj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29427</text:p>
          </table:table-cell>
          <table:table-cell office:value-type="string">
            <text:p>0.031550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k96gnh6kevyrxnr5hn8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6007</text:p>
          </table:table-cell>
          <table:table-cell office:value-type="string">
            <text:p>0.9240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eggqt5p2x69qnzdx8kj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8819</text:p>
          </table:table-cell>
          <table:table-cell office:value-type="string">
            <text:p>0.9144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b1lzu6m4ozq24r2kbbr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1292</text:p>
          </table:table-cell>
          <table:table-cell office:value-type="string">
            <text:p>0.91015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3wpfmncgql48k0ea7d4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9436</text:p>
          </table:table-cell>
          <table:table-cell office:value-type="string">
            <text:p>0.93204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akxz8n4786a8mrlgt6r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7414</text:p>
          </table:table-cell>
          <table:table-cell office:value-type="string">
            <text:p>0.90698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3j756e3ew5pak7kjq3l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73009</text:p>
          </table:table-cell>
          <table:table-cell office:value-type="string">
            <text:p>0.053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qju0i82q10fk66sywg0w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91257</text:p>
          </table:table-cell>
          <table:table-cell office:value-type="string">
            <text:p>0.053264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3nfqn9d4ohij748gnfq0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25968</text:p>
          </table:table-cell>
          <table:table-cell office:value-type="string">
            <text:p>0.91323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85f3wzd14p2wsrwqvjj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33057</text:p>
          </table:table-cell>
          <table:table-cell office:value-type="string">
            <text:p>0.029135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9wg49tmjpwky9n9365w1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98456</text:p>
          </table:table-cell>
          <table:table-cell office:value-type="string">
            <text:p>0.019826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1qsppgy2iif65ipxjas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0120832</text:p>
          </table:table-cell>
          <table:table-cell office:value-type="string">
            <text:p>0.03043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7rato79zlab2fac7zd7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42285</text:p>
          </table:table-cell>
          <table:table-cell office:value-type="string">
            <text:p>0.03194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kf5vsggnacjsdavk87c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30382</text:p>
          </table:table-cell>
          <table:table-cell office:value-type="string">
            <text:p>0.021077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brhfhwhh8k2mcdkkqpz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961176</text:p>
          </table:table-cell>
          <table:table-cell office:value-type="string">
            <text:p>0.011956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3bwop8ro4cuwi4y7sfq.html</text:p>
          </table:table-cell>
          <table:table-cell office:value-type="string">
            <text:p>good</text:p>
          </table:table-cell>
          <table:table-cell office:value-type="float" office:value="6">
            <text:p>6</text:p>
          </table:table-cell>
          <table:table-cell office:value-type="string">
            <text:p>0.159628</text:p>
          </table:table-cell>
          <table:table-cell office:value-type="string">
            <text:p>0.91725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hwsj9ba2lbdy14v8twq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324456</text:p>
          </table:table-cell>
          <table:table-cell office:value-type="string">
            <text:p>0.95370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rtl5hzg8moebioj49td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932381</text:p>
          </table:table-cell>
          <table:table-cell office:value-type="string">
            <text:p>0.013539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8mstsjv6ujframivmlg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75518</text:p>
          </table:table-cell>
          <table:table-cell office:value-type="string">
            <text:p>0.031552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cshayg9a7b6awmzw74p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19365</text:p>
          </table:table-cell>
          <table:table-cell office:value-type="string">
            <text:p>0.028875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605zfarq2cdq4ed7997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29734</text:p>
          </table:table-cell>
          <table:table-cell office:value-type="string">
            <text:p>0.020452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vve5diajy1tzxr0ab6w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12808</text:p>
          </table:table-cell>
          <table:table-cell office:value-type="string">
            <text:p>0.021767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x655yt20s1yeey3pplv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81873</text:p>
          </table:table-cell>
          <table:table-cell office:value-type="string">
            <text:p>0.045501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hkzw0kdfubsw00clc62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135939</text:p>
          </table:table-cell>
          <table:table-cell office:value-type="string">
            <text:p>0.96862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1yq9hh0902jbk5opgiku.html</text:p>
          </table:table-cell>
          <table:table-cell office:value-type="string">
            <text:p>broken</text:p>
          </table:table-cell>
          <table:table-cell office:value-type="float" office:value="8">
            <text:p>8</text:p>
          </table:table-cell>
          <table:table-cell office:value-type="string">
            <text:p>0.24858</text:p>
          </table:table-cell>
          <table:table-cell office:value-type="string">
            <text:p>0.97375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axcfjwmaf2y87jquaai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72796</text:p>
          </table:table-cell>
          <table:table-cell office:value-type="string">
            <text:p>0.9600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u2802jv0xlfsvj7gth2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71271</text:p>
          </table:table-cell>
          <table:table-cell office:value-type="string">
            <text:p>0.05725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9z151s4ip1vdekwah8vz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139514</text:p>
          </table:table-cell>
          <table:table-cell office:value-type="string">
            <text:p>0.0231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q7u88by47xy0magiqpjk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341</text:p>
          </table:table-cell>
          <table:table-cell office:value-type="string">
            <text:p>0.95959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83vkadkuo1vxlug2cfo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5327</text:p>
          </table:table-cell>
          <table:table-cell office:value-type="string">
            <text:p>0.95767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73cliiuqcwc8wrpy56e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9551</text:p>
          </table:table-cell>
          <table:table-cell office:value-type="string">
            <text:p>0.96992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7tuva4vnyhe4d5976bid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64959</text:p>
          </table:table-cell>
          <table:table-cell office:value-type="string">
            <text:p>0.056462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ljeh6emlz9u2ta7ku42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3494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2nw4dhy082qj44frgw8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76803</text:p>
          </table:table-cell>
          <table:table-cell office:value-type="string">
            <text:p>0.96040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vmrseo9flzbl95ofc08s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664</text:p>
          </table:table-cell>
          <table:table-cell office:value-type="string">
            <text:p>0.90748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9onzp5v284ol6zl1ozhc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588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ctb12myqicexyjyhavk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7917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5eluane1h4vv5i0u8y5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981</text:p>
          </table:table-cell>
          <table:table-cell office:value-type="string">
            <text:p>0.95692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u9cbnt507ei9ukxrj9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7774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4ebvfhfunb85ann93zv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397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11we5zkemclf2x0ggyr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84073</text:p>
          </table:table-cell>
          <table:table-cell office:value-type="string">
            <text:p>0.011424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0t3xc4pw1lfwyujz5f2j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23864</text:p>
          </table:table-cell>
          <table:table-cell office:value-type="string">
            <text:p>0.0070770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wpx7g8fq04he6yn0ql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89425</text:p>
          </table:table-cell>
          <table:table-cell office:value-type="string">
            <text:p>0.029595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ctgkmk1zwwmjgu1dy64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71762</text:p>
          </table:table-cell>
          <table:table-cell office:value-type="string">
            <text:p>0.93757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w6fmszx1if6led0mbt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73458</text:p>
          </table:table-cell>
          <table:table-cell office:value-type="string">
            <text:p>0.93864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ia7w5u6acnqzhvy8lop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71493</text:p>
          </table:table-cell>
          <table:table-cell office:value-type="string">
            <text:p>0.9320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qe9j0ckl3ffzvmpkwo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72092</text:p>
          </table:table-cell>
          <table:table-cell office:value-type="string">
            <text:p>0.93600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uxxm4qtjhegfdzj18t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1495</text:p>
          </table:table-cell>
          <table:table-cell office:value-type="string">
            <text:p>0.94614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dl23nbr28j50rmj4zg6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936567</text:p>
          </table:table-cell>
          <table:table-cell office:value-type="string">
            <text:p>0.012317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cihrg04fon57e6mkmks5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234481</text:p>
          </table:table-cell>
          <table:table-cell office:value-type="string">
            <text:p>0.92071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u0q8wmfye4iiddmn48e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2849</text:p>
          </table:table-cell>
          <table:table-cell office:value-type="string">
            <text:p>0.91567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4rs29gngglxrl3n4z7k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06434</text:p>
          </table:table-cell>
          <table:table-cell office:value-type="string">
            <text:p>0.016724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az8omypz4wb089qg561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3255</text:p>
          </table:table-cell>
          <table:table-cell office:value-type="string">
            <text:p>0.9139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5fmb6nl3n0ffwllsodd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4337</text:p>
          </table:table-cell>
          <table:table-cell office:value-type="string">
            <text:p>0.9157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w06j99p7mhx3hthudyf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0563</text:p>
          </table:table-cell>
          <table:table-cell office:value-type="string">
            <text:p>0.9106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ps5mm9vaicj7abwyagdh.html</text:p>
          </table:table-cell>
          <table:table-cell office:value-type="string">
            <text:p>good</text:p>
          </table:table-cell>
          <table:table-cell office:value-type="float" office:value="18">
            <text:p>18</text:p>
          </table:table-cell>
          <table:table-cell office:value-type="string">
            <text:p>0.00879117</text:p>
          </table:table-cell>
          <table:table-cell office:value-type="string">
            <text:p>0.023432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m7cqwd41ssrridazvq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93595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0vbbmo9scm9l503yj8p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3565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wqu31fi0nlhivf0250h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3310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r41la69zjqp1q8rwt4a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569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fvnf8cftcxx72w89tt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421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skx6sugpf9kxqq8vt9d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9272</text:p>
          </table:table-cell>
          <table:table-cell office:value-type="string">
            <text:p>0.90906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1w1n3u8xoqfzoo2jv8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0739</text:p>
          </table:table-cell>
          <table:table-cell office:value-type="string">
            <text:p>0.91049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zl3xdmxgu4l674g9k2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9498</text:p>
          </table:table-cell>
          <table:table-cell office:value-type="string">
            <text:p>0.016711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0dhf2hi634v0y296d2p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8115</text:p>
          </table:table-cell>
          <table:table-cell office:value-type="string">
            <text:p>0.021677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o7pbdujnmll1g7jf6lz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0159</text:p>
          </table:table-cell>
          <table:table-cell office:value-type="string">
            <text:p>0.016230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se3c0xk0o3l70xlmobx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51419</text:p>
          </table:table-cell>
          <table:table-cell office:value-type="string">
            <text:p>0.016153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zpv5zvzk7w0y12es7e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326687</text:p>
          </table:table-cell>
          <table:table-cell office:value-type="string">
            <text:p>0.049019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qifmzlgxvp3gkp1xsmr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845233</text:p>
          </table:table-cell>
          <table:table-cell office:value-type="string">
            <text:p>0.014095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7kkwzm6fcrtrb3t9s4iv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975692</text:p>
          </table:table-cell>
          <table:table-cell office:value-type="string">
            <text:p>0.011424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1igpwxqyxu6gijib814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0747</text:p>
          </table:table-cell>
          <table:table-cell office:value-type="string">
            <text:p>0.013169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lddjvett7xp5864aycv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819</text:p>
          </table:table-cell>
          <table:table-cell office:value-type="string">
            <text:p>0.91271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g28svppr2w9ty5mlsqq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2412</text:p>
          </table:table-cell>
          <table:table-cell office:value-type="string">
            <text:p>0.91613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opr3sd6ycghf1dqzm5a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6872</text:p>
          </table:table-cell>
          <table:table-cell office:value-type="string">
            <text:p>0.90945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mwg2280hzwv2buj8ol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0123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py5w9v8fe5vtc1epkqnh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4275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w3dmiprywv7edbhxcj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4328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vfgrca452qfqdelyxx2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9499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dnn57d8reza64grznii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5613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wn71g5ym5p8l0tje5z4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3537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8m2soy18wq6zy1ixjk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337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ceewnu93ln2w7a7aof7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399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csats2sayod2svq9kqs8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571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euxuuzar0yr5or1fqnf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0284</text:p>
          </table:table-cell>
          <table:table-cell office:value-type="string">
            <text:p>0.94736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731384s0igqkd7roind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660267</text:p>
          </table:table-cell>
          <table:table-cell office:value-type="string">
            <text:p>1.9652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5iey0u9hll5inazad8xf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98434</text:p>
          </table:table-cell>
          <table:table-cell office:value-type="string">
            <text:p>0.011506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b3ppyoq6m8ebt66dhh7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56029</text:p>
          </table:table-cell>
          <table:table-cell office:value-type="string">
            <text:p>0.03157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uzqwzbzpgfxzxokzyg9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807837</text:p>
          </table:table-cell>
          <table:table-cell office:value-type="string">
            <text:p>0.010923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pxw54dg7wduyogic7egq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664072</text:p>
          </table:table-cell>
          <table:table-cell office:value-type="string">
            <text:p>1.9656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vhqhv6moffnsq5w87vsx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4256</text:p>
          </table:table-cell>
          <table:table-cell office:value-type="string">
            <text:p>0.91300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7hbnuhyvwijl4j4ip1f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937511</text:p>
          </table:table-cell>
          <table:table-cell office:value-type="string">
            <text:p>0.013731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ypfrzpffil8zfndegba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36327</text:p>
          </table:table-cell>
          <table:table-cell office:value-type="string">
            <text:p>0.011464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flxb7ya2mu6ze7rh1b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9214</text:p>
          </table:table-cell>
          <table:table-cell office:value-type="string">
            <text:p>0.01910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395ct1uj7h4ikbmo5k6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87116</text:p>
          </table:table-cell>
          <table:table-cell office:value-type="string">
            <text:p>0.011670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312w3wmtophn4sm57rm4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72781</text:p>
          </table:table-cell>
          <table:table-cell office:value-type="string">
            <text:p>0.024578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5lhxrxhbba5bhkb9m4it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1641</text:p>
          </table:table-cell>
          <table:table-cell office:value-type="string">
            <text:p>0.018657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wrdnu61p757kuxlgip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9375</text:p>
          </table:table-cell>
          <table:table-cell office:value-type="string">
            <text:p>0.93693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zk9opcyk5dx0lm2ikc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3668</text:p>
          </table:table-cell>
          <table:table-cell office:value-type="string">
            <text:p>0.93426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0szir3114opk8y73vj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3528</text:p>
          </table:table-cell>
          <table:table-cell office:value-type="string">
            <text:p>0.013750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srv7z4v07p6e1pt4kvr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442</text:p>
          </table:table-cell>
          <table:table-cell office:value-type="string">
            <text:p>0.92408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0eqlbu74yfxxnppcr3v5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693553</text:p>
          </table:table-cell>
          <table:table-cell office:value-type="string">
            <text:p>0.93235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yw8e3ss7norwskz1bly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9238</text:p>
          </table:table-cell>
          <table:table-cell office:value-type="string">
            <text:p>0.9367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dafsgxwom06puzkt7s0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5873</text:p>
          </table:table-cell>
          <table:table-cell office:value-type="string">
            <text:p>0.92783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qr28k41hiyr9g2mogoa6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6045</text:p>
          </table:table-cell>
          <table:table-cell office:value-type="string">
            <text:p>0.92973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eqsyrfzv1vi3sdid58a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2225</text:p>
          </table:table-cell>
          <table:table-cell office:value-type="string">
            <text:p>0.93574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8xt8tt5twcvr84baqe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30972</text:p>
          </table:table-cell>
          <table:table-cell office:value-type="string">
            <text:p>0.016785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2sgkcidw33jre073sp6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20925</text:p>
          </table:table-cell>
          <table:table-cell office:value-type="string">
            <text:p>0.021354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x01c79lqhj4weik1hj8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8081</text:p>
          </table:table-cell>
          <table:table-cell office:value-type="string">
            <text:p>0.90574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65sk7qatojevnoq21ue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3744</text:p>
          </table:table-cell>
          <table:table-cell office:value-type="string">
            <text:p>0.90807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pl4mefneuq7px893w7o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9856</text:p>
          </table:table-cell>
          <table:table-cell office:value-type="string">
            <text:p>0.90740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lq99pt4q3nxgfozv2pq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951852</text:p>
          </table:table-cell>
          <table:table-cell office:value-type="string">
            <text:p>0.011467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3qmitqxwsjt9swcia7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3507</text:p>
          </table:table-cell>
          <table:table-cell office:value-type="string">
            <text:p>0.92341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x23inhpbexnev5c8z4g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141967</text:p>
          </table:table-cell>
          <table:table-cell office:value-type="string">
            <text:p>0.022218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5cqsel70qs3s6xqj1r8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5475</text:p>
          </table:table-cell>
          <table:table-cell office:value-type="string">
            <text:p>0.92855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vd0i0e4me51a6g0a11r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24288</text:p>
          </table:table-cell>
          <table:table-cell office:value-type="string">
            <text:p>0.95265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tk58dbh52fgtllqx3sk.html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office:value-type="string">
            <text:p>0.00469545</text:p>
          </table:table-cell>
          <table:table-cell office:value-type="string">
            <text:p>0.0050644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whsqdopa9edimrpsx9i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0773</text:p>
          </table:table-cell>
          <table:table-cell office:value-type="string">
            <text:p>0.011789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wd3iqpvkhwe3461pzy1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3314</text:p>
          </table:table-cell>
          <table:table-cell office:value-type="string">
            <text:p>0.017576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96z26o3444djwfgvyuv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6794</text:p>
          </table:table-cell>
          <table:table-cell office:value-type="string">
            <text:p>0.019569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vwlajk3ztwivzwkm346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71518</text:p>
          </table:table-cell>
          <table:table-cell office:value-type="string">
            <text:p>0.020191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5yvrr9er5g9fh1jczp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4702</text:p>
          </table:table-cell>
          <table:table-cell office:value-type="string">
            <text:p>0.01089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2ean4wib74aupaqjgfu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0905954</text:p>
          </table:table-cell>
          <table:table-cell office:value-type="string">
            <text:p>0.9069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ae76mvk3cpezzs9z72t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214562</text:p>
          </table:table-cell>
          <table:table-cell office:value-type="string">
            <text:p>0.025023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inmzmrrzvnioug0knd2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04271</text:p>
          </table:table-cell>
          <table:table-cell office:value-type="string">
            <text:p>0.0071395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92bw1hbmuu9abxj2jxp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81069</text:p>
          </table:table-cell>
          <table:table-cell office:value-type="string">
            <text:p>0.013099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qk8jisotoyen7vbkr7rd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5621</text:p>
          </table:table-cell>
          <table:table-cell office:value-type="string">
            <text:p>0.01206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l5rprjcmoayl22lmufd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23928</text:p>
          </table:table-cell>
          <table:table-cell office:value-type="string">
            <text:p>0.016282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clrklvyxzgx3z63xt4y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31483</text:p>
          </table:table-cell>
          <table:table-cell office:value-type="string">
            <text:p>0.010318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557e2dxid0qk9wgrj5m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00763035</text:p>
          </table:table-cell>
          <table:table-cell office:value-type="string">
            <text:p>0.012263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paqopqgcv69ohfczgqg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01863</text:p>
          </table:table-cell>
          <table:table-cell office:value-type="string">
            <text:p>0.013470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ubuhln4nwf05y4nw6y5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24325</text:p>
          </table:table-cell>
          <table:table-cell office:value-type="string">
            <text:p>0.018976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0q7ztaol84zhn3z7irz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782652</text:p>
          </table:table-cell>
          <table:table-cell office:value-type="string">
            <text:p>0.016616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hx75ofxx017gnvvqkvvq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39951</text:p>
          </table:table-cell>
          <table:table-cell office:value-type="string">
            <text:p>0.02322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7uy3ubi52m46ozmmlufr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2475</text:p>
          </table:table-cell>
          <table:table-cell office:value-type="string">
            <text:p>0.02104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koll1o289jaf9oybnm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88575</text:p>
          </table:table-cell>
          <table:table-cell office:value-type="string">
            <text:p>0.96591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flj00vrbj5z4gkzkxhy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9524</text:p>
          </table:table-cell>
          <table:table-cell office:value-type="string">
            <text:p>0.91442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l4qv56spv7z9wsrpovh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032</text:p>
          </table:table-cell>
          <table:table-cell office:value-type="string">
            <text:p>0.90758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9qen6gq0uia4y66e2nyb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640682</text:p>
          </table:table-cell>
          <table:table-cell office:value-type="string">
            <text:p>0.0097258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vo5sfqplpv93c6sp0n1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56474</text:p>
          </table:table-cell>
          <table:table-cell office:value-type="string">
            <text:p>0.013110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ogf3sxirhh4wji9lmt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995236</text:p>
          </table:table-cell>
          <table:table-cell office:value-type="string">
            <text:p>0.011898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00wze0ymcbudsi89x3a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877281</text:p>
          </table:table-cell>
          <table:table-cell office:value-type="string">
            <text:p>0.013869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dii0051nqsieurwsr6b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415</text:p>
          </table:table-cell>
          <table:table-cell office:value-type="string">
            <text:p>0.9137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qeq09wznet8lux59yw4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4544</text:p>
          </table:table-cell>
          <table:table-cell office:value-type="string">
            <text:p>0.012397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8gjje144e4qnz289a4q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9252</text:p>
          </table:table-cell>
          <table:table-cell office:value-type="string">
            <text:p>0.90796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appvg6v07xpgzmm4j6e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872</text:p>
          </table:table-cell>
          <table:table-cell office:value-type="string">
            <text:p>0.90917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70o5a31l34o6azhm9qiw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575938</text:p>
          </table:table-cell>
          <table:table-cell office:value-type="string">
            <text:p>1.0314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96zfsdw5zfez4pfejnw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65972</text:p>
          </table:table-cell>
          <table:table-cell office:value-type="string">
            <text:p>0.96461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3ld8hx611nzzi504c42s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1311</text:p>
          </table:table-cell>
          <table:table-cell office:value-type="string">
            <text:p>0.90936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zfhc4fjoucmapl5aya4.html</text:p>
          </table:table-cell>
          <table:table-cell office:value-type="string">
            <text:p>good</text:p>
          </table:table-cell>
          <table:table-cell office:value-type="float" office:value="22">
            <text:p>22</text:p>
          </table:table-cell>
          <table:table-cell office:value-type="string">
            <text:p>0.297136</text:p>
          </table:table-cell>
          <table:table-cell office:value-type="string">
            <text:p>0.93988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l9hau306sv9l8erctg3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341406</text:p>
          </table:table-cell>
          <table:table-cell office:value-type="string">
            <text:p>0.91907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wy41q6om15e50dojswg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53794</text:p>
          </table:table-cell>
          <table:table-cell office:value-type="string">
            <text:p>0.9099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ysehjens3g2ixnwejj9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57541</text:p>
          </table:table-cell>
          <table:table-cell office:value-type="string">
            <text:p>0.92597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ckzrp11xesq2f728b7r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258643</text:p>
          </table:table-cell>
          <table:table-cell office:value-type="string">
            <text:p>0.93381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z1tkclbap9tir4ts29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24144</text:p>
          </table:table-cell>
          <table:table-cell office:value-type="string">
            <text:p>0.014110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1hfr4ypb70sncjac4yx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5758</text:p>
          </table:table-cell>
          <table:table-cell office:value-type="string">
            <text:p>0.91069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jphr9udxghzpgny4ix9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3542</text:p>
          </table:table-cell>
          <table:table-cell office:value-type="string">
            <text:p>0.92026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r5ojofreiy7iklx09s1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2222</text:p>
          </table:table-cell>
          <table:table-cell office:value-type="string">
            <text:p>0.9199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zrx0qdad57krybsdrh2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943425</text:p>
          </table:table-cell>
          <table:table-cell office:value-type="string">
            <text:p>0.014783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8ymreffzc4wk5nf4ycy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8784</text:p>
          </table:table-cell>
          <table:table-cell office:value-type="string">
            <text:p>0.92488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3obxri3t2v4pb6bs88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9019</text:p>
          </table:table-cell>
          <table:table-cell office:value-type="string">
            <text:p>0.92881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3ui8aggr2y5yk2r2ta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0794</text:p>
          </table:table-cell>
          <table:table-cell office:value-type="string">
            <text:p>0.94003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fwbkznf104d2bu3xym4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9928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a3svpaziqclgy7eg9c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338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jk7iozcchgis39on1d8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9816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c1ee3y32uicpaocxp4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3277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ixjzfwzpa5buc1fbvd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5841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f8ob2vu4k7g001840su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139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48rsmo5mrxevr92sk31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894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bygby7iozc13hw0z5z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4265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5ez7y28o37t6gf6ybhe.html</text:p>
          </table:table-cell>
          <table:table-cell office:value-type="string">
            <text:p>goo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7579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hmu0skjxiq9xnffapez9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44635</text:p>
          </table:table-cell>
          <table:table-cell office:value-type="string">
            <text:p>0.01093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ahhef6jy73k48f28gvb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2912</text:p>
          </table:table-cell>
          <table:table-cell office:value-type="string">
            <text:p>0.02195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l8b8x7j4as499hszvf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43121</text:p>
          </table:table-cell>
          <table:table-cell office:value-type="string">
            <text:p>0.01803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w3xvqaff2wwrj7c47o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4663</text:p>
          </table:table-cell>
          <table:table-cell office:value-type="string">
            <text:p>0.016168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09dg5vtvo34hdeg3j6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24288</text:p>
          </table:table-cell>
          <table:table-cell office:value-type="string">
            <text:p>0.0055298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lbz6vypcseoyi83zy5k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05842</text:p>
          </table:table-cell>
          <table:table-cell office:value-type="string">
            <text:p>0.01101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zza0dmf9hky2vhxr7l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934</text:p>
          </table:table-cell>
          <table:table-cell office:value-type="string">
            <text:p>0.016845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uq9pbdkgoee507j6po8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9632</text:p>
          </table:table-cell>
          <table:table-cell office:value-type="string">
            <text:p>0.017091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36pe124sw6viu3xs5de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2397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mnfmlvtvrl2u31l3tyo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00594927</text:p>
          </table:table-cell>
          <table:table-cell office:value-type="string">
            <text:p>0.0089025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6nqnulp07p2l60wwxr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213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50duhjwdyunqh5b0899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7641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78ft21ar7oa62f3u26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46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ske4m5lmd7uewdjejg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32621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fmoup9515ue2h8ws7n1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32259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xskw22v24hdmbgj9u80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02828</text:p>
          </table:table-cell>
          <table:table-cell office:value-type="string">
            <text:p>0.014419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5epjecqxabsqbux2ddzo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56273</text:p>
          </table:table-cell>
          <table:table-cell office:value-type="string">
            <text:p>0.029247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c9q5irojfxy9er8smwjp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918785</text:p>
          </table:table-cell>
          <table:table-cell office:value-type="string">
            <text:p>0.011296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gikcbiv01gwxlk21vg3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820512</text:p>
          </table:table-cell>
          <table:table-cell office:value-type="string">
            <text:p>0.0086819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337gx1vp2ahe59bdc1j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07762</text:p>
          </table:table-cell>
          <table:table-cell office:value-type="string">
            <text:p>0.022723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91r89lof5mrc24nfoi2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366</text:p>
          </table:table-cell>
          <table:table-cell office:value-type="string">
            <text:p>0.9165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g3ya3kz6c6l8s7qnsnx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641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81y7ctde7321jda8ku1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635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64nqu4i8ssb8ultsp6mk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665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0sj3bxzfn0ea7e9tk6t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0034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f7smra12pxse1io5lxpu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884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ogsq003vc8rb5yljevn.html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office:value-type="string">
            <text:p>0.0105491</text:p>
          </table:table-cell>
          <table:table-cell office:value-type="string">
            <text:p>0.012217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qd8svuo734q99dcb05lg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8474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vgkrv8n44nbil4irxps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08358</text:p>
          </table:table-cell>
          <table:table-cell office:value-type="string">
            <text:p>0.90904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hqf5oqhn4a38wfnqzbat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611907</text:p>
          </table:table-cell>
          <table:table-cell office:value-type="string">
            <text:p>0.91881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9xqi1n653zes3s4bm4kn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61979</text:p>
          </table:table-cell>
          <table:table-cell office:value-type="string">
            <text:p>0.9456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ctry1qncq54xu34pml8t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16195</text:p>
          </table:table-cell>
          <table:table-cell office:value-type="string">
            <text:p>0.90856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c8dcxx9bcai6ibdpedc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330905</text:p>
          </table:table-cell>
          <table:table-cell office:value-type="string">
            <text:p>0.94718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d0mdd421vgorip335i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12355</text:p>
          </table:table-cell>
          <table:table-cell office:value-type="string">
            <text:p>0.010250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psdmeyfrb635oggbpih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77607</text:p>
          </table:table-cell>
          <table:table-cell office:value-type="string">
            <text:p>0.012745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y8is8f8147jtaucja2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1515</text:p>
          </table:table-cell>
          <table:table-cell office:value-type="string">
            <text:p>0.90985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iy42ds4zy5jo2lkfbh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0818</text:p>
          </table:table-cell>
          <table:table-cell office:value-type="string">
            <text:p>0.90526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unaro5bs7qub1bzwdy6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200593</text:p>
          </table:table-cell>
          <table:table-cell office:value-type="string">
            <text:p>0.031922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9exn7fqjz981crbivkff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6958</text:p>
          </table:table-cell>
          <table:table-cell office:value-type="string">
            <text:p>0.027195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wobgvtzq7jt1yiwdjo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92673</text:p>
          </table:table-cell>
          <table:table-cell office:value-type="string">
            <text:p>0.011646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7k2qq0xu4h1gwbujpp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5381</text:p>
          </table:table-cell>
          <table:table-cell office:value-type="string">
            <text:p>0.017031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1e6qg5qnips3db9xta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221</text:p>
          </table:table-cell>
          <table:table-cell office:value-type="string">
            <text:p>0.015214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kvhxjtse6mrric8acot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204524</text:p>
          </table:table-cell>
          <table:table-cell office:value-type="string">
            <text:p>0.026901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ea421w90bt3uvapqac9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92383</text:p>
          </table:table-cell>
          <table:table-cell office:value-type="string">
            <text:p>0.014627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yae0cockn2c252yniz0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5851</text:p>
          </table:table-cell>
          <table:table-cell office:value-type="string">
            <text:p>0.013917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rnnhpxpxlt517jkcs5u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3229</text:p>
          </table:table-cell>
          <table:table-cell office:value-type="string">
            <text:p>0.015307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k8734ykd9taxf1ly53u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79032</text:p>
          </table:table-cell>
          <table:table-cell office:value-type="string">
            <text:p>0.95092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l9ue5q44wsacng8iamc.html</text:p>
          </table:table-cell>
          <table:table-cell office:value-type="string">
            <text:p>goo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8732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567pw3via6l5soqkj3a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559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8c3x59kp5telk0kve1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70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qrlyaojjbcoei58duxn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5523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x6j8tiuokppaeruwsz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1265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59mzfb4yz1tqgitm2a3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550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itxxe6ege3pqunzw8ib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31845</text:p>
          </table:table-cell>
          <table:table-cell office:value-type="string">
            <text:p>0.0096387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4m43d4rniwyfro5gqa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5829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i6yh7ggu54euy3kow3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83633</text:p>
          </table:table-cell>
          <table:table-cell office:value-type="string">
            <text:p>0.0084935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pdpkchk47nn86whz6ytx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8095</text:p>
          </table:table-cell>
          <table:table-cell office:value-type="string">
            <text:p>0.0099921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hupv11eqc9jntiqj5h76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3413</text:p>
          </table:table-cell>
          <table:table-cell office:value-type="string">
            <text:p>0.017667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lxkpqe6qza695uh54n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98735</text:p>
          </table:table-cell>
          <table:table-cell office:value-type="string">
            <text:p>0.0099558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ahuv3lbl0ofqp75ep6cz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7351</text:p>
          </table:table-cell>
          <table:table-cell office:value-type="string">
            <text:p>0.93271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ozkt8n1eu81xs5cy4nz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8636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b44d26tym7oasvkwtqv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311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6n1pnf7uz8iycbsin1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9559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ni9bxda1izw4438kfp2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037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y1acxu15hk1utvhxvov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860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hny4gwqh2dc134sgnoj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2249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m5qggsyuh69f8t4wpk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588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3tg4pfoblwrxrj17ad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85855</text:p>
          </table:table-cell>
          <table:table-cell office:value-type="string">
            <text:p>0.0079627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ta3rvh119muni0cn0jx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49001</text:p>
          </table:table-cell>
          <table:table-cell office:value-type="string">
            <text:p>0.010340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ojhga5540y9gh8uyumc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06445</text:p>
          </table:table-cell>
          <table:table-cell office:value-type="string">
            <text:p>0.0091471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k88oc0vv51wmj10m4e2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9237</text:p>
          </table:table-cell>
          <table:table-cell office:value-type="string">
            <text:p>0.017757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hwm5wot740xvpwp9th6z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79197</text:p>
          </table:table-cell>
          <table:table-cell office:value-type="string">
            <text:p>0.0055731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h7t1n53mepr8deynj1p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3248</text:p>
          </table:table-cell>
          <table:table-cell office:value-type="string">
            <text:p>0.92118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t8hbp8jct9xhrx6dfi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7608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wearb0iaf5xmee2nq8h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012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lylhgjinxsvhgprm9y6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3224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81ip4bvu24voxjjtjo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415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zr98uwpjn1a4rh7tpdc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76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7u6nt7q3v5t3a05sxc0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700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2k29kju5q0m619nvtah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0990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h1skhtrx9tzyqsvnqwwr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894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bobhq0k7b5dan4cvktr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623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0q5wbufraofdq46keret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777713</text:p>
          </table:table-cell>
          <table:table-cell office:value-type="string">
            <text:p>0.0089373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kkkc1ef5r3vzcxaw7l67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52016</text:p>
          </table:table-cell>
          <table:table-cell office:value-type="string">
            <text:p>0.009990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luangligqd8ydkfulfq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0521</text:p>
          </table:table-cell>
          <table:table-cell office:value-type="string">
            <text:p>0.012841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yco5n0efyga9lo1pyc5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38905</text:p>
          </table:table-cell>
          <table:table-cell office:value-type="string">
            <text:p>0.0094032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47ldu6ym960lmrdvj78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846162</text:p>
          </table:table-cell>
          <table:table-cell office:value-type="string">
            <text:p>0.0089539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o6qgbsm55hwn8xtwqxsx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84807</text:p>
          </table:table-cell>
          <table:table-cell office:value-type="string">
            <text:p>0.010052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avvymdwmxquhdupu0g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07621</text:p>
          </table:table-cell>
          <table:table-cell office:value-type="string">
            <text:p>0.013228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53ujyiswvy8djcrkdlm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2634</text:p>
          </table:table-cell>
          <table:table-cell office:value-type="string">
            <text:p>0.91323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z89g34vbdp01ptr2rd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7295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ks2yqld84q3vjis4109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790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mrihylsa9lkin2l9odi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481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bwda6mq08ggcvch5wwm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471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wtsiwkvbpv9faiqv7lh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48856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5qt6s1hiukaha2mjrc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7509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8rwy743522urk0ya4gt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41678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s9vh4n96nkznpim4hbb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9776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rmy75uz7anhtstom4kw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9953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9038rzaw5ydi4cnyc19q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44855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e5ol7nh94x34rtuwf0l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352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3oecqcx2zg1oz5vd4clk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959553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a2ve9jhao4g6ngbtj6t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03757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gvasngmakap7rmurc8s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95030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dyptqw2u81ji8nteyw9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38929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j6canuxm1bcql26xjgg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3341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nolo7n091tbg5fntva7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965134</text:p>
          </table:table-cell>
          <table:table-cell table:number-columns-repeated="3"/>
        </table:table-row>
        <table:table-row table:style-name="ro2">
          <table:table-cell office:value-type="string">
            <text:p>http://multimediatechnology.at/~fhs33741/web-crawler/t8u16g6nwroa35dv5edy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59982</text:p>
          </table:table-cell>
          <table:table-cell table:number-columns-repeated="3"/>
        </table:table-row>
        <table:table-row table:style-name="ro2" table:number-rows-repeated="104780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6" table:style-name="ta1"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./WebCrawler.out</text:p>
          </table:table-cell>
          <table:table-cell/>
          <table:table-cell office:value-type="string">
            <text:p>http://multimediatechnology.at/~fhs33741/webcrawler-fail/4cnaa0fpw4ri16uszl6g.html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reating</text:p>
          </table:table-cell>
          <table:table-cell office:value-type="string">
            <text:p>threads</text:p>
          </table:table-cell>
          <table:table-cell table:number-columns-repeated="4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3011584">
            <text:p>46912623011584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</table:table-row>
        <table:table-row table:style-name="ro1">
          <table:table-cell office:value-type="string">
            <text:p>Thread</text:p>
          </table:table-cell>
          <table:table-cell office:value-type="float" office:value="46912623011584">
            <text:p>46912623011584</text:p>
          </table:table-cell>
          <table:table-cell office:value-type="string">
            <text:p>exits.</text:p>
          </table:table-cell>
          <table:table-cell table:number-columns-repeated="3"/>
        </table:table-row>
        <table:table-row table:style-name="ro1">
          <table:table-cell office:value-type="string">
            <text:p>**************</text:p>
          </table:table-cell>
          <table:table-cell office:value-type="string">
            <text:p>CrawList</text:p>
          </table:table-cell>
          <table:table-cell office:value-type="string">
            <text:p>**************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string">
            <text:p>time</text:p>
          </table:table-cell>
          <table:table-cell office:value-type="string">
            <text:p>needed:</text:p>
          </table:table-cell>
          <table:table-cell office:value-type="float" office:value="197.016">
            <text:p>197,016</text:p>
          </table:table-cell>
          <table:table-cell table:number-columns-repeated="2"/>
        </table:table-row>
        <table:table-row table:style-name="ro1">
          <table:table-cell office:value-type="string">
            <text:p>Good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Broken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**************</text:p>
          </table:table-cell>
          <table:table-cell office:value-type="string">
            <text:p>Details</text:p>
          </table:table-cell>
          <table:table-cell office:value-type="string">
            <text:p>**************</text:p>
          </table:table-cell>
          <table:table-cell table:number-columns-repeated="3"/>
        </table:table-row>
        <table:table-row table:style-name="ro1">
          <table:table-cell office:value-type="string">
            <text:p>URL</text:p>
          </table:table-cell>
          <table:table-cell office:value-type="string">
            <text:p>Broken</text:p>
          </table:table-cell>
          <table:table-cell office:value-type="string">
            <text:p>Counter</text:p>
          </table:table-cell>
          <table:table-cell office:value-type="string">
            <text:p>AVG-load-time</text:p>
          </table:table-cell>
          <table:table-cell office:value-type="string">
            <text:p>MAX-load-time</text:p>
          </table:table-cell>
          <table:table-cell/>
        </table:table-row>
        <table:table-row table:style-name="ro1">
          <table:table-cell office:value-type="string">
            <text:p>http://multimediatechnology.at/~fhs33741/webcrawler-fail/4cnaa0fpw4ri16uszl6g.html</text:p>
          </table:table-cell>
          <table:table-cell office:value-type="string">
            <text:p>good</text:p>
          </table:table-cell>
          <table:table-cell office:value-type="float" office:value="251">
            <text:p>251</text:p>
          </table:table-cell>
          <table:table-cell office:value-type="string">
            <text:p>0.0797272</text:p>
          </table:table-cell>
          <table:table-cell office:value-type="string">
            <text:p>0.94416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ftmyffb6gsyd99v4f6l8.html</text:p>
          </table:table-cell>
          <table:table-cell office:value-type="string">
            <text:p>good</text:p>
          </table:table-cell>
          <table:table-cell office:value-type="float" office:value="177">
            <text:p>177</text:p>
          </table:table-cell>
          <table:table-cell office:value-type="string">
            <text:p>0.0797216</text:p>
          </table:table-cell>
          <table:table-cell office:value-type="string">
            <text:p>0.96515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inpqsa836eby5m4ferqa.html</text:p>
          </table:table-cell>
          <table:table-cell office:value-type="string">
            <text:p>broken</text:p>
          </table:table-cell>
          <table:table-cell office:value-type="float" office:value="55">
            <text:p>55</text:p>
          </table:table-cell>
          <table:table-cell office:value-type="string">
            <text:p>0.0395013</text:p>
          </table:table-cell>
          <table:table-cell office:value-type="string">
            <text:p>0.92475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f4fg1itkstl88ogtl3zv.html</text:p>
          </table:table-cell>
          <table:table-cell office:value-type="string">
            <text:p>broken</text:p>
          </table:table-cell>
          <table:table-cell office:value-type="float" office:value="55">
            <text:p>55</text:p>
          </table:table-cell>
          <table:table-cell office:value-type="string">
            <text:p>0.15883</text:p>
          </table:table-cell>
          <table:table-cell office:value-type="string">
            <text:p>0.944824</text:p>
          </table:table-cell>
          <table:table-cell/>
        </table:table-row>
        <table:table-row table:style-name="ro1">
          <table:table-cell office:value-type="string">
            <text:p>http://multimediatechnology.at/~fhs33741/webcrawler-fail/63i12qkfarpp8n83xpfe.html</text:p>
          </table:table-cell>
          <table:table-cell office:value-type="string">
            <text:p>broken</text:p>
          </table:table-cell>
          <table:table-cell office:value-type="float" office:value="55">
            <text:p>55</text:p>
          </table:table-cell>
          <table:table-cell office:value-type="string">
            <text:p>0.11253</text:p>
          </table:table-cell>
          <table:table-cell office:value-type="string">
            <text:p>1.0251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840xjomc0jk18jp8493g.html</text:p>
          </table:table-cell>
          <table:table-cell office:value-type="string">
            <text:p>good</text:p>
          </table:table-cell>
          <table:table-cell office:value-type="float" office:value="165">
            <text:p>165</text:p>
          </table:table-cell>
          <table:table-cell office:value-type="string">
            <text:p>0.0961196</text:p>
          </table:table-cell>
          <table:table-cell office:value-type="string">
            <text:p>0.94841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477szia61043gnqus04r.html</text:p>
          </table:table-cell>
          <table:table-cell office:value-type="string">
            <text:p>broken</text:p>
          </table:table-cell>
          <table:table-cell office:value-type="float" office:value="55">
            <text:p>55</text:p>
          </table:table-cell>
          <table:table-cell office:value-type="string">
            <text:p>0.0387385</text:p>
          </table:table-cell>
          <table:table-cell office:value-type="string">
            <text:p>0.90661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86jbukjvssdjgl418k3m.html</text:p>
          </table:table-cell>
          <table:table-cell office:value-type="string">
            <text:p>good</text:p>
          </table:table-cell>
          <table:table-cell office:value-type="float" office:value="96">
            <text:p>96</text:p>
          </table:table-cell>
          <table:table-cell office:value-type="string">
            <text:p>0.0826779</text:p>
          </table:table-cell>
          <table:table-cell office:value-type="string">
            <text:p>0.95073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a7y3794yb7k92e2jcpt2.html</text:p>
          </table:table-cell>
          <table:table-cell office:value-type="string">
            <text:p>broken</text:p>
          </table:table-cell>
          <table:table-cell office:value-type="float" office:value="55">
            <text:p>55</text:p>
          </table:table-cell>
          <table:table-cell office:value-type="string">
            <text:p>0.073064</text:p>
          </table:table-cell>
          <table:table-cell office:value-type="string">
            <text:p>0.90767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oe7kopxoooee76w913v8.html</text:p>
          </table:table-cell>
          <table:table-cell office:value-type="string">
            <text:p>broken</text:p>
          </table:table-cell>
          <table:table-cell office:value-type="float" office:value="46">
            <text:p>46</text:p>
          </table:table-cell>
          <table:table-cell office:value-type="string">
            <text:p>0.0505642</text:p>
          </table:table-cell>
          <table:table-cell office:value-type="string">
            <text:p>0.93140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1wsrqyxbxqe1plepvhqz.html</text:p>
          </table:table-cell>
          <table:table-cell office:value-type="string">
            <text:p>broken</text:p>
          </table:table-cell>
          <table:table-cell office:value-type="float" office:value="46">
            <text:p>46</text:p>
          </table:table-cell>
          <table:table-cell office:value-type="string">
            <text:p>0.14978</text:p>
          </table:table-cell>
          <table:table-cell office:value-type="string">
            <text:p>1.0102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6pfkgzo2u0cn4wfstvoe.html</text:p>
          </table:table-cell>
          <table:table-cell office:value-type="string">
            <text:p>broken</text:p>
          </table:table-cell>
          <table:table-cell office:value-type="float" office:value="46">
            <text:p>46</text:p>
          </table:table-cell>
          <table:table-cell office:value-type="string">
            <text:p>0.108722</text:p>
          </table:table-cell>
          <table:table-cell office:value-type="string">
            <text:p>0.93097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ncp2xlzbfhoy89nst031.html</text:p>
          </table:table-cell>
          <table:table-cell office:value-type="string">
            <text:p>good</text:p>
          </table:table-cell>
          <table:table-cell office:value-type="float" office:value="52">
            <text:p>52</text:p>
          </table:table-cell>
          <table:table-cell office:value-type="string">
            <text:p>0.0233778</text:p>
          </table:table-cell>
          <table:table-cell office:value-type="string">
            <text:p>0.97800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binkizd5uykes8jwhisf.html</text:p>
          </table:table-cell>
          <table:table-cell office:value-type="string">
            <text:p>broken</text:p>
          </table:table-cell>
          <table:table-cell office:value-type="float" office:value="46">
            <text:p>46</text:p>
          </table:table-cell>
          <table:table-cell office:value-type="string">
            <text:p>0.122844</text:p>
          </table:table-cell>
          <table:table-cell office:value-type="string">
            <text:p>0.91198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5zyxyssidh4bby239x6b.html</text:p>
          </table:table-cell>
          <table:table-cell office:value-type="string">
            <text:p>good</text:p>
          </table:table-cell>
          <table:table-cell office:value-type="float" office:value="53">
            <text:p>53</text:p>
          </table:table-cell>
          <table:table-cell office:value-type="string">
            <text:p>0.0387935</text:p>
          </table:table-cell>
          <table:table-cell office:value-type="string">
            <text:p>0.91568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xgyavmvg3z0rb4wj6kgb.html</text:p>
          </table:table-cell>
          <table:table-cell office:value-type="string">
            <text:p>broken</text:p>
          </table:table-cell>
          <table:table-cell office:value-type="float" office:value="41">
            <text:p>41</text:p>
          </table:table-cell>
          <table:table-cell office:value-type="string">
            <text:p>0.0960533</text:p>
          </table:table-cell>
          <table:table-cell office:value-type="string">
            <text:p>0.95765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203zckgj7fxnyquuga7q.html</text:p>
          </table:table-cell>
          <table:table-cell office:value-type="string">
            <text:p>good</text:p>
          </table:table-cell>
          <table:table-cell office:value-type="float" office:value="104">
            <text:p>104</text:p>
          </table:table-cell>
          <table:table-cell office:value-type="string">
            <text:p>0.0572393</text:p>
          </table:table-cell>
          <table:table-cell office:value-type="string">
            <text:p>0.91357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2sq6kwittmndicwuj98e.html</text:p>
          </table:table-cell>
          <table:table-cell office:value-type="string">
            <text:p>broken</text:p>
          </table:table-cell>
          <table:table-cell office:value-type="float" office:value="41">
            <text:p>41</text:p>
          </table:table-cell>
          <table:table-cell office:value-type="string">
            <text:p>0.0717147</text:p>
          </table:table-cell>
          <table:table-cell office:value-type="string">
            <text:p>0.92885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ho5e275exvs5fwxj7ljv.html</text:p>
          </table:table-cell>
          <table:table-cell office:value-type="string">
            <text:p>broken</text:p>
          </table:table-cell>
          <table:table-cell office:value-type="float" office:value="41">
            <text:p>41</text:p>
          </table:table-cell>
          <table:table-cell office:value-type="string">
            <text:p>0.0722335</text:p>
          </table:table-cell>
          <table:table-cell office:value-type="string">
            <text:p>0.96313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xmdnuo1l7t2n31di4d2l.html</text:p>
          </table:table-cell>
          <table:table-cell office:value-type="string">
            <text:p>broken</text:p>
          </table:table-cell>
          <table:table-cell office:value-type="float" office:value="41">
            <text:p>41</text:p>
          </table:table-cell>
          <table:table-cell office:value-type="string">
            <text:p>0.189871</text:p>
          </table:table-cell>
          <table:table-cell office:value-type="string">
            <text:p>1.0067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hpuk5dlpu8he9dhtpx2u.html</text:p>
          </table:table-cell>
          <table:table-cell office:value-type="string">
            <text:p>broken</text:p>
          </table:table-cell>
          <table:table-cell office:value-type="float" office:value="41">
            <text:p>41</text:p>
          </table:table-cell>
          <table:table-cell office:value-type="string">
            <text:p>0.119747</text:p>
          </table:table-cell>
          <table:table-cell office:value-type="string">
            <text:p>0.93147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m93x6rpvrfp9td1vxnzm.html</text:p>
          </table:table-cell>
          <table:table-cell office:value-type="string">
            <text:p>broken</text:p>
          </table:table-cell>
          <table:table-cell office:value-type="float" office:value="41">
            <text:p>41</text:p>
          </table:table-cell>
          <table:table-cell office:value-type="string">
            <text:p>0.123114</text:p>
          </table:table-cell>
          <table:table-cell office:value-type="string">
            <text:p>1.9287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36w69fsk872zorkwbynp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465601</text:p>
          </table:table-cell>
          <table:table-cell office:value-type="string">
            <text:p>0.90808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dc0dq3uteqx580sc9gfv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136568</text:p>
          </table:table-cell>
          <table:table-cell office:value-type="string">
            <text:p>0.97731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uqqonhdelgnh1kht1831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11594</text:p>
          </table:table-cell>
          <table:table-cell office:value-type="string">
            <text:p>0.040880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f9pzzvyuef5zz24r6bdw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963841</text:p>
          </table:table-cell>
          <table:table-cell office:value-type="string">
            <text:p>0.95119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tydukpjk7bpxneilgoq0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957419</text:p>
          </table:table-cell>
          <table:table-cell office:value-type="string">
            <text:p>0.94111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mmkzjcw4ackf30qzbn5y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161852</text:p>
          </table:table-cell>
          <table:table-cell office:value-type="string">
            <text:p>0.91264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zgraohhg8ifm4fzccftd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457728</text:p>
          </table:table-cell>
          <table:table-cell office:value-type="string">
            <text:p>0.90816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cmjbknebl2yhet4eauy0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0563399</text:p>
          </table:table-cell>
          <table:table-cell office:value-type="string">
            <text:p>0.014232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do67onzwq5tjhzo20pjb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31781</text:p>
          </table:table-cell>
          <table:table-cell office:value-type="string">
            <text:p>0.90808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33dn8a6mccaec2ikzfbs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43545</text:p>
          </table:table-cell>
          <table:table-cell office:value-type="string">
            <text:p>0.93830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o7y5rt0iq8t8zileqgtc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3148</text:p>
          </table:table-cell>
          <table:table-cell office:value-type="string">
            <text:p>0.91172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17qiccjzyb64avs2erfw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17234</text:p>
          </table:table-cell>
          <table:table-cell office:value-type="string">
            <text:p>0.90730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nmn3qzi240xsrqjr5xzp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58352</text:p>
          </table:table-cell>
          <table:table-cell office:value-type="string">
            <text:p>0.92830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opg0sbq0s5nexq1ogq08.html</text:p>
          </table:table-cell>
          <table:table-cell office:value-type="string">
            <text:p>broken</text:p>
          </table:table-cell>
          <table:table-cell office:value-type="float" office:value="11">
            <text:p>11</text:p>
          </table:table-cell>
          <table:table-cell office:value-type="string">
            <text:p>0.0950489</text:p>
          </table:table-cell>
          <table:table-cell office:value-type="string">
            <text:p>0.90712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7zl9wnw6vc9azqsnoqf3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463345</text:p>
          </table:table-cell>
          <table:table-cell office:value-type="string">
            <text:p>0.0060386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wlsomjh5vij35c6igr2o.html</text:p>
          </table:table-cell>
          <table:table-cell office:value-type="string">
            <text:p>good</text:p>
          </table:table-cell>
          <table:table-cell office:value-type="float" office:value="32">
            <text:p>32</text:p>
          </table:table-cell>
          <table:table-cell office:value-type="string">
            <text:p>0.0389729</text:p>
          </table:table-cell>
          <table:table-cell office:value-type="string">
            <text:p>0.90647</text:p>
          </table:table-cell>
          <table:table-cell/>
        </table:table-row>
        <table:table-row table:style-name="ro2">
          <table:table-cell office:value-type="string">
            <text:p>http://multimediatechnology.at/~fhs33741/webcrawler-fail/cm8shn9otjat6vplc1lz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0842739</text:p>
          </table:table-cell>
          <table:table-cell office:value-type="string">
            <text:p>0.0263433</text:p>
          </table:table-cell>
          <table:table-cell/>
        </table:table-row>
        <table:table-row table:style-name="ro2">
          <table:table-cell office:value-type="string">
            <text:p>http://multimediatechnology.at/~fhs33741/webcrawler-fail/n0yfgf8394a65biy5t3v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5747</text:p>
          </table:table-cell>
          <table:table-cell office:value-type="string">
            <text:p>0.905104</text:p>
          </table:table-cell>
          <table:table-cell/>
        </table:table-row>
        <table:table-row table:style-name="ro2">
          <table:table-cell office:value-type="string">
            <text:p>http://multimediatechnology.at/~fhs33741/webcrawler-fail/vlkz1xi0hcr4jxch7unh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958092</text:p>
          </table:table-cell>
          <table:table-cell office:value-type="string">
            <text:p>0.910862</text:p>
          </table:table-cell>
          <table:table-cell/>
        </table:table-row>
        <table:table-row table:style-name="ro2">
          <table:table-cell office:value-type="string">
            <text:p>http://multimediatechnology.at/~fhs33741/webcrawler-fail/9kwcv234q38fw19dwoei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100767</text:p>
          </table:table-cell>
          <table:table-cell office:value-type="string">
            <text:p>0.908398</text:p>
          </table:table-cell>
          <table:table-cell/>
        </table:table-row>
        <table:table-row table:style-name="ro2">
          <table:table-cell office:value-type="string">
            <text:p>http://multimediatechnology.at/~fhs33741/webcrawler-fail/g2r4un03p7ev60tmi9x6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0143539</text:p>
          </table:table-cell>
          <table:table-cell office:value-type="string">
            <text:p>0.0307483</text:p>
          </table:table-cell>
          <table:table-cell/>
        </table:table-row>
        <table:table-row table:style-name="ro2">
          <table:table-cell office:value-type="string">
            <text:p>http://multimediatechnology.at/~fhs33741/webcrawler-fail/xvrjokgbtomatdpmm55p.html</text:p>
          </table:table-cell>
          <table:table-cell office:value-type="string">
            <text:p>broken</text:p>
          </table:table-cell>
          <table:table-cell office:value-type="float" office:value="10">
            <text:p>10</text:p>
          </table:table-cell>
          <table:table-cell office:value-type="string">
            <text:p>0.284143</text:p>
          </table:table-cell>
          <table:table-cell office:value-type="string">
            <text:p>0.940948</text:p>
          </table:table-cell>
          <table:table-cell/>
        </table:table-row>
        <table:table-row table:style-name="ro2">
          <table:table-cell office:value-type="string">
            <text:p>http://multimediatechnology.at/~fhs33741/webcrawler-fail/v4qr6rsc3c6g2ezijij5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901684</text:p>
          </table:table-cell>
          <table:table-cell office:value-type="string">
            <text:p>0.90459</text:p>
          </table:table-cell>
          <table:table-cell/>
        </table:table-row>
        <table:table-row table:style-name="ro2">
          <table:table-cell office:value-type="string">
            <text:p>http://multimediatechnology.at/~fhs33741/webcrawler-fail/t31fnw4v06i9sdhn22fa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257688</text:p>
          </table:table-cell>
          <table:table-cell office:value-type="string">
            <text:p>0.953647</text:p>
          </table:table-cell>
          <table:table-cell/>
        </table:table-row>
        <table:table-row table:style-name="ro2">
          <table:table-cell office:value-type="string">
            <text:p>http://multimediatechnology.at/~fhs33741/webcrawler-fail/cawsh7sz73zybdqoon1f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921365</text:p>
          </table:table-cell>
          <table:table-cell office:value-type="string">
            <text:p>0.932169</text:p>
          </table:table-cell>
          <table:table-cell/>
        </table:table-row>
        <table:table-row table:style-name="ro2">
          <table:table-cell office:value-type="string">
            <text:p>http://multimediatechnology.at/~fhs33741/webcrawler-fail/nchvusxog1ln8e30wlo3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172803</text:p>
          </table:table-cell>
          <table:table-cell office:value-type="string">
            <text:p>0.914993</text:p>
          </table:table-cell>
          <table:table-cell/>
        </table:table-row>
        <table:table-row table:style-name="ro2">
          <table:table-cell office:value-type="string">
            <text:p>http://multimediatechnology.at/~fhs33741/webcrawler-fail/s371stcisnglxagb4ow9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527343</text:p>
          </table:table-cell>
          <table:table-cell office:value-type="string">
            <text:p>0.931372</text:p>
          </table:table-cell>
          <table:table-cell/>
        </table:table-row>
        <table:table-row table:style-name="ro2">
          <table:table-cell office:value-type="string">
            <text:p>http://multimediatechnology.at/~fhs33741/webcrawler-fail/qwo1oe5p1sr1kq4x197l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00847191</text:p>
          </table:table-cell>
          <table:table-cell office:value-type="string">
            <text:p>0.0729766</text:p>
          </table:table-cell>
          <table:table-cell/>
        </table:table-row>
        <table:table-row table:style-name="ro2">
          <table:table-cell office:value-type="string">
            <text:p>http://multimediatechnology.at/~fhs33741/webcrawler-fail/ntgyjf8dsm1xi3ej39hx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13549</text:p>
          </table:table-cell>
          <table:table-cell office:value-type="string">
            <text:p>0.932392</text:p>
          </table:table-cell>
          <table:table-cell/>
        </table:table-row>
        <table:table-row table:style-name="ro2">
          <table:table-cell office:value-type="string">
            <text:p>http://multimediatechnology.at/~fhs33741/webcrawler-fail/l6kb0c0ba6zccccrnq1u.html</text:p>
          </table:table-cell>
          <table:table-cell office:value-type="string">
            <text:p>broken</text:p>
          </table:table-cell>
          <table:table-cell office:value-type="float" office:value="22">
            <text:p>22</text:p>
          </table:table-cell>
          <table:table-cell office:value-type="string">
            <text:p>0.132657</text:p>
          </table:table-cell>
          <table:table-cell office:value-type="string">
            <text:p>0.913627</text:p>
          </table:table-cell>
          <table:table-cell/>
        </table:table-row>
        <table:table-row table:style-name="ro2">
          <table:table-cell office:value-type="string">
            <text:p>http://multimediatechnology.at/~fhs33741/webcrawler-fail/c1dzhb4tsryq42jvn4w7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1404</text:p>
          </table:table-cell>
          <table:table-cell office:value-type="string">
            <text:p>0.908377</text:p>
          </table:table-cell>
          <table:table-cell/>
        </table:table-row>
        <table:table-row table:style-name="ro2">
          <table:table-cell office:value-type="string">
            <text:p>http://multimediatechnology.at/~fhs33741/webcrawler-fail/s2ulexbttufc4tvpg3h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91011</text:p>
          </table:table-cell>
          <table:table-cell office:value-type="string">
            <text:p>0.00821213</text:p>
          </table:table-cell>
          <table:table-cell/>
        </table:table-row>
        <table:table-row table:style-name="ro2">
          <table:table-cell office:value-type="string">
            <text:p>http://multimediatechnology.at/~fhs33741/webcrawler-fail/f83ksh0oj2non6v7sf7n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6841</text:p>
          </table:table-cell>
          <table:table-cell office:value-type="string">
            <text:p>0.923531</text:p>
          </table:table-cell>
          <table:table-cell/>
        </table:table-row>
        <table:table-row table:style-name="ro2">
          <table:table-cell office:value-type="string">
            <text:p>http://multimediatechnology.at/~fhs33741/webcrawler-fail/5e93o0p7vnrpl5abm0et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816</text:p>
          </table:table-cell>
          <table:table-cell office:value-type="string">
            <text:p>0.0409979</text:p>
          </table:table-cell>
          <table:table-cell/>
        </table:table-row>
        <table:table-row table:style-name="ro2">
          <table:table-cell office:value-type="string">
            <text:p>http://multimediatechnology.at/~fhs33741/webcrawler-fail/os17a6n75pf5wd21u9t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3874</text:p>
          </table:table-cell>
          <table:table-cell office:value-type="string">
            <text:p>0.95101</text:p>
          </table:table-cell>
          <table:table-cell/>
        </table:table-row>
        <table:table-row table:style-name="ro2">
          <table:table-cell office:value-type="string">
            <text:p>http://multimediatechnology.at/~fhs33741/webcrawler-fail/fkklxwuiusrvzyatvvd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84582</text:p>
          </table:table-cell>
          <table:table-cell office:value-type="string">
            <text:p>0.0409722</text:p>
          </table:table-cell>
          <table:table-cell/>
        </table:table-row>
        <table:table-row table:style-name="ro2">
          <table:table-cell office:value-type="string">
            <text:p>http://multimediatechnology.at/~fhs33741/webcrawler-fail/w32esq9x28aloww6v9o6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5826</text:p>
          </table:table-cell>
          <table:table-cell office:value-type="string">
            <text:p>0.971425</text:p>
          </table:table-cell>
          <table:table-cell/>
        </table:table-row>
        <table:table-row table:style-name="ro2">
          <table:table-cell office:value-type="string">
            <text:p>http://multimediatechnology.at/~fhs33741/webcrawler-fail/8zqc77ohunozyvgm5yme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134824</text:p>
          </table:table-cell>
          <table:table-cell office:value-type="string">
            <text:p>0.903847</text:p>
          </table:table-cell>
          <table:table-cell/>
        </table:table-row>
        <table:table-row table:style-name="ro2">
          <table:table-cell office:value-type="string">
            <text:p>http://multimediatechnology.at/~fhs33741/webcrawler-fail/rmwmk62uzd7l3qdig8yf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0507178</text:p>
          </table:table-cell>
          <table:table-cell office:value-type="string">
            <text:p>0.0103488</text:p>
          </table:table-cell>
          <table:table-cell/>
        </table:table-row>
        <table:table-row table:style-name="ro2">
          <table:table-cell office:value-type="string">
            <text:p>http://multimediatechnology.at/~fhs33741/webcrawler-fail/2m03wdzou2ifji41ulyi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16378</text:p>
          </table:table-cell>
          <table:table-cell office:value-type="string">
            <text:p>0.0293472</text:p>
          </table:table-cell>
          <table:table-cell/>
        </table:table-row>
        <table:table-row table:style-name="ro2">
          <table:table-cell office:value-type="string">
            <text:p>http://multimediatechnology.at/~fhs33741/webcrawler-fail/kalhmip0kbo83p1rlv4o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0843</text:p>
          </table:table-cell>
          <table:table-cell office:value-type="string">
            <text:p>0.940833</text:p>
          </table:table-cell>
          <table:table-cell/>
        </table:table-row>
        <table:table-row table:style-name="ro2">
          <table:table-cell office:value-type="string">
            <text:p>http://multimediatechnology.at/~fhs33741/webcrawler-fail/nyjayphtdd0xgssk9fiz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271982</text:p>
          </table:table-cell>
          <table:table-cell office:value-type="string">
            <text:p>0.913614</text:p>
          </table:table-cell>
          <table:table-cell/>
        </table:table-row>
        <table:table-row table:style-name="ro2">
          <table:table-cell office:value-type="string">
            <text:p>http://multimediatechnology.at/~fhs33741/webcrawler-fail/1v2hl2agukd61hxh7578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00087</text:p>
          </table:table-cell>
          <table:table-cell/>
        </table:table-row>
        <table:table-row table:style-name="ro2">
          <table:table-cell office:value-type="string">
            <text:p>http://multimediatechnology.at/~fhs33741/webcrawler-fail/ao8ynouuhm1ahn1eltv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28044</text:p>
          </table:table-cell>
          <table:table-cell/>
        </table:table-row>
        <table:table-row table:style-name="ro2">
          <table:table-cell office:value-type="string">
            <text:p>http://multimediatechnology.at/~fhs33741/webcrawler-fail/p0codl0nkmbvnf2jm5zk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69517</text:p>
          </table:table-cell>
          <table:table-cell/>
        </table:table-row>
        <table:table-row table:style-name="ro2">
          <table:table-cell office:value-type="string">
            <text:p>http://multimediatechnology.at/~fhs33741/webcrawler-fail/46grnmeb8q8fagxzrr5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30768</text:p>
          </table:table-cell>
          <table:table-cell/>
        </table:table-row>
        <table:table-row table:style-name="ro2">
          <table:table-cell office:value-type="string">
            <text:p>http://multimediatechnology.at/~fhs33741/webcrawler-fail/89ypyxeedtvyndkqkz0m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12145</text:p>
          </table:table-cell>
          <table:table-cell/>
        </table:table-row>
        <table:table-row table:style-name="ro2" table:number-rows-repeated="104849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7" table:style-name="ta1"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>
            <text:p>./WebCrawler.out</text:p>
          </table:table-cell>
          <table:table-cell/>
          <table:table-cell office:value-type="string">
            <text:p>http://multimediatechnology.at/~fhs33741/webcrawler-fail/4cnaa0fpw4ri16uszl6g.html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reating</text:p>
          </table:table-cell>
          <table:table-cell office:value-type="string">
            <text:p>threads</text:p>
          </table:table-cell>
          <table:table-cell table:number-columns-repeated="9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.69126230115845E+027">
            <text:p>4691262301158450000000000000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Thread</text:p>
          </table:table-cell>
          <table:table-cell office:value-type="float" office:value="46912623011584">
            <text:p>46912623011584</text:p>
          </table:table-cell>
          <table:table-cell office:value-type="string">
            <text:p>exits.</text:p>
          </table:table-cell>
          <table:table-cell table:number-columns-repeated="8"/>
        </table:table-row>
        <table:table-row table:style-name="ro1">
          <table:table-cell office:value-type="string">
            <text:p>Thread</text:p>
          </table:table-cell>
          <table:table-cell office:value-type="float" office:value="46912625112832">
            <text:p>46912625112832</text:p>
          </table:table-cell>
          <table:table-cell office:value-type="string">
            <text:p>exits.</text:p>
          </table:table-cell>
          <table:table-cell table:number-columns-repeated="8"/>
        </table:table-row>
        <table:table-row table:style-name="ro1">
          <table:table-cell office:value-type="string">
            <text:p>**************</text:p>
          </table:table-cell>
          <table:table-cell office:value-type="string">
            <text:p>CrawList</text:p>
          </table:table-cell>
          <table:table-cell office:value-type="string">
            <text:p>**************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office:value-type="string">
            <text:p>time</text:p>
          </table:table-cell>
          <table:table-cell office:value-type="string">
            <text:p>needed:</text:p>
          </table:table-cell>
          <table:table-cell office:value-type="string">
            <text:p>26.9888</text:p>
          </table:table-cell>
          <table:table-cell table:number-columns-repeated="7"/>
        </table:table-row>
        <table:table-row table:style-name="ro1">
          <table:table-cell office:value-type="string">
            <text:p>Good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Broken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**************</text:p>
          </table:table-cell>
          <table:table-cell office:value-type="string">
            <text:p>Details</text:p>
          </table:table-cell>
          <table:table-cell office:value-type="string">
            <text:p>**************</text:p>
          </table:table-cell>
          <table:table-cell table:number-columns-repeated="8"/>
        </table:table-row>
        <table:table-row table:style-name="ro1">
          <table:table-cell office:value-type="string">
            <text:p>URL</text:p>
          </table:table-cell>
          <table:table-cell office:value-type="string">
            <text:p>Broken</text:p>
          </table:table-cell>
          <table:table-cell office:value-type="string">
            <text:p>Counter</text:p>
          </table:table-cell>
          <table:table-cell office:value-type="string">
            <text:p>AVG-load-time</text:p>
          </table:table-cell>
          <table:table-cell office:value-type="string">
            <text:p>MAX-load-time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4cnaa0fpw4ri16uszl6g.html</text:p>
          </table:table-cell>
          <table:table-cell office:value-type="string">
            <text:p>good</text:p>
          </table:table-cell>
          <table:table-cell office:value-type="float" office:value="107">
            <text:p>107</text:p>
          </table:table-cell>
          <table:table-cell office:value-type="string">
            <text:p>0.0647724</text:p>
          </table:table-cell>
          <table:table-cell office:value-type="string">
            <text:p>0.928998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ftmyffb6gsyd99v4f6l8.html</text:p>
          </table:table-cell>
          <table:table-cell office:value-type="string">
            <text:p>good</text:p>
          </table:table-cell>
          <table:table-cell office:value-type="float" office:value="68">
            <text:p>68</text:p>
          </table:table-cell>
          <table:table-cell office:value-type="string">
            <text:p>0.0578565</text:p>
          </table:table-cell>
          <table:table-cell office:value-type="string">
            <text:p>0.9067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f4fg1itkstl88ogtl3zv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478379</text:p>
          </table:table-cell>
          <table:table-cell office:value-type="string">
            <text:p>0.90391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63i12qkfarpp8n83xpfe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0679067</text:p>
          </table:table-cell>
          <table:table-cell office:value-type="string">
            <text:p>0.0078909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840xjomc0jk18jp8493g.html</text:p>
          </table:table-cell>
          <table:table-cell office:value-type="string">
            <text:p>good</text:p>
          </table:table-cell>
          <table:table-cell office:value-type="float" office:value="64">
            <text:p>64</text:p>
          </table:table-cell>
          <table:table-cell office:value-type="string">
            <text:p>0.0480985</text:p>
          </table:table-cell>
          <table:table-cell office:value-type="string">
            <text:p>0.906834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inpqsa836eby5m4ferqa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494339</text:p>
          </table:table-cell>
          <table:table-cell office:value-type="string">
            <text:p>0.903815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477szia61043gnqus04r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909678</text:p>
          </table:table-cell>
          <table:table-cell office:value-type="string">
            <text:p>0.908502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86jbukjvssdjgl418k3m.html</text:p>
          </table:table-cell>
          <table:table-cell office:value-type="string">
            <text:p>good</text:p>
          </table:table-cell>
          <table:table-cell office:value-type="float" office:value="41">
            <text:p>41</text:p>
          </table:table-cell>
          <table:table-cell office:value-type="string">
            <text:p>0.0937918</text:p>
          </table:table-cell>
          <table:table-cell office:value-type="string">
            <text:p>0.90701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a7y3794yb7k92e2jcpt2.html</text:p>
          </table:table-cell>
          <table:table-cell office:value-type="string">
            <text:p>broken</text:p>
          </table:table-cell>
          <table:table-cell office:value-type="float" office:value="21">
            <text:p>21</text:p>
          </table:table-cell>
          <table:table-cell office:value-type="string">
            <text:p>0.0477803</text:p>
          </table:table-cell>
          <table:table-cell office:value-type="string">
            <text:p>0.903889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oe7kopxoooee76w913v8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52747</text:p>
          </table:table-cell>
          <table:table-cell office:value-type="string">
            <text:p>0.90773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6pfkgzo2u0cn4wfstvoe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47065</text:p>
          </table:table-cell>
          <table:table-cell office:value-type="string">
            <text:p>0.907761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1wsrqyxbxqe1plepvhqz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0678508</text:p>
          </table:table-cell>
          <table:table-cell office:value-type="string">
            <text:p>0.0091851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ncp2xlzbfhoy89nst031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0452561</text:p>
          </table:table-cell>
          <table:table-cell office:value-type="string">
            <text:p>0.906633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binkizd5uykes8jwhisf.html</text:p>
          </table:table-cell>
          <table:table-cell office:value-type="string">
            <text:p>broken</text:p>
          </table:table-cell>
          <table:table-cell office:value-type="float" office:value="19">
            <text:p>19</text:p>
          </table:table-cell>
          <table:table-cell office:value-type="string">
            <text:p>0.0520634</text:p>
          </table:table-cell>
          <table:table-cell office:value-type="string">
            <text:p>0.903901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5zyxyssidh4bby239x6b.html</text:p>
          </table:table-cell>
          <table:table-cell office:value-type="string">
            <text:p>good</text:p>
          </table:table-cell>
          <table:table-cell office:value-type="float" office:value="24">
            <text:p>24</text:p>
          </table:table-cell>
          <table:table-cell office:value-type="string">
            <text:p>0.0796174</text:p>
          </table:table-cell>
          <table:table-cell office:value-type="string">
            <text:p>0.908173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xgyavmvg3z0rb4wj6kgb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52548</text:p>
          </table:table-cell>
          <table:table-cell office:value-type="string">
            <text:p>0.904952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203zckgj7fxnyquuga7q.html</text:p>
          </table:table-cell>
          <table:table-cell office:value-type="string">
            <text:p>good</text:p>
          </table:table-cell>
          <table:table-cell office:value-type="float" office:value="42">
            <text:p>42</text:p>
          </table:table-cell>
          <table:table-cell office:value-type="string">
            <text:p>0.0915452</text:p>
          </table:table-cell>
          <table:table-cell office:value-type="string">
            <text:p>0.906743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2sq6kwittmndicwuj98e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104565</text:p>
          </table:table-cell>
          <table:table-cell office:value-type="string">
            <text:p>0.904208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xmdnuo1l7t2n31di4d2l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50167</text:p>
          </table:table-cell>
          <table:table-cell office:value-type="string">
            <text:p>0.903979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ho5e275exvs5fwxj7ljv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4615</text:p>
          </table:table-cell>
          <table:table-cell office:value-type="string">
            <text:p>0.905782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hpuk5dlpu8he9dhtpx2u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569156</text:p>
          </table:table-cell>
          <table:table-cell office:value-type="string">
            <text:p>0.906728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m93x6rpvrfp9td1vxnzm.html</text:p>
          </table:table-cell>
          <table:table-cell office:value-type="string">
            <text:p>broken</text:p>
          </table:table-cell>
          <table:table-cell office:value-type="float" office:value="18">
            <text:p>18</text:p>
          </table:table-cell>
          <table:table-cell office:value-type="string">
            <text:p>0.0641928</text:p>
          </table:table-cell>
          <table:table-cell office:value-type="string">
            <text:p>1.03052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dc0dq3uteqx580sc9gfv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60244</text:p>
          </table:table-cell>
          <table:table-cell office:value-type="string">
            <text:p>0.00911465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36w69fsk872zorkwbynp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52098</text:p>
          </table:table-cell>
          <table:table-cell office:value-type="string">
            <text:p>0.00762679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uqqonhdelgnh1kht1831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795751</text:p>
          </table:table-cell>
          <table:table-cell office:value-type="string">
            <text:p>0.0127916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f9pzzvyuef5zz24r6bdw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0822117</text:p>
          </table:table-cell>
          <table:table-cell office:value-type="string">
            <text:p>0.0132858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tydukpjk7bpxneilgoq0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0759</text:p>
          </table:table-cell>
          <table:table-cell office:value-type="string">
            <text:p>0.907869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mmkzjcw4ackf30qzbn5y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00467418</text:p>
          </table:table-cell>
          <table:table-cell office:value-type="string">
            <text:p>0.00783711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zgraohhg8ifm4fzccftd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204111</text:p>
          </table:table-cell>
          <table:table-cell office:value-type="string">
            <text:p>0.90381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cmjbknebl2yhet4eauy0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415383</text:p>
          </table:table-cell>
          <table:table-cell office:value-type="string">
            <text:p>0.0048383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do67onzwq5tjhzo20pjb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23127</text:p>
          </table:table-cell>
          <table:table-cell office:value-type="string">
            <text:p>0.0071634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33dn8a6mccaec2ikzfbs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648255</text:p>
          </table:table-cell>
          <table:table-cell office:value-type="string">
            <text:p>0.00751499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o7y5rt0iq8t8zileqgtc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82633</text:p>
          </table:table-cell>
          <table:table-cell office:value-type="string">
            <text:p>0.00847381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17qiccjzyb64avs2erfw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05764</text:p>
          </table:table-cell>
          <table:table-cell office:value-type="string">
            <text:p>0.00712333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nmn3qzi240xsrqjr5xzp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74993</text:p>
          </table:table-cell>
          <table:table-cell office:value-type="string">
            <text:p>0.00869545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opg0sbq0s5nexq1ogq08.html</text:p>
          </table:table-cell>
          <table:table-cell office:value-type="string">
            <text:p>broken</text:p>
          </table:table-cell>
          <table:table-cell office:value-type="float" office:value="3">
            <text:p>3</text:p>
          </table:table-cell>
          <table:table-cell office:value-type="string">
            <text:p>0.00716673</text:p>
          </table:table-cell>
          <table:table-cell office:value-type="string">
            <text:p>0.007649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7zl9wnw6vc9azqsnoqf3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0943</text:p>
          </table:table-cell>
          <table:table-cell office:value-type="string">
            <text:p>0.906792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wlsomjh5vij35c6igr2o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00588905</text:p>
          </table:table-cell>
          <table:table-cell office:value-type="string">
            <text:p>0.0074186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cm8shn9otjat6vplc1lz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50832</text:p>
          </table:table-cell>
          <table:table-cell office:value-type="string">
            <text:p>0.00708251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n0yfgf8394a65biy5t3v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64674</text:p>
          </table:table-cell>
          <table:table-cell office:value-type="string">
            <text:p>0.00808826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9kwcv234q38fw19dwoei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52893</text:p>
          </table:table-cell>
          <table:table-cell office:value-type="string">
            <text:p>0.00704138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vlkz1xi0hcr4jxch7unh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70161</text:p>
          </table:table-cell>
          <table:table-cell office:value-type="string">
            <text:p>0.00812327</text:p>
          </table:table-cell>
          <table:table-cell table:number-columns-repeated="6"/>
        </table:table-row>
        <table:table-row table:style-name="ro2">
          <table:table-cell office:value-type="string">
            <text:p>http://multimediatechnology.at/~fhs33741/webcrawler-fail/g2r4un03p7ev60tmi9x6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35266</text:p>
          </table:table-cell>
          <table:table-cell office:value-type="string">
            <text:p>0.0313813</text:p>
          </table:table-cell>
          <table:table-cell table:number-columns-repeated="6"/>
        </table:table-row>
        <table:table-row table:style-name="ro2">
          <table:table-cell office:value-type="string">
            <text:p>http://multimediatechnology.at/~fhs33741/webcrawler-fail/xvrjokgbtomatdpmm55p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2863</text:p>
          </table:table-cell>
          <table:table-cell office:value-type="string">
            <text:p>0.909202</text:p>
          </table:table-cell>
          <table:table-cell table:number-columns-repeated="6"/>
        </table:table-row>
        <table:table-row table:style-name="ro2">
          <table:table-cell office:value-type="string">
            <text:p>http://multimediatechnology.at/~fhs33741/webcrawler-fail/v4qr6rsc3c6g2ezijij5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515846</text:p>
          </table:table-cell>
          <table:table-cell office:value-type="string">
            <text:p>0.0070867</text:p>
          </table:table-cell>
          <table:table-cell table:number-columns-repeated="6"/>
        </table:table-row>
        <table:table-row table:style-name="ro2">
          <table:table-cell office:value-type="string">
            <text:p>http://multimediatechnology.at/~fhs33741/webcrawler-fail/cawsh7sz73zybdqoon1f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11296</text:p>
          </table:table-cell>
          <table:table-cell office:value-type="string">
            <text:p>0.00900471</text:p>
          </table:table-cell>
          <table:table-cell table:number-columns-repeated="6"/>
        </table:table-row>
        <table:table-row table:style-name="ro2">
          <table:table-cell office:value-type="string">
            <text:p>http://multimediatechnology.at/~fhs33741/webcrawler-fail/t31fnw4v06i9sdhn22fa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98869</text:p>
          </table:table-cell>
          <table:table-cell office:value-type="string">
            <text:p>0.0069905</text:p>
          </table:table-cell>
          <table:table-cell table:number-columns-repeated="6"/>
        </table:table-row>
        <table:table-row table:style-name="ro2">
          <table:table-cell office:value-type="string">
            <text:p>http://multimediatechnology.at/~fhs33741/webcrawler-fail/nchvusxog1ln8e30wlo3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115</text:p>
          </table:table-cell>
          <table:table-cell office:value-type="string">
            <text:p>0.907173</text:p>
          </table:table-cell>
          <table:table-cell table:number-columns-repeated="6"/>
        </table:table-row>
        <table:table-row table:style-name="ro2">
          <table:table-cell office:value-type="string">
            <text:p>http://multimediatechnology.at/~fhs33741/webcrawler-fail/s371stcisnglxagb4ow9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157467</text:p>
          </table:table-cell>
          <table:table-cell office:value-type="string">
            <text:p>0.90682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ntgyjf8dsm1xi3ej39hx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493519</text:p>
          </table:table-cell>
          <table:table-cell office:value-type="string">
            <text:p>0.00678599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qwo1oe5p1sr1kq4x197l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04675</text:p>
          </table:table-cell>
          <table:table-cell office:value-type="string">
            <text:p>0.00875682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l6kb0c0ba6zccccrnq1u.html</text:p>
          </table:table-cell>
          <table:table-cell office:value-type="string">
            <text:p>broken</text:p>
          </table:table-cell>
          <table:table-cell office:value-type="float" office:value="6">
            <text:p>6</text:p>
          </table:table-cell>
          <table:table-cell office:value-type="string">
            <text:p>0.00723066</text:p>
          </table:table-cell>
          <table:table-cell office:value-type="string">
            <text:p>0.0079643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c1dzhb4tsryq42jvn4w7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34592</text:p>
          </table:table-cell>
          <table:table-cell office:value-type="string">
            <text:p>0.00681066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f83ksh0oj2non6v7sf7n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06434</text:p>
          </table:table-cell>
          <table:table-cell office:value-type="string">
            <text:p>0.00800723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s2ulexbttufc4tvpg3h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75003</text:p>
          </table:table-cell>
          <table:table-cell office:value-type="string">
            <text:p>0.00708628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5e93o0p7vnrpl5abm0et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579547</text:p>
          </table:table-cell>
          <table:table-cell office:value-type="string">
            <text:p>0.0068395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os17a6n75pf5wd21u9tw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92829</text:p>
          </table:table-cell>
          <table:table-cell office:value-type="string">
            <text:p>0.00695712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fkklxwuiusrvzyatvvdl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81096</text:p>
          </table:table-cell>
          <table:table-cell office:value-type="string">
            <text:p>0.00701116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w32esq9x28aloww6v9o6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99971</text:p>
          </table:table-cell>
          <table:table-cell office:value-type="string">
            <text:p>0.00726491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8zqc77ohunozyvgm5yme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0959533</text:p>
          </table:table-cell>
          <table:table-cell office:value-type="string">
            <text:p>0.90657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rmwmk62uzd7l3qdig8yf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542</text:p>
          </table:table-cell>
          <table:table-cell office:value-type="string">
            <text:p>0.90392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kalhmip0kbo83p1rlv4o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6942</text:p>
          </table:table-cell>
          <table:table-cell office:value-type="string">
            <text:p>0.909741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2m03wdzou2ifji41ulyi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0555581</text:p>
          </table:table-cell>
          <table:table-cell office:value-type="string">
            <text:p>0.0071256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nyjayphtdd0xgssk9fiz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87853</text:p>
          </table:table-cell>
          <table:table-cell office:value-type="string">
            <text:p>0.90968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1v2hl2agukd61hxh7578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97278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ao8ynouuhm1ahn1eltv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67706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p0codl0nkmbvnf2jm5zk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3935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46grnmeb8q8fagxzrr5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78096</text:p>
          </table:table-cell>
          <table:table-cell table:number-columns-repeated="6"/>
        </table:table-row>
        <table:table-row table:style-name="ro1">
          <table:table-cell office:value-type="string">
            <text:p>http://multimediatechnology.at/~fhs33741/webcrawler-fail/89ypyxeedtvyndkqkz0m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50645</text:p>
          </table:table-cell>
          <table:table-cell table:number-columns-repeated="6"/>
        </table:table-row>
        <table:table-row table:style-name="ro2" table:number-rows-repeated="104849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abelle8" table:style-name="ta1"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./WebCrawler.out</text:p>
          </table:table-cell>
          <table:table-cell/>
          <table:table-cell office:value-type="string">
            <text:p>http://multimediatechnology.at/~fhs33741/webcrawler-fail/4cnaa0fpw4ri16uszl6g.html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reating</text:p>
          </table:table-cell>
          <table:table-cell office:value-type="string">
            <text:p>threads</text:p>
          </table:table-cell>
          <table:table-cell table:number-columns-repeated="4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3011584">
            <text:p>46912623011584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5112832">
            <text:p>46912625112832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7214080">
            <text:p>46912627214080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9315328">
            <text:p>46912629315328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</table:table-row>
        <table:table-row table:style-name="ro1">
          <table:table-cell office:value-type="string">
            <text:p>Thread</text:p>
          </table:table-cell>
          <table:table-cell office:value-type="float" office:value="46912627214080">
            <text:p>46912627214080</text:p>
          </table:table-cell>
          <table:table-cell office:value-type="string">
            <text:p>exits.</text:p>
          </table:table-cell>
          <table:table-cell table:number-columns-repeated="3"/>
        </table:table-row>
        <table:table-row table:style-name="ro1">
          <table:table-cell office:value-type="string">
            <text:p>Thread</text:p>
          </table:table-cell>
          <table:table-cell office:value-type="float" office:value="46912625112832">
            <text:p>46912625112832</text:p>
          </table:table-cell>
          <table:table-cell office:value-type="string">
            <text:p>exits.</text:p>
          </table:table-cell>
          <table:table-cell table:number-columns-repeated="3"/>
        </table:table-row>
        <table:table-row table:style-name="ro1">
          <table:table-cell office:value-type="string">
            <text:p>Thread</text:p>
          </table:table-cell>
          <table:table-cell office:value-type="float" office:value="46912623011584">
            <text:p>46912623011584</text:p>
          </table:table-cell>
          <table:table-cell office:value-type="string">
            <text:p>exits.</text:p>
          </table:table-cell>
          <table:table-cell table:number-columns-repeated="3"/>
        </table:table-row>
        <table:table-row table:style-name="ro1">
          <table:table-cell office:value-type="string">
            <text:p>Thread</text:p>
          </table:table-cell>
          <table:table-cell office:value-type="float" office:value="46912629315328">
            <text:p>46912629315328</text:p>
          </table:table-cell>
          <table:table-cell office:value-type="string">
            <text:p>exits.</text:p>
          </table:table-cell>
          <table:table-cell table:number-columns-repeated="3"/>
        </table:table-row>
        <table:table-row table:style-name="ro1">
          <table:table-cell office:value-type="string">
            <text:p>**************</text:p>
          </table:table-cell>
          <table:table-cell office:value-type="string">
            <text:p>CrawList</text:p>
          </table:table-cell>
          <table:table-cell office:value-type="string">
            <text:p>**************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string">
            <text:p>time</text:p>
          </table:table-cell>
          <table:table-cell office:value-type="string">
            <text:p>needed:</text:p>
          </table:table-cell>
          <table:table-cell office:value-type="string">
            <text:p>13.9342</text:p>
          </table:table-cell>
          <table:table-cell table:number-columns-repeated="2"/>
        </table:table-row>
        <table:table-row table:style-name="ro1">
          <table:table-cell office:value-type="string">
            <text:p>Good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Broken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**************</text:p>
          </table:table-cell>
          <table:table-cell office:value-type="string">
            <text:p>Details</text:p>
          </table:table-cell>
          <table:table-cell office:value-type="string">
            <text:p>**************</text:p>
          </table:table-cell>
          <table:table-cell table:number-columns-repeated="3"/>
        </table:table-row>
        <table:table-row table:style-name="ro1">
          <table:table-cell office:value-type="string">
            <text:p>URL</text:p>
          </table:table-cell>
          <table:table-cell office:value-type="string">
            <text:p>Broken</text:p>
          </table:table-cell>
          <table:table-cell office:value-type="string">
            <text:p>Counter</text:p>
          </table:table-cell>
          <table:table-cell office:value-type="string">
            <text:p>AVG-load-time</text:p>
          </table:table-cell>
          <table:table-cell office:value-type="string">
            <text:p>MAX-load-time</text:p>
          </table:table-cell>
          <table:table-cell/>
        </table:table-row>
        <table:table-row table:style-name="ro1">
          <table:table-cell office:value-type="string">
            <text:p>http://multimediatechnology.at/~fhs33741/webcrawler-fail/4cnaa0fpw4ri16uszl6g.html</text:p>
          </table:table-cell>
          <table:table-cell office:value-type="string">
            <text:p>good</text:p>
          </table:table-cell>
          <table:table-cell office:value-type="float" office:value="36">
            <text:p>36</text:p>
          </table:table-cell>
          <table:table-cell office:value-type="string">
            <text:p>0.138299</text:p>
          </table:table-cell>
          <table:table-cell office:value-type="string">
            <text:p>0.92427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ftmyffb6gsyd99v4f6l8.html</text:p>
          </table:table-cell>
          <table:table-cell office:value-type="string">
            <text:p>good</text:p>
          </table:table-cell>
          <table:table-cell office:value-type="float" office:value="31">
            <text:p>31</text:p>
          </table:table-cell>
          <table:table-cell office:value-type="string">
            <text:p>0.0972518</text:p>
          </table:table-cell>
          <table:table-cell office:value-type="string">
            <text:p>0.91404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840xjomc0jk18jp8493g.html</text:p>
          </table:table-cell>
          <table:table-cell office:value-type="string">
            <text:p>good</text:p>
          </table:table-cell>
          <table:table-cell office:value-type="float" office:value="33">
            <text:p>33</text:p>
          </table:table-cell>
          <table:table-cell office:value-type="string">
            <text:p>0.147394</text:p>
          </table:table-cell>
          <table:table-cell office:value-type="string">
            <text:p>0.9287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477szia61043gnqus04r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07056</text:p>
          </table:table-cell>
          <table:table-cell office:value-type="string">
            <text:p>0.90385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inpqsa836eby5m4ferqa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6678</text:p>
          </table:table-cell>
          <table:table-cell office:value-type="string">
            <text:p>0.91974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86jbukjvssdjgl418k3m.html</text:p>
          </table:table-cell>
          <table:table-cell office:value-type="string">
            <text:p>good</text:p>
          </table:table-cell>
          <table:table-cell office:value-type="float" office:value="19">
            <text:p>19</text:p>
          </table:table-cell>
          <table:table-cell office:value-type="string">
            <text:p>0.106948</text:p>
          </table:table-cell>
          <table:table-cell office:value-type="string">
            <text:p>0.92952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a7y3794yb7k92e2jcpt2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113073</text:p>
          </table:table-cell>
          <table:table-cell office:value-type="string">
            <text:p>0.91639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oe7kopxoooee76w913v8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15169</text:p>
          </table:table-cell>
          <table:table-cell office:value-type="string">
            <text:p>0.027089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1wsrqyxbxqe1plepvhqz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13611</text:p>
          </table:table-cell>
          <table:table-cell office:value-type="string">
            <text:p>0.026477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6pfkgzo2u0cn4wfstvoe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141445</text:p>
          </table:table-cell>
          <table:table-cell office:value-type="string">
            <text:p>0.91201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f4fg1itkstl88ogtl3zv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78539</text:p>
          </table:table-cell>
          <table:table-cell office:value-type="string">
            <text:p>0.06315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ncp2xlzbfhoy89nst031.html</text:p>
          </table:table-cell>
          <table:table-cell office:value-type="string">
            <text:p>good</text:p>
          </table:table-cell>
          <table:table-cell office:value-type="float" office:value="10">
            <text:p>10</text:p>
          </table:table-cell>
          <table:table-cell office:value-type="string">
            <text:p>0.192032</text:p>
          </table:table-cell>
          <table:table-cell office:value-type="string">
            <text:p>0.91313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binkizd5uykes8jwhisf.html</text:p>
          </table:table-cell>
          <table:table-cell office:value-type="string">
            <text:p>broken</text:p>
          </table:table-cell>
          <table:table-cell office:value-type="float" office:value="7">
            <text:p>7</text:p>
          </table:table-cell>
          <table:table-cell office:value-type="string">
            <text:p>0.0148971</text:p>
          </table:table-cell>
          <table:table-cell office:value-type="string">
            <text:p>0.021397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63i12qkfarpp8n83xpfe.html</text:p>
          </table:table-cell>
          <table:table-cell office:value-type="string">
            <text:p>broken</text:p>
          </table:table-cell>
          <table:table-cell office:value-type="float" office:value="9">
            <text:p>9</text:p>
          </table:table-cell>
          <table:table-cell office:value-type="string">
            <text:p>0.0191342</text:p>
          </table:table-cell>
          <table:table-cell office:value-type="string">
            <text:p>0.072806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5zyxyssidh4bby239x6b.html</text:p>
          </table:table-cell>
          <table:table-cell office:value-type="string">
            <text:p>good</text:p>
          </table:table-cell>
          <table:table-cell office:value-type="float" office:value="9">
            <text:p>9</text:p>
          </table:table-cell>
          <table:table-cell office:value-type="string">
            <text:p>0.214109</text:p>
          </table:table-cell>
          <table:table-cell office:value-type="string">
            <text:p>0.92583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xgyavmvg3z0rb4wj6kg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8659</text:p>
          </table:table-cell>
          <table:table-cell office:value-type="string">
            <text:p>0.92689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203zckgj7fxnyquuga7q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00845228</text:p>
          </table:table-cell>
          <table:table-cell office:value-type="string">
            <text:p>0.015182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2sq6kwittmndicwuj98e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6503</text:p>
          </table:table-cell>
          <table:table-cell office:value-type="string">
            <text:p>0.908135</text:p>
          </table:table-cell>
          <table:table-cell/>
        </table:table-row>
        <table:table-row table:style-name="ro1">
          <table:table-cell office:value-type="string">
            <text:p>http://multimediatechnology.at/~fhs33741/webcrawler-fail/ho5e275exvs5fwxj7ljv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976744</text:p>
          </table:table-cell>
          <table:table-cell office:value-type="string">
            <text:p>0.01356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xmdnuo1l7t2n31di4d2l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0694503</text:p>
          </table:table-cell>
          <table:table-cell office:value-type="string">
            <text:p>0.0098495</text:p>
          </table:table-cell>
          <table:table-cell/>
        </table:table-row>
        <table:table-row table:style-name="ro1">
          <table:table-cell office:value-type="string">
            <text:p>http://multimediatechnology.at/~fhs33741/webcrawler-fail/hpuk5dlpu8he9dhtpx2u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08404</text:p>
          </table:table-cell>
          <table:table-cell office:value-type="string">
            <text:p>0.011883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m93x6rpvrfp9td1vxnzm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11748</text:p>
          </table:table-cell>
          <table:table-cell office:value-type="string">
            <text:p>0.0139714</text:p>
          </table:table-cell>
          <table:table-cell/>
        </table:table-row>
        <table:table-row table:style-name="ro1">
          <table:table-cell office:value-type="string">
            <text:p>http://multimediatechnology.at/~fhs33741/webcrawler-fail/dc0dq3uteqx580sc9gfv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8591</text:p>
          </table:table-cell>
          <table:table-cell office:value-type="string">
            <text:p>0.915914</text:p>
          </table:table-cell>
          <table:table-cell/>
        </table:table-row>
        <table:table-row table:style-name="ro1">
          <table:table-cell office:value-type="string">
            <text:p>http://multimediatechnology.at/~fhs33741/webcrawler-fail/36w69fsk872zorkwbynp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6911</text:p>
          </table:table-cell>
          <table:table-cell office:value-type="string">
            <text:p>0.923035</text:p>
          </table:table-cell>
          <table:table-cell/>
        </table:table-row>
        <table:table-row table:style-name="ro1">
          <table:table-cell office:value-type="string">
            <text:p>http://multimediatechnology.at/~fhs33741/webcrawler-fail/uqqonhdelgnh1kht1831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9746</text:p>
          </table:table-cell>
          <table:table-cell office:value-type="string">
            <text:p>0.90842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f9pzzvyuef5zz24r6bd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20812</text:p>
          </table:table-cell>
          <table:table-cell office:value-type="string">
            <text:p>0.037473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mmkzjcw4ackf30qzbn5y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379434</text:p>
          </table:table-cell>
          <table:table-cell office:value-type="string">
            <text:p>0.95120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tydukpjk7bpxneilgoq0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6981</text:p>
          </table:table-cell>
          <table:table-cell office:value-type="string">
            <text:p>0.0327484</text:p>
          </table:table-cell>
          <table:table-cell/>
        </table:table-row>
        <table:table-row table:style-name="ro1">
          <table:table-cell office:value-type="string">
            <text:p>http://multimediatechnology.at/~fhs33741/webcrawler-fail/zgraohhg8ifm4fzccftd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74012</text:p>
          </table:table-cell>
          <table:table-cell office:value-type="string">
            <text:p>0.95043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do67onzwq5tjhzo20pjb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685739</text:p>
          </table:table-cell>
          <table:table-cell office:value-type="string">
            <text:p>0.92302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33dn8a6mccaec2ikzfbs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7111</text:p>
          </table:table-cell>
          <table:table-cell office:value-type="string">
            <text:p>0.913664</text:p>
          </table:table-cell>
          <table:table-cell/>
        </table:table-row>
        <table:table-row table:style-name="ro1">
          <table:table-cell office:value-type="string">
            <text:p>http://multimediatechnology.at/~fhs33741/webcrawler-fail/cmjbknebl2yhet4eauy0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6007</text:p>
          </table:table-cell>
          <table:table-cell office:value-type="string">
            <text:p>0.904015</text:p>
          </table:table-cell>
          <table:table-cell/>
        </table:table-row>
        <table:table-row table:style-name="ro1">
          <table:table-cell office:value-type="string">
            <text:p>http://multimediatechnology.at/~fhs33741/webcrawler-fail/17qiccjzyb64avs2erf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33753</text:p>
          </table:table-cell>
          <table:table-cell office:value-type="string">
            <text:p>0.90908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o7y5rt0iq8t8zileqgtc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7086</text:p>
          </table:table-cell>
          <table:table-cell office:value-type="string">
            <text:p>0.90834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nmn3qzi240xsrqjr5xzp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99576</text:p>
          </table:table-cell>
          <table:table-cell office:value-type="string">
            <text:p>0.039476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opg0sbq0s5nexq1ogq08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217412</text:p>
          </table:table-cell>
          <table:table-cell office:value-type="string">
            <text:p>0.035545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wlsomjh5vij35c6igr2o.html</text:p>
          </table:table-cell>
          <table:table-cell office:value-type="string">
            <text:p>good</text:p>
          </table:table-cell>
          <table:table-cell office:value-type="float" office:value="7">
            <text:p>7</text:p>
          </table:table-cell>
          <table:table-cell office:value-type="string">
            <text:p>0.00688008</text:p>
          </table:table-cell>
          <table:table-cell office:value-type="string">
            <text:p>0.010669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7zl9wnw6vc9azqsnoqf3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22366</text:p>
          </table:table-cell>
          <table:table-cell office:value-type="string">
            <text:p>0.0191591</text:p>
          </table:table-cell>
          <table:table-cell/>
        </table:table-row>
        <table:table-row table:style-name="ro2">
          <table:table-cell office:value-type="string">
            <text:p>http://multimediatechnology.at/~fhs33741/webcrawler-fail/cm8shn9otjat6vplc1lz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6398</text:p>
          </table:table-cell>
          <table:table-cell office:value-type="string">
            <text:p>0.0139951</text:p>
          </table:table-cell>
          <table:table-cell/>
        </table:table-row>
        <table:table-row table:style-name="ro2">
          <table:table-cell office:value-type="string">
            <text:p>http://multimediatechnology.at/~fhs33741/webcrawler-fail/n0yfgf8394a65biy5t3v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9593</text:p>
          </table:table-cell>
          <table:table-cell office:value-type="string">
            <text:p>0.910671</text:p>
          </table:table-cell>
          <table:table-cell/>
        </table:table-row>
        <table:table-row table:style-name="ro2">
          <table:table-cell office:value-type="string">
            <text:p>http://multimediatechnology.at/~fhs33741/webcrawler-fail/vlkz1xi0hcr4jxch7unh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4857</text:p>
          </table:table-cell>
          <table:table-cell office:value-type="string">
            <text:p>0.913377</text:p>
          </table:table-cell>
          <table:table-cell/>
        </table:table-row>
        <table:table-row table:style-name="ro2">
          <table:table-cell office:value-type="string">
            <text:p>http://multimediatechnology.at/~fhs33741/webcrawler-fail/g2r4un03p7ev60tmi9x6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15301</text:p>
          </table:table-cell>
          <table:table-cell office:value-type="string">
            <text:p>0.0159457</text:p>
          </table:table-cell>
          <table:table-cell/>
        </table:table-row>
        <table:table-row table:style-name="ro2">
          <table:table-cell office:value-type="string">
            <text:p>http://multimediatechnology.at/~fhs33741/webcrawler-fail/xvrjokgbtomatdpmm55p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949178</text:p>
          </table:table-cell>
          <table:table-cell office:value-type="string">
            <text:p>0.0142205</text:p>
          </table:table-cell>
          <table:table-cell/>
        </table:table-row>
        <table:table-row table:style-name="ro2">
          <table:table-cell office:value-type="string">
            <text:p>http://multimediatechnology.at/~fhs33741/webcrawler-fail/9kwcv234q38fw19dwoei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132882</text:p>
          </table:table-cell>
          <table:table-cell office:value-type="string">
            <text:p>0.0173759</text:p>
          </table:table-cell>
          <table:table-cell/>
        </table:table-row>
        <table:table-row table:style-name="ro2">
          <table:table-cell office:value-type="string">
            <text:p>http://multimediatechnology.at/~fhs33741/webcrawler-fail/v4qr6rsc3c6g2ezijij5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05139</text:p>
          </table:table-cell>
          <table:table-cell office:value-type="string">
            <text:p>0.0214604</text:p>
          </table:table-cell>
          <table:table-cell/>
        </table:table-row>
        <table:table-row table:style-name="ro2">
          <table:table-cell office:value-type="string">
            <text:p>http://multimediatechnology.at/~fhs33741/webcrawler-fail/nchvusxog1ln8e30wlo3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229448</text:p>
          </table:table-cell>
          <table:table-cell office:value-type="string">
            <text:p>0.042587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t31fnw4v06i9sdhn22fa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48124</text:p>
          </table:table-cell>
          <table:table-cell office:value-type="string">
            <text:p>0.0379945</text:p>
          </table:table-cell>
          <table:table-cell/>
        </table:table-row>
        <table:table-row table:style-name="ro1">
          <table:table-cell office:value-type="string">
            <text:p>http://multimediatechnology.at/~fhs33741/webcrawler-fail/cawsh7sz73zybdqoon1f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51257</text:p>
          </table:table-cell>
          <table:table-cell office:value-type="string">
            <text:p>0.045085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s371stcisnglxagb4ow9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205775</text:p>
          </table:table-cell>
          <table:table-cell office:value-type="string">
            <text:p>0.039245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l6kb0c0ba6zccccrnq1u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7944</text:p>
          </table:table-cell>
          <table:table-cell office:value-type="string">
            <text:p>0.93545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qwo1oe5p1sr1kq4x197l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18408</text:p>
          </table:table-cell>
          <table:table-cell office:value-type="string">
            <text:p>0.018721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ntgyjf8dsm1xi3ej39hx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56254</text:p>
          </table:table-cell>
          <table:table-cell office:value-type="string">
            <text:p>0.0276834</text:p>
          </table:table-cell>
          <table:table-cell/>
        </table:table-row>
        <table:table-row table:style-name="ro1">
          <table:table-cell office:value-type="string">
            <text:p>http://multimediatechnology.at/~fhs33741/webcrawler-fail/s2ulexbttufc4tvpg3h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3041</text:p>
          </table:table-cell>
          <table:table-cell/>
        </table:table-row>
        <table:table-row table:style-name="ro1">
          <table:table-cell office:value-type="string">
            <text:p>http://multimediatechnology.at/~fhs33741/webcrawler-fail/c1dzhb4tsryq42jvn4w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1694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f83ksh0oj2non6v7sf7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4950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os17a6n75pf5wd21u9t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8822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5e93o0p7vnrpl5abm0et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2714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fkklxwuiusrvzyatvvd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64983</text:p>
          </table:table-cell>
          <table:table-cell/>
        </table:table-row>
        <table:table-row table:style-name="ro1">
          <table:table-cell office:value-type="string">
            <text:p>http://multimediatechnology.at/~fhs33741/webcrawler-fail/w32esq9x28aloww6v9o6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8519</text:p>
          </table:table-cell>
          <table:table-cell office:value-type="string">
            <text:p>0.92968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8zqc77ohunozyvgm5yme.html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office:value-type="string">
            <text:p>0.244186</text:p>
          </table:table-cell>
          <table:table-cell office:value-type="string">
            <text:p>0.92942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rmwmk62uzd7l3qdig8yf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8328</text:p>
          </table:table-cell>
          <table:table-cell office:value-type="string">
            <text:p>0.90805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kalhmip0kbo83p1rlv4o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56978</text:p>
          </table:table-cell>
          <table:table-cell office:value-type="string">
            <text:p>0.90514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nyjayphtdd0xgssk9fiz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70789</text:p>
          </table:table-cell>
          <table:table-cell office:value-type="string">
            <text:p>0.906572</text:p>
          </table:table-cell>
          <table:table-cell/>
        </table:table-row>
        <table:table-row table:style-name="ro1">
          <table:table-cell office:value-type="string">
            <text:p>http://multimediatechnology.at/~fhs33741/webcrawler-fail/2m03wdzou2ifji41ulyi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468041</text:p>
          </table:table-cell>
          <table:table-cell office:value-type="string">
            <text:p>0.91862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ao8ynouuhm1ahn1eltv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3637</text:p>
          </table:table-cell>
          <table:table-cell/>
        </table:table-row>
        <table:table-row table:style-name="ro1">
          <table:table-cell office:value-type="string">
            <text:p>http://multimediatechnology.at/~fhs33741/webcrawler-fail/1v2hl2agukd61hxh7578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22279</text:p>
          </table:table-cell>
          <table:table-cell/>
        </table:table-row>
        <table:table-row table:style-name="ro1">
          <table:table-cell office:value-type="string">
            <text:p>http://multimediatechnology.at/~fhs33741/webcrawler-fail/46grnmeb8q8fagxzrr5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79358</text:p>
          </table:table-cell>
          <table:table-cell/>
        </table:table-row>
        <table:table-row table:style-name="ro1">
          <table:table-cell office:value-type="string">
            <text:p>http://multimediatechnology.at/~fhs33741/webcrawler-fail/p0codl0nkmbvnf2jm5zk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88446</text:p>
          </table:table-cell>
          <table:table-cell/>
        </table:table-row>
        <table:table-row table:style-name="ro1">
          <table:table-cell office:value-type="string">
            <text:p>http://multimediatechnology.at/~fhs33741/webcrawler-fail/89ypyxeedtvyndkqkz0m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50959</text:p>
          </table:table-cell>
          <table:table-cell/>
        </table:table-row>
        <table:table-row table:style-name="ro2" table:number-rows-repeated="104848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9" table:style-name="ta1"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>
            <text:p>./WebCrawler.out</text:p>
          </table:table-cell>
          <table:table-cell/>
          <table:table-cell office:value-type="string">
            <text:p>http://multimediatechnology.at/~fhs33741/webcrawler-fail/4cnaa0fpw4ri16uszl6g.html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creating</text:p>
          </table:table-cell>
          <table:table-cell office:value-type="string">
            <text:p>threads</text:p>
          </table:table-cell>
          <table:table-cell table:number-columns-repeated="12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string">
            <text:p>4691262301158446912625112832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/>
          <table:table-cell office:value-type="string">
            <text:p>is</text:p>
          </table:table-cell>
          <table:table-cell office:value-type="string">
            <text:p>running.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</table:table-row>
        <table:table-row table:style-name="ro2">
          <table:table-cell office:value-type="float" office:value="46912627214080">
            <text:p>46912627214080</text:p>
          </table:table-cell>
          <table:table-cell table:number-columns-repeated="13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29315328">
            <text:p>46912629315328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11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765634304">
            <text:p>46912765634304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8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31416576">
            <text:p>46912631416576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8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33517824">
            <text:p>46912633517824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8"/>
        </table:table-row>
        <table:table-row table:style-name="ro1">
          <table:table-cell office:value-type="string">
            <text:p>Thread</text:p>
          </table:table-cell>
          <table:table-cell office:value-type="string">
            <text:p>with</text:p>
          </table:table-cell>
          <table:table-cell office:value-type="string">
            <text:p>id:</text:p>
          </table:table-cell>
          <table:table-cell office:value-type="float" office:value="46912635619072">
            <text:p>46912635619072</text:p>
          </table:table-cell>
          <table:table-cell office:value-type="string">
            <text:p>is</text:p>
          </table:table-cell>
          <table:table-cell office:value-type="string">
            <text:p>running.</text:p>
          </table:table-cell>
          <table:table-cell table:number-columns-repeated="8"/>
        </table:table-row>
        <table:table-row table:style-name="ro1">
          <table:table-cell office:value-type="string">
            <text:p>Thread</text:p>
          </table:table-cell>
          <table:table-cell office:value-type="float" office:value="46912633517824">
            <text:p>46912633517824</text:p>
          </table:table-cell>
          <table:table-cell office:value-type="string">
            <text:p>exits.</text:p>
          </table:table-cell>
          <table:table-cell table:number-columns-repeated="11"/>
        </table:table-row>
        <table:table-row table:style-name="ro1">
          <table:table-cell office:value-type="string">
            <text:p>Thread</text:p>
          </table:table-cell>
          <table:table-cell office:value-type="float" office:value="46912629315328">
            <text:p>46912629315328</text:p>
          </table:table-cell>
          <table:table-cell office:value-type="string">
            <text:p>exits.</text:p>
          </table:table-cell>
          <table:table-cell table:number-columns-repeated="11"/>
        </table:table-row>
        <table:table-row table:style-name="ro1">
          <table:table-cell office:value-type="string">
            <text:p>Thread</text:p>
          </table:table-cell>
          <table:table-cell office:value-type="string">
            <text:p>Thread</text:p>
          </table:table-cell>
          <table:table-cell office:value-type="float" office:value="46912625112832">
            <text:p>46912625112832</text:p>
          </table:table-cell>
          <table:table-cell office:value-type="string">
            <text:p>exits.</text:p>
          </table:table-cell>
          <table:table-cell table:number-columns-repeated="10"/>
        </table:table-row>
        <table:table-row table:style-name="ro1">
          <table:table-cell office:value-type="float" office:value="46912765634304">
            <text:p>46912765634304</text:p>
          </table:table-cell>
          <table:table-cell office:value-type="string">
            <text:p>exits.</text:p>
          </table:table-cell>
          <table:table-cell table:number-columns-repeated="12"/>
        </table:table-row>
        <table:table-row table:style-name="ro1">
          <table:table-cell office:value-type="string">
            <text:p>Thread</text:p>
          </table:table-cell>
          <table:table-cell office:value-type="float" office:value="46912635619072">
            <text:p>46912635619072</text:p>
          </table:table-cell>
          <table:table-cell office:value-type="string">
            <text:p>exits.</text:p>
          </table:table-cell>
          <table:table-cell table:number-columns-repeated="11"/>
        </table:table-row>
        <table:table-row table:style-name="ro1">
          <table:table-cell office:value-type="string">
            <text:p>Thread</text:p>
          </table:table-cell>
          <table:table-cell office:value-type="float" office:value="46912627214080">
            <text:p>46912627214080</text:p>
          </table:table-cell>
          <table:table-cell office:value-type="string">
            <text:p>exits.</text:p>
          </table:table-cell>
          <table:table-cell table:number-columns-repeated="11"/>
        </table:table-row>
        <table:table-row table:style-name="ro1">
          <table:table-cell office:value-type="string">
            <text:p>Thread</text:p>
          </table:table-cell>
          <table:table-cell office:value-type="float" office:value="46912623011584">
            <text:p>46912623011584</text:p>
          </table:table-cell>
          <table:table-cell office:value-type="string">
            <text:p>exits.</text:p>
          </table:table-cell>
          <table:table-cell table:number-columns-repeated="11"/>
        </table:table-row>
        <table:table-row table:style-name="ro1">
          <table:table-cell office:value-type="string">
            <text:p>Thread</text:p>
          </table:table-cell>
          <table:table-cell office:value-type="float" office:value="46912631416576">
            <text:p>46912631416576</text:p>
          </table:table-cell>
          <table:table-cell office:value-type="string">
            <text:p>exits.</text:p>
          </table:table-cell>
          <table:table-cell table:number-columns-repeated="11"/>
        </table:table-row>
        <table:table-row table:style-name="ro1">
          <table:table-cell office:value-type="string">
            <text:p>**************</text:p>
          </table:table-cell>
          <table:table-cell office:value-type="string">
            <text:p>CrawList</text:p>
          </table:table-cell>
          <table:table-cell office:value-type="string">
            <text:p>**************</text:p>
          </table:table-cell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office:value-type="string">
            <text:p>time</text:p>
          </table:table-cell>
          <table:table-cell office:value-type="string">
            <text:p>needed:</text:p>
          </table:table-cell>
          <table:table-cell office:value-type="string">
            <text:p>8.93598</text:p>
          </table:table-cell>
          <table:table-cell table:number-columns-repeated="10"/>
        </table:table-row>
        <table:table-row table:style-name="ro1">
          <table:table-cell office:value-type="string">
            <text:p>Good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Broken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string">
            <text:p>Total</text:p>
          </table:table-cell>
          <table:table-cell office:value-type="string">
            <text:p>Links</text:p>
          </table:table-cell>
          <table:table-cell office:value-type="string">
            <text:p>found:</text:p>
          </table:table-cell>
          <table:table-cell office:value-type="float" office:value="69">
            <text:p>69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**************</text:p>
          </table:table-cell>
          <table:table-cell office:value-type="string">
            <text:p>Details</text:p>
          </table:table-cell>
          <table:table-cell office:value-type="string">
            <text:p>**************</text:p>
          </table:table-cell>
          <table:table-cell table:number-columns-repeated="11"/>
        </table:table-row>
        <table:table-row table:style-name="ro1">
          <table:table-cell office:value-type="string">
            <text:p>URL</text:p>
          </table:table-cell>
          <table:table-cell office:value-type="string">
            <text:p>Broken</text:p>
          </table:table-cell>
          <table:table-cell office:value-type="string">
            <text:p>Counter</text:p>
          </table:table-cell>
          <table:table-cell office:value-type="string">
            <text:p>AVG-load-time</text:p>
          </table:table-cell>
          <table:table-cell office:value-type="string">
            <text:p>MAX-load-time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4cnaa0fpw4ri16uszl6g.html</text:p>
          </table:table-cell>
          <table:table-cell office:value-type="string">
            <text:p>good</text:p>
          </table:table-cell>
          <table:table-cell office:value-type="float" office:value="23">
            <text:p>23</text:p>
          </table:table-cell>
          <table:table-cell office:value-type="string">
            <text:p>0.339039</text:p>
          </table:table-cell>
          <table:table-cell office:value-type="string">
            <text:p>0.969674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ftmyffb6gsyd99v4f6l8.html</text:p>
          </table:table-cell>
          <table:table-cell office:value-type="string">
            <text:p>good</text:p>
          </table:table-cell>
          <table:table-cell office:value-type="float" office:value="14">
            <text:p>14</text:p>
          </table:table-cell>
          <table:table-cell office:value-type="string">
            <text:p>0.28884</text:p>
          </table:table-cell>
          <table:table-cell office:value-type="string">
            <text:p>1.9337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86jbukjvssdjgl418k3m.html</text:p>
          </table:table-cell>
          <table:table-cell office:value-type="string">
            <text:p>good</text:p>
          </table:table-cell>
          <table:table-cell office:value-type="float" office:value="13">
            <text:p>13</text:p>
          </table:table-cell>
          <table:table-cell office:value-type="string">
            <text:p>0.372026</text:p>
          </table:table-cell>
          <table:table-cell office:value-type="string">
            <text:p>0.962796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a7y3794yb7k92e2jcpt2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016671</text:p>
          </table:table-cell>
          <table:table-cell office:value-type="string">
            <text:p>0.0389486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oe7kopxoooee76w913v8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308872</text:p>
          </table:table-cell>
          <table:table-cell office:value-type="string">
            <text:p>0.0473603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inpqsa836eby5m4ferqa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9319</text:p>
          </table:table-cell>
          <table:table-cell office:value-type="string">
            <text:p>0.93933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1wsrqyxbxqe1plepvhqz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288223</text:p>
          </table:table-cell>
          <table:table-cell office:value-type="string">
            <text:p>0.0474112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6pfkgzo2u0cn4wfstvoe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645207</text:p>
          </table:table-cell>
          <table:table-cell office:value-type="string">
            <text:p>0.00847487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ncp2xlzbfhoy89nst031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192424</text:p>
          </table:table-cell>
          <table:table-cell office:value-type="string">
            <text:p>0.93162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binkizd5uykes8jwhisf.html</text:p>
          </table:table-cell>
          <table:table-cell office:value-type="string">
            <text:p>broken</text:p>
          </table:table-cell>
          <table:table-cell office:value-type="float" office:value="2">
            <text:p>2</text:p>
          </table:table-cell>
          <table:table-cell office:value-type="string">
            <text:p>0.00472426</text:p>
          </table:table-cell>
          <table:table-cell office:value-type="string">
            <text:p>0.0049129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477szia61043gnqus04r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585198</text:p>
          </table:table-cell>
          <table:table-cell office:value-type="string">
            <text:p>0.9720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5zyxyssidh4bby239x6b.html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office:value-type="string">
            <text:p>0.00533295</text:p>
          </table:table-cell>
          <table:table-cell office:value-type="string">
            <text:p>0.00739423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36w69fsk872zorkwbynp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50105</text:p>
          </table:table-cell>
          <table:table-cell office:value-type="string">
            <text:p>0.932336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uqqonhdelgnh1kht1831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14</text:p>
          </table:table-cell>
          <table:table-cell office:value-type="float" office:value="935">
            <text:p>93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f9pzzvyuef5zz24r6bdw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266588</text:p>
          </table:table-cell>
          <table:table-cell office:value-type="string">
            <text:p>0.0557608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dc0dq3uteqx580sc9gfv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24922</text:p>
          </table:table-cell>
          <table:table-cell office:value-type="string">
            <text:p>0.92783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f4fg1itkstl88ogtl3zv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578282</text:p>
          </table:table-cell>
          <table:table-cell office:value-type="string">
            <text:p>1.91413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tydukpjk7bpxneilgoq0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484913</text:p>
          </table:table-cell>
          <table:table-cell office:value-type="string">
            <text:p>0.960699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mmkzjcw4ackf30qzbn5y.html</text:p>
          </table:table-cell>
          <table:table-cell office:value-type="string">
            <text:p>good</text:p>
          </table:table-cell>
          <table:table-cell office:value-type="float" office:value="5">
            <text:p>5</text:p>
          </table:table-cell>
          <table:table-cell office:value-type="string">
            <text:p>0.204606</text:p>
          </table:table-cell>
          <table:table-cell office:value-type="string">
            <text:p>0.94533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840xjomc0jk18jp8493g.html</text:p>
          </table:table-cell>
          <table:table-cell office:value-type="string">
            <text:p>good</text:p>
          </table:table-cell>
          <table:table-cell office:value-type="float" office:value="18">
            <text:p>18</text:p>
          </table:table-cell>
          <table:table-cell office:value-type="string">
            <text:p>0.388511</text:p>
          </table:table-cell>
          <table:table-cell office:value-type="string">
            <text:p>1.9393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cmjbknebl2yhet4eauy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0312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zgraohhg8ifm4fzccftd.html</text:p>
          </table:table-cell>
          <table:table-cell office:value-type="string">
            <text:p>broken</text:p>
          </table:table-cell>
          <table:table-cell office:value-type="float" office:value="4">
            <text:p>4</text:p>
          </table:table-cell>
          <table:table-cell office:value-type="string">
            <text:p>0.0133899</text:p>
          </table:table-cell>
          <table:table-cell office:value-type="string">
            <text:p>0.0256487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33dn8a6mccaec2ikzfbs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75187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63i12qkfarpp8n83xpfe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594739</text:p>
          </table:table-cell>
          <table:table-cell office:value-type="string">
            <text:p>1.9347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do67onzwq5tjhzo20pjb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55233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opg0sbq0s5nexq1ogq08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0499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o7y5rt0iq8t8zileqgtc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6082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nmn3qzi240xsrqjr5xz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37023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17qiccjzyb64avs2erf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42917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wlsomjh5vij35c6igr2o.html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office:value-type="string">
            <text:p>0.00383722</text:p>
          </table:table-cell>
          <table:table-cell office:value-type="string">
            <text:p>0.00418823</text:p>
          </table:table-cell>
          <table:table-cell table:number-columns-repeated="9"/>
        </table:table-row>
        <table:table-row table:style-name="ro2">
          <table:table-cell office:value-type="string">
            <text:p>http://multimediatechnology.at/~fhs33741/webcrawler-fail/n0yfgf8394a65biy5t3v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91517</text:p>
          </table:table-cell>
          <table:table-cell table:number-columns-repeated="9"/>
        </table:table-row>
        <table:table-row table:style-name="ro2">
          <table:table-cell office:value-type="string">
            <text:p>http://multimediatechnology.at/~fhs33741/webcrawler-fail/7zl9wnw6vc9azqsnoqf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42865</text:p>
          </table:table-cell>
          <table:table-cell table:number-columns-repeated="9"/>
        </table:table-row>
        <table:table-row table:style-name="ro2">
          <table:table-cell office:value-type="string">
            <text:p>http://multimediatechnology.at/~fhs33741/webcrawler-fail/9kwcv234q38fw19dwoei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92591</text:p>
          </table:table-cell>
          <table:table-cell table:number-columns-repeated="9"/>
        </table:table-row>
        <table:table-row table:style-name="ro2">
          <table:table-cell office:value-type="string">
            <text:p>http://multimediatechnology.at/~fhs33741/webcrawler-fail/xvrjokgbtomatdpmm55p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56824</text:p>
          </table:table-cell>
          <table:table-cell table:number-columns-repeated="9"/>
        </table:table-row>
        <table:table-row table:style-name="ro2">
          <table:table-cell office:value-type="string">
            <text:p>http://multimediatechnology.at/~fhs33741/webcrawler-fail/cm8shn9otjat6vplc1lz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203768</text:p>
          </table:table-cell>
          <table:table-cell table:number-columns-repeated="9"/>
        </table:table-row>
        <table:table-row table:style-name="ro2">
          <table:table-cell office:value-type="string">
            <text:p>http://multimediatechnology.at/~fhs33741/webcrawler-fail/vlkz1xi0hcr4jxch7unh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65715</text:p>
          </table:table-cell>
          <table:table-cell table:number-columns-repeated="9"/>
        </table:table-row>
        <table:table-row table:style-name="ro2">
          <table:table-cell office:value-type="string">
            <text:p>http://multimediatechnology.at/~fhs33741/webcrawler-fail/g2r4un03p7ev60tmi9x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2724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s2ulexbttufc4tvpg3h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1116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f83ksh0oj2non6v7sf7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3252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fkklxwuiusrvzyatvvd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67184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c1dzhb4tsryq42jvn4w7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31324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xgyavmvg3z0rb4wj6kgb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193412</text:p>
          </table:table-cell>
          <table:table-cell office:value-type="string">
            <text:p>0.907923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203zckgj7fxnyquuga7q.html</text:p>
          </table:table-cell>
          <table:table-cell office:value-type="string">
            <text:p>good</text:p>
          </table:table-cell>
          <table:table-cell office:value-type="float" office:value="11">
            <text:p>11</text:p>
          </table:table-cell>
          <table:table-cell office:value-type="string">
            <text:p>0.432543</text:p>
          </table:table-cell>
          <table:table-cell office:value-type="string">
            <text:p>0.967182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ho5e275exvs5fwxj7ljv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200394</text:p>
          </table:table-cell>
          <table:table-cell office:value-type="string">
            <text:p>0.9144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5e93o0p7vnrpl5abm0et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3535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os17a6n75pf5wd21u9tw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34812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xmdnuo1l7t2n31di4d2l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93896</text:p>
          </table:table-cell>
          <table:table-cell office:value-type="string">
            <text:p>0.98316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2sq6kwittmndicwuj98e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410223</text:p>
          </table:table-cell>
          <table:table-cell office:value-type="string">
            <text:p>0.9692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hpuk5dlpu8he9dhtpx2u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396945</text:p>
          </table:table-cell>
          <table:table-cell office:value-type="string">
            <text:p>0.961547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m93x6rpvrfp9td1vxnzm.html</text:p>
          </table:table-cell>
          <table:table-cell office:value-type="string">
            <text:p>broken</text:p>
          </table:table-cell>
          <table:table-cell office:value-type="float" office:value="5">
            <text:p>5</text:p>
          </table:table-cell>
          <table:table-cell office:value-type="string">
            <text:p>0.401443</text:p>
          </table:table-cell>
          <table:table-cell office:value-type="string">
            <text:p>0.97632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rmwmk62uzd7l3qdig8y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399044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2m03wdzou2ifji41ulyi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143362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8zqc77ohunozyvgm5yme.html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office:value-type="string">
            <text:p>0.494089</text:p>
          </table:table-cell>
          <table:table-cell office:value-type="string">
            <text:p>0.983079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w32esq9x28aloww6v9o6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82607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kalhmip0kbo83p1rlv4o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73410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nyjayphtdd0xgssk9fiz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76603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cawsh7sz73zybdqoon1f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92003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s371stcisnglxagb4ow9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00128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l6kb0c0ba6zccccrnq1u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83764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v4qr6rsc3c6g2ezijij5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40829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nchvusxog1ln8e30wlo3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33641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t31fnw4v06i9sdhn22fa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947579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qwo1oe5p1sr1kq4x197l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38648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ntgyjf8dsm1xi3ej39hx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381381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ao8ynouuhm1ahn1eltv0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495244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46grnmeb8q8fagxzrr5n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0592582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1v2hl2agukd61hxh7578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580185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p0codl0nkmbvnf2jm5zk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581953</text:p>
          </table:table-cell>
          <table:table-cell table:number-columns-repeated="9"/>
        </table:table-row>
        <table:table-row table:style-name="ro1">
          <table:table-cell office:value-type="string">
            <text:p>http://multimediatechnology.at/~fhs33741/webcrawler-fail/89ypyxeedtvyndkqkz0m.html</text:p>
          </table:table-cell>
          <table:table-cell office:value-type="string">
            <text:p>broke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.0730226</text:p>
          </table:table-cell>
          <table:table-cell table:number-columns-repeated="9"/>
        </table:table-row>
        <table:table-row table:style-name="ro2" table:number-rows-repeated="104848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text>A</number:text>
      <number:seconds/>
      <number:text>DF</number:text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Howorka, Poschacher &amp; Slamanig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.00.0000</text:date>, <text:time style:data-style-name="N2" text:time-value="0000-00-00T22:19: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i </meta:initial-creator>
    <meta:creation-date>2013-06-17T21:30:19</meta:creation-date>
    <dc:date>2013-06-17T22:21:09</dc:date>
    <dc:creator>Sebi </dc:creator>
    <meta:editing-duration>PT29M1S</meta:editing-duration>
    <meta:editing-cycles>5</meta:editing-cycles>
    <meta:generator>LibreOffice/4.0.2.2$Linux_X86_64 LibreOffice_project/400m0$Build-2</meta:generator>
    <meta:printed-by>Sebi </meta:printed-by>
    <meta:print-date>2013-06-17T22:20:31</meta:print-date>
    <meta:document-statistic meta:table-count="9" meta:cell-count="167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31cm" svg:height="7.193cm" xlink:href=".." xlink:type="simple" chart:class="chart:bar" chart:style-name="ch1">
        <chart:legend chart:legend-position="end" svg:x="11.432cm" svg:y="3.297cm" style:legend-expansion="high" chart:style-name="ch2"/>
        <chart:plot-area chart:style-name="ch3" table:cell-range-address="Tabelle1.A29:Tabelle1.A33 Tabelle1.C30:Tabelle1.C33" chart:data-source-has-labels="both" svg:x="1.279cm" svg:y="0.564cm" svg:width="9.617cm" svg:height="5.50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13cm" svg:y="0.564cm" svg:width="8.756cm" svg:height="4.8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5.434cm" svg:y="6.212cm" chart:style-name="ch5">
              <text:p>Threads</text:p>
            </chart:title>
            <chart:categories table:cell-range-address="Tabelle1.A30:Tabelle1.A33"/>
          </chart:axis>
          <chart:axis chart:dimension="y" chart:name="primary-y" chart:style-name="ch6">
            <chart:title svg:x="0.451cm" svg:y="4.008cm" chart:style-name="ch7">
              <text:p>Seconds</text:p>
            </chart:title>
            <chart:grid chart:style-name="ch8" chart:class="major"/>
          </chart:axis>
          <chart:axis chart:dimension="y" chart:name="secondary-y" chart:style-name="ch9"/>
          <chart:axis chart:dimension="z" chart:name="primary-z" chart:style-name="ch4"/>
          <chart:series chart:attached-axis="primary-y" chart:style-name="ch10" chart:values-cell-range-address="Tabelle1.C30:Tabelle1.C33" chart:label-cell-address="Tabelle1.A29:Tabelle1.A2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  <draw:g>
                  <svg:desc>Tabelle1.A29:Tabelle1.A2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Tabelle1.A30:Tabelle1.A33</svg:desc>
                </draw:g>
              </table:table-cell>
              <table:table-cell office:value-type="float" office:value="8.93598">
                <text:p>8.93598</text:p>
                <draw:g>
                  <svg:desc>Tabelle1.C30:Tabelle1.C3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9342">
                <text:p>13.934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.9888">
                <text:p>26.988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7.016">
                <text:p>197.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69cm" svg:height="7.857cm" xlink:href=".." xlink:type="simple" chart:class="chart:bar" chart:style-name="ch1">
        <chart:legend chart:legend-position="end" svg:x="11.415cm" svg:y="3.629cm" style:legend-expansion="high" chart:style-name="ch2"/>
        <chart:plot-area chart:style-name="ch3" table:cell-range-address="Tabelle1.A2:Tabelle1.A5 Tabelle1.B1:Tabelle1.B1 Tabelle1.C2:Tabelle1.C5" chart:data-source-has-labels="both" svg:x="1.29cm" svg:y="0.606cm" svg:width="9.567cm" svg:height="6.1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51cm" svg:y="0.606cm" svg:width="8.652cm" svg:height="5.46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5.42cm" svg:y="6.876cm" chart:style-name="ch5">
              <text:p>Threads</text:p>
            </chart:title>
            <chart:categories table:cell-range-address="Tabelle1.A2:Tabelle1.A5"/>
          </chart:axis>
          <chart:axis chart:dimension="y" chart:name="primary-y" chart:style-name="ch6">
            <chart:title svg:x="0.451cm" svg:y="4.354cm" chart:style-name="ch7">
              <text:p>Seconds</text:p>
            </chart:title>
            <chart:grid chart:style-name="ch8" chart:class="major"/>
          </chart:axis>
          <chart:axis chart:dimension="y" chart:name="secondary-y" chart:style-name="ch9"/>
          <chart:axis chart:dimension="z" chart:name="primary-z" chart:style-name="ch4"/>
          <chart:series chart:attached-axis="primary-y" chart:style-name="ch10" chart:values-cell-range-address="Tabelle1.C2:Tabelle1.C5" chart:label-cell-address="Tabelle1.B1:Tabelle1.B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in sec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Tabelle1.A2:Tabelle1.A5</svg:desc>
                </draw:g>
              </table:table-cell>
              <table:table-cell office:value-type="float" office:value="66.33">
                <text:p>66.33</text:p>
                <draw:g>
                  <svg:desc>Tabelle1.C2:Tabelle1.C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.95">
                <text:p>250.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0.01">
                <text:p>270.0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70.96">
                <text:p>770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